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wentieth Century" svg:font-family="'Twentieth Century'"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wentieth Century1" svg:font-family="'Twentieth Century'"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6882in"/>
    </style:style>
    <style:style style:name="Table22.C" style:family="table-column">
      <style:table-column-properties style:column-width="5.3229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3125in"/>
    </style:style>
    <style:style style:name="Table37.B" style:family="table-column">
      <style:table-column-properties style:column-width="4.1868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5.1451in"/>
    </style:style>
    <style:style style:name="Table40.B" style:family="table-column">
      <style:table-column-properties style:column-width="1.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4.9681in"/>
    </style:style>
    <style:style style:name="Table41.B" style:family="table-column">
      <style:table-column-properties style:column-width="1.531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2.4993in"/>
    </style:style>
    <style:style style:name="Table43.B" style:family="table-column">
      <style:table-column-properties style:column-width="2.6458in"/>
    </style:style>
    <style:style style:name="Table43.C" style:family="table-column">
      <style:table-column-properties style:column-width="1.3549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1667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1563in"/>
    </style:style>
    <style:style style:name="Table45.B" style:family="table-column">
      <style:table-column-properties style:column-width="0.5306in"/>
    </style:style>
    <style:style style:name="Table45.C" style:family="table-column">
      <style:table-column-properties style:column-width="2.8132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0208in"/>
    </style:style>
    <style:style style:name="Table46.B" style:family="table-column">
      <style:table-column-properties style:column-width="0.5313in"/>
    </style:style>
    <style:style style:name="Table46.C" style:family="table-column">
      <style:table-column-properties style:column-width="0.5201in"/>
    </style:style>
    <style:style style:name="Table46.D" style:family="table-column">
      <style:table-column-properties style:column-width="4.4271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334in"/>
    </style:style>
    <style:style style:name="Table48.C" style:family="table-column">
      <style:table-column-properties style:column-width="2.9271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2.9056in"/>
    </style:style>
    <style:style style:name="Table64.B" style:family="table-column">
      <style:table-column-properties style:column-width="3.593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1.9167in"/>
    </style:style>
    <style:style style:name="Table66.B" style:family="table-column">
      <style:table-column-properties style:column-width="1.8958in"/>
    </style:style>
    <style:style style:name="Table66.C" style:family="table-column">
      <style:table-column-properties style:column-width="2.6875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104in" fo:margin-left="0.059in" fo:margin-top="0in" fo:margin-bottom="0in" table:align="left"/>
    </style:style>
    <style:style style:name="Table67.A" style:family="table-column">
      <style:table-column-properties style:column-width="3.2604in"/>
    </style:style>
    <style:style style:name="Table67.B" style:family="table-column">
      <style:table-column-properties style:column-width="3.249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1667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4896in" fo:margin-left="0.0799in" fo:margin-top="0in" fo:margin-bottom="0in" table:align="left"/>
    </style:style>
    <style:style style:name="Table69.A" style:family="table-column">
      <style:table-column-properties style:column-width="4.9896in"/>
    </style:style>
    <style:style style:name="Table69.B" style:family="table-column">
      <style:table-column-properties style:column-width="1.499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1042in"/>
    </style:style>
    <style:style style:name="Table70.B" style:family="table-column">
      <style:table-column-properties style:column-width="1.2292in"/>
    </style:style>
    <style:style style:name="Table70.C" style:family="table-column">
      <style:table-column-properties style:column-width="2.1667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3.25in"/>
    </style:style>
    <style:style style:name="Table71.B" style:family="table-column">
      <style:table-column-properties style:column-width="3.2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7181in"/>
    </style:style>
    <style:style style:name="Table72.B" style:family="table-column">
      <style:table-column-properties style:column-width="4.781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1.375in"/>
    </style:style>
    <style:style style:name="Table73.B" style:family="table-column">
      <style:table-column-properties style:column-width="5.1243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0514in"/>
    </style:style>
    <style:style style:name="Table74.B" style:family="table-column">
      <style:table-column-properties style:column-width="1.4479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5.1771in"/>
    </style:style>
    <style:style style:name="Table75.B" style:family="table-column">
      <style:table-column-properties style:column-width="1.3222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2.75in"/>
    </style:style>
    <style:style style:name="Table76.B" style:family="table-column">
      <style:table-column-properties style:column-width="3.7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625in"/>
    </style:style>
    <style:style style:name="Table77.D" style:family="table-column">
      <style:table-column-properties style:column-width="1.6243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2806in"/>
    </style:style>
    <style:style style:name="Table78.B" style:family="table-column">
      <style:table-column-properties style:column-width="2.218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4.8438in"/>
    </style:style>
    <style:style style:name="Table79.B" style:family="table-column">
      <style:table-column-properties style:column-width="0.8438in"/>
    </style:style>
    <style:style style:name="Table79.C" style:family="table-column">
      <style:table-column-properties style:column-width="0.8125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1.0201in"/>
    </style:style>
    <style:style style:name="Table80.B" style:family="table-column">
      <style:table-column-properties style:column-width="1.0417in"/>
    </style:style>
    <style:style style:name="Table80.C" style:family="table-column">
      <style:table-column-properties style:column-width="1.1979in"/>
    </style:style>
    <style:style style:name="Table80.D" style:family="table-column">
      <style:table-column-properties style:column-width="3.2396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493in"/>
    </style:style>
    <style:style style:name="Table81.B" style:family="table-column">
      <style:table-column-properties style:column-width="3.25in"/>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5.1146in"/>
    </style:style>
    <style:style style:name="Table82.B" style:family="table-column">
      <style:table-column-properties style:column-width="1.3847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3.4" style:family="table-row">
      <style:table-row-properties style:min-row-height="0.4167in" fo:keep-together="auto"/>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104in" fo:margin-left="0in" fo:margin-top="0in" fo:margin-bottom="0in" table:align="left"/>
    </style:style>
    <style:style style:name="Table86.A" style:family="table-column">
      <style:table-column-properties style:column-width="1.7708in"/>
    </style:style>
    <style:style style:name="Table86.C" style:family="table-column">
      <style:table-column-properties style:column-width="2.9688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3.2292in"/>
    </style:style>
    <style:style style:name="Table87.B" style:family="table-column">
      <style:table-column-properties style:column-width="0.7188in"/>
    </style:style>
    <style:style style:name="Table87.C" style:family="table-column">
      <style:table-column-properties style:column-width="2.5521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8743in"/>
    </style:style>
    <style:style style:name="Table88.B" style:family="table-column">
      <style:table-column-properties style:column-width="5.625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167in" fo:margin-left="0in" fo:margin-top="0in" fo:margin-bottom="0in" table:align="left"/>
    </style:style>
    <style:style style:name="Table89.A" style:family="table-column">
      <style:table-column-properties style:column-width="3.1146in"/>
    </style:style>
    <style:style style:name="Table89.B" style:family="table-column">
      <style:table-column-properties style:column-width="3.3014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4375in" fo:margin-left="0in" fo:margin-top="0in" fo:margin-bottom="0in" table:align="left"/>
    </style:style>
    <style:style style:name="Table90.A" style:family="table-column">
      <style:table-column-properties style:column-width="0.6451in"/>
    </style:style>
    <style:style style:name="Table90.B" style:family="table-column">
      <style:table-column-properties style:column-width="2.3861in"/>
    </style:style>
    <style:style style:name="Table90.C" style:family="table-column">
      <style:table-column-properties style:column-width="2.2076in"/>
    </style:style>
    <style:style style:name="Table90.D" style:family="table-column">
      <style:table-column-properties style:column-width="1.1979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1.0208in"/>
    </style:style>
    <style:style style:name="Table91.B" style:family="table-column">
      <style:table-column-properties style:column-width="5.478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7813in"/>
    </style:style>
    <style:style style:name="Table92.B" style:family="table-column">
      <style:table-column-properties style:column-width="5.718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2292in"/>
    </style:style>
    <style:style style:name="Table97.B" style:family="table-column">
      <style:table-column-properties style:column-width="1.2701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style:font-name-asian="Ubuntu1" style:font-name-complex="Ubuntu1"/>
    </style:style>
    <style:style style:name="T3" style:family="text">
      <style:text-properties style:font-name="Ubuntu" fo:font-size="18pt" style:font-name-asian="Ubuntu1" style:font-size-asian="18pt" style:font-name-complex="Ubuntu1" style:font-size-complex="18pt"/>
    </style:style>
    <style:style style:name="T4" style:family="text">
      <style:text-properties style:font-name="Cambria" style:font-name-asian="Cambria1" style:font-name-complex="Cambria1"/>
    </style:style>
    <style:style style:name="T5" style:family="text">
      <style:text-properties style:font-name="Cambria" style:font-name-asian="Cambria1" style:font-name-complex="Cambria1" fo:background-color="#00ffff"/>
    </style:style>
    <style:style style:name="T6" style:family="text">
      <style:text-properties style:font-name="Cambria" style:font-name-asian="Cambria1" style:font-name-complex="Cambria1" fo:background-color="#00ff00"/>
    </style:style>
    <style:style style:name="T7" style:family="text">
      <style:text-properties style:font-name="Cambria" fo:font-weight="bold" style:font-name-asian="Cambria1" style:font-weight-asian="bold" style:font-name-complex="Cambria1"/>
    </style:style>
    <style:style style:name="T8" style:family="text">
      <style:text-properties style:font-name="Cambria" fo:font-style="italic" style:font-name-asian="Cambria1" style:font-style-asian="italic" style:font-name-complex="Cambria1"/>
    </style:style>
    <style:style style:name="T9" style:family="text">
      <style:text-properties style:font-name="Cambria" fo:font-style="italic" fo:font-weight="bold" style:font-name-asian="Cambria1" style:font-style-asian="italic" style:font-weight-asian="bold" style:font-name-complex="Cambria1"/>
    </style:style>
    <style:style style:name="T10" style:family="text">
      <style:text-properties style:font-name="Cambria" fo:font-size="11pt" style:font-name-asian="Cambria1" style:font-size-asian="11pt" style:font-name-complex="Cambria1" style:font-size-complex="11pt"/>
    </style:style>
    <style:style style:name="T11" style:family="text">
      <style:text-properties style:font-name="Cambria" fo:font-size="11pt" fo:font-weight="bold" style:font-name-asian="Cambria1" style:font-size-asian="11pt" style:font-weight-asian="bold" style:font-name-complex="Cambria1" style:font-size-complex="11pt"/>
    </style:style>
    <style:style style:name="T12" style:family="text">
      <style:text-properties style:font-name="Cambria" style:text-underline-style="none" style:font-name-asian="Cambria1" style:font-name-complex="Cambria1"/>
    </style:style>
    <style:style style:name="T13"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4" style:family="text">
      <style:text-properties fo:color="#1155cc" style:font-name="Cambria" style:text-underline-style="solid" style:text-underline-width="auto" style:text-underline-color="font-color" style:font-name-asian="Cambria1" style:font-name-complex="Cambria1"/>
    </style:style>
    <style:style style:name="T15"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6" style:family="text">
      <style:text-properties fo:color="#1155cc" style:font-name="Consolas" style:text-underline-style="solid" style:text-underline-width="auto" style:text-underline-color="font-color" style:font-name-asian="Consolas1" style:font-name-complex="Consolas1"/>
    </style:style>
    <style:style style:name="T17" style:family="text">
      <style:text-properties style:font-name="Consolas" style:font-name-asian="Consolas1" style:font-name-complex="Consolas1"/>
    </style:style>
    <style:style style:name="T18" style:family="text">
      <style:text-properties style:font-name="Consolas" style:font-name-asian="Consolas1" style:font-name-complex="Consolas1" fo:background-color="#ffffff"/>
    </style:style>
    <style:style style:name="T19" style:family="text">
      <style:text-properties style:font-name="Consolas" style:font-name-asian="Consolas1" style:font-name-complex="Consolas1" fo:background-color="#ff0000"/>
    </style:style>
    <style:style style:name="T20" style:family="text">
      <style:text-properties style:font-name="Consolas" style:font-name-asian="Consolas1" style:font-name-complex="Consolas1" fo:background-color="#00ffff"/>
    </style:style>
    <style:style style:name="T21" style:family="text">
      <style:text-properties style:font-name="Consolas" style:font-name-asian="Consolas1" style:font-name-complex="Consolas1" fo:background-color="#ffff00"/>
    </style:style>
    <style:style style:name="T22" style:family="text">
      <style:text-properties style:font-name="Consolas" style:font-name-asian="Consolas1" style:font-name-complex="Consolas1" fo:background-color="#00ff00"/>
    </style:style>
    <style:style style:name="T23" style:family="text">
      <style:text-properties style:font-name="Consolas" fo:font-size="9pt" style:font-name-asian="Consolas1" style:font-size-asian="9pt" style:font-name-complex="Consolas1" style:font-size-complex="9pt"/>
    </style:style>
    <style:style style:name="T24" style:family="text">
      <style:text-properties style:font-name="Consolas" fo:background-color="#b6d7a8" loext:char-shading-value="0" style:font-name-asian="Consolas1" style:font-name-complex="Consolas1"/>
    </style:style>
    <style:style style:name="T25" style:family="text">
      <style:text-properties style:font-name="Consolas" fo:background-color="#ead1dc" loext:char-shading-value="0" style:font-name-asian="Consolas1" style:font-name-complex="Consolas1"/>
    </style:style>
    <style:style style:name="T26" style:family="text">
      <style:text-properties style:font-name="Consolas" fo:background-color="#ff9900" loext:char-shading-value="0" style:font-name-asian="Consolas1" style:font-name-complex="Consolas1"/>
    </style:style>
    <style:style style:name="T27" style:family="text">
      <style:text-properties style:font-name="Consolas" fo:background-color="#d0e0e3" loext:char-shading-value="0" style:font-name-asian="Consolas1" style:font-name-complex="Consolas1"/>
    </style:style>
    <style:style style:name="T28" style:family="text">
      <style:text-properties style:font-name="Consolas" fo:font-size="11pt" style:font-name-asian="Consolas1" style:font-size-asian="11pt" style:font-name-complex="Consolas1" style:font-size-complex="11pt"/>
    </style:style>
    <style:style style:name="T29" style:family="text">
      <style:text-properties style:font-name="Consolas" fo:font-weight="bold" style:font-name-asian="Consolas1" style:font-weight-asian="bold" style:font-name-complex="Consolas1"/>
    </style:style>
    <style:style style:name="T30" style:family="text">
      <style:text-properties style:font-name="Consolas" fo:font-size="10pt" style:font-name-asian="Consolas1" style:font-size-asian="10pt" style:font-name-complex="Consolas1" style:font-size-complex="10pt"/>
    </style:style>
    <style:style style:name="T31" style:family="text">
      <style:text-properties style:text-position="super 58%" style:font-name="Cambria" style:font-name-asian="Cambria1" style:font-name-complex="Cambria1"/>
    </style:style>
    <style:style style:name="T32" style:family="text">
      <style:text-properties style:text-position="super 58%" style:font-name="Cambria" fo:font-style="italic" style:font-name-asian="Cambria1" style:font-style-asian="italic" style:font-name-complex="Cambria1"/>
    </style:style>
    <style:style style:name="T33" style:family="text">
      <style:text-properties style:text-position="sub 58%" style:font-name="Cambria" style:font-name-asian="Cambria1" style:font-name-complex="Cambria1"/>
    </style:style>
    <style:style style:name="T34"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4">This document (version of </text:span><text:span text:style-name="T7">December 17, 2020</text:span><text:span text:style-name="T4">) contains specifications for the </text:span><text:span text:style-name="T7">graded lab problems</text:span><text:span text:style-name="T4"> for </text:span><text:a xlink:type="simple" xlink:href="https://github.com/ikokkari/PythonExamples" text:style-name="ListLabel_20_46" text:visited-style-name="ListLabel_20_46"><text:span text:style-name="T13">CCPS 109 Computer Science I</text:span></text:a><text:span text:style-name="T4">, as taught by </text:span><text:a xlink:type="simple" xlink:href="http://www.scs.ryerson.ca/~ikokkari/" text:style-name="ListLabel_20_47" text:visited-style-name="ListLabel_20_47"><text:span text:style-name="T14">Ilkka Kokkarinen</text:span></text:a><text:span text:style-name="T4">. You </text:span><text:span text:style-name="T7">must implement all these functions in a single Python source code file</text:span><text:span text:style-name="T4"> named </text:span><text:span text:style-name="T17">labs109.py</text:span><text:span text:style-name="T4">. This allows you to run the </text:span><text:a xlink:type="simple" xlink:href="https://github.com/ikokkari/PythonProblems/blob/master/tester109.py" text:style-name="ListLabel_20_48" text:visited-style-name="ListLabel_20_48"><text:span text:style-name="T16">tester109.py</text:span></text:a><text:span text:style-name="T4"> script at any time to validate the functions completed so far, so you always know exactly where you are standing on this course. These tests are executed in the same order that your functions appear inside the </text:span><text:span text:style-name="T17">labs109.py</text:span><text:span text:style-name="T4"> file.</text:span></text:p>
      <text:p text:style-name="P2"/>
      <text:p text:style-name="P1"><text:span text:style-name="T4">Your functions may assume that the arguments the automated tester gives them are </text:span><text:span text:style-name="T7">legal and valid</text:span><text:span text:style-name="T4"> as given in the problem specification, and never have to recover from invalid arguments. Note that zero integers and empty lists are often legitimate arguments, and your functions must handle them correctly. The test for each individual function should take at most a couple of seconds to complete. If some test takes a minute or more to complete, your code is too slow and its logic desperately needs to be streamlined. This is usually done by shaving off one level of nesting from your structured loops, sometimes with a </text:span><text:span text:style-name="T17">set</text:span><text:span text:style-name="T4"> or a </text:span><text:span text:style-name="T17">dict</text:span><text:span text:style-name="T4"> to remember what your function has seen and done.</text:span></text:p>
      <text:p text:style-name="P6"/>
      <text:p text:style-name="P7"><text:a xlink:type="simple" xlink:href="http://www.catb.org/~esr/writings/taoup/html/ch11s09.html" text:style-name="ListLabel_20_46" text:visited-style-name="ListLabel_20_46"><text:span text:style-name="T13">SILENCE IS GOLDEN</text:span></text:a><text:span text:style-name="T7">. When called, none of your functions should ever print anything on the console</text:span><text:span text:style-name="T4">, but silently return the expected result. You can do some debugging outputs during the development, but remember to comment them out before submission. Also, unless explicitly requested to do so by the problem specification, </text:span><text:span text:style-name="T7">these functions should never mutate the lists and other sequences that they receive as arguments</text:span><text:span text:style-name="T4">.</text:span></text:p>
      <text:p text:style-name="P2"/>
      <text:p text:style-name="P1"><text:span text:style-name="T4">This specification document and the automated tester script are released under GNU Public License version 3 to be distributed and adapted freely.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7" text:visited-style-name="ListLabel_20_47"><text:span text:style-name="T14">LeetCode</text:span></text:a><text:span text:style-name="T4">, </text:span><text:a xlink:type="simple" xlink:href="http://www.codeabbey.com/index/task_list" text:style-name="ListLabel_20_47" text:visited-style-name="ListLabel_20_47"><text:span text:style-name="T14">CodeAbbey</text:span></text:a><text:span text:style-name="T4">, </text:span><text:a xlink:type="simple" xlink:href="https://codegolf.stackexchange.com/" text:style-name="ListLabel_20_47" text:visited-style-name="ListLabel_20_47"><text:span text:style-name="T14">Stack Exchange Code Golf</text:span></text:a><text:span text:style-name="T4">, and </text:span><text:a xlink:type="simple" xlink:href="https://challenges.wolfram.com/" text:style-name="ListLabel_20_47" text:visited-style-name="ListLabel_20_47"><text:span text:style-name="T14">Wolfram Programming Challenges</text:span></text:a><text:span text:style-name="T4">. Recreational mathematics columns by Martin Gardner and his spiritual disciples have also inspired many problems both old and new.</text:span></text:p>
      <text:p text:style-name="P2"/>
      <text:p text:style-name="P1"><text:span text:style-name="T4">Author wishes to thank </text:span><text:span text:style-name="T7">Shu Zhu Su</text:span><text:span text:style-name="T4">, </text:span><text:span text:style-name="T7">Mohammed Waqas</text:span><text:span text:style-name="T4"> and </text:span><text:span text:style-name="T7">Zhouqin He</text:span><text:span text:style-name="T4"> for going above and beyond the call of duty in completing solutions that either revealed errors in the original problem specifications or their private model solutions, or independently agreed with the private model solution and this way raised the confidence to the correctness of both. All remaining errors, ambiguities and inconsistencies are the sole responsibility of Ilkka Kokkarinen. Report them to </text:span><text:span text:style-name="T17">ilkka.kokkarinen@gmail.com</text:span><text:span text:style-name="T4"> to help nudge (or budge) this document one step closer to the perfection that it still is </text:span><text:span text:style-name="T8">n</text:span><text:span text:style-name="T4"> steps away from, the exact value or even the scale of </text:span><text:span text:style-name="T8">n</text:span><text:span text:style-name="T4"> still unknown.</text:span></text:p>
      <text:p text:style-name="P18"><text:bookmark text:name="_m7gowcxed5uy"/><text:span text:style-name="T2">Ryerson letter grade</text:span></text:p>
      <text:p text:style-name="P2"/>
      <text:p text:style-name="P1"><text:span text:style-name="T17">def ryerson_letter_grade(pct):</text:span></text:p>
      <text:p text:style-name="P2"/>
      <text:p text:style-name="P1"><text:span text:style-name="T4">Given the percentage grade for the course, calculate and return the letter grade that would appear in the Ryerson grades transcript, as defined on the page </text:span><text:a xlink:type="simple" xlink:href="https://www.ryerson.ca/registrar/faculty/grading/gradescales_ugrad/" text:style-name="ListLabel_20_47" text:visited-style-name="ListLabel_20_47"><text:span text:style-name="T14">Ryerson Grade Scales</text:span></text:a><text:span text:style-name="T4">. This letter grade should be returned as a string that consists of the uppercase letter followed by the modifier </text:span><text:span text:style-name="T17">'+'</text:span><text:span text:style-name="T4"> or </text:span><text:span text:style-name="T17">'-'</text:span><text:span text:style-name="T4">, if there is one. This function should work correctly for all values of </text:span><text:span text:style-name="T17">pct</text:span><text:span text:style-name="T4"> from 0 to 150.</text:span></text:p>
      <text:p text:style-name="P2"/>
      <text:p text:style-name="P1"><text:span text:style-name="T4">Same as all other programming problems that follow this problem, this can be solved in various different ways. At this point of your studies, the simplest way to solve this problem would probably be to use an </text:span><text:span text:style-name="T7">if-else ladder</text:span><text:span text:style-name="T4">. The file </text:span><text:a xlink:type="simple" xlink:href="https://github.com/ikokkari/PythonProblems/blob/master/labs109.py" text:style-name="ListLabel_20_48" text:visited-style-name="ListLabel_20_48"><text:span text:style-name="T16">labs109.py</text:span></text:a><text:span text:style-name="T4"> given in the repository </text:span><text:a xlink:type="simple" xlink:href="https://github.com/ikokkari/PythonProblems" text:style-name="ListLabel_20_48" text:visited-style-name="ListLabel_20_48"><text:span text:style-name="T16">ikokkari/PythonProblems</text:span></text:a><text:span text:style-name="T4"> already contains an implementation of this function for you to run the tester script </text:span><text:a xlink:type="simple" xlink:href="https://github.com/ikokkari/PythonProblems/blob/master/tester109.py" text:style-name="ListLabel_20_48" text:visited-style-name="ListLabel_20_48"><text:span text:style-name="T16">tester109.py</text:span></text:a><text:span text:style-name="T4"> to verify that everything is working hunky dor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7">pct</text:span></text:p>
          </table:table-cell>
          <table:table-cell table:style-name="Table1.A1" office:value-type="string">
            <text:p text:style-name="P8"><text:span text:style-name="T4">Expected result</text:span></text:p>
          </table:table-cell>
        </table:table-row>
        <table:table-row table:style-name="Table1.1">
          <table:table-cell table:style-name="Table1.A1" office:value-type="string">
            <text:p text:style-name="P8"><text:span text:style-name="T17">45</text:span></text:p>
          </table:table-cell>
          <table:table-cell table:style-name="Table1.A1" office:value-type="string">
            <text:p text:style-name="P8"><text:span text:style-name="T17">'F'</text:span></text:p>
          </table:table-cell>
        </table:table-row>
        <table:table-row table:style-name="Table1.1">
          <table:table-cell table:style-name="Table1.A1" office:value-type="string">
            <text:p text:style-name="P8"><text:span text:style-name="T17">62</text:span></text:p>
          </table:table-cell>
          <table:table-cell table:style-name="Table1.A1" office:value-type="string">
            <text:p text:style-name="P8"><text:span text:style-name="T17">'C-'</text:span></text:p>
          </table:table-cell>
        </table:table-row>
        <table:table-row table:style-name="Table1.1">
          <table:table-cell table:style-name="Table1.A1" office:value-type="string">
            <text:p text:style-name="P8"><text:span text:style-name="T17">89</text:span></text:p>
          </table:table-cell>
          <table:table-cell table:style-name="Table1.A1" office:value-type="string">
            <text:p text:style-name="P8"><text:span text:style-name="T17">'A'</text:span></text:p>
          </table:table-cell>
        </table:table-row>
        <table:table-row table:style-name="Table1.1">
          <table:table-cell table:style-name="Table1.A1" office:value-type="string">
            <text:p text:style-name="P8"><text:span text:style-name="T17">107</text:span></text:p>
          </table:table-cell>
          <table:table-cell table:style-name="Table1.A1" office:value-type="string">
            <text:p text:style-name="P8"><text:span text:style-name="T17">'A+'</text:span></text:p>
          </table:table-cell>
        </table:table-row>
      </table:table>
      <text:p text:style-name="P2"/>
      <text:p text:style-name="P1"><text:span text:style-name="T4">As you learn more Python and techniques to perform computations within it, you may think up other ways to solve this problem. Some of these would be appropriate for actual productive tasks 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7" text:visited-style-name="ListLabel_20_47"><text:span text:style-name="T14">Rube Goldberg machine</text:span></text:a><text:span text:style-name="T4">, to demonstrate the universality and unity of all computation.</text:span></text:p>
      <text:p text:style-name="P18"><text:bookmark text:name="_i817u3gwcx3l"/><text:span text:style-name="T2">Ascending list</text:span></text:p>
      <text:p text:style-name="P2"/>
      <text:p text:style-name="P1"><text:span text:style-name="T17">def is_ascending(items):</text:span></text:p>
      <text:p text:style-name="P2"/>
      <text:p text:style-name="P1"><text:span text:style-name="T4">Determine whether the sequence of </text:span><text:span text:style-name="T17">items</text:span><text:span text:style-name="T4"> is </text:span><text:span text:style-name="T7">strictly ascending</text:span><text:span text:style-name="T4"> so that each element is </text:span><text:span text:style-name="T7">strictly larger</text:span><text:span text:style-name="T4"> (and not just merely equal to) than the element that precedes it. Return </text:span><text:span text:style-name="T17">True</text:span><text:span text:style-name="T4"> if the list of </text:span><text:span text:style-name="T17">items</text:span><text:span text:style-name="T4"> is strictly ascending, and return </text:span><text:span text:style-name="T17">False</text:span><text:span text:style-name="T4"> otherwise. Note that the empty sequence is ascending, as is also every one-element sequence, so be careful that your function returns the correct answers in these seemingly insignificant </text:span><text:span text:style-name="T7">edge cases</text:span><text:span text:style-name="T4">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7">items</text:span></text:p>
          </table:table-cell>
          <table:table-cell table:style-name="Table2.A1" office:value-type="string">
            <text:p text:style-name="P8"><text:span text:style-name="T4">Expected result</text:span></text:p>
          </table:table-cell>
        </table:table-row>
        <table:table-row table:style-name="Table2.1">
          <table:table-cell table:style-name="Table2.A1" office:value-type="string">
            <text:p text:style-name="P8"><text:span text:style-name="T17">[]</text:span></text:p>
          </table:table-cell>
          <table:table-cell table:style-name="Table2.A1" office:value-type="string">
            <text:p text:style-name="P8"><text:span text:style-name="T17">True</text:span></text:p>
          </table:table-cell>
        </table:table-row>
        <table:table-row table:style-name="Table2.1">
          <table:table-cell table:style-name="Table2.A1" office:value-type="string">
            <text:p text:style-name="P8"><text:span text:style-name="T17">[-5, 10, 99, 123456]</text:span></text:p>
          </table:table-cell>
          <table:table-cell table:style-name="Table2.A1" office:value-type="string">
            <text:p text:style-name="P8"><text:span text:style-name="T17">True</text:span></text:p>
          </table:table-cell>
        </table:table-row>
        <table:table-row table:style-name="Table2.1">
          <table:table-cell table:style-name="Table2.A1" office:value-type="string">
            <text:p text:style-name="P8"><text:span text:style-name="T17">[2, 3, 3, 4, 5]</text:span></text:p>
          </table:table-cell>
          <table:table-cell table:style-name="Table2.A1" office:value-type="string">
            <text:p text:style-name="P8"><text:span text:style-name="T17">False</text:span></text:p>
          </table:table-cell>
        </table:table-row>
        <table:table-row table:style-name="Table2.1">
          <table:table-cell table:style-name="Table2.A1" office:value-type="string">
            <text:p text:style-name="P8"><text:span text:style-name="T17">[-99]</text:span></text:p>
          </table:table-cell>
          <table:table-cell table:style-name="Table2.A1" office:value-type="string">
            <text:p text:style-name="P8"><text:span text:style-name="T17">True</text:span></text:p>
          </table:table-cell>
        </table:table-row>
        <table:table-row table:style-name="Table2.1">
          <table:table-cell table:style-name="Table2.A1" office:value-type="string">
            <text:p text:style-name="P8"><text:span text:style-name="T17">[4, 5, 6, 7, 3, 7, 9]</text:span></text:p>
          </table:table-cell>
          <table:table-cell table:style-name="Table2.A1" office:value-type="string">
            <text:p text:style-name="P8"><text:span text:style-name="T17">False</text:span></text:p>
          </table:table-cell>
        </table:table-row>
        <table:table-row table:style-name="Table2.1">
          <table:table-cell table:style-name="Table2.A1" office:value-type="string">
            <text:p text:style-name="P8"><text:span text:style-name="T17">[1, 1, 1, 1]</text:span></text:p>
          </table:table-cell>
          <table:table-cell table:style-name="Table2.A1" office:value-type="string">
            <text:p text:style-name="P8"><text:span text:style-name="T17">False</text:span></text:p>
          </table:table-cell>
        </table:table-row>
      </table:table>
      <text:p text:style-name="P2"/>
      <text:p text:style-name="P1"><text:span text:style-name="T4">In the same spirit, note how every possible universal claim made about the elements of an empty sequence is trivially true. For example, if </text:span><text:span text:style-name="T17">seq</text:span><text:span text:style-name="T4"> is the empty sequence, the two claims "All elements of </text:span><text:span text:style-name="T17">seq</text:span><text:span text:style-name="T4"> are odd" and "All elements of </text:span><text:span text:style-name="T17">seq</text:span><text:span text:style-name="T4"> are even" are both equally true, as is also the claim "All elements of </text:span><text:span text:style-name="T17">seq</text:span><text:span text:style-name="T4"> are </text:span><text:a xlink:type="simple" xlink:href="https://en.wikipedia.org/wiki/Colorless_green_ideas_sleep_furiously" text:style-name="ListLabel_20_47" text:visited-style-name="ListLabel_20_47"><text:span text:style-name="T14">colourless green ideas that sleep furiously</text:span></text:a><text:span text:style-name="T4">". For some reason, many people find this highly counterintuitive or even paradoxical, but it is a consequence of the fact that any logical formula of the form "</text:span><text:span text:style-name="T8">A</text:span><text:span text:style-name="T4"> implies </text:span><text:span text:style-name="T8">B</text:span><text:span text:style-name="T4">" is automatically true whenever </text:span><text:span text:style-name="T8">A</text:span><text:span text:style-name="T4"> is false.</text:span></text:p>
      <text:p text:style-name="P19"><text:bookmark text:name="_az43126jteen"/><text:span text:style-name="T1">Riffle</text:span></text:p>
      <text:p text:style-name="P2"/>
      <text:p text:style-name="P1"><text:span text:style-name="T17">def riffle(items, out=True):</text:span></text:p>
      <text:p text:style-name="P2"/>
      <text:p text:style-name="P1"><text:span text:style-name="T4">Given a list of </text:span><text:span text:style-name="T17">items</text:span><text:span text:style-name="T4"> whose length is guaranteed to be even (notice here that "oddly" enough, zero is an even number), create and return a list produced by performing a perfect </text:span><text:span text:style-name="T7">riffle</text:span><text:span text:style-name="T4"> to the </text:span><text:span text:style-name="T17">items</text:span><text:span text:style-name="T4"> by interleaving the items of the two halves of the list in an alternating fashion.</text:span></text:p>
      <text:p text:style-name="P2"/>
      <text:p text:style-name="P1"><text:span text:style-name="T4">When performing a perfect riffle, also known as the </text:span><text:a xlink:type="simple" xlink:href="https://en.wikipedia.org/wiki/Faro_shuffle" text:style-name="ListLabel_20_47" text:visited-style-name="ListLabel_20_47"><text:span text:style-name="T14">Faro shuffle</text:span></text:a><text:span text:style-name="T4">, the list of </text:span><text:span text:style-name="T17">items</text:span><text:span text:style-name="T4">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7">out</text:span><text:span text:style-name="T4"> determines whether this function performs an </text:span><text:a xlink:type="simple" xlink:href="https://en.wikipedia.org/wiki/Out_shuffle" text:style-name="ListLabel_20_47" text:visited-style-name="ListLabel_20_47"><text:span text:style-name="T14">out shuffle</text:span></text:a><text:span text:style-name="T4"> or an </text:span><text:a xlink:type="simple" xlink:href="https://en.wikipedia.org/wiki/In_shuffle" text:style-name="ListLabel_20_47" text:visited-style-name="ListLabel_20_47"><text:span text:style-name="T14">in shuffle</text:span></text:a><text:span text:style-name="T4">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7">items</text:span></text:p>
          </table:table-cell>
          <table:table-cell table:style-name="Table3.A1" office:value-type="string">
            <text:p text:style-name="P8"><text:span text:style-name="T17">out</text:span></text:p>
          </table:table-cell>
          <table:table-cell table:style-name="Table3.A1" office:value-type="string">
            <text:p text:style-name="P8"><text:span text:style-name="T4">Expected result</text:span></text:p>
          </table:table-cell>
        </table:table-row>
        <table:table-row table:style-name="Table3.1">
          <table:table-cell table:style-name="Table3.A1" office:value-type="string">
            <text:p text:style-name="P8"><text:span text:style-name="T17">[1, 2, 3, 4, 5, 6, 7, 8]</text:span></text:p>
          </table:table-cell>
          <table:table-cell table:style-name="Table3.A1" office:value-type="string">
            <text:p text:style-name="P8"><text:span text:style-name="T17">True</text:span></text:p>
          </table:table-cell>
          <table:table-cell table:style-name="Table3.A1" office:value-type="string">
            <text:p text:style-name="P8"><text:span text:style-name="T17">[1, 5, 2, 6, 3, 7, 4, 8]</text:span></text:p>
          </table:table-cell>
        </table:table-row>
        <table:table-row table:style-name="Table3.1">
          <table:table-cell table:style-name="Table3.A1" office:value-type="string">
            <text:p text:style-name="P3"><text:span text:style-name="T17">[1, 2, 3, 4, 5, 6, 7, 8]</text:span></text:p>
          </table:table-cell>
          <table:table-cell table:style-name="Table3.A1" office:value-type="string">
            <text:p text:style-name="P8"><text:span text:style-name="T17">False</text:span></text:p>
          </table:table-cell>
          <table:table-cell table:style-name="Table3.A1" office:value-type="string">
            <text:p text:style-name="P8"><text:span text:style-name="T17">[5, 1, 6, 2, 7, 3, 8, 4]</text:span></text:p>
          </table:table-cell>
        </table:table-row>
        <table:table-row table:style-name="Table3.1">
          <table:table-cell table:style-name="Table3.A1" office:value-type="string">
            <text:p text:style-name="P8"><text:span text:style-name="T17">[]</text:span></text:p>
          </table:table-cell>
          <table:table-cell table:style-name="Table3.A1" office:value-type="string">
            <text:p text:style-name="P8"><text:span text:style-name="T17">True</text:span></text:p>
          </table:table-cell>
          <table:table-cell table:style-name="Table3.A1" office:value-type="string">
            <text:p text:style-name="P8"><text:span text:style-name="T17">[]</text:span></text:p>
          </table:table-cell>
        </table:table-row>
        <table:table-row table:style-name="Table3.1">
          <table:table-cell table:style-name="Table3.A1" office:value-type="string">
            <text:p text:style-name="P8"><text:span text:style-name="T17">['bob', 'jack']</text:span></text:p>
          </table:table-cell>
          <table:table-cell table:style-name="Table3.A1" office:value-type="string">
            <text:p text:style-name="P8"><text:span text:style-name="T17">True</text:span></text:p>
          </table:table-cell>
          <table:table-cell table:style-name="Table3.A1" office:value-type="string">
            <text:p text:style-name="P8"><text:span text:style-name="T17">['bob', 'jack']</text:span></text:p>
          </table:table-cell>
        </table:table-row>
        <table:table-row table:style-name="Table3.1">
          <table:table-cell table:style-name="Table3.A1" office:value-type="string">
            <text:p text:style-name="P3"><text:span text:style-name="T17">['bob', 'jack']</text:span></text:p>
          </table:table-cell>
          <table:table-cell table:style-name="Table3.A1" office:value-type="string">
            <text:p text:style-name="P8"><text:span text:style-name="T17">False</text:span></text:p>
          </table:table-cell>
          <table:table-cell table:style-name="Table3.A1" office:value-type="string">
            <text:p text:style-name="P8"><text:span text:style-name="T17">['jack', 'bob']</text:span></text:p>
          </table:table-cell>
        </table:table-row>
      </table:table>
      <text:p text:style-name="P2"/>
      <text:p text:style-name="P19"><text:bookmark text:name="_i7fv2aj43o3"/><text:span text:style-name="T1">Only odd digits</text:span></text:p>
      <text:p text:style-name="P2"/>
      <text:p text:style-name="P1"><text:span text:style-name="T17">def only_odd_digits(n):</text:span></text:p>
      <text:p text:style-name="P2"/>
      <text:p text:style-name="P1"><text:span text:style-name="T4">Check that the given positive integer </text:span><text:span text:style-name="T17">n</text:span><text:span text:style-name="T4"> contains only odd digits (1, 3, 5, 7 and 9) when it is written out. Return </text:span><text:span text:style-name="T17">True</text:span><text:span text:style-name="T4"> if this is the case, and </text:span><text:span text:style-name="T17">False</text:span><text:span text:style-name="T4"> otherwise. Note that this question is not asking whether the number </text:span><text:span text:style-name="T17">n</text:span><text:span text:style-name="T4"> itself is odd or even. You therefore will have to look at every digit of the given number before you can proclaim that the number contains no odd digits.</text:span></text:p>
      <text:p text:style-name="P2"/>
      <text:p text:style-name="P1"><text:span text:style-name="T4">Hint: to extract the lowest digit of a positive integer </text:span><text:span text:style-name="T17">n</text:span><text:span text:style-name="T4">, use the expression </text:span><text:span text:style-name="T17">n % 10</text:span><text:span text:style-name="T4">. To chop off the lowest digit and keep the rest of the digits, use the expression </text:span><text:span text:style-name="T17">n // 10</text:span><text:span text:style-name="T4">.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7">n</text:span></text:p>
          </table:table-cell>
          <table:table-cell table:style-name="Table4.A1" office:value-type="string">
            <text:p text:style-name="P8"><text:span text:style-name="T4">Expected result</text:span></text:p>
          </table:table-cell>
        </table:table-row>
        <table:table-row table:style-name="Table4.1">
          <table:table-cell table:style-name="Table4.A1" office:value-type="string">
            <text:p text:style-name="P8"><text:span text:style-name="T17">8</text:span></text:p>
          </table:table-cell>
          <table:table-cell table:style-name="Table4.A1" office:value-type="string">
            <text:p text:style-name="P8"><text:span text:style-name="T17">False</text:span></text:p>
          </table:table-cell>
        </table:table-row>
        <table:table-row table:style-name="Table4.1">
          <table:table-cell table:style-name="Table4.A1" office:value-type="string">
            <text:p text:style-name="P8"><text:span text:style-name="T17">1357975313579</text:span></text:p>
          </table:table-cell>
          <table:table-cell table:style-name="Table4.A1" office:value-type="string">
            <text:p text:style-name="P8"><text:span text:style-name="T17">True</text:span></text:p>
          </table:table-cell>
        </table:table-row>
        <table:table-row table:style-name="Table4.1">
          <table:table-cell table:style-name="Table4.A1" office:value-type="string">
            <text:p text:style-name="P8"><text:span text:style-name="T17">42</text:span></text:p>
          </table:table-cell>
          <table:table-cell table:style-name="Table4.A1" office:value-type="string">
            <text:p text:style-name="P8"><text:span text:style-name="T17">False</text:span></text:p>
          </table:table-cell>
        </table:table-row>
        <table:table-row table:style-name="Table4.1">
          <table:table-cell table:style-name="Table4.A1" office:value-type="string">
            <text:p text:style-name="P8"><text:span text:style-name="T17">71358</text:span></text:p>
          </table:table-cell>
          <table:table-cell table:style-name="Table4.A1" office:value-type="string">
            <text:p text:style-name="P8"><text:span text:style-name="T17">False</text:span></text:p>
          </table:table-cell>
        </table:table-row>
        <table:table-row table:style-name="Table4.1">
          <table:table-cell table:style-name="Table4.A1" office:value-type="string">
            <text:p text:style-name="P8"><text:span text:style-name="T17">0</text:span></text:p>
          </table:table-cell>
          <table:table-cell table:style-name="Table4.A1" office:value-type="string">
            <text:p text:style-name="P8"><text:span text:style-name="T17">False</text:span></text:p>
          </table:table-cell>
        </table:table-row>
      </table:table>
      <text:p text:style-name="P2"/>
      <text:p text:style-name="P19"><text:bookmark text:name="_dmdmdxrlf8j7"/><text:span text:style-name="T1">Cyclops numbers</text:span></text:p>
      <text:p text:style-name="P4"/>
      <text:p text:style-name="P1"><text:span text:style-name="T17">def is_cyclops(n):</text:span></text:p>
      <text:p text:style-name="P2"/>
      <text:p text:style-name="P1"><text:span text:style-name="T4">A nonnegative integer is said to be a </text:span><text:span text:style-name="T7">cyclops number</text:span><text:span text:style-name="T4"> if it consists of an </text:span><text:span text:style-name="T7">odd number of digits</text:span><text:span text:style-name="T4"> so that the middle (more poetically, the "eye") digit is a zero, and all other digits of that number are nonzero. This function should determine whether its parameter integer </text:span><text:span text:style-name="T17">n</text:span><text:span text:style-name="T4"> is a cyclops number, and return either </text:span><text:span text:style-name="T17">True</text:span><text:span text:style-name="T4"> or </text:span><text:span text:style-name="T17">False</text:span><text:span text:style-name="T4">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7">n</text:span></text:p>
          </table:table-cell>
          <table:table-cell table:style-name="Table5.A1" office:value-type="string">
            <text:p text:style-name="P8"><text:span text:style-name="T4">Expected result</text:span></text:p>
          </table:table-cell>
        </table:table-row>
        <table:table-row table:style-name="Table5.1">
          <table:table-cell table:style-name="Table5.A1" office:value-type="string">
            <text:p text:style-name="P8"><text:span text:style-name="T17">0</text:span></text:p>
          </table:table-cell>
          <table:table-cell table:style-name="Table5.A1" office:value-type="string">
            <text:p text:style-name="P8"><text:span text:style-name="T17">True</text:span></text:p>
          </table:table-cell>
        </table:table-row>
        <table:table-row table:style-name="Table5.1">
          <table:table-cell table:style-name="Table5.A1" office:value-type="string">
            <text:p text:style-name="P8"><text:span text:style-name="T17">101</text:span></text:p>
          </table:table-cell>
          <table:table-cell table:style-name="Table5.A1" office:value-type="string">
            <text:p text:style-name="P8"><text:span text:style-name="T17">True</text:span></text:p>
          </table:table-cell>
        </table:table-row>
        <table:table-row table:style-name="Table5.1">
          <table:table-cell table:style-name="Table5.A1" office:value-type="string">
            <text:p text:style-name="P8"><text:span text:style-name="T17">98053</text:span></text:p>
          </table:table-cell>
          <table:table-cell table:style-name="Table5.A1" office:value-type="string">
            <text:p text:style-name="P8"><text:span text:style-name="T17">True</text:span></text:p>
          </table:table-cell>
        </table:table-row>
        <table:table-row table:style-name="Table5.1">
          <table:table-cell table:style-name="Table5.A1" office:value-type="string">
            <text:p text:style-name="P8"><text:span text:style-name="T17">777888999</text:span></text:p>
          </table:table-cell>
          <table:table-cell table:style-name="Table5.A1" office:value-type="string">
            <text:p text:style-name="P8"><text:span text:style-name="T17">False</text:span></text:p>
          </table:table-cell>
        </table:table-row>
        <table:table-row table:style-name="Table5.1">
          <table:table-cell table:style-name="Table5.A1" office:value-type="string">
            <text:p text:style-name="P8"><text:span text:style-name="T17">1056</text:span></text:p>
          </table:table-cell>
          <table:table-cell table:style-name="Table5.A1" office:value-type="string">
            <text:p text:style-name="P8"><text:span text:style-name="T17">False</text:span></text:p>
          </table:table-cell>
        </table:table-row>
        <table:table-row table:style-name="Table5.1">
          <table:table-cell table:style-name="Table5.A1" office:value-type="string">
            <text:p text:style-name="P8"><text:span text:style-name="T17">675409820</text:span></text:p>
          </table:table-cell>
          <table:table-cell table:style-name="Table5.A1" office:value-type="string">
            <text:p text:style-name="P8"><text:span text:style-name="T17">False</text:span></text:p>
          </table:table-cell>
        </table:table-row>
      </table:table>
      <text:p text:style-name="P2"/>
      <text:p text:style-name="P1"><text:span text:style-name="T4">As an extra challenge, you can try to solve this problem using only loops, conditions and integer arithmetic operations, without first converting the integer into a string and working from there. Dividing an integer by 10 with the integer division </text:span><text:span text:style-name="T17">//</text:span><text:span text:style-name="T4"> effectively chops off its last digit, whereas the remainder operator </text:span><text:span text:style-name="T17">%</text:span><text:span text:style-name="T4"> can be used to extract that last digit. These operations allow us to iterate through the digits of an integer one at the time from lowest to highest, almost as if that integer were some kind of lazy sequence.</text:span></text:p>
      <text:p text:style-name="P2"/>
      <text:p text:style-name="P1"><text:span text:style-name="T4">(Even better, this operation doesn't work merely for the familiar base ten, but it works for any base by using that base as the divisor. Especially using two as the divisor instead of ten allows you to iterate through the </text:span><text:span text:style-name="T7">bits</text:span><text:span text:style-name="T4"> of the </text:span><text:span text:style-name="T7">binary representation</text:span><text:span text:style-name="T4"> of any integer, which will come handy in problems in your later courses that expect you to be able to manipulate these individual bits.)</text:span></text:p>
      <text:p text:style-name="P19"><text:bookmark text:name="_welsnfk846r"/><text:span text:style-name="T1">Domino cycle</text:span></text:p>
      <text:p text:style-name="P4"/>
      <text:p text:style-name="P1"><text:span text:style-name="T17">def domino_cycle(tiles):</text:span></text:p>
      <text:p text:style-name="P2"/>
      <text:p text:style-name="P1"><text:span text:style-name="T4">A single </text:span><text:span text:style-name="T7">domino tile</text:span><text:span text:style-name="T4"> is represented as a two-tuple of its </text:span><text:span text:style-name="T7">pip values</text:span><text:span text:style-name="T4">, such as </text:span><text:span text:style-name="T17">(2, 5)</text:span><text:span text:style-name="T4"> or </text:span><text:span text:style-name="T17">(6, 6)</text:span><text:span text:style-name="T4">. This function should determine whether the given list of </text:span><text:span text:style-name="T17">tiles</text:span><text:span text:style-name="T4"> forms a </text:span><text:span text:style-name="T7">cycle</text:span><text:span text:style-name="T4"> so that each tile in the list ends with the exact same pip value that its successor tile starts with, the successor of the last tile being the first tile of the list since this is supposed to be a cycle instead of a chain. Return </text:span><text:span text:style-name="T17">True</text:span><text:span text:style-name="T4"> if the given list of domino tiles form such a cycle, and </text:span><text:span text:style-name="T17">False</text:span><text:span text:style-name="T4">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7">tiles</text:span></text:p>
          </table:table-cell>
          <table:table-cell table:style-name="Table6.A1" office:value-type="string">
            <text:p text:style-name="P8"><text:span text:style-name="T4">Expected result</text:span></text:p>
          </table:table-cell>
        </table:table-row>
        <table:table-row table:style-name="Table6.1">
          <table:table-cell table:style-name="Table6.A1" office:value-type="string">
            <text:p text:style-name="P8"><text:span text:style-name="T17">[(3, 5), (5, 2), (2, 3)]</text:span></text:p>
          </table:table-cell>
          <table:table-cell table:style-name="Table6.A1" office:value-type="string">
            <text:p text:style-name="P8"><text:span text:style-name="T17">True</text:span></text:p>
          </table:table-cell>
        </table:table-row>
        <table:table-row table:style-name="Table6.1">
          <table:table-cell table:style-name="Table6.A1" office:value-type="string">
            <text:p text:style-name="P8"><text:span text:style-name="T17">[(4, 4)]</text:span></text:p>
          </table:table-cell>
          <table:table-cell table:style-name="Table6.A1" office:value-type="string">
            <text:p text:style-name="P8"><text:span text:style-name="T17">True</text:span></text:p>
          </table:table-cell>
        </table:table-row>
        <table:table-row table:style-name="Table6.1">
          <table:table-cell table:style-name="Table6.A1" office:value-type="string">
            <text:p text:style-name="P8"><text:span text:style-name="T17">[]</text:span></text:p>
          </table:table-cell>
          <table:table-cell table:style-name="Table6.A1" office:value-type="string">
            <text:p text:style-name="P8"><text:span text:style-name="T17">True</text:span></text:p>
          </table:table-cell>
        </table:table-row>
        <table:table-row table:style-name="Table6.1">
          <table:table-cell table:style-name="Table6.A1" office:value-type="string">
            <text:p text:style-name="P8"><text:span text:style-name="T17">[(2, 6)]</text:span></text:p>
          </table:table-cell>
          <table:table-cell table:style-name="Table6.A1" office:value-type="string">
            <text:p text:style-name="P8"><text:span text:style-name="T17">False</text:span></text:p>
          </table:table-cell>
        </table:table-row>
        <table:table-row table:style-name="Table6.1">
          <table:table-cell table:style-name="Table6.A1" office:value-type="string">
            <text:p text:style-name="P8"><text:span text:style-name="T17">[(5, 2), (2, 3), (4, 5)]</text:span></text:p>
          </table:table-cell>
          <table:table-cell table:style-name="Table6.A1" office:value-type="string">
            <text:p text:style-name="P8"><text:span text:style-name="T17">False</text:span></text:p>
          </table:table-cell>
        </table:table-row>
        <table:table-row table:style-name="Table6.1">
          <table:table-cell table:style-name="Table6.A1" office:value-type="string">
            <text:p text:style-name="P8"><text:span text:style-name="T17">[(4, 3), (3, 1)]</text:span></text:p>
          </table:table-cell>
          <table:table-cell table:style-name="Table6.A1" office:value-type="string">
            <text:p text:style-name="P8"><text:span text:style-name="T17">False</text:span></text:p>
          </table:table-cell>
        </table:table-row>
      </table:table>
      <text:p text:style-name="P2"/>
      <text:p text:style-name="P19"><text:bookmark text:name="_95ku8cqo3jos"/><text:span text:style-name="T1">Count dominators</text:span></text:p>
      <text:p text:style-name="P2"/>
      <text:p text:style-name="P1"><text:span text:style-name="T17">def count_dominators(items):</text:span></text:p>
      <text:p text:style-name="P2"/>
      <text:p text:style-name="P1"><text:span text:style-name="T4">An element of </text:span><text:span text:style-name="T17">items</text:span><text:span text:style-name="T4"> is said to be a dominator if </text:span><text:span text:style-name="T7">every</text:span><text:span text:style-name="T4"> element to its right (and not just the one that is immediate to its right) is strictly smaller than it. This function should count how many elements in </text:span><text:span text:style-name="T17">items</text:span><text:span text:style-name="T4"> are dominators, and return that count. By this definition, the last item of the list is automatically a dominator. For example, dominators of </text:span><text:span text:style-name="T17">[42, 7, 12, 9, 13, 5]</text:span><text:span text:style-name="T4"> would be the elements 42, 13 and 5.</text:span></text:p>
      <text:p text:style-name="P2"/>
      <text:p text:style-name="P1"><text:span text:style-name="T4">Before starting to write any code for this function, please read and think about the tale of "</text:span><text:a xlink:type="simple" xlink:href="http://wiki.c2.com/?ShlemielThePainter" text:style-name="ListLabel_20_47" text:visited-style-name="ListLabel_20_47"><text:span text:style-name="T14">Shlemiel the painter</text:span></text:a><text:span text:style-name="T4">"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7">linearly</text:span><text:span text:style-name="T4"> with respect to the number of </text:span><text:span text:style-name="T17">items</text:span><text:span text:style-name="T4"> instead of </text:span><text:span text:style-name="T7">quadratically</text:span><text:span text:style-name="T4"> (that is, as a function of the </text:span><text:span text:style-name="T7">square</text:span><text:span text:style-name="T4">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4">items</text:span></text:p>
          </table:table-cell>
          <table:table-cell table:style-name="Table7.A1" office:value-type="string">
            <text:p text:style-name="P8"><text:span text:style-name="T4">Expected result</text:span></text:p>
          </table:table-cell>
        </table:table-row>
        <table:table-row table:style-name="Table7.1">
          <table:table-cell table:style-name="Table7.A1" office:value-type="string">
            <text:p text:style-name="P1"><text:span text:style-name="T17">[42, 7, 12, 9, 2, 5]</text:span></text:p>
          </table:table-cell>
          <table:table-cell table:style-name="Table7.A1" office:value-type="string">
            <text:p text:style-name="P8"><text:span text:style-name="T17">4</text:span></text:p>
          </table:table-cell>
        </table:table-row>
        <table:table-row table:style-name="Table7.1">
          <table:table-cell table:style-name="Table7.A1" office:value-type="string">
            <text:p text:style-name="P8"><text:span text:style-name="T17">[]</text:span></text:p>
          </table:table-cell>
          <table:table-cell table:style-name="Table7.A1" office:value-type="string">
            <text:p text:style-name="P8"><text:span text:style-name="T17">0</text:span></text:p>
          </table:table-cell>
        </table:table-row>
        <table:table-row table:style-name="Table7.1">
          <table:table-cell table:style-name="Table7.A1" office:value-type="string">
            <text:p text:style-name="P8"><text:span text:style-name="T17">[99]</text:span></text:p>
          </table:table-cell>
          <table:table-cell table:style-name="Table7.A1" office:value-type="string">
            <text:p text:style-name="P8"><text:span text:style-name="T17">1</text:span></text:p>
          </table:table-cell>
        </table:table-row>
        <table:table-row table:style-name="Table7.1">
          <table:table-cell table:style-name="Table7.A1" office:value-type="string">
            <text:p text:style-name="P8"><text:span text:style-name="T17">[42, 42, 42, 42]</text:span></text:p>
          </table:table-cell>
          <table:table-cell table:style-name="Table7.A1" office:value-type="string">
            <text:p text:style-name="P8"><text:span text:style-name="T17">1</text:span></text:p>
          </table:table-cell>
        </table:table-row>
        <table:table-row table:style-name="Table7.1">
          <table:table-cell table:style-name="Table7.A1" office:value-type="string">
            <text:p text:style-name="P8"><text:span text:style-name="T17">range(10**7)</text:span></text:p>
          </table:table-cell>
          <table:table-cell table:style-name="Table7.A1" office:value-type="string">
            <text:p text:style-name="P8"><text:span text:style-name="T17">1</text:span></text:p>
          </table:table-cell>
        </table:table-row>
        <table:table-row table:style-name="Table7.1">
          <table:table-cell table:style-name="Table7.A1" office:value-type="string">
            <text:p text:style-name="P8"><text:span text:style-name="T17">range(10**7, 0, -1)</text:span></text:p>
          </table:table-cell>
          <table:table-cell table:style-name="Table7.A1" office:value-type="string">
            <text:p text:style-name="P8"><text:span text:style-name="T17">10000000</text:span></text:p>
          </table:table-cell>
        </table:table-row>
      </table:table>
      <text:p text:style-name="P2"/>
      <text:p text:style-name="P1"><text:span text:style-name="T4">Trying to hide the inner loop of some Shlemiel algorithm inside a function call (including Python built-ins such as </text:span><text:span text:style-name="T17">max</text:span><text:span text:style-name="T4"> and list slicing) will only enrage the Gods of Compubook Headings and summon <text:s/>them to return with tumult to claim their lion's share of execution time.</text:span></text:p>
      <text:p text:style-name="P19"><text:bookmark text:name="_w9d146ozo3gh"/><text:span text:style-name="T1">Extract increasing integers from digit string</text:span></text:p>
      <text:p text:style-name="P2"/>
      <text:p text:style-name="P1"><text:span text:style-name="T17">def extract_increasing(digits):</text:span></text:p>
      <text:p text:style-name="P2"/>
      <text:p text:style-name="P1"><text:span text:style-name="T4">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7">strictly larger</text:span><text:span text:style-name="T4"> than the previous integer. The leftover digits at the end of the digit string that do not form a sufficiently large integer are ignored.</text:span></text:p>
      <text:p text:style-name="P2"/>
      <text:p text:style-name="P1"><text:span text:style-name="T4">This problem can be solved elegantly with one for-loop through the </text:span><text:span text:style-name="T17">digits</text:span><text:span text:style-name="T4"> that looks at each digit exactly once regardless of the position of that digit in the beginning, end or middle of the string. Keep track of the </text:span><text:span text:style-name="T17">current</text:span><text:span text:style-name="T4"> number (initially zero) and the </text:span><text:span text:style-name="T17">previous</text:span><text:span text:style-name="T4"> number to beat (initially minus one). Each digit </text:span><text:span text:style-name="T17">d</text:span><text:span text:style-name="T4"> then updates </text:span><text:span text:style-name="T17">current = 10*current + d</text:span><text:span text:style-name="T4"> to tack that digit to the end of </text:span><text:span text:style-name="T17">current</text:span><text:span text:style-name="T4">.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7">digits</text:span></text:p>
          </table:table-cell>
          <table:table-cell table:style-name="Table8.A1" office:value-type="string">
            <text:p text:style-name="P8"><text:span text:style-name="T4">Expected result</text:span></text:p>
          </table:table-cell>
        </table:table-row>
        <table:table-row table:style-name="Table8.1">
          <table:table-cell table:style-name="Table8.A1" office:value-type="string">
            <text:p text:style-name="P8"><text:span text:style-name="T17">'045349'</text:span></text:p>
          </table:table-cell>
          <table:table-cell table:style-name="Table8.A1" office:value-type="string">
            <text:p text:style-name="P8"><text:span text:style-name="T17">[0, 4, 5, 34]</text:span></text:p>
          </table:table-cell>
        </table:table-row>
        <table:table-row table:style-name="Table8.1">
          <table:table-cell table:style-name="Table8.A1" office:value-type="string">
            <text:p text:style-name="P8"><text:span text:style-name="T17">'77777777777777777777777'</text:span></text:p>
          </table:table-cell>
          <table:table-cell table:style-name="Table8.A1" office:value-type="string">
            <text:p text:style-name="P8"><text:span text:style-name="T17">[7, 77, 777, 7777, 77777, 777777]</text:span></text:p>
          </table:table-cell>
        </table:table-row>
        <table:table-row table:style-name="Table8.1">
          <table:table-cell table:style-name="Table8.A1" office:value-type="string">
            <text:p text:style-name="P8"><text:span text:style-name="T17">'122333444455555666666'</text:span></text:p>
          </table:table-cell>
          <table:table-cell table:style-name="Table8.A1" office:value-type="string">
            <text:p text:style-name="P8"><text:span text:style-name="T17">[1, 2, 23, 33, 44, 445, 555, 566, 666]</text:span></text:p>
          </table:table-cell>
        </table:table-row>
        <table:table-row table:style-name="Table8.1">
          <table:table-cell table:style-name="Table8.A1" office:value-type="string">
            <text:p text:style-name="P8"><text:span text:style-name="T17">'1234567890987654321'</text:span></text:p>
          </table:table-cell>
          <table:table-cell table:style-name="Table8.A1" office:value-type="string">
            <text:p text:style-name="P8"><text:span text:style-name="T17">[1, 2, 3, 4, 5, 6, 7, 8, 9, 98, 765, 4321]</text:span></text:p>
          </table:table-cell>
        </table:table-row>
        <table:table-row table:style-name="Table8.1">
          <table:table-cell table:style-name="Table8.A1" office:value-type="string">
            <text:p text:style-name="P8"><text:span text:style-name="T17">'3141592653589793238462643383279502884'</text:span></text:p>
          </table:table-cell>
          <table:table-cell table:style-name="Table8.A1" office:value-type="string">
            <text:p text:style-name="P8"><text:span text:style-name="T17">[3, 14, 15, 92, 653, 5897, 9323, 84626, 433832, 795028]</text:span></text:p>
          </table:table-cell>
        </table:table-row>
        <table:table-row table:style-name="Table8.1">
          <table:table-cell table:style-name="Table8.A1" office:value-type="string">
            <text:p text:style-name="P8"><text:span text:style-name="T17">'</text:span><text:span text:style-name="T18">2718281828459045235360287471352662497757247093699959574966967627724076630353547594571382178525166427427466391932003059921817413596629043572900334295260</text:span><text:span text:style-name="T17">'</text:span></text:p>
          </table:table-cell>
          <table:table-cell table:style-name="Table8.A1" office:value-type="string">
            <text:p text:style-name="P8"><text:span text:style-name="T17">[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7">'123456789' * 100</text:span></text:p>
          </table:table-cell>
          <table:table-cell table:style-name="Table8.A1" office:value-type="string">
            <text:p text:style-name="P8"><text:span text:style-name="T4">A list that contains 75 elements, the last one of which equals </text:span><text:span text:style-name="T17">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7">def words_with_letters(words, letters):</text:span></text:p>
      <text:p text:style-name="P1"/>
      <text:p text:style-name="P1"><text:span text:style-name="T4">This might be a good place to bring in some general discrete math terminology that makes our problem specifications less ambiguous. A </text:span><text:span text:style-name="T7">substring</text:span><text:span text:style-name="T4"> of a string consists of characters taken </text:span><text:span text:style-name="T7">in order</text:span><text:span text:style-name="T4"> from consecutive positions. Contrast this with the similar concept of </text:span><text:span text:style-name="T7">subsequence</text:span><text:span text:style-name="T4"> of characters still taken in order, but not necessarily at consecutive positions. For example, the strings </text:span><text:span text:style-name="T17">""</text:span><text:span text:style-name="T4">, </text:span><text:span text:style-name="T17">"e"</text:span><text:span text:style-name="T4">, </text:span><text:span text:style-name="T17">"put"</text:span><text:span text:style-name="T4">, </text:span><text:span text:style-name="T17">"ompu"</text:span><text:span text:style-name="T4"> and </text:span><text:span text:style-name="T17">"computer"</text:span><text:span text:style-name="T4"> are both substrings and subsequences of </text:span><text:span text:style-name="T17">"computer"</text:span><text:span text:style-name="T4">, whereas </text:span><text:span text:style-name="T17">"cper"</text:span><text:span text:style-name="T4"> and "</text:span><text:span text:style-name="T17">out</text:span><text:span text:style-name="T4">" are subsequences of that word, but not substrings.</text:span></text:p>
      <text:p text:style-name="P2"/>
      <text:p text:style-name="P1"><text:span text:style-name="T4">Note that the empty string is automatically a substring of every possible string. Every string is its own substring, although not a </text:span><text:span text:style-name="T7">proper substring</text:span><text:span text:style-name="T4"> the same way how all other substrings are proper. Concepts of </text:span><text:span text:style-name="T7">sublist</text:span><text:span text:style-name="T4"> and </text:span><text:span text:style-name="T7">subsequence</text:span><text:span text:style-name="T4"> are defined for lists in an analogous manner. Since </text:span><text:span text:style-name="T7">sets</text:span><text:span text:style-name="T4">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4">Now that you know all that, given a list of </text:span><text:span text:style-name="T17">words</text:span><text:span text:style-name="T4"> sorted in alphabetical order, and a string of required </text:span><text:span text:style-name="T17">letters</text:span><text:span text:style-name="T4">, find and return the list of words that contain </text:span><text:span text:style-name="T17">letters</text:span><text:span text:style-name="T4"> as a sub</text:span><text:span text:style-name="T8">sequence</text:span><text:span text:style-name="T4">.</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7">letters</text:span></text:p>
          </table:table-cell>
          <table:table-cell table:style-name="Table9.A1" office:value-type="string">
            <text:p text:style-name="P8"><text:span text:style-name="T4">Expected result (using the wordlist </text:span><text:span text:style-name="T17">words_sorted.txt</text:span><text:span text:style-name="T4">)</text:span></text:p>
          </table:table-cell>
        </table:table-row>
        <table:table-row table:style-name="Table9.1">
          <table:table-cell table:style-name="Table9.A1" office:value-type="string">
            <text:p text:style-name="P8"><text:span text:style-name="T17">'klore'</text:span></text:p>
          </table:table-cell>
          <table:table-cell table:style-name="Table9.A1" office:value-type="string">
            <text:p text:style-name="P8"><text:span text:style-name="T17">['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7">'brohiic'</text:span></text:p>
          </table:table-cell>
          <table:table-cell table:style-name="Table9.A1" office:value-type="string">
            <text:p text:style-name="P8"><text:span text:style-name="T17">['bronchiectatic', 'bronchiogenic', 'bronchitic', 'ombrophilic', 'timbrophilic']</text:span></text:p>
          </table:table-cell>
        </table:table-row>
        <table:table-row table:style-name="Table9.1">
          <table:table-cell table:style-name="Table9.A1" office:value-type="string">
            <text:p text:style-name="P8"><text:span text:style-name="T17">'azaz'</text:span></text:p>
          </table:table-cell>
          <table:table-cell table:style-name="Table9.A1" office:value-type="string">
            <text:p text:style-name="P8"><text:span text:style-name="T17">['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7">def taxi_zum_zum(moves):</text:span></text:p>
      <text:p text:style-name="P2"/>
      <text:p text:style-name="P1"><text:span text:style-name="T4">A Manhattan taxicab starts at the origin point of ℤ</text:span><text:span text:style-name="T31">2</text:span><text:span text:style-name="T4">, the infinite two-dimensional lattice grid of all possible pairs of integers. The taxicab also has a direction that is always one of the four main compass directions, initially heading north. This taxicab then faithfully executes the given sequence of </text:span><text:span text:style-name="T17">moves</text:span><text:span text:style-name="T4">, guaranteed to be a string made up of the characters </text:span><text:span text:style-name="T17">'L' </text:span><text:span text:style-name="T4">for turning 90 degrees left (while standing in place), </text:span><text:span text:style-name="T17">'R'</text:span><text:span text:style-name="T4"> for turning 90 degrees right (ditto), and '</text:span><text:span text:style-name="T17">F</text:span><text:span text:style-name="T4">' for moving one step forward towards the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7">moves</text:span></text:p>
          </table:table-cell>
          <table:table-cell table:style-name="Table10.A1" office:value-type="string">
            <text:p text:style-name="P3"><text:span text:style-name="T4">Expected result</text:span></text:p>
          </table:table-cell>
        </table:table-row>
        <table:table-row table:style-name="Table10.1">
          <table:table-cell table:style-name="Table10.A1" office:value-type="string">
            <text:p text:style-name="P3"><text:span text:style-name="T17">'RFRL'</text:span></text:p>
          </table:table-cell>
          <table:table-cell table:style-name="Table10.A1" office:value-type="string">
            <text:p text:style-name="P3"><text:span text:style-name="T17">(1, 0)</text:span></text:p>
          </table:table-cell>
        </table:table-row>
        <table:table-row table:style-name="Table10.1">
          <table:table-cell table:style-name="Table10.A1" office:value-type="string">
            <text:p text:style-name="P3"><text:span text:style-name="T17">'LFFLF'</text:span></text:p>
          </table:table-cell>
          <table:table-cell table:style-name="Table10.A1" office:value-type="string">
            <text:p text:style-name="P3"><text:span text:style-name="T17">(-2, -1)</text:span></text:p>
          </table:table-cell>
        </table:table-row>
        <table:table-row table:style-name="Table10.1">
          <table:table-cell table:style-name="Table10.A1" office:value-type="string">
            <text:p text:style-name="P3"><text:span text:style-name="T17">'LLFLFLRLFR'</text:span></text:p>
          </table:table-cell>
          <table:table-cell table:style-name="Table10.A1" office:value-type="string">
            <text:p text:style-name="P3"><text:span text:style-name="T17">(1, 0)</text:span></text:p>
          </table:table-cell>
        </table:table-row>
        <table:table-row table:style-name="Table10.1">
          <table:table-cell table:style-name="Table10.A1" office:value-type="string">
            <text:p text:style-name="P3"><text:span text:style-name="T17">'FR' * 1000</text:span></text:p>
          </table:table-cell>
          <table:table-cell table:style-name="Table10.A1" office:value-type="string">
            <text:p text:style-name="P3"><text:span text:style-name="T17">(0, 0)</text:span></text:p>
          </table:table-cell>
        </table:table-row>
        <table:table-row table:style-name="Table10.1">
          <table:table-cell table:style-name="Table10.A1" office:value-type="string">
            <text:p text:style-name="P3"><text:span text:style-name="T17">'FFLLLFRLFLRFRLRRL'</text:span></text:p>
          </table:table-cell>
          <table:table-cell table:style-name="Table10.A1" office:value-type="string">
            <text:p text:style-name="P3"><text:span text:style-name="T17">(3, 2)</text:span></text:p>
          </table:table-cell>
        </table:table-row>
      </table:table>
      <text:p text:style-name="P2"/>
      <text:p text:style-name="P1"><text:span text:style-name="T4">As an aside, why do these problems always seem to take place in Manhattan and evoke nostalgic visuals of Jackie Mason or that Woodsy Allen fellow talking with the cabbie and various colourful bystanders, instead of being for a change set in, say, the mile high city of Denver where the street grid is rotated 45 degrees from the main compass axes to equalize the amount of daily sunlight on streets laid out in both orientations? That ought to make for an interesting variation to many problems of this spirit. Unfortunately, diagonal moves always maintain the total </text:span><text:span text:style-name="T7">parity</text:span><text:span text:style-name="T4"> of the coordinates, which makes it impossible to reach any coordinates of the opposite parity in this manner, somewhat like in that old joke with the punchline "Gee... I don't think that you can get there from here."</text:span></text:p>
      <text:p text:style-name="P1"/>
      <text:p text:style-name="P19"><text:bookmark text:name="_8r3e8zz3br3e"/><text:span text:style-name="T1">Giving back change</text:span></text:p>
      <text:p text:style-name="P2"/>
      <text:p text:style-name="P1"><text:span text:style-name="T17">def give_change(amount, coins):</text:span></text:p>
      <text:p text:style-name="P2"/>
      <text:p text:style-name="P1"><text:span text:style-name="T4">Given the </text:span><text:span text:style-name="T17">amount</text:span><text:span text:style-name="T4"> of money (expressed as an integer as the total number of cents, one dollar being equal to 100 cents) and the list of available denominations of </text:span><text:span text:style-name="T17">coins</text:span><text:span text:style-name="T4"> (similarly expressed as cents), create and return a list of coins that add up to </text:span><text:span text:style-name="T17">amount</text:span><text:span text:style-name="T4"> using the </text:span><text:span text:style-name="T7">greedy approach</text:span><text:span text:style-name="T4">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7">amount</text:span></text:p>
          </table:table-cell>
          <table:table-cell table:style-name="Table11.A1" office:value-type="string">
            <text:p text:style-name="P3"><text:span text:style-name="T17">coins</text:span></text:p>
          </table:table-cell>
          <table:table-cell table:style-name="Table11.A1" office:value-type="string">
            <text:p text:style-name="P3"><text:span text:style-name="T4">Expected result</text:span></text:p>
          </table:table-cell>
        </table:table-row>
        <table:table-row table:style-name="Table11.1">
          <table:table-cell table:style-name="Table11.A1" office:value-type="string">
            <text:p text:style-name="P3"><text:span text:style-name="T17">64</text:span></text:p>
          </table:table-cell>
          <table:table-cell table:style-name="Table11.A1" office:value-type="string">
            <text:p text:style-name="P3"><text:span text:style-name="T17">[50, 25, 10, 5, 1]</text:span></text:p>
          </table:table-cell>
          <table:table-cell table:style-name="Table11.A1" office:value-type="string">
            <text:p text:style-name="P3"><text:span text:style-name="T17">[50, 10, 1, 1, 1, 1]</text:span></text:p>
          </table:table-cell>
        </table:table-row>
        <table:table-row table:style-name="Table11.1">
          <table:table-cell table:style-name="Table11.A1" office:value-type="string">
            <text:p text:style-name="P3"><text:span text:style-name="T17">123</text:span></text:p>
          </table:table-cell>
          <table:table-cell table:style-name="Table11.A1" office:value-type="string">
            <text:p text:style-name="P3"><text:span text:style-name="T17">[100, 25, 10, 5, 1]</text:span></text:p>
          </table:table-cell>
          <table:table-cell table:style-name="Table11.A1" office:value-type="string">
            <text:p text:style-name="P3"><text:span text:style-name="T17">[100, 10, 10, 1, 1, 1]</text:span></text:p>
          </table:table-cell>
        </table:table-row>
        <table:table-row table:style-name="Table11.1">
          <table:table-cell table:style-name="Table11.A1" office:value-type="string">
            <text:p text:style-name="P3"><text:span text:style-name="T17">100</text:span></text:p>
          </table:table-cell>
          <table:table-cell table:style-name="Table11.A1" office:value-type="string">
            <text:p text:style-name="P3"><text:span text:style-name="T17">[42, 17, 11, 6, 1]</text:span></text:p>
          </table:table-cell>
          <table:table-cell table:style-name="Table11.A1" office:value-type="string">
            <text:p text:style-name="P3"><text:span text:style-name="T17">[42, 42, 11, 1, 1, 1, 1, 1]</text:span></text:p>
          </table:table-cell>
        </table:table-row>
      </table:table>
      <text:p text:style-name="P2"/>
      <text:p text:style-name="P1"><text:span text:style-name="T4">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7">[50, 30, 1]</text:span><text:span text:style-name="T4"> kopecs and the amount of sixty kopecs to be exchanged, the greedy solution </text:span><text:span text:style-name="T17">[50, 1, 1, 1, 1, 1, 1, 1, 1, 1, 1]</text:span><text:span text:style-name="T4"> ends up using eleven coins by its unfortunate choice that prevents it from using the 30-kopec coins, whereas the optimal solution </text:span><text:span text:style-name="T17">[30, 30]</text:span><text:span text:style-name="T4"> needs only two coins! A more advanced </text:span><text:span text:style-name="T7">recursive</text:span><text:span text:style-name="T4"> algorithm examines both sides of the "take it or leave it" decision for each coin and chooses the choice that ultimately leads to a superior outcome. The intermediate results of this recursion should then be </text:span><text:span text:style-name="T7">memoized</text:span><text:span text:style-name="T4"> to avoid blowing up the running time exponentially.</text:span></text:p>
      <text:p text:style-name="P19"><text:bookmark text:name="_9nd019lwpvln"/><text:span text:style-name="T1">Rooks on a rampage</text:span></text:p>
      <text:p text:style-name="P2"/>
      <text:p text:style-name="P1"><text:span text:style-name="T17">def safe_squares_rooks(n, rooks):</text:span></text:p>
      <text:p text:style-name="P2"/>
      <text:p text:style-name="P1"><text:span text:style-name="T4">A generalized </text:span><text:span text:style-name="T8">n</text:span><text:span text:style-name="T4">-by-</text:span><text:span text:style-name="T8">n</text:span><text:span text:style-name="T4"> chessboard has been invaded by a parliament of </text:span><text:span text:style-name="T17">rooks</text:span><text:span text:style-name="T4">, each rook represented as a two-tuple </text:span><text:span text:style-name="T17">(row, column)</text:span><text:span text:style-name="T4"> of the row and the column of the square that the rook is in. Since we are again computer programmers instead of chess players and other normal folks, these rows and columns are numbered from 0 to </text:span><text:span text:style-name="T8">n</text:span><text:span text:style-name="T4"> - 1. A chess rook covers all squares that are in the same row or in the same column. Given the board size </text:span><text:span text:style-name="T17">n</text:span><text:span text:style-name="T4"> and the list of </text:span><text:span text:style-name="T17">rooks</text:span><text:span text:style-name="T4"> on that board, count the number of empty squares that are safe, that is, are not covered by any rook.</text:span></text:p>
      <text:p text:style-name="P2"/>
      <text:p text:style-name="P1"><text:span text:style-name="T4">Hint: count separately how many rows and columns on the board are safe from any rook.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 so the result is simply the product of these two one-dimensional cou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7">n</text:span></text:p>
          </table:table-cell>
          <table:table-cell table:style-name="Table12.A1" office:value-type="string">
            <text:p text:style-name="P3"><text:span text:style-name="T17">rooks</text:span></text:p>
          </table:table-cell>
          <table:table-cell table:style-name="Table12.A1" office:value-type="string">
            <text:p text:style-name="P3"><text:span text:style-name="T4">Expected result</text:span></text:p>
          </table:table-cell>
        </table:table-row>
        <table:table-row table:style-name="Table12.1">
          <table:table-cell table:style-name="Table12.A1" office:value-type="string">
            <text:p text:style-name="P3"><text:span text:style-name="T17">10</text:span></text:p>
          </table:table-cell>
          <table:table-cell table:style-name="Table12.A1" office:value-type="string">
            <text:p text:style-name="P3"><text:span text:style-name="T17">[]</text:span></text:p>
          </table:table-cell>
          <table:table-cell table:style-name="Table12.A1" office:value-type="string">
            <text:p text:style-name="P3"><text:span text:style-name="T17">100</text:span></text:p>
          </table:table-cell>
        </table:table-row>
        <table:table-row table:style-name="Table12.1">
          <table:table-cell table:style-name="Table12.A1" office:value-type="string">
            <text:p text:style-name="P3"><text:span text:style-name="T17">4</text:span></text:p>
          </table:table-cell>
          <table:table-cell table:style-name="Table12.A1" office:value-type="string">
            <text:p text:style-name="P3"><text:span text:style-name="T17">[(2, 3), (0, 1)]</text:span></text:p>
          </table:table-cell>
          <table:table-cell table:style-name="Table12.A1" office:value-type="string">
            <text:p text:style-name="P3"><text:span text:style-name="T17">4</text:span></text:p>
          </table:table-cell>
        </table:table-row>
        <table:table-row table:style-name="Table12.1">
          <table:table-cell table:style-name="Table12.A1" office:value-type="string">
            <text:p text:style-name="P3"><text:span text:style-name="T17">8</text:span></text:p>
          </table:table-cell>
          <table:table-cell table:style-name="Table12.A1" office:value-type="string">
            <text:p text:style-name="P3"><text:span text:style-name="T17">[(1, 1), (3, 5), (7, 0), (7, 6)]</text:span></text:p>
          </table:table-cell>
          <table:table-cell table:style-name="Table12.A1" office:value-type="string">
            <text:p text:style-name="P3"><text:span text:style-name="T17">20</text:span></text:p>
          </table:table-cell>
        </table:table-row>
        <table:table-row table:style-name="Table12.1">
          <table:table-cell table:style-name="Table12.A1" office:value-type="string">
            <text:p text:style-name="P3"><text:span text:style-name="T17">2</text:span></text:p>
          </table:table-cell>
          <table:table-cell table:style-name="Table12.A1" office:value-type="string">
            <text:p text:style-name="P3"><text:span text:style-name="T17">[(1, 1)]</text:span></text:p>
          </table:table-cell>
          <table:table-cell table:style-name="Table12.A1" office:value-type="string">
            <text:p text:style-name="P3"><text:span text:style-name="T17">1</text:span></text:p>
          </table:table-cell>
        </table:table-row>
        <table:table-row table:style-name="Table12.1">
          <table:table-cell table:style-name="Table12.A1" office:value-type="string">
            <text:p text:style-name="P3"><text:span text:style-name="T17">6</text:span></text:p>
          </table:table-cell>
          <table:table-cell table:style-name="Table12.A1" office:value-type="string">
            <text:p text:style-name="P3"><text:span text:style-name="T17">[(0, 0), (1, 1), (2, 2), (3, 3), (4, 4), (5, 5)]</text:span></text:p>
          </table:table-cell>
          <table:table-cell table:style-name="Table12.A1" office:value-type="string">
            <text:p text:style-name="P3"><text:span text:style-name="T17">0</text:span></text:p>
          </table:table-cell>
        </table:table-row>
        <table:table-row table:style-name="Table12.1">
          <table:table-cell table:style-name="Table12.A1" office:value-type="string">
            <text:p text:style-name="P3"><text:span text:style-name="T17">100</text:span></text:p>
          </table:table-cell>
          <table:table-cell table:style-name="Table12.A1" office:value-type="string">
            <text:p text:style-name="P3"><text:span text:style-name="T17">[(r, (r*(r-1))%100) for r in range(0, 100, 2)]</text:span></text:p>
          </table:table-cell>
          <table:table-cell table:style-name="Table12.A1" office:value-type="string">
            <text:p text:style-name="P3"><text:span text:style-name="T17">3900</text:span></text:p>
          </table:table-cell>
        </table:table-row>
        <table:table-row table:style-name="Table12.1">
          <table:table-cell table:style-name="Table12.A1" office:value-type="string">
            <text:p text:style-name="P3"><text:span text:style-name="T17">10**6</text:span></text:p>
          </table:table-cell>
          <table:table-cell table:style-name="Table12.A1" office:value-type="string">
            <text:p text:style-name="P3"><text:span text:style-name="T17">[(r, r) for r in range(10**6)]</text:span></text:p>
          </table:table-cell>
          <table:table-cell table:style-name="Table12.A1" office:value-type="string">
            <text:p text:style-name="P3"><text:span text:style-name="T17">0</text:span></text:p>
          </table:table-cell>
        </table:table-row>
      </table:table>
      <text:p text:style-name="P1"/>
      <text:p text:style-name="P19"><text:bookmark text:name="_7w4l2zts0t40"/><text:span text:style-name="T1">Try a spatula</text:span></text:p>
      <text:p text:style-name="P2"/>
      <text:p text:style-name="P1"><text:span text:style-name="T17">def pancake_scramble(text):</text:span></text:p>
      <text:p text:style-name="P2"/>
      <text:p text:style-name="P1"><text:span text:style-name="T4">Analogous to flipping a stack of pancakes by sticking a spatula inside the stack and flipping over the stack of pancakes resting on top of that spatula, a </text:span><text:span text:style-name="T7">pancake flip</text:span><text:span text:style-name="T4"> of order </text:span><text:span text:style-name="T8">k</text:span><text:span text:style-name="T4"> performed for the </text:span><text:span text:style-name="T17">text</text:span><text:span text:style-name="T4"> string reverses the prefix of first </text:span><text:span text:style-name="T8">k</text:span><text:span text:style-name="T4"> characters and keeps the rest of the string as it were. For example, the pancake flip of order 2 performed on the string </text:span><text:span text:style-name="T17">'ilkka'</text:span><text:span text:style-name="T4"> would produce the string </text:span><text:span text:style-name="T17">'likka'</text:span><text:span text:style-name="T4">. The pancake flip of order 3 performed on the same string would produce </text:span><text:span text:style-name="T17">'klika'</text:span><text:span text:style-name="T4">.</text:span></text:p>
      <text:p text:style-name="P2"/>
      <text:p text:style-name="P1"><text:span text:style-name="T4">A </text:span><text:span text:style-name="T7">pancake scramble</text:span><text:span text:style-name="T4">, as </text:span><text:a xlink:type="simple" xlink:href="https://challenges.wolfram.com/challenge/pancake-scramble" text:style-name="ListLabel_20_47" text:visited-style-name="ListLabel_20_47"><text:span text:style-name="T14">defined in the excellent Wolfram Challenges programming problems site</text:span></text:a><text:span text:style-name="T4">, consists of the sequence of pancake flips of order 2, 3, ... , </text:span><text:span text:style-name="T8">n</text:span><text:span text:style-name="T4"> performed in this exact sequence for the given </text:span><text:span text:style-name="T8">n</text:span><text:span text:style-name="T4">-character </text:span><text:span text:style-name="T17">text</text:span><text:span text:style-name="T4"> string. For example, the pancake scramble done to the string </text:span><text:span text:style-name="T17">'ilkka'</text:span><text:span text:style-name="T4"> would step through the intermediate results </text:span><text:span text:style-name="T17">'likka'</text:span><text:span text:style-name="T4">, </text:span><text:span text:style-name="T17">'kilka'</text:span><text:span text:style-name="T4">, </text:span><text:span text:style-name="T17">'klika'</text:span><text:span text:style-name="T4"> and </text:span><text:span text:style-name="T17">'akilk'</text:span><text:span text:style-name="T4">. This function should compute and return the pancake scramble of its parameter </text:span><text:span text:style-name="T17">text</text:span><text:span text:style-name="T4">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7">text</text:span></text:p>
          </table:table-cell>
          <table:table-cell table:style-name="Table13.A1" office:value-type="string">
            <text:p text:style-name="P3"><text:span text:style-name="T4">Expected result</text:span></text:p>
          </table:table-cell>
        </table:table-row>
        <table:table-row table:style-name="Table13.1">
          <table:table-cell table:style-name="Table13.A1" office:value-type="string">
            <text:p text:style-name="P3"><text:span text:style-name="T17">'hello world'</text:span></text:p>
          </table:table-cell>
          <table:table-cell table:style-name="Table13.A1" office:value-type="string">
            <text:p text:style-name="P3"><text:span text:style-name="T17">'drwolhel ol'</text:span></text:p>
          </table:table-cell>
        </table:table-row>
        <table:table-row table:style-name="Table13.1">
          <table:table-cell table:style-name="Table13.A1" office:value-type="string">
            <text:p text:style-name="P3"><text:span text:style-name="T17">'ilkka'</text:span></text:p>
          </table:table-cell>
          <table:table-cell table:style-name="Table13.A1" office:value-type="string">
            <text:p text:style-name="P3"><text:span text:style-name="T17">'akilk'</text:span></text:p>
          </table:table-cell>
        </table:table-row>
        <table:table-row table:style-name="Table13.1">
          <table:table-cell table:style-name="Table13.A1" office:value-type="string">
            <text:p text:style-name="P3"><text:span text:style-name="T17">'pancake'</text:span></text:p>
          </table:table-cell>
          <table:table-cell table:style-name="Table13.A1" office:value-type="string">
            <text:p text:style-name="P3"><text:span text:style-name="T17">'eanpack'</text:span></text:p>
          </table:table-cell>
        </table:table-row>
        <table:table-row table:style-name="Table13.1">
          <table:table-cell table:style-name="Table13.A1" office:value-type="string">
            <text:p text:style-name="P3"><text:span text:style-name="T17">'abcdefghijklmnopqrstuvwxyz'</text:span></text:p>
          </table:table-cell>
          <table:table-cell table:style-name="Table13.A1" office:value-type="string">
            <text:p text:style-name="P3"><text:span text:style-name="T17">'zxvtrpnljhfdbacegikmoqsuwy'</text:span></text:p>
          </table:table-cell>
        </table:table-row>
      </table:table>
      <text:p text:style-name="P2"/>
      <text:p text:style-name="P1"><text:span text:style-name="T4">For those of you who are interested in this sort of stuff, the follow-up question "</text:span><text:a xlink:type="simple" xlink:href="https://challenges.wolfram.com/challenge/pancake-scramble-period" text:style-name="ListLabel_20_47" text:visited-style-name="ListLabel_20_47"><text:span text:style-name="T14">How many times you need to pancake scramble the given string to get back the original string?</text:span></text:a><text:span text:style-name="T4">"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7" text:visited-style-name="ListLabel_20_47"><text:span text:style-name="T14">pancake sorting</text:span></text:a><text:span text:style-name="T4">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7">def words_with_given_shape(words, shape):</text:span></text:p>
      <text:p text:style-name="P2"/>
      <text:p text:style-name="P1"><text:span text:style-name="T4">The shape of the given word of length </text:span><text:span text:style-name="T8">n</text:span><text:span text:style-name="T4"> is a list of </text:span><text:span text:style-name="T8">n</text:span><text:span text:style-name="T4"> - 1 integers, each one either -1, 0 or +1 to indicate whether the next letter following the letter in that position comes later (+1), is the same (0) or comes earlier (-1) in the alphabetical order of English letters. For example, the shape of the word </text:span><text:span text:style-name="T17">'hello'</text:span><text:span text:style-name="T4"> is </text:span><text:span text:style-name="T17">[-1, +1, 0, +1]</text:span><text:span text:style-name="T4">, whereas the shape of </text:span><text:span text:style-name="T17">'world'</text:span><text:span text:style-name="T4"> is </text:span><text:span text:style-name="T17">[-1, +1, -1, -1]</text:span><text:span text:style-name="T4">. Find and return a list of all </text:span><text:span text:style-name="T17">words</text:span><text:span text:style-name="T4"> that have that particular </text:span><text:span text:style-name="T17">shape</text:span><text:span text:style-name="T4">, listed in alphabetical order.</text:span></text:p>
      <text:p text:style-name="P2"/>
      <text:p text:style-name="P1"><text:span text:style-name="T4">Note that your function, same as all the other functions specified in this document that operate on lists of words, should not itself try to read the wordlist file </text:span><text:span text:style-name="T17">words_sorted.txt</text:span><text:span text:style-name="T4">, even when Python makes this possible with just a couple of lines of code. The tester script already reads in the entire wordlist and builds the list of words from there. Your function should use this given list of </text:span><text:span text:style-name="T17">words</text:span><text:span text:style-name="T4">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7">shape</text:span></text:p>
          </table:table-cell>
          <table:table-cell table:style-name="Table14.A1" office:value-type="string">
            <text:p text:style-name="P3"><text:span text:style-name="T4">Expected result (using wordlist </text:span><text:span text:style-name="T17">words_sorted.txt</text:span><text:span text:style-name="T4">)</text:span></text:p>
          </table:table-cell>
        </table:table-row>
        <table:table-row table:style-name="Table14.1">
          <table:table-cell table:style-name="Table14.A1" office:value-type="string">
            <text:p text:style-name="P3"><text:span text:style-name="T17">[1, -1, -1, -1, 0, -1]</text:span></text:p>
          </table:table-cell>
          <table:table-cell table:style-name="Table14.A1" office:value-type="string">
            <text:p text:style-name="P3"><text:span text:style-name="T17">['congeed', 'nutseed', 'outfeed', 'strolld']</text:span></text:p>
          </table:table-cell>
        </table:table-row>
        <table:table-row table:style-name="Table14.1">
          <table:table-cell table:style-name="Table14.A1" office:value-type="string">
            <text:p text:style-name="P3"><text:span text:style-name="T17">[1, -1, -1, 0, -1, 1]</text:span></text:p>
          </table:table-cell>
          <table:table-cell table:style-name="Table14.A1" office:value-type="string">
            <text:p text:style-name="P3"><text:span text:style-name="T17">['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7">[0, 1, -1, 1]</text:span></text:p>
          </table:table-cell>
          <table:table-cell table:style-name="Table14.A1" office:value-type="string">
            <text:p text:style-name="P3"><text:span text:style-name="T17">['aargh', 'eeler', 'eemis', 'eeten', 'oopak', 'oozes', 'sstor']</text:span></text:p>
          </table:table-cell>
        </table:table-row>
        <table:table-row table:style-name="Table14.1">
          <table:table-cell table:style-name="Table14.A1" office:value-type="string">
            <text:p text:style-name="P3"><text:span text:style-name="T17">[1, 1, 1, 1, 1, 1, 1]</text:span></text:p>
          </table:table-cell>
          <table:table-cell table:style-name="Table14.A1" office:value-type="string">
            <text:p text:style-name="P3"><text:span text:style-name="T17">['aegilops']</text:span></text:p>
          </table:table-cell>
        </table:table-row>
      </table:table>
      <text:p text:style-name="P2"/>
      <text:p text:style-name="P1"><text:span text:style-name="T4">Motivated students can take on as an extra challenge to find the shape of length </text:span><text:span text:style-name="T8">n </text:span><text:span text:style-name="T4">- 1 that matches the largest number of words, for the possible values of </text:span><text:span text:style-name="T8">n</text:span><text:span text:style-name="T4"> from 3 to 20. Alternatively, try to count how many possible shapes of length </text:span><text:span text:style-name="T8">n </text:span><text:span text:style-name="T4">- 1 do not match any words of length </text:span><text:span text:style-name="T8">n</text:span><text:span text:style-name="T4"> at all. What is the shortest possible shape that does not match any words?</text:span></text:p>
      <text:p text:style-name="P19"><text:bookmark text:name="_lq8sj548dw8f"/><text:span text:style-name="T1">Chirality</text:span> </text:p>
      <text:p text:style-name="P2"/>
      <text:p text:style-name="P1"><text:span text:style-name="T17">def is_left_handed(pips):</text:span></text:p>
      <text:p text:style-name="P2"/>
      <text:p text:style-name="P1"><text:span text:style-name="T4">Even though this has no effect on fairness, pips from one to six are not painted on dice faces just any which way, but so that the </text:span><text:a xlink:type="simple" xlink:href="https://en.wikipedia.org/wiki/Dice#Arrangement" text:style-name="ListLabel_20_47" text:visited-style-name="ListLabel_20_47"><text:span text:style-name="T14">pips on the opposite faces always add up to seven</text:span></text:a><text:span text:style-name="T4">. In each of the 2</text:span><text:span text:style-name="T31">3</text:span><text:span text:style-name="T4"> = 8 corners of the cube, one value from each opposite pair 1-6, 2-5 and 3-4 meets two other values chosen from each of the other two opposite pairs.</text:span></text:p>
      <text:p text:style-name="P2"/>
      <text:p text:style-name="P1"><text:span text:style-name="T4">This still leaves two possibilities for painting these pips. Look at the corner shared by the faces 1, 2, and 3, and read these numbers clockwise around that corner starting from 1. If they read out as 123, that die is </text:span><text:span text:style-name="T7">left-handed</text:span><text:span text:style-name="T4">, and if they read out as 132, that die is </text:span><text:span text:style-name="T7">right-handed</text:span><text:span text:style-name="T4">. The three numbers read around any other corner of the die determine the three numbers in the unseen opposite side, and thereby also the handedness of the entire die just as surely. Analogous to a pair of gloves separately made for the left and right hand, left- and right-handed dice are in one sense perfectly identical, yet no matter how you twist and turn, you can't change either one to match the other one, at least not without taking that three-dimensional pancake "Through the Looking-Glass" to flip it around in the fourth dimension!</text:span></text:p>
      <text:p text:style-name="P2"/>
      <text:p text:style-name="P1"><text:span text:style-name="T4">Given the three-tuple of </text:span><text:span text:style-name="T17">pips</text:span><text:span text:style-name="T4"> around a corner read in clockwise order, determine whether that die is left-handed. There are only 2</text:span><text:span text:style-name="T31">3</text:span><text:span text:style-name="T4">*3! = 8*6 = 48 possible situations to test for, but you should find and cheerily exploit as many of the ample symmetries of this problem as you can. (For starters, what would happen to the handedness of a die, if you swapped the pips on any two opposite sides?)</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7">pips</text:span></text:p>
          </table:table-cell>
          <table:table-cell table:style-name="Table15.A1" office:value-type="string">
            <text:p text:style-name="P3"><text:span text:style-name="T4">Expected result</text:span></text:p>
          </table:table-cell>
        </table:table-row>
        <table:table-row table:style-name="Table15.1">
          <table:table-cell table:style-name="Table15.A1" office:value-type="string">
            <text:p text:style-name="P3"><text:span text:style-name="T17">(1, 2, 3)</text:span></text:p>
          </table:table-cell>
          <table:table-cell table:style-name="Table15.A1" office:value-type="string">
            <text:p text:style-name="P3"><text:span text:style-name="T17">True</text:span></text:p>
          </table:table-cell>
        </table:table-row>
        <table:table-row table:style-name="Table15.1">
          <table:table-cell table:style-name="Table15.A1" office:value-type="string">
            <text:p text:style-name="P3"><text:span text:style-name="T17">(1, 3, 5)</text:span></text:p>
          </table:table-cell>
          <table:table-cell table:style-name="Table15.A1" office:value-type="string">
            <text:p text:style-name="P3"><text:span text:style-name="T17">True</text:span></text:p>
          </table:table-cell>
        </table:table-row>
        <table:table-row table:style-name="Table15.1">
          <table:table-cell table:style-name="Table15.A1" office:value-type="string">
            <text:p text:style-name="P3"><text:span text:style-name="T17">(5, 3, 1)</text:span></text:p>
          </table:table-cell>
          <table:table-cell table:style-name="Table15.A1" office:value-type="string">
            <text:p text:style-name="P3"><text:span text:style-name="T17">False</text:span></text:p>
          </table:table-cell>
        </table:table-row>
        <table:table-row table:style-name="Table15.1">
          <table:table-cell table:style-name="Table15.A1" office:value-type="string">
            <text:p text:style-name="P3"><text:span text:style-name="T17">(6, 3, 2)</text:span></text:p>
          </table:table-cell>
          <table:table-cell table:style-name="Table15.A1" office:value-type="string">
            <text:p text:style-name="P3"><text:span text:style-name="T17">True</text:span></text:p>
          </table:table-cell>
        </table:table-row>
        <table:table-row table:style-name="Table15.1">
          <table:table-cell table:style-name="Table15.A1" office:value-type="string">
            <text:p text:style-name="P3"><text:span text:style-name="T17">(6, 5, 4)</text:span></text:p>
          </table:table-cell>
          <table:table-cell table:style-name="Table15.A1" office:value-type="string">
            <text:p text:style-name="P3"><text:span text:style-name="T17">False</text:span></text:p>
          </table:table-cell>
        </table:table-row>
        <table:table-row table:style-name="Table15.1">
          <table:table-cell table:style-name="Table15.A1" office:value-type="string">
            <text:p text:style-name="P3"><text:span text:style-name="T17">(4, 5, 6)</text:span></text:p>
          </table:table-cell>
          <table:table-cell table:style-name="Table15.A1" office:value-type="string">
            <text:p text:style-name="P3"><text:span text:style-name="T17">True</text:span></text:p>
          </table:table-cell>
        </table:table-row>
      </table:table>
      <text:p text:style-name="P2"/>
      <text:p text:style-name="P1"><text:span text:style-name="T4">As the final point to ponder, imagine that our physical space had </text:span><text:span text:style-name="T8">k</text:span><text:span text:style-name="T4"> dimensions, instead of merely just the familiar three. How would dice even be cast (in both senses of this word) in </text:span><text:span text:style-name="T8">k</text:span><text:span text:style-name="T4"> dimensions? How would you generalize your function to find the chirality of an arbitrary </text:span><text:span text:style-name="T8">k</text:span><text:span text:style-name="T4">-dimensional die?</text:span></text:p>
      <text:p text:style-name="P19"><text:bookmark text:name="_4xcexj7vbwi"/><text:span text:style-name="T1">The card that wins the trick</text:span></text:p>
      <text:p text:style-name="P2"/>
      <text:p text:style-name="P1"><text:span text:style-name="T17">def winning_card(cards, trump=None):</text:span></text:p>
      <text:p text:style-name="P2"/>
      <text:p text:style-name="P1"><text:span text:style-name="T4">Playing cards are again represented as tuples of </text:span><text:span text:style-name="T17">(rank, suit)</text:span><text:span text:style-name="T4"> as in the </text:span><text:a xlink:type="simple" xlink:href="https://github.com/ikokkari/PythonExamples/blob/master/cardproblems.py" text:style-name="ListLabel_20_48" text:visited-style-name="ListLabel_20_48"><text:span text:style-name="T16">cardproblems.py</text:span></text:a><text:span text:style-name="T4"> lecture example program. In </text:span><text:span text:style-name="T7">trick taking</text:span><text:span text:style-name="T4"> games such as </text:span><text:span text:style-name="T7">whist</text:span><text:span text:style-name="T4"> or </text:span><text:span text:style-name="T7">bridge</text:span><text:span text:style-name="T4">, four players each play one card from their hand to the trick, putting their cards in the clockwise order from the player who plays first into the trick. The winner of the trick is determined by the following rules:</text:span></text:p>
      <text:p text:style-name="P2"/>
      <text:list xml:id="list2604792633" text:style-name="WWNum1">
        <text:list-item>
          <text:p text:style-name="P10"><text:span text:style-name="T4">If one or more cards of the </text:span><text:span text:style-name="T17">trump</text:span><text:span text:style-name="T4"> suit have been played to the trick, the trick is won by the highest ranking trump card, regardless of the other cards played.</text:span></text:p>
        </text:list-item>
        <text:list-item>
          <text:p text:style-name="P10"><text:span text:style-name="T4">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4">Ace is the highest card in each suit.</text:span></text:p>
        </text:list-item>
      </text:list>
      <text:p text:style-name="P2"/>
      <text:p text:style-name="P1"><text:span text:style-name="T4">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7">cards</text:span><text:span text:style-name="T4">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7">cards</text:span></text:p>
          </table:table-cell>
          <table:table-cell table:style-name="Table16.A1" office:value-type="string">
            <text:p text:style-name="P3"><text:span text:style-name="T17">trump</text:span></text:p>
          </table:table-cell>
          <table:table-cell table:style-name="Table16.A1" office:value-type="string">
            <text:p text:style-name="P3"><text:span text:style-name="T4">Expected result</text:span></text:p>
          </table:table-cell>
        </table:table-row>
        <table:table-row table:style-name="Table16.1">
          <table:table-cell table:style-name="Table16.A1" office:value-type="string">
            <text:p text:style-name="P3"><text:span text:style-name="T23">[('three', 'spades'), ('ace', 'diamonds'), ('jack', 'spades'), ('eight', 'spades')]</text:span></text:p>
          </table:table-cell>
          <table:table-cell table:style-name="Table16.A1" office:value-type="string">
            <text:p text:style-name="P3"><text:span text:style-name="T23">None</text:span></text:p>
          </table:table-cell>
          <table:table-cell table:style-name="Table16.A1" office:value-type="string">
            <text:p text:style-name="P3"><text:span text:style-name="T23">('jack', 'spades')</text:span></text:p>
          </table:table-cell>
        </table:table-row>
        <table:table-row table:style-name="Table16.1">
          <table:table-cell table:style-name="Table16.A1" office:value-type="string">
            <text:p text:style-name="P3"><text:span text:style-name="T23">[('ace', 'diamonds'), ('ace', 'hearts'), ('ace', 'spades'), ('two', 'clubs')]</text:span></text:p>
          </table:table-cell>
          <table:table-cell table:style-name="Table16.A1" office:value-type="string">
            <text:p text:style-name="P3"><text:span text:style-name="T23">'clubs'</text:span></text:p>
          </table:table-cell>
          <table:table-cell table:style-name="Table16.A1" office:value-type="string">
            <text:p text:style-name="P3"><text:span text:style-name="T23">('two', 'clubs')</text:span></text:p>
          </table:table-cell>
        </table:table-row>
        <table:table-row table:style-name="Table16.1">
          <table:table-cell table:style-name="Table16.A1" office:value-type="string">
            <text:p text:style-name="P3"><text:span text:style-name="T23">[('two', 'clubs'), ('ace', 'diamonds'), ('ace', 'hearts'), ('ace', 'spades')]</text:span></text:p>
          </table:table-cell>
          <table:table-cell table:style-name="Table16.A1" office:value-type="string">
            <text:p text:style-name="P3"><text:span text:style-name="T23">None</text:span></text:p>
          </table:table-cell>
          <table:table-cell table:style-name="Table16.A1" office:value-type="string">
            <text:p text:style-name="P3"><text:span text:style-name="T23">('two', 'clubs')</text:span></text:p>
          </table:table-cell>
        </table:table-row>
      </table:table>
      <text:p text:style-name="P1"/>
      <text:p text:style-name="P19"><text:bookmark text:name="_2g0so831bsvx"/><text:span text:style-name="T1">Boustrophedon</text:span> </text:p>
      <text:p text:style-name="P2"/>
      <text:p text:style-name="P1"><text:span text:style-name="T17">def create_zigzag(rows, cols, start = 1):</text:span></text:p>
      <text:p text:style-name="P2"/>
      <text:p text:style-name="P1"><text:span text:style-name="T4">This function creates </text:span><text:span text:style-name="T7">a list of lists</text:span><text:span text:style-name="T4"> that represents a two-dimensional </text:span><text:span text:style-name="T7">grid</text:span><text:span text:style-name="T4"> with the given number of </text:span><text:span text:style-name="T17">rows</text:span><text:span text:style-name="T4"> and </text:span><text:span text:style-name="T17">cols</text:span><text:span text:style-name="T4">. This grid should contain the integers counting the </text:span><text:span text:style-name="T17">rows*cols</text:span><text:span text:style-name="T4"> numbers from </text:span><text:span text:style-name="T17">start</text:span><text:span text:style-name="T4"> in ascending order. However, similar to the way an ox slowly plows a field somewhere back in ancient Greece, the elements of every odd-numbered row must be listed in descending order. However you choose to enforce that discipline is up to you.</text:span></text:p>
      <text:p text:style-name="P2"/>
      <text:p text:style-name="P1"><text:span text:style-name="T4">In all of the examples of the following table, the keyword parameter </text:span><text:span text:style-name="T17">start</text:span><text:span text:style-name="T4"> is not given and therefore equals one. But your function must work correctly for arbitrary values of </text:span><text:span text:style-name="T17">start</text:span><text:span text:style-name="T4">.</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7">rows</text:span></text:p>
          </table:table-cell>
          <table:table-cell table:style-name="Table17.A1" office:value-type="string">
            <text:p text:style-name="P3"><text:span text:style-name="T17">cols</text:span></text:p>
          </table:table-cell>
          <table:table-cell table:style-name="Table17.A1" office:value-type="string">
            <text:p text:style-name="P3"><text:span text:style-name="T4">Expected result</text:span></text:p>
          </table:table-cell>
        </table:table-row>
        <table:table-row table:style-name="Table17.1">
          <table:table-cell table:style-name="Table17.A1" office:value-type="string">
            <text:p text:style-name="P3"><text:span text:style-name="T17">3</text:span></text:p>
          </table:table-cell>
          <table:table-cell table:style-name="Table17.A1" office:value-type="string">
            <text:p text:style-name="P3"><text:span text:style-name="T17">5</text:span></text:p>
          </table:table-cell>
          <table:table-cell table:style-name="Table17.A1" office:value-type="string">
            <text:p text:style-name="P3"><text:span text:style-name="T17">[[1, 2, 3, 4, 5], [10, 9, 8, 7, 6], [11, 12, 13, 14, 15]]</text:span></text:p>
          </table:table-cell>
        </table:table-row>
        <table:table-row table:style-name="Table17.1">
          <table:table-cell table:style-name="Table17.A1" office:value-type="string">
            <text:p text:style-name="P3"><text:span text:style-name="T17">10</text:span></text:p>
          </table:table-cell>
          <table:table-cell table:style-name="Table17.A1" office:value-type="string">
            <text:p text:style-name="P3"><text:span text:style-name="T17">1</text:span></text:p>
          </table:table-cell>
          <table:table-cell table:style-name="Table17.A1" office:value-type="string">
            <text:p text:style-name="P3"><text:span text:style-name="T17">[[1], [2], [3], [4], [5], [6], [7], [8], [9], [10]]</text:span></text:p>
          </table:table-cell>
        </table:table-row>
        <table:table-row table:style-name="Table17.1">
          <table:table-cell table:style-name="Table17.A1" office:value-type="string">
            <text:p text:style-name="P3"><text:span text:style-name="T17">4</text:span></text:p>
          </table:table-cell>
          <table:table-cell table:style-name="Table17.A1" office:value-type="string">
            <text:p text:style-name="P3"><text:span text:style-name="T17">2</text:span></text:p>
          </table:table-cell>
          <table:table-cell table:style-name="Table17.A1" office:value-type="string">
            <text:p text:style-name="P3"><text:span text:style-name="T17">[[1, 2], [4, 3], [5, 6], [8, 7]]</text:span></text:p>
          </table:table-cell>
        </table:table-row>
      </table:table>
      <text:p text:style-name="P2"/>
      <text:p text:style-name="P19"><text:bookmark text:name="_hbm1veqr68gp"/><text:span text:style-name="T1">Dem's some mighty tall words, pardner</text:span></text:p>
      <text:p text:style-name="P4"/>
      <text:p text:style-name="P1"><text:span text:style-name="T17">def word_height(words, word):</text:span></text:p>
      <text:p text:style-name="P2"/>
      <text:p text:style-name="P1"><text:span text:style-name="T4">The </text:span><text:span text:style-name="T7">length</text:span><text:span text:style-name="T4"> of a word is easy enough to define and compute by counting its characters. Taking the road less traveled, we define the </text:span><text:span text:style-name="T7">height</text:span><text:span text:style-name="T4"> of the given </text:span><text:span text:style-name="T17">word</text:span><text:span text:style-name="T4"> with the following </text:span><text:span text:style-name="T7">recursive</text:span><text:span text:style-name="T4"> rule. As the base case, any character string that is not a member of the list of all </text:span><text:span text:style-name="T17">words</text:span><text:span text:style-name="T4"> automatically has the height of zero. Otherwise, the height of the given </text:span><text:span text:style-name="T17">word</text:span><text:span text:style-name="T4"> equals one plus the whichever is larger of the two heights of its nonempty left and right pieces that it can be split into. To make the heights unambiguous, splitting into the left and right pieces must be done to produce the tallest height. For example, the height of </text:span><text:span text:style-name="T17">'blamability'</text:span><text:span text:style-name="T4"> is two, since it can be split into </text:span><text:span text:style-name="T17">'blam'</text:span><text:span text:style-name="T4"> and </text:span><text:span text:style-name="T17">'ability'</text:span><text:span text:style-name="T4"> that split no further, and therefore have a height of one by the easy virtue of being words.</text:span></text:p>
      <text:p text:style-name="P2"/>
      <text:p text:style-name="P1"><text:span text:style-name="T4">Since the list of all </text:span><text:span text:style-name="T17">words</text:span><text:span text:style-name="T4"> is sorted, you should use </text:span><text:span text:style-name="T7">binary search</text:span><text:span text:style-name="T4"> (as implemented as the function </text:span><text:span text:style-name="T17">bisect_left</text:span><text:span text:style-name="T4"> in the </text:span><text:span text:style-name="T17">bisect</text:span><text:span text:style-name="T4"> module) to quickly determine whether a piece is a legitimate word. Be mindful of pieces that start with two or more copies of the letter </text:span><text:span text:style-name="T17">z</text:span><text:span text:style-name="T4">, though. (Yes, they will happen.)</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7">word</text:span></text:p>
          </table:table-cell>
          <table:table-cell table:style-name="Table18.A1" office:value-type="string">
            <text:p text:style-name="P8"><text:span text:style-name="T4">Expected result (using the wordlist </text:span><text:span text:style-name="T17">words_sorted.txt</text:span><text:span text:style-name="T4">)</text:span></text:p>
          </table:table-cell>
        </table:table-row>
        <table:table-row table:style-name="Table18.1">
          <table:table-cell table:style-name="Table18.A1" office:value-type="string">
            <text:p text:style-name="P8"><text:span text:style-name="T17">'chukker'</text:span></text:p>
          </table:table-cell>
          <table:table-cell table:style-name="Table18.A1" office:value-type="string">
            <text:p text:style-name="P8"><text:span text:style-name="T17">1</text:span></text:p>
          </table:table-cell>
        </table:table-row>
        <table:table-row table:style-name="Table18.1">
          <table:table-cell table:style-name="Table18.A1" office:value-type="string">
            <text:p text:style-name="P8"><text:span text:style-name="T17">'asteroid'</text:span></text:p>
          </table:table-cell>
          <table:table-cell table:style-name="Table18.A1" office:value-type="string">
            <text:p text:style-name="P8"><text:span text:style-name="T17">3</text:span></text:p>
          </table:table-cell>
        </table:table-row>
        <table:table-row table:style-name="Table18.1">
          <table:table-cell table:style-name="Table18.A1" office:value-type="string">
            <text:p text:style-name="P8"><text:span text:style-name="T17">'pedicured'</text:span></text:p>
          </table:table-cell>
          <table:table-cell table:style-name="Table18.A1" office:value-type="string">
            <text:p text:style-name="P8"><text:span text:style-name="T17">1</text:span></text:p>
          </table:table-cell>
        </table:table-row>
        <table:table-row table:style-name="Table18.1">
          <table:table-cell table:style-name="Table18.A1" office:value-type="string">
            <text:p text:style-name="P8"><text:span text:style-name="T17">'quadrants'</text:span></text:p>
          </table:table-cell>
          <table:table-cell table:style-name="Table18.A1" office:value-type="string">
            <text:p text:style-name="P8"><text:span text:style-name="T17">4</text:span></text:p>
          </table:table-cell>
        </table:table-row>
        <table:table-row table:style-name="Table18.1">
          <table:table-cell table:style-name="Table18.A1" office:value-type="string">
            <text:p text:style-name="P8"><text:span text:style-name="T17">'napthalin'</text:span></text:p>
          </table:table-cell>
          <table:table-cell table:style-name="Table18.A1" office:value-type="string">
            <text:p text:style-name="P8"><text:span text:style-name="T17">5</text:span></text:p>
          </table:table-cell>
        </table:table-row>
        <table:table-row table:style-name="Table18.1">
          <table:table-cell table:style-name="Table18.A1" office:value-type="string">
            <text:p text:style-name="P8"><text:span text:style-name="T17">'undepressed'</text:span></text:p>
          </table:table-cell>
          <table:table-cell table:style-name="Table18.A1" office:value-type="string">
            <text:p text:style-name="P8"><text:span text:style-name="T17">7</text:span></text:p>
          </table:table-cell>
        </table:table-row>
      </table:table>
      <text:p text:style-name="P2"/>
      <text:p text:style-name="P1"><text:span text:style-name="T4">Curiously enough, the tallest word inside </text:span><text:span text:style-name="T17">words_sorted.txt</text:span><text:span text:style-name="T4"> with its height of ten is </text:span><text:a xlink:type="simple" xlink:href="https://en.wikipedia.org/wiki/Antidisestablishmentarianism_(word)" text:style-name="ListLabel_20_47" text:visited-style-name="ListLabel_20_47"><text:span text:style-name="T14">a well-known joke word</text:span></text:a><text:span text:style-name="T4"> that is also a solution of a classic recreational linguistics puzzle.</text:span></text:p>
      <text:list xml:id="list3534127953" text:style-name="WWNum5">
        <text:list-item>
          <text:p text:style-name="P14"/>
        </text:list-item>
      </text:list>
      <text:p text:style-name="P19"><text:bookmark text:name="_1t9qxzlnzicb"/><text:span text:style-name="T1">Multidimensional knight moves</text:span></text:p>
      <text:p text:style-name="P1"/>
      <text:p text:style-name="P1"><text:span text:style-name="T17">def knight_jump(knight, start, end):</text:span></text:p>
      <text:p text:style-name="P2"/>
      <text:p text:style-name="P1"><text:span text:style-name="T4">An ordinary </text:span><text:a xlink:type="simple" xlink:href="https://en.wikipedia.org/wiki/Knight_(chess)" text:style-name="ListLabel_20_47" text:visited-style-name="ListLabel_20_47"><text:span text:style-name="T14">chess knight</text:span></text:a><text:span text:style-name="T4"> on a two-dimensional board of squares can make an "L-move" into up to eight possible neighbours. However, we can generalize the entire chessboard into </text:span><text:span text:style-name="T8">k</text:span><text:span text:style-name="T4"> dimensions from just the puny two. A natural extension of the knight's move to keep moves symmetric with respect to these dimensions is to define the possible moves as some </text:span><text:span text:style-name="T8">k</text:span><text:span text:style-name="T4">-tuple of </text:span><text:span text:style-name="T7">strictly decreasing</text:span><text:span text:style-name="T4"> nonnegative integer offsets. Each one of these </text:span><text:span text:style-name="T8">k</text:span><text:span text:style-name="T4"> offsets must be used for exactly one dimension of your choice during the move, either as a positive or a negative version.</text:span></text:p>
      <text:p text:style-name="P2"/>
      <text:p text:style-name="P1"><text:span text:style-name="T4">For example, the three-dimensional </text:span><text:span text:style-name="T17">(4, 3, 1)</text:span><text:span text:style-name="T4">-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7">start</text:span><text:span text:style-name="T4"> and </text:span><text:span text:style-name="T17">end</text:span><text:span text:style-name="T4"> positions as </text:span><text:span text:style-name="T8">k</text:span><text:span text:style-name="T4">-tuples of integer coordinates, determine whether the </text:span><text:span text:style-name="T17">knight</text:span><text:span text:style-name="T4"> can get from </text:span><text:span text:style-name="T17">start</text:span><text:span text:style-name="T4"> to </text:span><text:span text:style-name="T17">end</text:span><text:span text:style-name="T4">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7">knight</text:span></text:p>
          </table:table-cell>
          <table:table-cell table:style-name="Table19.A1" office:value-type="string">
            <text:p text:style-name="P3"><text:span text:style-name="T17">start</text:span></text:p>
          </table:table-cell>
          <table:table-cell table:style-name="Table19.A1" office:value-type="string">
            <text:p text:style-name="P3"><text:span text:style-name="T17">end</text:span></text:p>
          </table:table-cell>
          <table:table-cell table:style-name="Table19.A1" office:value-type="string">
            <text:p text:style-name="P3"><text:span text:style-name="T4">Expected result</text:span></text:p>
          </table:table-cell>
        </table:table-row>
        <table:table-row table:style-name="Table19.1">
          <table:table-cell table:style-name="Table19.A1" office:value-type="string">
            <text:p text:style-name="P3"><text:span text:style-name="T17">(2, 1)</text:span></text:p>
          </table:table-cell>
          <table:table-cell table:style-name="Table19.A1" office:value-type="string">
            <text:p text:style-name="P3"><text:span text:style-name="T17">(12, 10)</text:span></text:p>
          </table:table-cell>
          <table:table-cell table:style-name="Table19.A1" office:value-type="string">
            <text:p text:style-name="P3"><text:span text:style-name="T17">(11, 12)</text:span></text:p>
          </table:table-cell>
          <table:table-cell table:style-name="Table19.A1" office:value-type="string">
            <text:p text:style-name="P3"><text:span text:style-name="T17">True</text:span></text:p>
          </table:table-cell>
        </table:table-row>
        <table:table-row table:style-name="Table19.1">
          <table:table-cell table:style-name="Table19.A1" office:value-type="string">
            <text:p text:style-name="P3"><text:span text:style-name="T17">(7, 5, 1)</text:span></text:p>
          </table:table-cell>
          <table:table-cell table:style-name="Table19.A1" office:value-type="string">
            <text:p text:style-name="P3"><text:span text:style-name="T17">(15, 11, 16)</text:span></text:p>
          </table:table-cell>
          <table:table-cell table:style-name="Table19.A1" office:value-type="string">
            <text:p text:style-name="P3"><text:span text:style-name="T17">(8, 12, 11)</text:span></text:p>
          </table:table-cell>
          <table:table-cell table:style-name="Table19.A1" office:value-type="string">
            <text:p text:style-name="P3"><text:span text:style-name="T17">True</text:span></text:p>
          </table:table-cell>
        </table:table-row>
        <table:table-row table:style-name="Table19.1">
          <table:table-cell table:style-name="Table19.A1" office:value-type="string">
            <text:p text:style-name="P3"><text:span text:style-name="T17">(9, 7, 6, 5, 1)</text:span></text:p>
          </table:table-cell>
          <table:table-cell table:style-name="Table19.A1" office:value-type="string">
            <text:p text:style-name="P3"><text:span text:style-name="T17">(19, 12, 14, 11, 20)</text:span></text:p>
          </table:table-cell>
          <table:table-cell table:style-name="Table19.A1" office:value-type="string">
            <text:p text:style-name="P3"><text:span text:style-name="T17">(24, 3, 20, 11, 13)</text:span></text:p>
          </table:table-cell>
          <table:table-cell table:style-name="Table19.A1" office:value-type="string">
            <text:p text:style-name="P3"><text:span text:style-name="T17">False</text:span></text:p>
          </table:table-cell>
        </table:table-row>
      </table:table>
      <text:p text:style-name="P2"/>
      <text:p text:style-name="P1"><text:span text:style-name="T4">A quick combinatorial calculation reveals that exactly </text:span><text:span text:style-name="T8">k</text:span><text:span text:style-name="T4">! * 2</text:span><text:span text:style-name="T32">k</text:span><text:span text:style-name="T4"> possible neighbours are reachable in a single move, assuming that none of these moves takes the knight outside the board. In this notation, the ordinary chess knight is a </text:span><text:span text:style-name="T17">(2, 1)</text:span><text:span text:style-name="T4">-knight that can reach 2! * 2</text:span><text:span text:style-name="T31">2</text:span><text:span text:style-name="T4"> = 2 * 4 = 8 possible neighbouring squares in one jump. A 6-dimensional knight reaches a whopping 6! * 2</text:span><text:span text:style-name="T31">6</text:span><text:span text:style-name="T4"> = 46080 different neighbours in one jump. Since the number of moves emanating from each position to its neighbours grows exponentially with respect to </text:span><text:span text:style-name="T8">k</text:span><text:span text:style-name="T4">,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7">def seven_zero(n):</text:span></text:p>
      <text:p text:style-name="P2"/>
      <text:p text:style-name="P1"><text:span text:style-name="T4">Seven is considered a lucky number in Western cultures, whereas </text:span><text:a xlink:type="simple" xlink:href="https://vimeo.com/6748255" text:style-name="ListLabel_20_47" text:visited-style-name="ListLabel_20_47"><text:span text:style-name="T14">zero is what nobody wants to be</text:span></text:a><text:span text:style-name="T4">. To bring these two opposites briefly together, take a look at positive integers that consist of some solid sequence of sevens, followed by some (possibly empty) solid sequence of zeros. Examples of such highly restricted numbers are 7, 77777, 7700000, 77777700, or 700000000000000. A surprising theorem proves that for any positive integer </text:span><text:span text:style-name="T17">n</text:span><text:span text:style-name="T4">, there exist infinitely many integers of such seven-zero form that are divisible by </text:span><text:span text:style-name="T17">n</text:span><text:span text:style-name="T4">. This function should return the </text:span><text:span text:style-name="T7">smallest</text:span><text:span text:style-name="T4"> such seven-zero integer.</text:span></text:p>
      <text:p text:style-name="P2"/>
      <text:p text:style-name="P1"><text:span text:style-name="T4">This exercise is about efficiently generating all numbers of the constrained form of sevens and zeros in strictly ascending order to guarantee finding the smallest working such number. This logic might be best be written as a </text:span><text:span text:style-name="T7">generator</text:span><text:span text:style-name="T4"> that </text:span><text:span text:style-name="T17">yield</text:span><text:span text:style-name="T4">s such numbers. The body of the generator consists of two nested loops. The outer loop iterates through the number of digits </text:span><text:span text:style-name="T17">d</text:span><text:span text:style-name="T4"> in the current number. For each value of </text:span><text:span text:style-name="T17">d</text:span><text:span text:style-name="T4">, the inner loop iterates through all possible ways for </text:span><text:span text:style-name="T17">k</text:span><text:span text:style-name="T4"> ranging from one to </text:span><text:span text:style-name="T17">d</text:span><text:span text:style-name="T4"> to create a number that begins with a solid block of </text:span><text:span text:style-name="T17">k</text:span><text:span text:style-name="T4"> sevens, followed by a solid block of </text:span><text:span text:style-name="T17">d-k</text:span><text:span text:style-name="T4"> zeros. <text:s/>With most of the work done inside the generator, the </text:span><text:span text:style-name="T17">seven_zero</text:span><text:span text:style-name="T4">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7">n</text:span></text:p>
          </table:table-cell>
          <table:table-cell table:style-name="Table20.A1" office:value-type="string">
            <text:p text:style-name="P3"><text:span text:style-name="T4">Expected result</text:span></text:p>
          </table:table-cell>
        </table:table-row>
        <table:table-row table:style-name="Table20.1">
          <table:table-cell table:style-name="Table20.A1" office:value-type="string">
            <text:p text:style-name="P3"><text:span text:style-name="T17">17</text:span></text:p>
          </table:table-cell>
          <table:table-cell table:style-name="Table20.A1" office:value-type="string">
            <text:p text:style-name="P3"><text:span text:style-name="T17">7777777777777777</text:span></text:p>
          </table:table-cell>
        </table:table-row>
        <table:table-row table:style-name="Table20.1">
          <table:table-cell table:style-name="Table20.A1" office:value-type="string">
            <text:p text:style-name="P3"><text:span text:style-name="T17">42</text:span></text:p>
          </table:table-cell>
          <table:table-cell table:style-name="Table20.A1" office:value-type="string">
            <text:p text:style-name="P3"><text:span text:style-name="T17">7770</text:span></text:p>
          </table:table-cell>
        </table:table-row>
        <table:table-row table:style-name="Table20.1">
          <table:table-cell table:style-name="Table20.A1" office:value-type="string">
            <text:p text:style-name="P3"><text:span text:style-name="T17">101</text:span></text:p>
          </table:table-cell>
          <table:table-cell table:style-name="Table20.A1" office:value-type="string">
            <text:p text:style-name="P3"><text:span text:style-name="T17">7777</text:span></text:p>
          </table:table-cell>
        </table:table-row>
        <table:table-row table:style-name="Table20.1">
          <table:table-cell table:style-name="Table20.A1" office:value-type="string">
            <text:p text:style-name="P3"><text:span text:style-name="T17">103</text:span></text:p>
          </table:table-cell>
          <table:table-cell table:style-name="Table20.A1" office:value-type="string">
            <text:p text:style-name="P3"><text:span text:style-name="T17">7777777777777777777777777777777777</text:span></text:p>
          </table:table-cell>
        </table:table-row>
        <table:table-row table:style-name="Table20.1">
          <table:table-cell table:style-name="Table20.A1" office:value-type="string">
            <text:p text:style-name="P3"><text:span text:style-name="T17">77700</text:span></text:p>
          </table:table-cell>
          <table:table-cell table:style-name="Table20.A1" office:value-type="string">
            <text:p text:style-name="P3"><text:span text:style-name="T17">77700</text:span></text:p>
          </table:table-cell>
        </table:table-row>
        <table:table-row table:style-name="Table20.1">
          <table:table-cell table:style-name="Table20.A1" office:value-type="string">
            <text:p text:style-name="P3"><text:span text:style-name="T17">2**50</text:span></text:p>
          </table:table-cell>
          <table:table-cell table:style-name="Table20.A1" office:value-type="string">
            <text:p text:style-name="P3"><text:span text:style-name="T17">700000000000000000000000000000000000000000000000000</text:span></text:p>
          </table:table-cell>
        </table:table-row>
        <table:table-row table:style-name="Table20.1">
          <table:table-cell table:style-name="Table20.A1" office:value-type="string">
            <text:p text:style-name="P3"><text:span text:style-name="T17">12345</text:span></text:p>
          </table:table-cell>
          <table:table-cell table:style-name="Table20.A1" office:value-type="string">
            <text:p text:style-name="P3"><text:span text:style-name="T4">(a behemoth that consists of a total of 822 sevens, followed by a single zero)</text:span></text:p>
          </table:table-cell>
        </table:table-row>
      </table:table>
      <text:p text:style-name="P2"/>
      <text:p text:style-name="P1"><text:span text:style-name="T4">This problem is adapted from the excellent </text:span><text:a xlink:type="simple" xlink:href="https://ocw.mit.edu/index.htm" text:style-name="ListLabel_20_47" text:visited-style-name="ListLabel_20_47"><text:span text:style-name="T14">MIT Open Courseware</text:span></text:a><text:span text:style-name="T4"> online textbook "</text:span><text:span text:style-name="T8">Mathematics for Computer Science</text:span><text:span text:style-name="T4">" (</text:span><text:a xlink:type="simple" xlink:href="https://courses.csail.mit.edu/6.042/spring18/mcs.pdf" text:style-name="ListLabel_20_47" text:visited-style-name="ListLabel_20_47"><text:span text:style-name="T14">PDF link</text:span></text:a><text:span text:style-name="T4"> to the 2018 version for anybody interested) that, like so many other </text:span><text:span text:style-name="T7">non-constructive</text:span><text:span text:style-name="T4"> combinatorial proofs, uses the </text:span><text:a xlink:type="simple" xlink:href="https://en.wikipedia.org/wiki/Pigeonhole_principle" text:style-name="ListLabel_20_47" text:visited-style-name="ListLabel_20_47"><text:span text:style-name="T14">pigeonhole principle</text:span></text:a><text:span text:style-name="T4"> to prove that </text:span><text:span text:style-name="T8">some</text:span><text:span text:style-name="T4"> solution must exist for any integer </text:span><text:span text:style-name="T17">n</text:span><text:span text:style-name="T4">, but provides no clue about where to find that solution. Also as proven in that same textbook, whenever </text:span><text:span text:style-name="T17">n</text:span><text:span text:style-name="T4"> is not divisible by either 2 or 5, the smallest such number will always consist of some solid sequence of sevens with no zero digits after them. This can speed up the search by an order of magnitude for such friendly values of </text:span><text:span text:style-name="T17">n</text:span><text:span text:style-name="T4">.</text:span></text:p>
      <text:p text:style-name="P19"><text:bookmark text:name="_qw697oi60fgd"/><text:span text:style-name="T1">Fulcrum</text:span></text:p>
      <text:p text:style-name="P2"/>
      <text:p text:style-name="P1"><text:span text:style-name="T17">def can_balance(items):</text:span></text:p>
      <text:p text:style-name="P2"/>
      <text:p text:style-name="P1"><text:span text:style-name="T4">Each element in </text:span><text:span text:style-name="T17">items</text:span><text:span text:style-name="T4"> is considered to be a </text:span><text:a xlink:type="simple" xlink:href="https://en.wikipedia.org/wiki/Mass_versus_weight" text:style-name="ListLabel_20_47" text:visited-style-name="ListLabel_20_47"><text:span text:style-name="T14">physical weight</text:span></text:a><text:span text:style-name="T4">, and guaranteed to be a positive integer. Your task is to find and return a </text:span><text:span text:style-name="T7">fulcrum</text:span><text:span text:style-name="T4"> position in this list of weights so that when balanced on that position, the total </text:span><text:a xlink:type="simple" xlink:href="https://en.wikipedia.org/wiki/Torque" text:style-name="ListLabel_20_47" text:visited-style-name="ListLabel_20_47"><text:span text:style-name="T14">torque</text:span></text:a><text:span text:style-name="T4">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4">In physics, the torque of an item with respect to the fulcrum equals its weight times distance from the fulcrum. If a fulcrum position exists, return that position, otherwise return -1 to indicate that the given </text:span><text:span text:style-name="T17">items</text:span><text:span text:style-name="T4">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7">items</text:span></text:p>
          </table:table-cell>
          <table:table-cell table:style-name="Table21.A1" office:value-type="string">
            <text:p text:style-name="P3"><text:span text:style-name="T4">Expected result</text:span></text:p>
          </table:table-cell>
        </table:table-row>
        <table:table-row table:style-name="Table21.1">
          <table:table-cell table:style-name="Table21.A1" office:value-type="string">
            <text:p text:style-name="P3"><text:span text:style-name="T17">[6, 1, 10, 5, 4]</text:span></text:p>
          </table:table-cell>
          <table:table-cell table:style-name="Table21.A1" office:value-type="string">
            <text:p text:style-name="P3"><text:span text:style-name="T17">2</text:span></text:p>
          </table:table-cell>
        </table:table-row>
        <table:table-row table:style-name="Table21.1">
          <table:table-cell table:style-name="Table21.A1" office:value-type="string">
            <text:p text:style-name="P3"><text:span text:style-name="T17">[10, 3, 3, 2, 1]</text:span></text:p>
          </table:table-cell>
          <table:table-cell table:style-name="Table21.A1" office:value-type="string">
            <text:p text:style-name="P3"><text:span text:style-name="T17">1</text:span></text:p>
          </table:table-cell>
        </table:table-row>
        <table:table-row table:style-name="Table21.1">
          <table:table-cell table:style-name="Table21.A1" office:value-type="string">
            <text:p text:style-name="P3"><text:span text:style-name="T17">[7, 3, 4, 2, 9, 7, 4]</text:span></text:p>
          </table:table-cell>
          <table:table-cell table:style-name="Table21.A1" office:value-type="string">
            <text:p text:style-name="P3"><text:span text:style-name="T17">-1</text:span></text:p>
          </table:table-cell>
        </table:table-row>
        <table:table-row table:style-name="Table21.1">
          <table:table-cell table:style-name="Table21.A1" office:value-type="string">
            <text:p text:style-name="P3"><text:span text:style-name="T17">[42]</text:span></text:p>
          </table:table-cell>
          <table:table-cell table:style-name="Table21.A1" office:value-type="string">
            <text:p text:style-name="P3"><text:span text:style-name="T17">0</text:span></text:p>
          </table:table-cell>
        </table:table-row>
      </table:table>
      <text:p text:style-name="P2"/>
      <text:p text:style-name="P1"><text:span text:style-name="T4">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7">brute force</text:span><text:span text:style-name="T4"> fashion around this function by using the generator </text:span><text:span text:style-name="T17">permutations</text:span><text:span text:style-name="T4"> in the Python standard library module </text:span><text:a xlink:type="simple" xlink:href="https://docs.python.org/3/library/itertools.html" text:style-name="ListLabel_20_48" text:visited-style-name="ListLabel_20_48"><text:span text:style-name="T16">itertools</text:span></text:a><text:span text:style-name="T4"> to try out all possible permutations in an outer loop until you find one permutation that works. In fact, quite a few problems of this style can be solved with this "</text:span><text:span text:style-name="T7">generate and test</text:span><text:span text:style-name="T4">" approach without the </text:span><text:span text:style-name="T7">backtracking</text:span><text:span text:style-name="T4"> algorithms from third year courses.</text:span></text:p>
      <text:p text:style-name="P2"/>
      <text:p text:style-name="P1"><text:span text:style-name="T4">(Yes, I pretty much wrote this problem only to get to say "fulcrum". What a cool word. And you know what is another really cool word? "</text:span><text:a xlink:type="simple" xlink:href="https://en.wikipedia.org/wiki/Phalanx" text:style-name="ListLabel_20_47" text:visited-style-name="ListLabel_20_47"><text:span text:style-name="T14">Phalanx</text:span></text:a><text:span text:style-name="T4">". That one even seems like something that could be turned into an interesting computational problem about lists of lists... and that is the </text:span><text:span text:style-name="T8">crux</text:span><text:span text:style-name="T4"> of that entire matter.)</text:span></text:p>
      <text:p text:style-name="P2"/>
      <text:p text:style-name="P19"><text:bookmark text:name="_8y6fv71fa21e"/><text:span text:style-name="T1">Last man standing</text:span> </text:p>
      <text:p text:style-name="P2"/>
      <text:p text:style-name="P1"><text:span text:style-name="T17">def josephus(n, k):</text:span></text:p>
      <text:p text:style-name="P2"/>
      <text:p text:style-name="P1"><text:span text:style-name="T4">In the ancient times back "🎶 when men were made of iron and their ships were made of wood 🎶", as seen in "300", "Spartacus", "Game of Thrones" and other </text:span><text:a xlink:type="simple" xlink:href="https://www.overthinkingit.com/2011/06/28/blood-tits-and-scowling/" text:style-name="ListLabel_20_47" text:visited-style-name="ListLabel_20_47"><text:span text:style-name="T14">similar historical docudramas</text:span></text:a><text:span text:style-name="T4"> of swords and sandals, a group of </text:span><text:a xlink:type="simple" xlink:href="https://en.wikipedia.org/wiki/Zealots" text:style-name="ListLabel_20_47" text:visited-style-name="ListLabel_20_47"><text:span text:style-name="T14">zealots</text:span></text:a><text:span text:style-name="T4"> (yes, Lana, </text:span><text:span text:style-name="T8">literally</text:span><text:span text:style-name="T4">) was surrounded by the overwhelming Roman forced. In their righteous zeal to avoid capture and slow humiliating death by crucifixion, these men chose to commit mass suicide in a way that prevented any one of them from changing his mind. The zealots arranged themselves in a circle and used lots to choose a step size </text:span><text:span text:style-name="T17">k</text:span><text:span text:style-name="T4">. Starting from the first man, they repeatedly count </text:span><text:span text:style-name="T17">k</text:span><text:span text:style-name="T4"> men ahead and quickly kill that man, removing his corpse from this grim circle. (Being relatively normal people instead of computer scientists, they always start counting from one instead of zero, the concept of which didn't even exist for them back then anyway!)</text:span></text:p>
      <text:p text:style-name="P2"/>
      <text:p text:style-name="P1"><text:span text:style-name="T4">This deadly game of eeny-meeny-miney-moe continues until only one man remains, expected to honorably fall on his own sword to join his fallen brothers. </text:span><text:a xlink:type="simple" xlink:href="https://en.wikipedia.org/wiki/Josephus_problem" text:style-name="ListLabel_20_47" text:visited-style-name="ListLabel_20_47"><text:span text:style-name="T14">Josephus</text:span></text:a><text:span text:style-name="T4"> would very much prefer to be this last man since he has other ideas of surviving. Help him and his secret confederate survive with a function that, given </text:span><text:span text:style-name="T17">n</text:span><text:span text:style-name="T4"> and </text:span><text:span text:style-name="T17">k</text:span><text:span text:style-name="T4">, returns the list of the execution order so that these men know which places let them be the survivors who get to walk away from this grim circle. Note that </text:span><text:span text:style-name="T17">k</text:span><text:span text:style-name="T4"> can also be arbitrarily large compared to the number of men still in the dwindling circle... </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7">n</text:span></text:p>
          </table:table-cell>
          <table:table-cell table:style-name="Table22.A1" office:value-type="string">
            <text:p text:style-name="P3"><text:span text:style-name="T17">k</text:span></text:p>
          </table:table-cell>
          <table:table-cell table:style-name="Table22.A1" office:value-type="string">
            <text:p text:style-name="P3"><text:span text:style-name="T4">Expected result</text:span></text:p>
          </table:table-cell>
        </table:table-row>
        <table:table-row table:style-name="Table22.1">
          <table:table-cell table:style-name="Table22.A1" office:value-type="string">
            <text:p text:style-name="P3"><text:span text:style-name="T17">4</text:span></text:p>
          </table:table-cell>
          <table:table-cell table:style-name="Table22.A1" office:value-type="string">
            <text:p text:style-name="P3"><text:span text:style-name="T17">1</text:span></text:p>
          </table:table-cell>
          <table:table-cell table:style-name="Table22.A1" office:value-type="string">
            <text:p text:style-name="P3"><text:span text:style-name="T17">[1, 2, 3, 4]</text:span></text:p>
          </table:table-cell>
        </table:table-row>
        <table:table-row table:style-name="Table22.1">
          <table:table-cell table:style-name="Table22.A1" office:value-type="string">
            <text:p text:style-name="P3"><text:span text:style-name="T17">4</text:span></text:p>
          </table:table-cell>
          <table:table-cell table:style-name="Table22.A1" office:value-type="string">
            <text:p text:style-name="P3"><text:span text:style-name="T17">2</text:span></text:p>
          </table:table-cell>
          <table:table-cell table:style-name="Table22.A1" office:value-type="string">
            <text:p text:style-name="P3"><text:span text:style-name="T17">[2, 4, 3, 1]</text:span></text:p>
          </table:table-cell>
        </table:table-row>
        <table:table-row table:style-name="Table22.1">
          <table:table-cell table:style-name="Table22.A1" office:value-type="string">
            <text:p text:style-name="P3"><text:span text:style-name="T17">4</text:span></text:p>
          </table:table-cell>
          <table:table-cell table:style-name="Table22.A1" office:value-type="string">
            <text:p text:style-name="P3"><text:span text:style-name="T17">999999</text:span></text:p>
          </table:table-cell>
          <table:table-cell table:style-name="Table22.A1" office:value-type="string">
            <text:p text:style-name="P3"><text:span text:style-name="T17">[3, 2, 4, 1]</text:span></text:p>
          </table:table-cell>
        </table:table-row>
        <table:table-row table:style-name="Table22.1">
          <table:table-cell table:style-name="Table22.A1" office:value-type="string">
            <text:p text:style-name="P3"><text:span text:style-name="T17">10</text:span></text:p>
          </table:table-cell>
          <table:table-cell table:style-name="Table22.A1" office:value-type="string">
            <text:p text:style-name="P3"><text:span text:style-name="T17">3</text:span></text:p>
          </table:table-cell>
          <table:table-cell table:style-name="Table22.A1" office:value-type="string">
            <text:p text:style-name="P3"><text:span text:style-name="T17">[3, 6, 9, 2, 7, 1, 8, 5, 10, 4]</text:span></text:p>
          </table:table-cell>
        </table:table-row>
        <table:table-row table:style-name="Table22.1">
          <table:table-cell table:style-name="Table22.A1" office:value-type="string">
            <text:p text:style-name="P3"><text:span text:style-name="T17">8</text:span></text:p>
          </table:table-cell>
          <table:table-cell table:style-name="Table22.A1" office:value-type="string">
            <text:p text:style-name="P3"><text:span text:style-name="T17">7</text:span></text:p>
          </table:table-cell>
          <table:table-cell table:style-name="Table22.A1" office:value-type="string">
            <text:p text:style-name="P3"><text:span text:style-name="T17">[7, 6, 8, 2, 5, 1, 3, 4]</text:span></text:p>
          </table:table-cell>
        </table:table-row>
        <table:table-row table:style-name="Table22.1">
          <table:table-cell table:style-name="Table22.A1" office:value-type="string">
            <text:p text:style-name="P3"><text:span text:style-name="T17">30</text:span></text:p>
          </table:table-cell>
          <table:table-cell table:style-name="Table22.A1" office:value-type="string">
            <text:p text:style-name="P3"><text:span text:style-name="T17">4</text:span></text:p>
          </table:table-cell>
          <table:table-cell table:style-name="Table22.A1" office:value-type="string">
            <text:p text:style-name="P3"><text:span text:style-name="T17">[4, 8, 12, 16, 20, 24, 28, 2, 7, 13, 18, 23, 29, 5, 11, 19, 26, 3, 14, 22, 1, 15, 27, 10, 30, 21, 17, 25, 9, 6]</text:span></text:p>
          </table:table-cell>
        </table:table-row>
        <table:table-row table:style-name="Table22.1">
          <table:table-cell table:style-name="Table22.A1" office:value-type="string">
            <text:p text:style-name="P3"><text:span text:style-name="T17">1000</text:span></text:p>
          </table:table-cell>
          <table:table-cell table:style-name="Table22.A1" office:value-type="string">
            <text:p text:style-name="P3"><text:span text:style-name="T17">99</text:span></text:p>
          </table:table-cell>
          <table:table-cell table:style-name="Table22.A1" office:value-type="string">
            <text:p text:style-name="P3"><text:span text:style-name="T4">(a sequence of 1000 elements whose first five elements are </text:span><text:span text:style-name="T17">[99, 198, 297, 396, 495]</text:span><text:span text:style-name="T4"> and last five elements are </text:span><text:span text:style-name="T17">[183, 762, 380, 966, 219]</text:span><text:span text:style-name="T4">)</text:span></text:p>
          </table:table-cell>
        </table:table-row>
      </table:table>
      <text:p text:style-name="P2"/>
      <text:p text:style-name="P19"><text:bookmark text:name="_7qdut2nuouui"/><text:span text:style-name="T1">Longest palindrome substring</text:span></text:p>
      <text:p text:style-name="P2"/>
      <text:p text:style-name="P1"><text:span text:style-name="T17">def longest_palindrome(text):</text:span></text:p>
      <text:p text:style-name="P2"/>
      <text:p text:style-name="P1"><text:span text:style-name="T4">A string is said to be a </text:span><text:span text:style-name="T7">palindrome</text:span><text:span text:style-name="T4"> if it reads the same both forward and backward, for example </text:span><text:span text:style-name="T17">'racecar'</text:span><text:span text:style-name="T4">. Given </text:span><text:span text:style-name="T17">text</text:span><text:span text:style-name="T4">, find and return the longest consecutive substring inside </text:span><text:span text:style-name="T17">text</text:span><text:span text:style-name="T4"> that is a palindrome. If multiple palindromes exist with the same largest length, return the leftmost one.</text:span></text:p>
      <text:p text:style-name="P2"/>
      <text:p text:style-name="P1"><text:span text:style-name="T4">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7">text</text:span><text:span text:style-name="T4">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7">text</text:span></text:p>
          </table:table-cell>
          <table:table-cell table:style-name="Table23.A1" office:value-type="string">
            <text:p text:style-name="P3"><text:span text:style-name="T4">Expected result</text:span></text:p>
          </table:table-cell>
        </table:table-row>
        <table:table-row table:style-name="Table23.1">
          <table:table-cell table:style-name="Table23.A1" office:value-type="string">
            <text:p text:style-name="P3"><text:span text:style-name="T17">'saippuakauppias'</text:span></text:p>
          </table:table-cell>
          <table:table-cell table:style-name="Table23.A1" office:value-type="string">
            <text:p text:style-name="P3"><text:span text:style-name="T17">'saippuakauppias'</text:span></text:p>
          </table:table-cell>
        </table:table-row>
        <table:table-row table:style-name="Table23.1">
          <table:table-cell table:style-name="Table23.A1" office:value-type="string">
            <text:p text:style-name="P3"><text:span text:style-name="T17">'abaababaaabbab</text:span><text:span text:style-name="T24">aababababaa</text:span><text:span text:style-name="T17">'</text:span></text:p>
          </table:table-cell>
          <table:table-cell table:style-name="Table23.A1" office:value-type="string">
            <text:p text:style-name="P3"><text:span text:style-name="T17">'aababababaa'</text:span></text:p>
          </table:table-cell>
        </table:table-row>
        <table:table-row table:style-name="Table23.1">
          <table:table-cell table:style-name="Table23.A1" office:value-type="string">
            <text:p text:style-name="P3"><text:span text:style-name="T17">'xxzxxracecar'</text:span></text:p>
          </table:table-cell>
          <table:table-cell table:style-name="Table23.A1" office:value-type="string">
            <text:p text:style-name="P3"><text:span text:style-name="T17">'racecar'</text:span></text:p>
          </table:table-cell>
        </table:table-row>
        <table:table-row table:style-name="Table23.1">
          <table:table-cell table:style-name="Table23.A1" office:value-type="string">
            <text:p text:style-name="P3"><text:span text:style-name="T17">'xyxracecaryxy'</text:span></text:p>
          </table:table-cell>
          <table:table-cell table:style-name="Table23.A1" office:value-type="string">
            <text:p text:style-name="P3"><text:span text:style-name="T17">'racecar'</text:span></text:p>
          </table:table-cell>
        </table:table-row>
      </table:table>
      <text:p text:style-name="P2"/>
      <text:p text:style-name="P1"><text:span text:style-name="T4">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7" text:visited-style-name="ListLabel_20_47"><text:span text:style-name="T14">Longest Palindromic Substring</text:span></text:a><text:span text:style-name="T4">", as the </text:span><text:span text:style-name="T7">dynamic programming</text:span><text:span text:style-name="T4"> technique used to solve this problem is a key to solving a thousand other problems of similar combinatorial nature of </text:span><text:span text:style-name="T7">overlapping recursive subproblems</text:span><text:span text:style-name="T4">.</text:span></text:p>
      <text:p text:style-name="P19"><text:bookmark text:name="_xjaosiibiiu"/><text:span text:style-name="T1">All your fractions are belong to base</text:span></text:p>
      <text:p text:style-name="P1"/>
      <text:p text:style-name="P1"><text:span text:style-name="T17">def group_and_skip(n, out, ins):</text:span></text:p>
      <text:p text:style-name="P2"/>
      <text:p text:style-name="P1"><text:span text:style-name="T4">A pile of </text:span><text:span text:style-name="T17">n</text:span><text:span text:style-name="T4"> identical coins lies on the table. In each move, the coins in the currently remaining pile are arranged into groups of exactly </text:span><text:span text:style-name="T17">out</text:span><text:span text:style-name="T4"> coins each, where </text:span><text:span text:style-name="T17">out</text:span><text:span text:style-name="T4"> is a positive integer greater than one. The </text:span><text:span text:style-name="T17">n%out</text:span><text:span text:style-name="T4"> leftover coins that did not make a complete group of </text:span><text:span text:style-name="T17">out</text:span><text:span text:style-name="T4"> elements are taken aside and recorded. From each complete group of </text:span><text:span text:style-name="T17">out</text:span><text:span text:style-name="T4"> coins taken out, exactly </text:span><text:span text:style-name="T17">ins</text:span><text:span text:style-name="T4"> coins are put back into the pile, and the rest of the coins of that group are discarded aside. Repeat this until the pile becomes empty, which must eventually happen whenever </text:span><text:span text:style-name="T17">out&gt;ins</text:span><text:span text:style-name="T4">.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7">n</text:span></text:p>
          </table:table-cell>
          <table:table-cell table:style-name="Table24.A1" office:value-type="string">
            <text:p text:style-name="P3"><text:span text:style-name="T17">out</text:span></text:p>
          </table:table-cell>
          <table:table-cell table:style-name="Table24.A1" office:value-type="string">
            <text:p text:style-name="P3"><text:span text:style-name="T17">ins</text:span></text:p>
          </table:table-cell>
          <table:table-cell table:style-name="Table24.A1" office:value-type="string">
            <text:p text:style-name="P3"><text:span text:style-name="T4">Expected result</text:span></text:p>
          </table:table-cell>
        </table:table-row>
        <table:table-row table:style-name="Table24.1">
          <table:table-cell table:style-name="Table24.A1" office:value-type="string">
            <text:p text:style-name="P3"><text:span text:style-name="T17">123456789</text:span></text:p>
          </table:table-cell>
          <table:table-cell table:style-name="Table24.A1" office:value-type="string">
            <text:p text:style-name="P3"><text:span text:style-name="T17">10</text:span></text:p>
          </table:table-cell>
          <table:table-cell table:style-name="Table24.A1" office:value-type="string">
            <text:p text:style-name="P3"><text:span text:style-name="T17">1</text:span></text:p>
          </table:table-cell>
          <table:table-cell table:style-name="Table24.A1" office:value-type="string">
            <text:p text:style-name="P3"><text:span text:style-name="T17">[9, 8, 7, 6, 5, 4, 3, 2, 1]</text:span></text:p>
          </table:table-cell>
        </table:table-row>
        <table:table-row table:style-name="Table24.1">
          <table:table-cell table:style-name="Table24.A1" office:value-type="string">
            <text:p text:style-name="P3"><text:span text:style-name="T17">987654321</text:span></text:p>
          </table:table-cell>
          <table:table-cell table:style-name="Table24.A1" office:value-type="string">
            <text:p text:style-name="P3"><text:span text:style-name="T17">1000</text:span></text:p>
          </table:table-cell>
          <table:table-cell table:style-name="Table24.A1" office:value-type="string">
            <text:p text:style-name="P3"><text:span text:style-name="T17">1</text:span></text:p>
          </table:table-cell>
          <table:table-cell table:style-name="Table24.A1" office:value-type="string">
            <text:p text:style-name="P3"><text:span text:style-name="T17">[321, 654, 987]</text:span></text:p>
          </table:table-cell>
        </table:table-row>
        <table:table-row table:style-name="Table24.1">
          <table:table-cell table:style-name="Table24.A1" office:value-type="string">
            <text:p text:style-name="P3"><text:span text:style-name="T17">255</text:span></text:p>
          </table:table-cell>
          <table:table-cell table:style-name="Table24.A1" office:value-type="string">
            <text:p text:style-name="P3"><text:span text:style-name="T17">2</text:span></text:p>
          </table:table-cell>
          <table:table-cell table:style-name="Table24.A1" office:value-type="string">
            <text:p text:style-name="P3"><text:span text:style-name="T17">1</text:span></text:p>
          </table:table-cell>
          <table:table-cell table:style-name="Table24.A1" office:value-type="string">
            <text:p text:style-name="P3"><text:span text:style-name="T17">[1, 1, 1, 1, 1, 1, 1, 1]</text:span></text:p>
          </table:table-cell>
        </table:table-row>
        <table:table-row table:style-name="Table24.1">
          <table:table-cell table:style-name="Table24.A1" office:value-type="string">
            <text:p text:style-name="P3"><text:span text:style-name="T17">81</text:span></text:p>
          </table:table-cell>
          <table:table-cell table:style-name="Table24.A1" office:value-type="string">
            <text:p text:style-name="P3"><text:span text:style-name="T17">5</text:span></text:p>
          </table:table-cell>
          <table:table-cell table:style-name="Table24.A1" office:value-type="string">
            <text:p text:style-name="P3"><text:span text:style-name="T17">3</text:span></text:p>
          </table:table-cell>
          <table:table-cell table:style-name="Table24.A1" office:value-type="string">
            <text:p text:style-name="P3"><text:span text:style-name="T17">[1, 3, 2, 0, 4, 3]</text:span></text:p>
          </table:table-cell>
        </table:table-row>
        <table:table-row table:style-name="Table24.1">
          <table:table-cell table:style-name="Table24.A1" office:value-type="string">
            <text:p text:style-name="P3"><text:span text:style-name="T17">10**9</text:span></text:p>
          </table:table-cell>
          <table:table-cell table:style-name="Table24.A1" office:value-type="string">
            <text:p text:style-name="P3"><text:span text:style-name="T17">13</text:span></text:p>
          </table:table-cell>
          <table:table-cell table:style-name="Table24.A1" office:value-type="string">
            <text:p text:style-name="P3"><text:span text:style-name="T17">3</text:span></text:p>
          </table:table-cell>
          <table:table-cell table:style-name="Table24.A1" office:value-type="string">
            <text:p text:style-name="P3"><text:span text:style-name="T17">[12, 1, 2, 0, 7, 9, 8, 11, 6, 8, 10, 5, 8, 3]</text:span></text:p>
          </table:table-cell>
        </table:table-row>
      </table:table>
      <text:p text:style-name="P2"/>
      <text:p text:style-name="P1"><text:span text:style-name="T4">As you can see in the first three rows, this method produces the digits of </text:span><text:span text:style-name="T17">n</text:span><text:span text:style-name="T4"> in base </text:span><text:span text:style-name="T17">out</text:span><text:span text:style-name="T4"> in reverse order. So this entire setup turned out to be the cleverly disguised algorithm to construct the representation of integer </text:span><text:span text:style-name="T17">n</text:span><text:span text:style-name="T4"> in base </text:span><text:span text:style-name="T17">out</text:span><text:span text:style-name="T4">. However, an improvement over the standard algorithm for such base conversion is that this version works not only for integer bases, but allows any fraction </text:span><text:span text:style-name="T17">out/ins</text:span><text:span text:style-name="T4"> that satisfies </text:span><text:span text:style-name="T17">out&gt;ins</text:span><text:span text:style-name="T4"> and </text:span><text:span text:style-name="T17">gcd(out,ins)==1</text:span><text:span text:style-name="T4"> to be used as a base! For example, the familiar integer 42 would be written as 323122 in base 4/3.</text:span></text:p>
      <text:p text:style-name="P2"/>
      <text:p text:style-name="P1"><text:span text:style-name="T4">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7" text:visited-style-name="ListLabel_20_47"><text:span text:style-name="T14">New Math</text:span></text:a><text:span text:style-name="T4">"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7">def recaman(n):</text:span></text:p>
      <text:p text:style-name="P2"/>
      <text:p text:style-name="P1"><text:span text:style-name="T4">Compute and return the first </text:span><text:span text:style-name="T17">n</text:span><text:span text:style-name="T4"> terms of the </text:span><text:a xlink:type="simple" xlink:href="http://mathworld.wolfram.com/RecamansSequence.html" text:style-name="ListLabel_20_47" text:visited-style-name="ListLabel_20_47"><text:span text:style-name="T14">Recamán's sequence</text:span></text:a><text:span text:style-name="T4">, starting from the term </text:span><text:span text:style-name="T8">a</text:span><text:span text:style-name="T33">1</text:span><text:span text:style-name="T4"> = 1. See the linked definition for this sequence as it is defined on </text:span><text:a xlink:type="simple" xlink:href="http://mathworld.wolfram.com/" text:style-name="ListLabel_20_47" text:visited-style-name="ListLabel_20_47"><text:span text:style-name="T14">Wolfram Mathworld</text:span></text:a><text:span text:style-name="T4">.</text:span></text:p>
      <text:p text:style-name="P2"/>
      <text:p text:style-name="P1"><text:span text:style-name="T4">Note how the definition for the current next element depends on whether a particular number is already part of the previously generated part of the sequence. To let your function execute in a speedy fashion even when generating a sequence that contains millions of elements, you should use a </text:span><text:span text:style-name="T17">set</text:span><text:span text:style-name="T4">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7" text:visited-style-name="ListLabel_20_47"><text:span text:style-name="T14">Shlemiel</text:span></text:a><text:span text:style-name="T4">"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7">n</text:span></text:p>
          </table:table-cell>
          <table:table-cell table:style-name="Table25.A1" office:value-type="string">
            <text:p text:style-name="P3"><text:span text:style-name="T4">Expected result</text:span></text:p>
          </table:table-cell>
        </table:table-row>
        <table:table-row table:style-name="Table25.1">
          <table:table-cell table:style-name="Table25.A1" office:value-type="string">
            <text:p text:style-name="P3"><text:span text:style-name="T17">10</text:span></text:p>
          </table:table-cell>
          <table:table-cell table:style-name="Table25.A1" office:value-type="string">
            <text:p text:style-name="P3"><text:span text:style-name="T17">[1, 3, 6, 2, 7, 13, 20, 12, 21, 11]</text:span></text:p>
          </table:table-cell>
        </table:table-row>
        <table:table-row table:style-name="Table25.1">
          <table:table-cell table:style-name="Table25.A1" office:value-type="string">
            <text:p text:style-name="P3"><text:span text:style-name="T17">1000000</text:span></text:p>
          </table:table-cell>
          <table:table-cell table:style-name="Table25.A1" office:value-type="string">
            <text:p text:style-name="P3"><text:span text:style-name="T4">(a list of million elements whose last five elements are </text:span><text:span text:style-name="T17">[2057162, 1057165, 2057163, 1057164, 2057164]</text:span><text:span text:style-name="T4"> )</text:span></text:p>
          </table:table-cell>
        </table:table-row>
      </table:table>
      <text:p text:style-name="P2"/>
      <text:p text:style-name="P19"><text:bookmark text:name="_pxgpe19ljupq"/><text:span text:style-name="T1">Count the balls off the brass monkey</text:span></text:p>
      <text:p text:style-name="P4"/>
      <text:p text:style-name="P1"><text:span text:style-name="T17">def pyramid_blocks(n, m, h):</text:span></text:p>
      <text:p text:style-name="P2"/>
      <text:p text:style-name="P1"><text:span text:style-name="T4">Mysteries of the pyramids have fascinated humanity through the ages. Instead of packing your machete and pith helmet to trek through deserts and jungles to raid the hidden treasures of the ancients like Indiana Croft, or by gaining visions of enlightenment by intensely meditating under the apex set over a square base like Deepak Veidt, this problem deals with truncated </text:span><text:a xlink:type="simple" xlink:href="http://untoldhistoryrevealed.blogspot.com/2016/05/brass-monkey.html" text:style-name="ListLabel_20_47" text:visited-style-name="ListLabel_20_47"><text:span text:style-name="T14">brass monkeys</text:span></text:a><text:span text:style-name="T4"> of layers of discrete uniform spheres, in spirit of that </text:span><text:a xlink:type="simple" xlink:href="https://en.wikipedia.org/wiki/Spherical_cow" text:style-name="ListLabel_20_47" text:visited-style-name="ListLabel_20_47"><text:span text:style-name="T14">spherical cow running in a vacuum</text:span></text:a><text:span text:style-name="T4">. Given that the </text:span><text:span text:style-name="T8">top</text:span><text:span text:style-name="T4"> layer of the truncated brass monkey consists of </text:span><text:span text:style-name="T17">n</text:span><text:span text:style-name="T4"> rows and </text:span><text:span text:style-name="T17">m</text:span><text:span text:style-name="T4"> columns of spheres, and each solid layer immediately below the one above it always contains one more row and one more column, how many spheres in total make up this truncated brass monkey that has </text:span><text:span text:style-name="T17">h</text:span><text:span text:style-name="T4"> layers?</text:span></text:p>
      <text:p text:style-name="P2"/>
      <text:p text:style-name="P1"><text:span text:style-name="T4">This problem could be solved in a straightforward </text:span><text:span text:style-name="T7">brute force</text:span><text:span text:style-name="T4"> fashion by mechanistically tallying up the spheres through these layers. However, the fair and just reward for such a blunt approach is that you get to watch the automated tester take roughly a minute to terminate! Some creative use of discrete math and summation formulas gives an </text:span><text:span text:style-name="T7">analytical closed form formula</text:span><text:span text:style-name="T4"> that makes the answers come out</text:span><text:span text:style-name="T8"> </text:span><text:span text:style-name="T4">pretty much immediately by plugging the values of </text:span><text:span text:style-name="T17">n</text:span><text:span text:style-name="T4">, </text:span><text:span text:style-name="T17">m</text:span><text:span text:style-name="T4"> and </text:span><text:span text:style-name="T17">h</text:span><text:span text:style-name="T4"> into that formula. (Seeing that the brass monkey is a discrete pyramidal shape, surely the </text:span><text:a xlink:type="simple" xlink:href="https://en.wikipedia.org/wiki/Pyramidal_number" text:style-name="ListLabel_20_47" text:visited-style-name="ListLabel_20_47"><text:span text:style-name="T14">pyramidal numbers</text:span></text:a><text:span text:style-name="T4"> might be of some assistance here in getting started...)</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7">n</text:span></text:p>
          </table:table-cell>
          <table:table-cell table:style-name="Table26.A1" office:value-type="string">
            <text:p text:style-name="P3"><text:span text:style-name="T17">m</text:span></text:p>
          </table:table-cell>
          <table:table-cell table:style-name="Table26.A1" office:value-type="string">
            <text:p text:style-name="P3"><text:span text:style-name="T17">h</text:span></text:p>
          </table:table-cell>
          <table:table-cell table:style-name="Table26.A1" office:value-type="string">
            <text:p text:style-name="P3"><text:span text:style-name="T4">Expected result</text:span></text:p>
          </table:table-cell>
        </table:table-row>
        <table:table-row table:style-name="Table26.1">
          <table:table-cell table:style-name="Table26.A1" office:value-type="string">
            <text:p text:style-name="P3"><text:span text:style-name="T17">2</text:span></text:p>
          </table:table-cell>
          <table:table-cell table:style-name="Table26.A1" office:value-type="string">
            <text:p text:style-name="P3"><text:span text:style-name="T17">3</text:span></text:p>
          </table:table-cell>
          <table:table-cell table:style-name="Table26.A1" office:value-type="string">
            <text:p text:style-name="P3"><text:span text:style-name="T17">1</text:span></text:p>
          </table:table-cell>
          <table:table-cell table:style-name="Table26.A1" office:value-type="string">
            <text:p text:style-name="P3"><text:span text:style-name="T17">6</text:span></text:p>
          </table:table-cell>
        </table:table-row>
        <table:table-row table:style-name="Table26.1">
          <table:table-cell table:style-name="Table26.A1" office:value-type="string">
            <text:p text:style-name="P3"><text:span text:style-name="T17">2</text:span></text:p>
          </table:table-cell>
          <table:table-cell table:style-name="Table26.A1" office:value-type="string">
            <text:p text:style-name="P3"><text:span text:style-name="T17">3</text:span></text:p>
          </table:table-cell>
          <table:table-cell table:style-name="Table26.A1" office:value-type="string">
            <text:p text:style-name="P3"><text:span text:style-name="T17">10</text:span></text:p>
          </table:table-cell>
          <table:table-cell table:style-name="Table26.A1" office:value-type="string">
            <text:p text:style-name="P3"><text:span text:style-name="T17">570</text:span></text:p>
          </table:table-cell>
        </table:table-row>
        <table:table-row table:style-name="Table26.1">
          <table:table-cell table:style-name="Table26.A1" office:value-type="string">
            <text:p text:style-name="P3"><text:span text:style-name="T17">10</text:span></text:p>
          </table:table-cell>
          <table:table-cell table:style-name="Table26.A1" office:value-type="string">
            <text:p text:style-name="P3"><text:span text:style-name="T17">11</text:span></text:p>
          </table:table-cell>
          <table:table-cell table:style-name="Table26.A1" office:value-type="string">
            <text:p text:style-name="P3"><text:span text:style-name="T17">12</text:span></text:p>
          </table:table-cell>
          <table:table-cell table:style-name="Table26.A1" office:value-type="string">
            <text:p text:style-name="P3"><text:span text:style-name="T17">3212</text:span></text:p>
          </table:table-cell>
        </table:table-row>
        <table:table-row table:style-name="Table26.1">
          <table:table-cell table:style-name="Table26.A1" office:value-type="string">
            <text:p text:style-name="P3"><text:span text:style-name="T17">100</text:span></text:p>
          </table:table-cell>
          <table:table-cell table:style-name="Table26.A1" office:value-type="string">
            <text:p text:style-name="P3"><text:span text:style-name="T17">100</text:span></text:p>
          </table:table-cell>
          <table:table-cell table:style-name="Table26.A1" office:value-type="string">
            <text:p text:style-name="P3"><text:span text:style-name="T17">100</text:span></text:p>
          </table:table-cell>
          <table:table-cell table:style-name="Table26.A1" office:value-type="string">
            <text:p text:style-name="P3"><text:span text:style-name="T17">2318350</text:span></text:p>
          </table:table-cell>
        </table:table-row>
        <table:table-row table:style-name="Table26.1">
          <table:table-cell table:style-name="Table26.A1" office:value-type="string">
            <text:p text:style-name="P3"><text:span text:style-name="T17">10**6</text:span></text:p>
          </table:table-cell>
          <table:table-cell table:style-name="Table26.A1" office:value-type="string">
            <text:p text:style-name="P3"><text:span text:style-name="T17">10**6</text:span></text:p>
          </table:table-cell>
          <table:table-cell table:style-name="Table26.A1" office:value-type="string">
            <text:p text:style-name="P3"><text:span text:style-name="T17">10**6</text:span></text:p>
          </table:table-cell>
          <table:table-cell table:style-name="Table26.A1" office:value-type="string">
            <text:p text:style-name="P3"><text:span text:style-name="T17">2333331833333500000</text:span></text:p>
          </table:table-cell>
        </table:table-row>
      </table:table>
      <text:p text:style-name="P1"/>
      <text:p text:style-name="P19"><text:bookmark text:name="_2fdcskkqox7g"/><text:span text:style-name="T1">Count growlers</text:span></text:p>
      <text:p text:style-name="P1"/>
      <text:p text:style-name="P1"><text:span text:style-name="T17">def count_growlers(animals):</text:span></text:p>
      <text:p text:style-name="P2"/>
      <text:p text:style-name="P1"><text:span text:style-name="T4">Let the strings </text:span><text:span text:style-name="T17">'cat'</text:span><text:span text:style-name="T4"> and </text:span><text:span text:style-name="T17">'dog'</text:span><text:span text:style-name="T4"> denote that kind of animal facing left, and </text:span><text:span text:style-name="T17">'tac'</text:span><text:span text:style-name="T4"> and </text:span><text:span text:style-name="T17">'god'</text:span><text:span text:style-name="T4"> denote that same kind of animal facing right. Each individual animal, regardless of its species, growls if it sees more dogs than cats to the direction that the animal is facing. Given a list of such </text:span><text:span text:style-name="T17">animals</text:span><text:span text:style-name="T4">,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7">animals</text:span></text:p>
          </table:table-cell>
          <table:table-cell table:style-name="Table27.A1" office:value-type="string">
            <text:p text:style-name="P8"><text:span text:style-name="T4">Expected result</text:span></text:p>
          </table:table-cell>
        </table:table-row>
        <table:table-row table:style-name="Table27.1">
          <table:table-cell table:style-name="Table27.A1" office:value-type="string">
            <text:p text:style-name="P8"><text:span text:style-name="T17">['cat', 'dog']</text:span></text:p>
          </table:table-cell>
          <table:table-cell table:style-name="Table27.A1" office:value-type="string">
            <text:p text:style-name="P8"><text:span text:style-name="T17">0</text:span></text:p>
          </table:table-cell>
        </table:table-row>
        <table:table-row table:style-name="Table27.1">
          <table:table-cell table:style-name="Table27.A1" office:value-type="string">
            <text:p text:style-name="P8"><text:span text:style-name="T17">['god', 'cat', 'cat', 'tac', 'tac', 'dog', 'cat', 'god']</text:span></text:p>
          </table:table-cell>
          <table:table-cell table:style-name="Table27.A1" office:value-type="string">
            <text:p text:style-name="P8"><text:span text:style-name="T17">2</text:span></text:p>
          </table:table-cell>
        </table:table-row>
        <table:table-row table:style-name="Table27.1">
          <table:table-cell table:style-name="Table27.A1" office:value-type="string">
            <text:p text:style-name="P8"><text:span text:style-name="T17">['dog', 'cat', 'dog', 'god', 'dog', 'god', 'dog', 'god', 'dog', 'dog', 'god', 'god', 'cat', 'dog', 'god', 'cat', 'tac']</text:span></text:p>
          </table:table-cell>
          <table:table-cell table:style-name="Table27.A1" office:value-type="string">
            <text:p text:style-name="P8"><text:span text:style-name="T17">11</text:span></text:p>
          </table:table-cell>
        </table:table-row>
        <table:table-row table:style-name="Table27.1">
          <table:table-cell table:style-name="Table27.A1" office:value-type="string">
            <text:p text:style-name="P8"><text:span text:style-name="T17">['god', 'tac', 'tac', 'tac', 'tac', 'dog', 'dog', 'tac', 'cat', 'dog', 'god', 'cat', 'dog', 'cat', 'cat', 'tac']</text:span></text:p>
          </table:table-cell>
          <table:table-cell table:style-name="Table27.A1" office:value-type="string">
            <text:p text:style-name="P8"><text:span text:style-name="T17">0</text:span></text:p>
          </table:table-cell>
        </table:table-row>
      </table:table>
      <text:p text:style-name="P2"/>
      <text:p text:style-name="P1"><text:span text:style-name="T4">I admit that I was high as a kite back when I originally thought up this problem, at least high enough to perceive the letter </text:span><text:span text:style-name="T17">'t'</text:span><text:span text:style-name="T4"> as a tail of a happy cat held up high, and </text:span><text:span text:style-name="T17">'d'</text:span><text:span text:style-name="T4">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9"><text:bookmark text:name="_s19v802n1sa0"/><text:span text:style-name="T1">Bulgarian solitaire</text:span></text:p>
      <text:p text:style-name="P1"/>
      <text:p text:style-name="P1"><text:span text:style-name="T17">def bulgarian_solitaire(piles, k):</text:span></text:p>
      <text:p text:style-name="P1"/>
      <text:p text:style-name="P1"><text:span text:style-name="T4">You are given a row of </text:span><text:span text:style-name="T17">piles</text:span><text:span text:style-name="T4"> of pebbles, all identical, and a positive integer </text:span><text:span text:style-name="T17">k</text:span><text:span text:style-name="T4"> so that the total number of pebbles in these piles equals </text:span><text:span text:style-name="T17">k*(k+1)//2</text:span><text:span text:style-name="T4">, the </text:span><text:span text:style-name="T7">arithmetic sum</text:span><text:span text:style-name="T4"> formula that equals the sum of positive integers from </text:span><text:span text:style-name="T17">1</text:span><text:span text:style-name="T4"> to </text:span><text:span text:style-name="T17">k</text:span><text:span text:style-name="T4">. Almost as if intended as a metaphor for the bleak daily life behind the Iron Curtain, all pebbles are identical and you don't have any choice in your moves. Each move picks up exactly one pebble from each pile (even if doing so makes that pile vanish), and creates a new pile from the resulting handful. For example, starting with </text:span><text:span text:style-name="T17">piles=[7, 4, 2, 1, 1]</text:span><text:span text:style-name="T4">, the first move turns this into </text:span><text:span text:style-name="T17">[6, 3, 1, 5]</text:span><text:span text:style-name="T4">. The next move turns that into </text:span><text:span text:style-name="T17">[5, 2, 4, 4]</text:span><text:span text:style-name="T4">, which then turns into the five-pile configuration </text:span><text:span text:style-name="T17">[4, 1, 3, 3, 4]</text:span><text:span text:style-name="T4">, and so on.</text:span></text:p>
      <text:p text:style-name="P2"/>
      <text:p text:style-name="P1"><text:span text:style-name="T4">This function should count how many moves are needed to convert the given initial </text:span><text:span text:style-name="T17">piles</text:span><text:span text:style-name="T4"> into the </text:span><text:span text:style-name="T7">goal state</text:span><text:span text:style-name="T4"> where each number from </text:span><text:span text:style-name="T17">1</text:span><text:span text:style-name="T4"> to </text:span><text:span text:style-name="T17">k</text:span><text:span text:style-name="T4"> appears as the size of </text:span><text:span text:style-name="T7">exactly one pile</text:span><text:span text:style-name="T4">, and return that count. These numbers from </text:span><text:span text:style-name="T17">1</text:span><text:span text:style-name="T4"> to </text:span><text:span text:style-name="T17">k</text:span><text:span text:style-name="T4"> may appear in any order inside the list, not necessarily in sorted order. Applying the basic move to this goal state simply leads right back in that same goal state. (In mathematical lingo, the goal state is a </text:span><text:span text:style-name="T7">fixed point</text:span><text:span text:style-name="T4"> of the transformation function between these configurations of pebbles, so this process gets stuck in that state forever once it falls into it.)</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7">piles</text:span></text:p>
          </table:table-cell>
          <table:table-cell table:style-name="Table28.A1" office:value-type="string">
            <text:p text:style-name="P8"><text:span text:style-name="T17">k</text:span></text:p>
          </table:table-cell>
          <table:table-cell table:style-name="Table28.A1" office:value-type="string">
            <text:p text:style-name="P8"><text:span text:style-name="T4">Expected result</text:span></text:p>
          </table:table-cell>
        </table:table-row>
        <table:table-row table:style-name="Table28.1">
          <table:table-cell table:style-name="Table28.A1" office:value-type="string">
            <text:p text:style-name="P8"><text:span text:style-name="T17">[1, 4, 3, 2]</text:span></text:p>
          </table:table-cell>
          <table:table-cell table:style-name="Table28.A1" office:value-type="string">
            <text:p text:style-name="P8"><text:span text:style-name="T17">4</text:span></text:p>
          </table:table-cell>
          <table:table-cell table:style-name="Table28.A1" office:value-type="string">
            <text:p text:style-name="P8"><text:span text:style-name="T17">0</text:span></text:p>
          </table:table-cell>
        </table:table-row>
        <table:table-row table:style-name="Table28.1">
          <table:table-cell table:style-name="Table28.A1" office:value-type="string">
            <text:p text:style-name="P8"><text:span text:style-name="T17">[8, 3, 3, 1]</text:span></text:p>
          </table:table-cell>
          <table:table-cell table:style-name="Table28.A1" office:value-type="string">
            <text:p text:style-name="P8"><text:span text:style-name="T17">5</text:span></text:p>
          </table:table-cell>
          <table:table-cell table:style-name="Table28.A1" office:value-type="string">
            <text:p text:style-name="P8"><text:span text:style-name="T17">9</text:span></text:p>
          </table:table-cell>
        </table:table-row>
        <table:table-row table:style-name="Table28.1">
          <table:table-cell table:style-name="Table28.A1" office:value-type="string">
            <text:p text:style-name="P8"><text:span text:style-name="T17">[10, 10, 10, 10, 10, 5]</text:span></text:p>
          </table:table-cell>
          <table:table-cell table:style-name="Table28.A1" office:value-type="string">
            <text:p text:style-name="P8"><text:span text:style-name="T17">10</text:span></text:p>
          </table:table-cell>
          <table:table-cell table:style-name="Table28.A1" office:value-type="string">
            <text:p text:style-name="P8"><text:span text:style-name="T17">74</text:span></text:p>
          </table:table-cell>
        </table:table-row>
        <table:table-row table:style-name="Table28.1">
          <table:table-cell table:style-name="Table28.A1" office:value-type="string">
            <text:p text:style-name="P8"><text:span text:style-name="T17">[3000, 2050]</text:span></text:p>
          </table:table-cell>
          <table:table-cell table:style-name="Table28.A1" office:value-type="string">
            <text:p text:style-name="P8"><text:span text:style-name="T17">100</text:span></text:p>
          </table:table-cell>
          <table:table-cell table:style-name="Table28.A1" office:value-type="string">
            <text:p text:style-name="P8"><text:span text:style-name="T17">7325</text:span></text:p>
          </table:table-cell>
        </table:table-row>
        <table:table-row table:style-name="Table28.1">
          <table:table-cell table:style-name="Table28.A1" office:value-type="string">
            <text:p text:style-name="P8"><text:span text:style-name="T17">[2*i-1 for i in range(171, 0, -2)]</text:span></text:p>
          </table:table-cell>
          <table:table-cell table:style-name="Table28.A1" office:value-type="string">
            <text:p text:style-name="P8"><text:span text:style-name="T17">171</text:span></text:p>
          </table:table-cell>
          <table:table-cell table:style-name="Table28.A1" office:value-type="string">
            <text:p text:style-name="P8"><text:span text:style-name="T17">28418</text:span></text:p>
          </table:table-cell>
        </table:table-row>
      </table:table>
      <text:p text:style-name="P1"><text:span text:style-name="T4"><text:s/></text:span></text:p>
      <text:p text:style-name="P1"><text:span text:style-name="T4">This problem hails from the </text:span><text:a xlink:type="simple" xlink:href="https://en.wikipedia.org/wiki/Martin_Gardner" text:style-name="ListLabel_20_47" text:visited-style-name="ListLabel_20_47"><text:span text:style-name="T14">Martin Gardner</text:span></text:a><text:span text:style-name="T4"> column "Bulgarian Solitaire and Other Seemingly Endless Tasks". It was used there as an example of a while-loop where it is not immediately obvious that this loop will always eventually reach its goal and terminate, analogous to the behaviour of the Collatz 3</text:span><text:span text:style-name="T8">x</text:span><text:span text:style-name="T4">+1 problem back in </text:span><text:a xlink:type="simple" xlink:href="https://github.com/ikokkari/PythonExamples/blob/master/mathproblems.py" text:style-name="ListLabel_20_48" text:visited-style-name="ListLabel_20_48"><text:span text:style-name="T16">mathproblems.py</text:span></text:a><text:span text:style-name="T4">. However, unlike in that still annoyingly open problem, a combinatorial proof shows that Bulgarian solitaire can never get stuck, but must terminate from any starting configuration of pyramidal numbers after at most </text:span><text:span text:style-name="T8">k</text:span><text:span text:style-name="T4">(</text:span><text:span text:style-name="T8">k</text:span><text:span text:style-name="T4">-1)/2 steps.</text:span></text:p>
      <text:p text:style-name="P19"><text:bookmark text:name="_mfdikl325he5"/><text:span text:style-name="T1">Scylla or Charybdis?</text:span></text:p>
      <text:p text:style-name="P1"/>
      <text:p text:style-name="P1"><text:span text:style-name="T17">def scylla_or_charybdis(moves, n):</text:span></text:p>
      <text:p text:style-name="P1"/>
      <text:p text:style-name="P1"><text:span text:style-name="T4">This problem was inspired by the article "</text:span><text:a xlink:type="simple" xlink:href="https://www.wired.com/2015/10/a-magical-answer-to-an-80-year-old-puzzle/" text:style-name="ListLabel_20_47" text:visited-style-name="ListLabel_20_47"><text:span text:style-name="T14">A Magical Answer to the 80-Year-Old Puzzle</text:span></text:a><text:span text:style-name="T4">" in </text:span><text:a xlink:type="simple" xlink:href="https://www.quantamagazine.org/" text:style-name="ListLabel_20_47" text:visited-style-name="ListLabel_20_47"><text:span text:style-name="T14">Quanta Magazine</text:span></text:a><text:span text:style-name="T4">. Thanks to your recent cunning stunts, your </text:span><text:a xlink:type="simple" xlink:href="https://en.wikipedia.org/wiki/Nemesis" text:style-name="ListLabel_20_47" text:visited-style-name="ListLabel_20_47"><text:span text:style-name="T14">nemesis</text:span></text:a><text:span text:style-name="T4">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7">n-1</text:span><text:span text:style-name="T4"> steps from its center to both directions. At each end of this platform exactly </text:span><text:span text:style-name="T17">n</text:span><text:span text:style-name="T4"> steps away from the center, your two lethal friends </text:span><text:a xlink:type="simple" xlink:href="https://en.wikipedia.org/wiki/Between_Scylla_and_Charybdis" text:style-name="ListLabel_20_47" text:visited-style-name="ListLabel_20_47"><text:span text:style-name="T14">Scylla and Charybdis</text:span></text:a><text:span text:style-name="T4"> are licking their lips in anticipation of a tasty morsel.</text:span></text:p>
      <text:p text:style-name="P2"/>
      <text:p text:style-name="P1"><text:span text:style-name="T4">Your nemesis starts at the center of this platform. To start this deadly combat of wits, she must immediately commit to her entire sequence of future </text:span><text:span text:style-name="T17">moves</text:span><text:span text:style-name="T4">, given to this function as a string of characters </text:span><text:span text:style-name="T17">'+'</text:span><text:span text:style-name="T4"> ("🎶 just a step to the ri-i-i-i-ight 🎶") and </text:span><text:span text:style-name="T17">'-'</text:span><text:span text:style-name="T4"> (move one step to the left). Your task is to find and return a positive integer </text:span><text:span text:style-name="T17">k</text:span><text:span text:style-name="T4"> so that executing every </text:span><text:span text:style-name="T17">k</text:span><text:span text:style-name="T4">:th step of </text:span><text:span text:style-name="T17">moves</text:span><text:span text:style-name="T4"> (so this subsequence starts from position </text:span><text:span text:style-name="T17">k-1</text:span><text:span text:style-name="T4"> and includes every </text:span><text:span text:style-name="T17">k</text:span><text:span text:style-name="T4">:th element from then on) makes your nemesis fall into one of the two possible dooms </text:span><text:span text:style-name="T17">n</text:span><text:span text:style-name="T4"> steps away from the center to each direction.</text:span></text:p>
      <text:p text:style-name="P2"/>
      <text:p text:style-name="P1"><text:span text:style-name="T4">If several values of </text:span><text:span text:style-name="T17">k</text:span><text:span text:style-name="T4"> would work, return the smallest value of the possible values of </text:span><text:span text:style-name="T17">k</text:span><text:span text:style-name="T4"> that minimizes the number of steps before the downfall. Otherwise, those freaking Tolkien eagles will once again swoop down to rescue your nemesis. She will then return in a third year analysis of algorithms course as an </text:span><text:span text:style-name="T7">adversary</text:span><text:span text:style-name="T4"> who puts your functions through a similar wringer of wits!</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7">moves</text:span></text:p>
          </table:table-cell>
          <table:table-cell table:style-name="Table29.A1" office:value-type="string">
            <text:p text:style-name="P8"><text:span text:style-name="T17">n</text:span></text:p>
          </table:table-cell>
          <table:table-cell table:style-name="Table29.A1" office:value-type="string">
            <text:p text:style-name="P8"><text:span text:style-name="T4">Expected result</text:span></text:p>
          </table:table-cell>
        </table:table-row>
        <table:table-row table:style-name="Table29.2">
          <table:table-cell table:style-name="Table29.A1" office:value-type="string">
            <text:p text:style-name="P8"><text:span text:style-name="T17">'-++--++-++++'</text:span></text:p>
          </table:table-cell>
          <table:table-cell table:style-name="Table29.A1" office:value-type="string">
            <text:p text:style-name="P8"><text:span text:style-name="T17">2</text:span></text:p>
          </table:table-cell>
          <table:table-cell table:style-name="Table29.A1" office:value-type="string">
            <text:p text:style-name="P8"><text:span text:style-name="T17">3</text:span></text:p>
          </table:table-cell>
        </table:table-row>
        <table:table-row table:style-name="Table29.1">
          <table:table-cell table:style-name="Table29.A1" office:value-type="string">
            <text:p text:style-name="P8"><text:span text:style-name="T17">'--++++---+-++-+++++++++++'</text:span></text:p>
          </table:table-cell>
          <table:table-cell table:style-name="Table29.A1" office:value-type="string">
            <text:p text:style-name="P8"><text:span text:style-name="T17">5</text:span></text:p>
          </table:table-cell>
          <table:table-cell table:style-name="Table29.A1" office:value-type="string">
            <text:p text:style-name="P8"><text:span text:style-name="T17">5</text:span></text:p>
          </table:table-cell>
        </table:table-row>
        <table:table-row table:style-name="Table29.1">
          <table:table-cell table:style-name="Table29.A1" office:value-type="string">
            <text:p text:style-name="P8"><text:span text:style-name="T17">'+-++---+-+-++-+++----+++-++-+---+--++++++++++'</text:span></text:p>
          </table:table-cell>
          <table:table-cell table:style-name="Table29.A1" office:value-type="string">
            <text:p text:style-name="P8"><text:span text:style-name="T17">5</text:span></text:p>
          </table:table-cell>
          <table:table-cell table:style-name="Table29.A1" office:value-type="string">
            <text:p text:style-name="P8"><text:span text:style-name="T17">7</text:span></text:p>
          </table:table-cell>
        </table:table-row>
        <table:table-row table:style-name="Table29.1">
          <table:table-cell table:style-name="Table29.A1" office:value-type="string">
            <text:p text:style-name="P8"><text:span text:style-name="T17">'+--++---+-++-+++------+++++---++-+--+++-+--++-++-++-+-++++++++++++++++++'</text:span></text:p>
          </table:table-cell>
          <table:table-cell table:style-name="Table29.A1" office:value-type="string">
            <text:p text:style-name="P8"><text:span text:style-name="T17">9</text:span></text:p>
          </table:table-cell>
          <table:table-cell table:style-name="Table29.A1" office:value-type="string">
            <text:p text:style-name="P8"><text:span text:style-name="T17">1</text:span></text:p>
          </table:table-cell>
        </table:table-row>
      </table:table>
      <text:p text:style-name="P1"/>
      <text:p text:style-name="P19"><text:bookmark text:name="_eeialcrp2qq1"/><text:span text:style-name="T1">Arithmetic progression</text:span></text:p>
      <text:p text:style-name="P1"/>
      <text:p text:style-name="P1"><text:span text:style-name="T17">def arithmetic_progression(items):</text:span></text:p>
      <text:p text:style-name="P1"/>
      <text:p text:style-name="P1"><text:span text:style-name="T4">An </text:span><text:span text:style-name="T7">arithmetic progression</text:span><text:span text:style-name="T4"> is a numerical sequence so that the </text:span><text:span text:style-name="T7">stride</text:span><text:span text:style-name="T4"> between each two consecutive elements is constant throughout the sequence. For example, </text:span><text:span text:style-name="T17">[4, 8, 12, 16, 20]</text:span><text:span text:style-name="T4"> is an arithmetic progression of length 5, starting from the value 4 with a stride of 4.</text:span></text:p>
      <text:p text:style-name="P2"/>
      <text:p text:style-name="P1"><text:span text:style-name="T4">Given a non-empty list </text:span><text:span text:style-name="T17">items</text:span><text:span text:style-name="T4"> of positive integers in strictly ascending order, find and return the longest arithmetic progression whose all values exist somewhere in that sequence. Return the answer as a tuple </text:span><text:span text:style-name="T17">(start, stride, n)</text:span><text:span text:style-name="T4"> of the values that define the progression. To ensure unique results to facilitate automated testing, if there exist several progressions of the same length, this function should return the one with the lowest </text:span><text:span text:style-name="T17">start</text:span><text:span text:style-name="T4">. If several progressions of equal length emanate from the lowest </text:span><text:span text:style-name="T17">start</text:span><text:span text:style-name="T4">, return the progression with the smallest </text:span><text:span text:style-name="T17">stride</text:span><text:span text:style-name="T4">.</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7">items</text:span></text:p>
          </table:table-cell>
          <table:table-cell table:style-name="Table30.A1" office:value-type="string">
            <text:p text:style-name="P8"><text:span text:style-name="T4">Expected result</text:span></text:p>
          </table:table-cell>
        </table:table-row>
        <table:table-row table:style-name="Table30.1">
          <table:table-cell table:style-name="Table30.A1" office:value-type="string">
            <text:p text:style-name="P8"><text:span text:style-name="T17">[42]</text:span></text:p>
          </table:table-cell>
          <table:table-cell table:style-name="Table30.A1" office:value-type="string">
            <text:p text:style-name="P8"><text:span text:style-name="T17">(42, 0, 1)</text:span></text:p>
          </table:table-cell>
        </table:table-row>
        <table:table-row table:style-name="Table30.1">
          <table:table-cell table:style-name="Table30.A1" office:value-type="string">
            <text:p text:style-name="P8"><text:span text:style-name="T17">[2, 4, 6, 7, 8, 12, 17]</text:span></text:p>
          </table:table-cell>
          <table:table-cell table:style-name="Table30.A1" office:value-type="string">
            <text:p text:style-name="P8"><text:span text:style-name="T17">(2, 2, 4)</text:span></text:p>
          </table:table-cell>
        </table:table-row>
        <table:table-row table:style-name="Table30.1">
          <table:table-cell table:style-name="Table30.A1" office:value-type="string">
            <text:p text:style-name="P8"><text:span text:style-name="T17">[1, 2, 36, 49, 50, 70, 75, 98, 104, 138, 146, 148, 172, 206, 221, 240, 274, 294, 367, 440]</text:span></text:p>
          </table:table-cell>
          <table:table-cell table:style-name="Table30.A1" office:value-type="string">
            <text:p text:style-name="P8"><text:span text:style-name="T17">(2, 34, 9)</text:span></text:p>
          </table:table-cell>
        </table:table-row>
        <table:table-row table:style-name="Table30.1">
          <table:table-cell table:style-name="Table30.A1" office:value-type="string">
            <text:p text:style-name="P8"><text:span text:style-name="T17">[2, 3, 7, 20, 25, 26, 28, 30, 32, 34, 36, 41, 53, 57, 73, 89, 94, 103, 105, 121, 137, 181, 186, 268, 278, 355, 370, 442, 462, 529, 554, 616, 646, 703]</text:span></text:p>
          </table:table-cell>
          <table:table-cell table:style-name="Table30.A1" office:value-type="string">
            <text:p text:style-name="P8"><text:span text:style-name="T17">(7, 87, 9)</text:span></text:p>
          </table:table-cell>
        </table:table-row>
        <table:table-row table:style-name="Table30.1">
          <table:table-cell table:style-name="Table30.A1" office:value-type="string">
            <text:p text:style-name="P8"><text:span text:style-name="T17">range(1000000)</text:span></text:p>
          </table:table-cell>
          <table:table-cell table:style-name="Table30.A1" office:value-type="string">
            <text:p text:style-name="P8"><text:span text:style-name="T17">(0, 1, 1000000)</text:span></text:p>
          </table:table-cell>
        </table:table-row>
      </table:table>
      <text:p text:style-name="P2"/>
      <text:p text:style-name="P1"><text:span text:style-name="T4">(Bridge players like to distinguish between "best result possible" and "best possible result", which are not at all the same thing. In the same spirit, can you see the difference between two deceptively similar concepts of "leftmost of longest" and "longest of leftmost" in this problem?)</text:span></text:p>
      <text:p text:style-name="P19"><text:bookmark text:name="_qitj01xxca5d"/><text:span text:style-name="T1">Tukey's ninther</text:span></text:p>
      <text:p text:style-name="P1"/>
      <text:p text:style-name="P1"><text:span text:style-name="T17">def tukeys_ninthers(items):</text:span></text:p>
      <text:p text:style-name="P1"/>
      <text:p text:style-name="P1"><text:span text:style-name="T4">Back in the day when computers were far slower and had a lot less RAM for our programs to burrow into, special techniques were necessary to achieve many </text:span><text:a xlink:type="simple" xlink:href="https://prog21.dadgum.com/29.html" text:style-name="ListLabel_20_47" text:visited-style-name="ListLabel_20_47"><text:span text:style-name="T14">things that are trivial today with a couple of lines of code</text:span></text:a><text:span text:style-name="T4">. In this spirit, "</text:span><text:a xlink:type="simple" xlink:href="https://www.johndcook.com/blog/2009/06/23/tukey-median-ninther/" text:style-name="ListLabel_20_47" text:visited-style-name="ListLabel_20_47"><text:span text:style-name="T14">Tukey's ninther</text:span></text:a><text:span text:style-name="T4">" is an </text:span><text:span text:style-name="T7">approximation algorithm</text:span><text:span text:style-name="T4"> from the seventies to quickly find some value that should be "reasonably close" to the </text:span><text:span text:style-name="T7">median element</text:span><text:span text:style-name="T4"> of the given unsorted list. For the purposes of this problem, the median element of the list is defined to be the element that would end up in the middle position if that list were sorted. This makes the median unambiguous, regardless of the elements and their multiplicities. This function is not tasked to find the true median, which would be a trivial one-liner by sorting </text:span><text:span text:style-name="T17">items</text:span><text:span text:style-name="T4">, but find and return the same element that Tukey's ninther algorithm would return for those </text:span><text:span text:style-name="T17">items</text:span><text:span text:style-name="T4">.</text:span></text:p>
      <text:p text:style-name="P2"/>
      <text:p text:style-name="P1"><text:span text:style-name="T4">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7">items</text:span><text:span text:style-name="T4"> is always some power of three. In the following table, each row contains the result produced by applying one round of Tukey's algorithm to the list in the row immediately bel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7">items</text:span></text:p>
          </table:table-cell>
          <table:table-cell table:style-name="Table31.A1" office:value-type="string">
            <text:p text:style-name="P8"><text:span text:style-name="T4">Expected result</text:span></text:p>
          </table:table-cell>
        </table:table-row>
        <table:table-row table:style-name="Table31.1">
          <table:table-cell table:style-name="Table31.A1" office:value-type="string">
            <text:p text:style-name="P8"><text:span text:style-name="T17">[15]</text:span></text:p>
          </table:table-cell>
          <table:table-cell table:style-name="Table31.A1" office:value-type="string">
            <text:p text:style-name="P8"><text:span text:style-name="T17">15</text:span></text:p>
          </table:table-cell>
        </table:table-row>
        <table:table-row table:style-name="Table31.1">
          <table:table-cell table:style-name="Table31.A1" office:value-type="string">
            <text:p text:style-name="P8"><text:span text:style-name="T17">[42, 7, 15]</text:span></text:p>
          </table:table-cell>
          <table:table-cell table:style-name="Table31.A1" office:value-type="string">
            <text:p text:style-name="P8"><text:span text:style-name="T17">15</text:span></text:p>
          </table:table-cell>
        </table:table-row>
        <table:table-row table:style-name="Table31.1">
          <table:table-cell table:style-name="Table31.A1" office:value-type="string">
            <text:p text:style-name="P8"><text:span text:style-name="T17">[99, 42, 17, 7, 1, 9, 12, 77, 15]</text:span></text:p>
          </table:table-cell>
          <table:table-cell table:style-name="Table31.A1" office:value-type="string">
            <text:p text:style-name="P8"><text:span text:style-name="T17">15</text:span></text:p>
          </table:table-cell>
        </table:table-row>
        <table:table-row table:style-name="Table31.1">
          <table:table-cell table:style-name="Table31.A1" office:value-type="string">
            <text:p text:style-name="P8"><text:span text:style-name="T17">[55, 99, 131, 42, 88, 11, 17, 16, 104, 2, 8, 7, 0, 1, 69, 8, 93, 9, 12, 11, 16, 1, 77, 90, 15, 4, 123]</text:span></text:p>
          </table:table-cell>
          <table:table-cell table:style-name="Table31.A1" office:value-type="string">
            <text:p text:style-name="P8"><text:span text:style-name="T17">15</text:span></text:p>
          </table:table-cell>
        </table:table-row>
      </table:table>
      <text:p text:style-name="P2"/>
      <text:p text:style-name="P1"><text:span text:style-name="T4">Tukey's algorithm is extremely </text:span><text:span text:style-name="T7">robust</text:span><text:span text:style-name="T4">, as can be appreciated by giving it a bunch of randomly shuffled lists of distinct numbers to operate on, and plotting the histogram of results to admire how heavily centered around the actual median this distribution ends up being. (These distinct numbers could come from distributions over arbitrary scales, since this </text:span><text:span text:style-name="T7">comparison-based</text:span><text:span text:style-name="T4"> algorithm never performs any arithmetic between elements.) For example, the median of the last example list in the above table is really 15, pinky swear for grownup realsies. Even better, if all </text:span><text:span text:style-name="T17">items</text:span><text:span text:style-name="T4"> are distinct and the length of the list is some power of three, the returned result can never be from the true top or bottom third of the sorted elements, thus eliminating all risk of using some funky outlier as the approximation for the true median.</text:span></text:p>
      <text:p text:style-name="P19"><text:bookmark text:name="_no2it2coxm9f"/><text:span text:style-name="T1">Whenever they zig, you gotta zag</text:span></text:p>
      <text:p text:style-name="P1"/>
      <text:p text:style-name="P1"><text:span text:style-name="T17">def is_zigzag(n):</text:span></text:p>
      <text:p text:style-name="P2"/>
      <text:p text:style-name="P1"><text:span text:style-name="T4">A positive integer </text:span><text:span text:style-name="T17">n</text:span><text:span text:style-name="T4"> is called a </text:span><text:span text:style-name="T7">zigzag number</text:span><text:span text:style-name="T4"> (also called "alternating number" in some combinatorics material) if the series of differences between its consecutive digits strictly alternates between positive and negative steps. The step from the first digit to the second may be either positive or negative. The function should determine whether </text:span><text:span text:style-name="T17">n</text:span><text:span text:style-name="T4"> is a zigzag number.</text:span></text:p>
      <text:p text:style-name="P2"/>
      <text:p text:style-name="P1"><text:span text:style-name="T4">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7">n</text:span></text:p>
          </table:table-cell>
          <table:table-cell table:style-name="Table32.A1" office:value-type="string">
            <text:p text:style-name="P3"><text:span text:style-name="T4">Expected result</text:span></text:p>
          </table:table-cell>
        </table:table-row>
        <table:table-row table:style-name="Table32.1">
          <table:table-cell table:style-name="Table32.A1" office:value-type="string">
            <text:p text:style-name="P3"><text:span text:style-name="T17">7</text:span></text:p>
          </table:table-cell>
          <table:table-cell table:style-name="Table32.A1" office:value-type="string">
            <text:p text:style-name="P3"><text:span text:style-name="T17">True</text:span></text:p>
          </table:table-cell>
        </table:table-row>
        <table:table-row table:style-name="Table32.1">
          <table:table-cell table:style-name="Table32.A1" office:value-type="string">
            <text:p text:style-name="P3"><text:span text:style-name="T17">25391</text:span></text:p>
          </table:table-cell>
          <table:table-cell table:style-name="Table32.A1" office:value-type="string">
            <text:p text:style-name="P3"><text:span text:style-name="T17">True</text:span></text:p>
          </table:table-cell>
        </table:table-row>
        <table:table-row table:style-name="Table32.1">
          <table:table-cell table:style-name="Table32.A1" office:value-type="string">
            <text:p text:style-name="P3"><text:span text:style-name="T17">90817263545463728185</text:span></text:p>
          </table:table-cell>
          <table:table-cell table:style-name="Table32.A1" office:value-type="string">
            <text:p text:style-name="P3"><text:span text:style-name="T17">True</text:span></text:p>
          </table:table-cell>
        </table:table-row>
        <table:table-row table:style-name="Table32.1">
          <table:table-cell table:style-name="Table32.A1" office:value-type="string">
            <text:p text:style-name="P3"><text:span text:style-name="T17">1</text:span><text:span text:style-name="T19">632</text:span><text:span text:style-name="T17">9</text:span></text:p>
          </table:table-cell>
          <table:table-cell table:style-name="Table32.A1" office:value-type="string">
            <text:p text:style-name="P3"><text:span text:style-name="T17">False</text:span></text:p>
          </table:table-cell>
        </table:table-row>
        <table:table-row table:style-name="Table32.1">
          <table:table-cell table:style-name="Table32.A1" office:value-type="string">
            <text:p text:style-name="P3"><text:span text:style-name="T17">1041</text:span><text:span text:style-name="T19">751</text:span><text:span text:style-name="T17">01096715</text:span></text:p>
          </table:table-cell>
          <table:table-cell table:style-name="Table32.A1" office:value-type="string">
            <text:p text:style-name="P3"><text:span text:style-name="T17">False</text:span></text:p>
          </table:table-cell>
        </table:table-row>
        <table:table-row table:style-name="Table32.1">
          <table:table-cell table:style-name="Table32.A1" office:value-type="string">
            <text:p text:style-name="P3"><text:span text:style-name="T17">49573912</text:span><text:span text:style-name="T19">00</text:span><text:span text:style-name="T17">9</text:span></text:p>
          </table:table-cell>
          <table:table-cell table:style-name="Table32.A1" office:value-type="string">
            <text:p text:style-name="P3"><text:span text:style-name="T17">False</text:span></text:p>
          </table:table-cell>
        </table:table-row>
      </table:table>
      <text:p text:style-name="P1"/>
      <text:p text:style-name="P19"><text:bookmark text:name="_ks34l0wewlfp"/><text:span text:style-name="T1">Crack the crag</text:span></text:p>
      <text:p text:style-name="P2"/>
      <text:p text:style-name="P1"><text:span text:style-name="T17">def crag_score(dice):</text:span></text:p>
      <text:p text:style-name="P2"/>
      <text:p text:style-name="P1"><text:span text:style-name="T7">Crag</text:span><text:span text:style-name="T4"> (see </text:span><text:a xlink:type="simple" xlink:href="https://en.wikipedia.org/wiki/Crag_(dice_game)" text:style-name="ListLabel_20_47" text:visited-style-name="ListLabel_20_47"><text:span text:style-name="T14">the Wikipedia page</text:span></text:a><text:span text:style-name="T4"> for the scoring table needed in this problem) is a dice game similar to the more popular games of </text:span><text:a xlink:type="simple" xlink:href="https://en.wikipedia.org/wiki/Yahtzee" text:style-name="ListLabel_20_47" text:visited-style-name="ListLabel_20_47"><text:span text:style-name="T14">Yahtzee</text:span></text:a><text:span text:style-name="T4"> and </text:span><text:a xlink:type="simple" xlink:href="https://en.wikipedia.org/wiki/Poker_dice" text:style-name="ListLabel_20_47" text:visited-style-name="ListLabel_20_47"><text:span text:style-name="T14">Poker dice</text:span></text:a><text:span text:style-name="T4"> in style and spirit, but with much simpler combinatorics of roll value calculation due to this game using only three dice. Players repeatedly roll three dice and assign the resulting patterns to </text:span><text:span text:style-name="T7">scoring categories</text:span><text:span text:style-name="T4">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4">Given the list of pips of the three dice of the first roll, this function should compute and return the highest possible score available when </text:span><text:span text:style-name="T7">all categories of the scoring table are still available for you to choose from</text:span><text:span text:style-name="T4">, so that all that matters is maximizing this first roll. Note that the examples on the Wikipedia page show the score that some dice would score </text:span><text:span text:style-name="T7">in that particular category</text:span><text:span text:style-name="T4">, which is not necessarily even close to the maximum score in principle attainable with that roll. For example, the roll </text:span><text:span text:style-name="T17">[1, 1, 1]</text:span><text:span text:style-name="T4"> inefficiently used in the category "Ones" would indeed score only three points, whereas that same roll would score a whopping 25 points in the more fitting category "Three of a kind". (The problem "Optimal crag score" later in this collection then has you distribute your rolls into distinct categories to maximize the total score.)</text:span></text:p>
      <text:p text:style-name="P2"/>
      <text:p text:style-name="P1"><text:span text:style-name="T4">This problem ought to be a straightforward exercise on if-else ladders combined with simple sequence management. Your function should be swift and sure to return the correct answer for every one of the 6</text:span><text:span text:style-name="T31">3</text:span><text:span text:style-name="T4"> = 216 possible pip combinations. However, you will surely design your if-else structures to handle entire equivalence classes of pip combinations in a single step, so that your entire ladder consists of </text:span><text:span text:style-name="T8">far</text:span><text:span text:style-name="T4"> fewer than 216 separate steps...</text:span></text:p>
      <text:p text:style-name="P1"><text:span text:style-name="T4"><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7">dice</text:span></text:p>
          </table:table-cell>
          <table:table-cell table:style-name="Table33.A1" office:value-type="string">
            <text:p text:style-name="P8"><text:span text:style-name="T4">Expected result</text:span></text:p>
          </table:table-cell>
        </table:table-row>
        <table:table-row table:style-name="Table33.1">
          <table:table-cell table:style-name="Table33.A1" office:value-type="string">
            <text:p text:style-name="P8"><text:span text:style-name="T17">[1, 2, 3]</text:span></text:p>
          </table:table-cell>
          <table:table-cell table:style-name="Table33.A1" office:value-type="string">
            <text:p text:style-name="P8"><text:span text:style-name="T17">20</text:span></text:p>
          </table:table-cell>
        </table:table-row>
        <table:table-row table:style-name="Table33.1">
          <table:table-cell table:style-name="Table33.A1" office:value-type="string">
            <text:p text:style-name="P8"><text:span text:style-name="T17">[4, 5, 1]</text:span></text:p>
          </table:table-cell>
          <table:table-cell table:style-name="Table33.A1" office:value-type="string">
            <text:p text:style-name="P8"><text:span text:style-name="T17">5</text:span></text:p>
          </table:table-cell>
        </table:table-row>
        <table:table-row table:style-name="Table33.1">
          <table:table-cell table:style-name="Table33.A1" office:value-type="string">
            <text:p text:style-name="P8"><text:span text:style-name="T17">[3, 3, 3]</text:span></text:p>
          </table:table-cell>
          <table:table-cell table:style-name="Table33.A1" office:value-type="string">
            <text:p text:style-name="P8"><text:span text:style-name="T17">25</text:span></text:p>
          </table:table-cell>
        </table:table-row>
        <table:table-row table:style-name="Table33.1">
          <table:table-cell table:style-name="Table33.A1" office:value-type="string">
            <text:p text:style-name="P8"><text:span text:style-name="T17">[4, 5, 4]</text:span></text:p>
          </table:table-cell>
          <table:table-cell table:style-name="Table33.A1" office:value-type="string">
            <text:p text:style-name="P8"><text:span text:style-name="T17">50</text:span></text:p>
          </table:table-cell>
        </table:table-row>
        <table:table-row table:style-name="Table33.1">
          <table:table-cell table:style-name="Table33.A1" office:value-type="string">
            <text:p text:style-name="P8"><text:span text:style-name="T17">[1, 1, 1]</text:span></text:p>
          </table:table-cell>
          <table:table-cell table:style-name="Table33.A1" office:value-type="string">
            <text:p text:style-name="P8"><text:span text:style-name="T17">25</text:span></text:p>
          </table:table-cell>
        </table:table-row>
        <table:table-row table:style-name="Table33.1">
          <table:table-cell table:style-name="Table33.A1" office:value-type="string">
            <text:p text:style-name="P8"><text:span text:style-name="T17">[1, 1, 2]</text:span></text:p>
          </table:table-cell>
          <table:table-cell table:style-name="Table33.A1" office:value-type="string">
            <text:p text:style-name="P8"><text:span text:style-name="T17">2</text:span></text:p>
          </table:table-cell>
        </table:table-row>
      </table:table>
      <text:p text:style-name="P1"/>
      <text:p text:style-name="P19"><text:bookmark text:name="_35heox3c5v54"/><text:span text:style-name="T1">Three summers ago</text:span></text:p>
      <text:p text:style-name="P2"/>
      <text:p text:style-name="P1"><text:span text:style-name="T17">def three_summers(items, goal):</text:span></text:p>
      <text:p text:style-name="P2"/>
      <text:p text:style-name="P1"><text:span text:style-name="T4">Given a list of positive integer </text:span><text:span text:style-name="T17">items</text:span><text:span text:style-name="T4"> guaranteed to contain at least three elements with all of its </text:span><text:span text:style-name="T7">elements in sorted ascending order</text:span><text:span text:style-name="T4">, determine whether there </text:span><text:span text:style-name="T7">exist precisely three</text:span><text:span text:style-name="T4"> separate </text:span><text:span text:style-name="T17">items</text:span><text:span text:style-name="T4"> that together add up to the given positive integer </text:span><text:span text:style-name="T17">goal</text:span><text:span text:style-name="T4">, no more and no less.</text:span></text:p>
      <text:p text:style-name="P2"/>
      <text:p text:style-name="P1"><text:span text:style-name="T4">You could, of course, solve this problem with three nested loops to go through all possible ways to choose three elements from </text:span><text:span text:style-name="T17">items</text:span><text:span text:style-name="T4">, checking for each triple whether it adds up to the </text:span><text:span text:style-name="T17">goal</text:span><text:span text:style-name="T4">.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4">Since </text:span><text:span text:style-name="T17">items</text:span><text:span text:style-name="T4"> are known to be sorted, better technique will find the answer significantly faster. See the new example function </text:span><text:span text:style-name="T17">two_summers</text:span><text:span text:style-name="T4"> in </text:span><text:a xlink:type="simple" xlink:href="https://github.com/ikokkari/PythonExamples/blob/master/listproblems.py" text:style-name="ListLabel_20_48" text:visited-style-name="ListLabel_20_48"><text:span text:style-name="T16">listproblems.py</text:span></text:a><text:span text:style-name="T4"> to quickly find two elements from the given sorted list that together add up to the given </text:span><text:span text:style-name="T17">goal</text:span><text:span text:style-name="T4">. You can simply use this function as a subroutine to speed up your search for three summing elements, once you realize that the list contains three elements that add up to </text:span><text:span text:style-name="T17">goal</text:span><text:span text:style-name="T4"> if and only if it contains some element </text:span><text:span text:style-name="T17">x</text:span><text:span text:style-name="T4"> so that the remaining list contains two elements that add up to </text:span><text:span text:style-name="T17">goal-x</text:span><text:span text:style-name="T4">.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4">items</text:span></text:p>
          </table:table-cell>
          <table:table-cell table:style-name="Table34.A1" office:value-type="string">
            <text:p text:style-name="P8"><text:span text:style-name="T4">goal</text:span></text:p>
          </table:table-cell>
          <table:table-cell table:style-name="Table34.A1" office:value-type="string">
            <text:p text:style-name="P8"><text:span text:style-name="T4">Expected result</text:span></text:p>
          </table:table-cell>
        </table:table-row>
        <table:table-row table:style-name="Table34.1">
          <table:table-cell table:style-name="Table34.A1" office:value-type="string">
            <text:p text:style-name="P8"><text:span text:style-name="T17">[10, 11, 16, 18, 19]</text:span></text:p>
          </table:table-cell>
          <table:table-cell table:style-name="Table34.A1" office:value-type="string">
            <text:p text:style-name="P8"><text:span text:style-name="T17">40</text:span></text:p>
          </table:table-cell>
          <table:table-cell table:style-name="Table34.A1" office:value-type="string">
            <text:p text:style-name="P8"><text:span text:style-name="T17">True</text:span></text:p>
          </table:table-cell>
        </table:table-row>
        <table:table-row table:style-name="Table34.1">
          <table:table-cell table:style-name="Table34.A1" office:value-type="string">
            <text:p text:style-name="P8"><text:span text:style-name="T17">[10, 11, 16, 18, 19]</text:span></text:p>
          </table:table-cell>
          <table:table-cell table:style-name="Table34.A1" office:value-type="string">
            <text:p text:style-name="P8"><text:span text:style-name="T17">41</text:span></text:p>
          </table:table-cell>
          <table:table-cell table:style-name="Table34.A1" office:value-type="string">
            <text:p text:style-name="P8"><text:span text:style-name="T17">False</text:span></text:p>
          </table:table-cell>
        </table:table-row>
        <table:table-row table:style-name="Table34.1">
          <table:table-cell table:style-name="Table34.A1" office:value-type="string">
            <text:p text:style-name="P8"><text:span text:style-name="T17">[1, 2, 3]</text:span></text:p>
          </table:table-cell>
          <table:table-cell table:style-name="Table34.A1" office:value-type="string">
            <text:p text:style-name="P8"><text:span text:style-name="T17">6</text:span></text:p>
          </table:table-cell>
          <table:table-cell table:style-name="Table34.A1" office:value-type="string">
            <text:p text:style-name="P8"><text:span text:style-name="T17">True</text:span></text:p>
          </table:table-cell>
        </table:table-row>
      </table:table>
      <text:p text:style-name="P2"/>
      <text:p text:style-name="P1"><text:span text:style-name="T4">For the general </text:span><text:span text:style-name="T7">subset sum problem</text:span><text:span text:style-name="T4"> used as an example of inherently exponential branching recursion in that lecture, the question of whether the given list of integers contains some subset of </text:span><text:span text:style-name="T8">k</text:span><text:span text:style-name="T4"> elements that together add up to given </text:span><text:span text:style-name="T17">goal</text:span><text:span text:style-name="T4"> can be determined by trying each element </text:span><text:span text:style-name="T17">x</text:span><text:span text:style-name="T4"> in turn as the first element of this subset, and then recursively determining whether the remaining elements after </text:span><text:span text:style-name="T17">x</text:span><text:span text:style-name="T4"> contain some subset of </text:span><text:span text:style-name="T8">k</text:span><text:span text:style-name="T4"> - 1 elements that adds up to </text:span><text:span text:style-name="T17">goal-x</text:span><text:span text:style-name="T4">. </text:span></text:p>
      <text:p text:style-name="P2"/>
      <text:p text:style-name="P19"><text:bookmark text:name="_amy07cgayh28"/><text:span text:style-name="T1">Sum of two squares</text:span></text:p>
      <text:p text:style-name="P2"/>
      <text:p text:style-name="P1"><text:span text:style-name="T17">def sum_of_two_squares(n):</text:span></text:p>
      <text:p text:style-name="P2"/>
      <text:p text:style-name="P1"><text:span text:style-name="T4">Some positive integers can be expressed as a sum of two squares of some positive integers greater than zero. For example, 74 = 49 + 25 = 7</text:span><text:span text:style-name="T31">2 </text:span><text:span text:style-name="T4">+ 5</text:span><text:span text:style-name="T31">2</text:span><text:span text:style-name="T4">. This function should find and return a tuple of two positive integers whose squares together add up to </text:span><text:span text:style-name="T17">n</text:span><text:span text:style-name="T4">, or return </text:span><text:span text:style-name="T17">None</text:span><text:span text:style-name="T4"> if the parameter </text:span><text:span text:style-name="T17">n</text:span><text:span text:style-name="T4"> cannot be broken into a sum of two squares.</text:span></text:p>
      <text:p text:style-name="P2"/>
      <text:p text:style-name="P1"><text:span text:style-name="T4">To facilitate the automated testing, the returned tuple must present the larger of its two numbers first. Furthermore, if some integer can be broken down to a sum of squares in several ways, return the breakdown that maximizes the larger number. For example, the number 85 allows two such representations 7</text:span><text:span text:style-name="T31">2</text:span><text:span text:style-name="T4"> + 6</text:span><text:span text:style-name="T31">2</text:span><text:span text:style-name="T4"> and 9</text:span><text:span text:style-name="T31">2</text:span><text:span text:style-name="T4"> + 2</text:span><text:span text:style-name="T31">2</text:span><text:span text:style-name="T4"> , of which this function must return </text:span><text:span text:style-name="T17">(9, 2)</text:span><text:span text:style-name="T4">.</text:span></text:p>
      <text:p text:style-name="P2"/>
      <text:p text:style-name="P1"><text:span text:style-name="T4">The technique of </text:span><text:span text:style-name="T7">two approaching indices</text:span><text:span text:style-name="T4"> that start from the beginning and end of a sequence, respectively, and approach each other until they meet somewhere, used in the function </text:span><text:span text:style-name="T17">two_summers</text:span><text:span text:style-name="T4"> in one of our class examples, is directly applicable to this problem. In this problem, these indices crawl towards each other only one small step at the time, whereas in </text:span><text:span text:style-name="T7">binary search</text:span><text:span text:style-name="T4">,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4">n</text:span></text:p>
          </table:table-cell>
          <table:table-cell table:style-name="Table35.A1" office:value-type="string">
            <text:p text:style-name="P8"><text:span text:style-name="T4">Expected result</text:span></text:p>
          </table:table-cell>
        </table:table-row>
        <table:table-row table:style-name="Table35.1">
          <table:table-cell table:style-name="Table35.A1" office:value-type="string">
            <text:p text:style-name="P8"><text:span text:style-name="T17">1</text:span></text:p>
          </table:table-cell>
          <table:table-cell table:style-name="Table35.A1" office:value-type="string">
            <text:p text:style-name="P8"><text:span text:style-name="T17">None</text:span></text:p>
          </table:table-cell>
        </table:table-row>
        <table:table-row table:style-name="Table35.1">
          <table:table-cell table:style-name="Table35.A1" office:value-type="string">
            <text:p text:style-name="P8"><text:span text:style-name="T17">2</text:span></text:p>
          </table:table-cell>
          <table:table-cell table:style-name="Table35.A1" office:value-type="string">
            <text:p text:style-name="P8"><text:span text:style-name="T17">(1, 1)</text:span></text:p>
          </table:table-cell>
        </table:table-row>
        <table:table-row table:style-name="Table35.1">
          <table:table-cell table:style-name="Table35.A1" office:value-type="string">
            <text:p text:style-name="P8"><text:span text:style-name="T17">50</text:span></text:p>
          </table:table-cell>
          <table:table-cell table:style-name="Table35.A1" office:value-type="string">
            <text:p text:style-name="P8"><text:span text:style-name="T17">(7, 1)</text:span></text:p>
          </table:table-cell>
        </table:table-row>
        <table:table-row table:style-name="Table35.1">
          <table:table-cell table:style-name="Table35.A1" office:value-type="string">
            <text:p text:style-name="P8"><text:span text:style-name="T17">8</text:span></text:p>
          </table:table-cell>
          <table:table-cell table:style-name="Table35.A1" office:value-type="string">
            <text:p text:style-name="P8"><text:span text:style-name="T17">(2, 2)</text:span></text:p>
          </table:table-cell>
        </table:table-row>
        <table:table-row table:style-name="Table35.1">
          <table:table-cell table:style-name="Table35.A1" office:value-type="string">
            <text:p text:style-name="P8"><text:span text:style-name="T17">11</text:span></text:p>
          </table:table-cell>
          <table:table-cell table:style-name="Table35.A1" office:value-type="string">
            <text:p text:style-name="P8"><text:span text:style-name="T17">None</text:span></text:p>
          </table:table-cell>
        </table:table-row>
        <table:table-row table:style-name="Table35.1">
          <table:table-cell table:style-name="Table35.A1" office:value-type="string">
            <text:p text:style-name="P8"><text:span text:style-name="T17">123**2 + 456**2</text:span></text:p>
          </table:table-cell>
          <table:table-cell table:style-name="Table35.A1" office:value-type="string">
            <text:p text:style-name="P8"><text:span text:style-name="T17">(456, 123)</text:span></text:p>
          </table:table-cell>
        </table:table-row>
        <table:table-row table:style-name="Table35.1">
          <table:table-cell table:style-name="Table35.A1" office:value-type="string">
            <text:p text:style-name="P8"><text:span text:style-name="T17">55555**2 + 66666**2</text:span></text:p>
          </table:table-cell>
          <table:table-cell table:style-name="Table35.A1" office:value-type="string">
            <text:p text:style-name="P8"><text:span text:style-name="T17">(77235, 39566)</text:span></text:p>
          </table:table-cell>
        </table:table-row>
      </table:table>
      <text:p text:style-name="P2"/>
      <text:p text:style-name="P19"><text:bookmark text:name="_1trqx94n766i"/><text:span text:style-name="T1">Carry on Pythonista</text:span></text:p>
      <text:p text:style-name="P2"/>
      <text:p text:style-name="P1"><text:span text:style-name="T17">def count_carries(a, b):</text:span></text:p>
      <text:p text:style-name="P2"/>
      <text:p text:style-name="P1"><text:span text:style-name="T4">Two positive integers </text:span><text:span text:style-name="T17">a</text:span><text:span text:style-name="T4"> and </text:span><text:span text:style-name="T17">b</text:span><text:span text:style-name="T4"> can be added together to produce their sum with the usual integer column-wise addition algorithm that we all learned back when we were but wee little children. Instead of the sum </text:span><text:span text:style-name="T17">a+b</text:span><text:span text:style-name="T4"> that the language could compute for you anyway, this problem asks you to count how many times there is a </text:span><text:span text:style-name="T7">carry</text:span><text:span text:style-name="T4"> of one into the next column caused by adding the two digits in the current column (possibly including the carry from the previous column), and return that total count. Your function should be efficient even when the parameter integers </text:span><text:span text:style-name="T17">a</text:span><text:span text:style-name="T4"> and </text:span><text:span text:style-name="T17">b</text:span><text:span text:style-name="T4"> are enormous enough to require thousands of digits to write down.</text:span></text:p>
      <text:p text:style-name="P2"/>
      <text:p text:style-name="P1"><text:span text:style-name="T4">To extract the lowest digit of a positive integer </text:span><text:span text:style-name="T17">n</text:span><text:span text:style-name="T4">, use the expression </text:span><text:span text:style-name="T17">n % 10</text:span><text:span text:style-name="T4">. To extract all other digits without the lowest one, use the expression </text:span><text:span text:style-name="T17">n // 10</text:span><text:span text:style-name="T4">. You can use these simple integer arithmetic operations to execute the steps of the </text:span><text:span text:style-name="T7">column-wise integer addition</text:span><text:span text:style-name="T4"> so that you don't care about the actual result of the addition, but only the carry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8"><text:span text:style-name="T17">a</text:span></text:p>
          </table:table-cell>
          <table:table-cell table:style-name="Table36.A1" office:value-type="string">
            <text:p text:style-name="P8"><text:span text:style-name="T17">b</text:span></text:p>
          </table:table-cell>
          <table:table-cell table:style-name="Table36.A1" office:value-type="string">
            <text:p text:style-name="P8"><text:span text:style-name="T4">Expected result</text:span></text:p>
          </table:table-cell>
        </table:table-row>
        <table:table-row table:style-name="Table36.1">
          <table:table-cell table:style-name="Table36.A1" office:value-type="string">
            <text:p text:style-name="P8"><text:span text:style-name="T17">99999</text:span></text:p>
          </table:table-cell>
          <table:table-cell table:style-name="Table36.A1" office:value-type="string">
            <text:p text:style-name="P8"><text:span text:style-name="T17">1</text:span></text:p>
          </table:table-cell>
          <table:table-cell table:style-name="Table36.A1" office:value-type="string">
            <text:p text:style-name="P8"><text:span text:style-name="T17">5</text:span></text:p>
          </table:table-cell>
        </table:table-row>
        <table:table-row table:style-name="Table36.1">
          <table:table-cell table:style-name="Table36.A1" office:value-type="string">
            <text:p text:style-name="P8"><text:span text:style-name="T17">11111111111</text:span></text:p>
          </table:table-cell>
          <table:table-cell table:style-name="Table36.A1" office:value-type="string">
            <text:p text:style-name="P8"><text:span text:style-name="T17">2222222222</text:span></text:p>
          </table:table-cell>
          <table:table-cell table:style-name="Table36.A1" office:value-type="string">
            <text:p text:style-name="P8"><text:span text:style-name="T17">0</text:span></text:p>
          </table:table-cell>
        </table:table-row>
        <table:table-row table:style-name="Table36.1">
          <table:table-cell table:style-name="Table36.A1" office:value-type="string">
            <text:p text:style-name="P8"><text:span text:style-name="T17">123456789</text:span></text:p>
          </table:table-cell>
          <table:table-cell table:style-name="Table36.A1" office:value-type="string">
            <text:p text:style-name="P8"><text:span text:style-name="T17">987654321</text:span></text:p>
          </table:table-cell>
          <table:table-cell table:style-name="Table36.A1" office:value-type="string">
            <text:p text:style-name="P8"><text:span text:style-name="T17">9</text:span></text:p>
          </table:table-cell>
        </table:table-row>
        <table:table-row table:style-name="Table36.1">
          <table:table-cell table:style-name="Table36.A1" office:value-type="string">
            <text:p text:style-name="P8"><text:span text:style-name="T17">2**100</text:span></text:p>
          </table:table-cell>
          <table:table-cell table:style-name="Table36.A1" office:value-type="string">
            <text:p text:style-name="P8"><text:span text:style-name="T17">2**100 - 1</text:span></text:p>
          </table:table-cell>
          <table:table-cell table:style-name="Table36.A1" office:value-type="string">
            <text:p text:style-name="P8"><text:span text:style-name="T17">13</text:span></text:p>
          </table:table-cell>
        </table:table-row>
        <table:table-row table:style-name="Table36.1">
          <table:table-cell table:style-name="Table36.A1" office:value-type="string">
            <text:p text:style-name="P8"><text:span text:style-name="T17">3**1000</text:span></text:p>
          </table:table-cell>
          <table:table-cell table:style-name="Table36.A1" office:value-type="string">
            <text:p text:style-name="P8"><text:span text:style-name="T17">3**1000 + 1</text:span></text:p>
          </table:table-cell>
          <table:table-cell table:style-name="Table36.A1" office:value-type="string">
            <text:p text:style-name="P8"><text:span text:style-name="T17">243</text:span></text:p>
          </table:table-cell>
        </table:table-row>
      </table:table>
      <text:p text:style-name="P2"/>
      <text:p text:style-name="P19"><text:bookmark text:name="_2jx6le5oqdkj"/><text:span text:style-name="T1">Expand positive integer intervals</text:span></text:p>
      <text:p text:style-name="P2"/>
      <text:p text:style-name="P1"><text:span text:style-name="T17">def expand_intervals(intervals):</text:span></text:p>
      <text:p text:style-name="P2"/>
      <text:p text:style-name="P1"><text:span text:style-name="T4">An </text:span><text:span text:style-name="T7">interval</text:span><text:span text:style-name="T4">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7">'5-9'</text:span><text:span text:style-name="T4">. Multiple intervals can be described together by separating their descriptions with commas. An interval that contains only one value is given as only that value.</text:span></text:p>
      <text:p text:style-name="P2"/>
      <text:p text:style-name="P1"><text:span text:style-name="T4">Given a string that contains one or more such comma-separated interval descriptions, guaranteed to be given in sorted ascending order and never overlap with each other, create and return the list that contains all the integers contained inside these intervals. In solving this problem the same as any other problems, it is always better to not have to reinvent the wheel, but always check out first whether the string objects have useful methods to make your job easi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7">intervals</text:span></text:p>
          </table:table-cell>
          <table:table-cell table:style-name="Table37.A1" office:value-type="string">
            <text:p text:style-name="P3"><text:span text:style-name="T4">Expected result</text:span></text:p>
          </table:table-cell>
        </table:table-row>
        <table:table-row table:style-name="Table37.1">
          <table:table-cell table:style-name="Table37.A1" office:value-type="string">
            <text:p text:style-name="P3"><text:span text:style-name="T17">''</text:span></text:p>
          </table:table-cell>
          <table:table-cell table:style-name="Table37.A1" office:value-type="string">
            <text:p text:style-name="P3"><text:span text:style-name="T17">[]</text:span></text:p>
          </table:table-cell>
        </table:table-row>
        <table:table-row table:style-name="Table37.1">
          <table:table-cell table:style-name="Table37.A1" office:value-type="string">
            <text:p text:style-name="P3"><text:span text:style-name="T17">'42'</text:span></text:p>
          </table:table-cell>
          <table:table-cell table:style-name="Table37.A1" office:value-type="string">
            <text:p text:style-name="P3"><text:span text:style-name="T17">[42]</text:span></text:p>
          </table:table-cell>
        </table:table-row>
        <table:table-row table:style-name="Table37.1">
          <table:table-cell table:style-name="Table37.A1" office:value-type="string">
            <text:p text:style-name="P3"><text:span text:style-name="T17">'4-6,10-12,16'</text:span></text:p>
          </table:table-cell>
          <table:table-cell table:style-name="Table37.A1" office:value-type="string">
            <text:p text:style-name="P3"><text:span text:style-name="T17">[4, 5, 6, 10, 11, 12, 16]</text:span></text:p>
          </table:table-cell>
        </table:table-row>
        <table:table-row table:style-name="Table37.1">
          <table:table-cell table:style-name="Table37.A1" office:value-type="string">
            <text:p text:style-name="P3"><text:span text:style-name="T17">'1,3-9,12-14,9999'</text:span></text:p>
          </table:table-cell>
          <table:table-cell table:style-name="Table37.A1" office:value-type="string">
            <text:p text:style-name="P3"><text:span text:style-name="T17">[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7">def collapse_intervals(items):</text:span></text:p>
      <text:p text:style-name="P2"/>
      <text:p text:style-name="P1"><text:span text:style-name="T4">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7">first-last</text:span><text:span text:style-name="T4">. If some maximal sublist consists of a single integer, it must be included in the result string just by itself without the minus sign separating it from the now redundant </text:span><text:span text:style-name="T17">last</text:span><text:span text:style-name="T4"> number. Make sure that the string returned by your function does not contain any whitespace characters, and does not have a redundant comma at the end.</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7">items</text:span></text:p>
          </table:table-cell>
          <table:table-cell table:style-name="Table38.A1" office:value-type="string">
            <text:p text:style-name="P3"><text:span text:style-name="T4">Expected result</text:span></text:p>
          </table:table-cell>
        </table:table-row>
        <table:table-row table:style-name="Table38.1">
          <table:table-cell table:style-name="Table38.A1" office:value-type="string">
            <text:p text:style-name="P3"><text:span text:style-name="T17">[1, 2, 4, 6, 7, 8, 9, 10, 12, 13]</text:span></text:p>
          </table:table-cell>
          <table:table-cell table:style-name="Table38.A1" office:value-type="string">
            <text:p text:style-name="P3"><text:span text:style-name="T17">'1-2,4,6-10,12-13'</text:span></text:p>
          </table:table-cell>
        </table:table-row>
        <table:table-row table:style-name="Table38.1">
          <table:table-cell table:style-name="Table38.A1" office:value-type="string">
            <text:p text:style-name="P3"><text:span text:style-name="T17">[42]</text:span></text:p>
          </table:table-cell>
          <table:table-cell table:style-name="Table38.A1" office:value-type="string">
            <text:p text:style-name="P3"><text:span text:style-name="T17">'42'</text:span></text:p>
          </table:table-cell>
        </table:table-row>
        <table:table-row table:style-name="Table38.1">
          <table:table-cell table:style-name="Table38.A1" office:value-type="string">
            <text:p text:style-name="P3"><text:span text:style-name="T17">[3, 5, 6, 7, 9, 11, 12, 13]</text:span></text:p>
          </table:table-cell>
          <table:table-cell table:style-name="Table38.A1" office:value-type="string">
            <text:p text:style-name="P3"><text:span text:style-name="T17">'3,5-7,9,11-13'</text:span></text:p>
          </table:table-cell>
        </table:table-row>
        <table:table-row table:style-name="Table38.1">
          <table:table-cell table:style-name="Table38.A1" office:value-type="string">
            <text:p text:style-name="P3"><text:span text:style-name="T17">[]</text:span></text:p>
          </table:table-cell>
          <table:table-cell table:style-name="Table38.A1" office:value-type="string">
            <text:p text:style-name="P3"><text:span text:style-name="T17">''</text:span></text:p>
          </table:table-cell>
        </table:table-row>
        <table:table-row table:style-name="Table38.1">
          <table:table-cell table:style-name="Table38.A1" office:value-type="string">
            <text:p text:style-name="P3"><text:span text:style-name="T17">range(1, 1000001)</text:span></text:p>
          </table:table-cell>
          <table:table-cell table:style-name="Table38.A1" office:value-type="string">
            <text:p text:style-name="P3"><text:span text:style-name="T17">'1-1000000'</text:span></text:p>
          </table:table-cell>
        </table:table-row>
      </table:table>
      <text:p text:style-name="P2"/>
      <text:p text:style-name="P19"><text:bookmark text:name="_637ktqu3ro6a"/><text:span text:style-name="T1">Reversing the deserver</text:span></text:p>
      <text:p text:style-name="P2"/>
      <text:p text:style-name="P1"><text:span text:style-name="T17">def reverse_reversed(items):</text:span></text:p>
      <text:p text:style-name="P2"/>
      <text:p text:style-name="P1"><text:span text:style-name="T4">Create and return a new list that contains the </text:span><text:span text:style-name="T17">items</text:span><text:span text:style-name="T4">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7">items</text:span><text:span text:style-name="T4"> parameter is a list (</text:span><text:a xlink:type="simple" xlink:href="https://stackoverflow.com/questions/1549801/what-are-the-differences-between-type-and-isinstance" text:style-name="ListLabel_20_47" text:visited-style-name="ListLabel_20_47"><text:span text:style-name="T14">use the Python function </text:span></text:a><text:a xlink:type="simple" xlink:href="https://stackoverflow.com/questions/1549801/what-are-the-differences-between-type-and-isinstance" text:style-name="ListLabel_20_48" text:visited-style-name="ListLabel_20_48"><text:span text:style-name="T16">type</text:span></text:a><text:a xlink:type="simple" xlink:href="https://stackoverflow.com/questions/1549801/what-are-the-differences-between-type-and-isinstance" text:style-name="ListLabel_20_47" text:visited-style-name="ListLabel_20_47"><text:span text:style-name="T14"> or the </text:span></text:a><text:a xlink:type="simple" xlink:href="https://stackoverflow.com/questions/1549801/what-are-the-differences-between-type-and-isinstance" text:style-name="ListLabel_20_48" text:visited-style-name="ListLabel_20_48"><text:span text:style-name="T16">isinstance</text:span></text:a><text:a xlink:type="simple" xlink:href="https://stackoverflow.com/questions/1549801/what-are-the-differences-between-type-and-isinstance" text:style-name="ListLabel_20_47" text:visited-style-name="ListLabel_20_47"><text:span text:style-name="T14"> operator to check this</text:span></text:a><text:span text:style-name="T4">), recursively reverse the elements that this nested list contains. (List comprehensions might come handy in doing this part of the problem.)</text:span></text:p>
      <text:p text:style-name="P2"/>
      <text:p text:style-name="P1"><text:span text:style-name="T4">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to never have to worry that function silently modifies the contents of your list? </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7">items</text:span></text:p>
          </table:table-cell>
          <table:table-cell table:style-name="Table39.A1" office:value-type="string">
            <text:p text:style-name="P3"><text:span text:style-name="T4">Expected result</text:span></text:p>
          </table:table-cell>
        </table:table-row>
        <table:table-row table:style-name="Table39.1">
          <table:table-cell table:style-name="Table39.A1" office:value-type="string">
            <text:p text:style-name="P3"><text:span text:style-name="T17">[1, [2, 3, 4, 'yeah'], 5]</text:span></text:p>
          </table:table-cell>
          <table:table-cell table:style-name="Table39.A1" office:value-type="string">
            <text:p text:style-name="P3"><text:span text:style-name="T17">[5, ['yeah', 4, 3, 2], 1]</text:span></text:p>
          </table:table-cell>
        </table:table-row>
        <table:table-row table:style-name="Table39.1">
          <table:table-cell table:style-name="Table39.A1" office:value-type="string">
            <text:p text:style-name="P3"><text:span text:style-name="T17">[[[[[[1, 2]]]]]]</text:span></text:p>
          </table:table-cell>
          <table:table-cell table:style-name="Table39.A1" office:value-type="string">
            <text:p text:style-name="P3"><text:span text:style-name="T17">[[[[[[2, 1]]]]]]</text:span></text:p>
          </table:table-cell>
        </table:table-row>
        <table:table-row table:style-name="Table39.1">
          <table:table-cell table:style-name="Table39.A1" office:value-type="string">
            <text:p text:style-name="P3"><text:span text:style-name="T17">[42, [99, [17, [33, ['boo!']]]]]</text:span></text:p>
          </table:table-cell>
          <table:table-cell table:style-name="Table39.A1" office:value-type="string">
            <text:p text:style-name="P3"><text:span text:style-name="T17">[[[[['boo!'], 33], 17], 99], 42]</text:span></text:p>
          </table:table-cell>
        </table:table-row>
      </table:table>
      <text:p text:style-name="P2"/>
      <text:p text:style-name="P19"><text:bookmark text:name="_asvuqklh9256"/><text:span text:style-name="T1">Count word dominators</text:span></text:p>
      <text:p text:style-name="P4"/>
      <text:p text:style-name="P1"><text:span text:style-name="T17">def count_word_dominators(words):</text:span></text:p>
      <text:p text:style-name="P2"/>
      <text:p text:style-name="P1"><text:span text:style-name="T4">If you already solved the earlier </text:span><text:span text:style-name="T17">count_dominators</text:span><text:span text:style-name="T4">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7">duck typing</text:span><text:span text:style-name="T4"> allows the very same </text:span><text:span text:style-name="T17">count_dominators</text:span><text:span text:style-name="T4"> function to handle a list of strings just as smoothly as it would handle a list of integers! For example, the function call </text:span><text:span text:style-name="T17">count_dominators(['dog', 'emu', 'cat', 'bee'])</text:span><text:span text:style-name="T4"> would return 3, since </text:span><text:span text:style-name="T17">'emu'</text:span><text:span text:style-name="T4">, </text:span><text:span text:style-name="T17">'cat'</text:span><text:span text:style-name="T4"> and </text:span><text:span text:style-name="T17">'bee'</text:span><text:span text:style-name="T4"> dominate all words coming after them in the list when using the </text:span><text:span text:style-name="T7">lexicographic order</text:span><text:span text:style-name="T4"> comparison. If your </text:span><text:span text:style-name="T17">count_dominators</text:span><text:span text:style-name="T4"> does not pass this hurdle, try to rewrite it to contain no baked-in assumptions about elements being specifically integers.</text:span></text:p>
      <text:p text:style-name="P2"/>
      <text:p text:style-name="P1"><text:span text:style-name="T4">However, things become more interesting if we define domination between words of equal length with a rule that says that for a word to dominate another word, for more than half of the positions the character in the first word is </text:span><text:span text:style-name="T7">strictly greater</text:span><text:span text:style-name="T4"> than the corresponding character in the other word. Note also the intentional wording "</text:span><text:span text:style-name="T8">more</text:span><text:span text:style-name="T4"> than half" to break ties between words of even length such as </text:span><text:span text:style-name="T17">'aero'</text:span><text:span text:style-name="T4"> and </text:span><text:span text:style-name="T17">'tram'</text:span><text:span text:style-name="T4">, so that no two words can ever both dominate each other.</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7">words</text:span></text:p>
          </table:table-cell>
          <table:table-cell table:style-name="Table40.A1" office:value-type="string">
            <text:p text:style-name="P3"><text:span text:style-name="T4">Expected result</text:span></text:p>
          </table:table-cell>
        </table:table-row>
        <table:table-row table:style-name="Table40.1">
          <table:table-cell table:style-name="Table40.A1" office:value-type="string">
            <text:p text:style-name="P3"><text:span text:style-name="T17">['sky', 'yat']</text:span></text:p>
          </table:table-cell>
          <table:table-cell table:style-name="Table40.A1" office:value-type="string">
            <text:p text:style-name="P3"><text:span text:style-name="T17">2</text:span></text:p>
          </table:table-cell>
        </table:table-row>
        <table:table-row table:style-name="Table40.1">
          <table:table-cell table:style-name="Table40.A1" office:value-type="string">
            <text:p text:style-name="P3"><text:span text:style-name="T17">['pun', 'ean', 'fiz', 'coe']</text:span></text:p>
          </table:table-cell>
          <table:table-cell table:style-name="Table40.A1" office:value-type="string">
            <text:p text:style-name="P3"><text:span text:style-name="T17">3</text:span></text:p>
          </table:table-cell>
        </table:table-row>
        <table:table-row table:style-name="Table40.1">
          <table:table-cell table:style-name="Table40.A1" office:value-type="string">
            <text:p text:style-name="P3"><text:span text:style-name="T17">['toph', 'prow', 'koku', 'okey']</text:span></text:p>
          </table:table-cell>
          <table:table-cell table:style-name="Table40.A1" office:value-type="string">
            <text:p text:style-name="P3"><text:span text:style-name="T17">2</text:span></text:p>
          </table:table-cell>
        </table:table-row>
        <table:table-row table:style-name="Table40.1">
          <table:table-cell table:style-name="Table40.A1" office:value-type="string">
            <text:p text:style-name="P3"><text:span text:style-name="T17">['ufo', 'hny', 'hun', 'ess', 'kab']</text:span></text:p>
          </table:table-cell>
          <table:table-cell table:style-name="Table40.A1" office:value-type="string">
            <text:p text:style-name="P3"><text:span text:style-name="T17">3</text:span></text:p>
          </table:table-cell>
        </table:table-row>
        <table:table-row table:style-name="Table40.1">
          <table:table-cell table:style-name="Table40.A1" office:value-type="string">
            <text:p text:style-name="P3"><text:span text:style-name="T17">['cagit', 'libri', 'sured', 'birls', 'golgi', 'shank', 'bailo', 'senex', 'cavin', 'ajiva', 'babby']</text:span></text:p>
          </table:table-cell>
          <table:table-cell table:style-name="Table40.A1" office:value-type="string">
            <text:p text:style-name="P3"><text:span text:style-name="T17">5</text:span></text:p>
          </table:table-cell>
        </table:table-row>
      </table:table>
      <text:p text:style-name="P2"/>
      <text:p text:style-name="P19"><text:bookmark text:name="_jg22cmsyw8ze"/><text:span text:style-name="T1">Duplicate digit bonus</text:span></text:p>
      <text:p text:style-name="P1"/>
      <text:p text:style-name="P1"><text:span text:style-name="T17">def duplicate_digit_bonus(n):</text:span></text:p>
      <text:p text:style-name="P2"/>
      <text:p text:style-name="P1"><text:span text:style-name="T4">Some people ascribe deep significance to numerical coincidences, so that consecutive repeated digits or other low description length patterns, such as a digital clock blinking </text:span><text:span text:style-name="T17">11:11</text:span><text:span text:style-name="T4">,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4">Assume that some such person assign a meaningfulness score to every positive integer so that every maximal block of </text:span><text:span text:style-name="T17">k</text:span><text:span text:style-name="T4"> consecutive digits with </text:span><text:span text:style-name="T17">k&gt;1</text:span><text:span text:style-name="T4"> scores </text:span><text:span text:style-name="T17">10**(k-2)</text:span><text:span text:style-name="T4">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7">n&gt;0</text:span><text:span text:style-name="T4">, this function should compute and return its meaningfulness score as the sum of its individual block scores.</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7">n</text:span></text:p>
          </table:table-cell>
          <table:table-cell table:style-name="Table41.A1" office:value-type="string">
            <text:p text:style-name="P3"><text:span text:style-name="T4">Expected result</text:span></text:p>
          </table:table-cell>
        </table:table-row>
        <table:table-row table:style-name="Table41.1">
          <table:table-cell table:style-name="Table41.A1" office:value-type="string">
            <text:p text:style-name="P3"><text:span text:style-name="T17">43333</text:span></text:p>
          </table:table-cell>
          <table:table-cell table:style-name="Table41.A1" office:value-type="string">
            <text:p text:style-name="P3"><text:span text:style-name="T17">200</text:span></text:p>
          </table:table-cell>
        </table:table-row>
        <table:table-row table:style-name="Table41.1">
          <table:table-cell table:style-name="Table41.A1" office:value-type="string">
            <text:p text:style-name="P3"><text:span text:style-name="T17">2223</text:span></text:p>
          </table:table-cell>
          <table:table-cell table:style-name="Table41.A1" office:value-type="string">
            <text:p text:style-name="P3"><text:span text:style-name="T17">10</text:span></text:p>
          </table:table-cell>
        </table:table-row>
        <table:table-row table:style-name="Table41.1">
          <table:table-cell table:style-name="Table41.A1" office:value-type="string">
            <text:p text:style-name="P3"><text:span text:style-name="T17">777777777</text:span></text:p>
          </table:table-cell>
          <table:table-cell table:style-name="Table41.A1" office:value-type="string">
            <text:p text:style-name="P3"><text:span text:style-name="T17">20000000</text:span></text:p>
          </table:table-cell>
        </table:table-row>
        <table:table-row table:style-name="Table41.1">
          <table:table-cell table:style-name="Table41.A1" office:value-type="string">
            <text:p text:style-name="P3"><text:span text:style-name="T17">3888882277777731</text:span></text:p>
          </table:table-cell>
          <table:table-cell table:style-name="Table41.A1" office:value-type="string">
            <text:p text:style-name="P3"><text:span text:style-name="T17">11001</text:span></text:p>
          </table:table-cell>
        </table:table-row>
        <table:table-row table:style-name="Table41.1">
          <table:table-cell table:style-name="Table41.A1" office:value-type="string">
            <text:p text:style-name="P3"><text:span text:style-name="T17">2111111747111117777700</text:span></text:p>
          </table:table-cell>
          <table:table-cell table:style-name="Table41.A1" office:value-type="string">
            <text:p text:style-name="P3"><text:span text:style-name="T17">12002</text:span></text:p>
          </table:table-cell>
        </table:table-row>
        <table:table-row table:style-name="Table41.1">
          <table:table-cell table:style-name="Table41.A1" office:value-type="string">
            <text:p text:style-name="P3"><text:span text:style-name="T17">9999997777774444488872222</text:span></text:p>
          </table:table-cell>
          <table:table-cell table:style-name="Table41.A1" office:value-type="string">
            <text:p text:style-name="P3"><text:span text:style-name="T17">21210</text:span></text:p>
          </table:table-cell>
        </table:table-row>
        <table:table-row table:style-name="Table41.1">
          <table:table-cell table:style-name="Table41.A1" office:value-type="string">
            <text:p text:style-name="P3"><text:span text:style-name="T17">1234**5678</text:span></text:p>
          </table:table-cell>
          <table:table-cell table:style-name="Table41.A1" office:value-type="string">
            <text:p text:style-name="P3"><text:span text:style-name="T17">15418</text:span></text:p>
          </table:table-cell>
        </table:table-row>
      </table:table>
      <text:p text:style-name="P2"/>
      <text:p text:style-name="P19"><text:bookmark text:name="_itub8ul95d0w"/><text:span text:style-name="T1">Nearest smaller element</text:span></text:p>
      <text:p text:style-name="P2"/>
      <text:p text:style-name="P1"><text:span text:style-name="T17">def nearest_smaller(items):</text:span></text:p>
      <text:p text:style-name="P2"/>
      <text:p text:style-name="P1"><text:span text:style-name="T4">Given a list of integer </text:span><text:span text:style-name="T17">items</text:span><text:span text:style-name="T4">,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4">If there exist smaller elements equidistant in both directions, you must resolve this by using the smaller of these two elements. This again makes the expected results unique for every possible argument value, which is necessary for having this problem to be part of our automated testing framework.</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8"><text:span text:style-name="T17">items</text:span></text:p>
          </table:table-cell>
          <table:table-cell table:style-name="Table42.A1" office:value-type="string">
            <text:p text:style-name="P8"><text:span text:style-name="T4">Expected result</text:span></text:p>
          </table:table-cell>
        </table:table-row>
        <table:table-row table:style-name="Table42.1">
          <table:table-cell table:style-name="Table42.A1" office:value-type="string">
            <text:p text:style-name="P8"><text:span text:style-name="T17">[42, 42, 42]</text:span></text:p>
          </table:table-cell>
          <table:table-cell table:style-name="Table42.A1" office:value-type="string">
            <text:p text:style-name="P8"><text:span text:style-name="T17">[42, 42, 42]</text:span></text:p>
          </table:table-cell>
        </table:table-row>
        <table:table-row table:style-name="Table42.1">
          <table:table-cell table:style-name="Table42.A1" office:value-type="string">
            <text:p text:style-name="P8"><text:span text:style-name="T17">[42, 1, 17]</text:span></text:p>
          </table:table-cell>
          <table:table-cell table:style-name="Table42.A1" office:value-type="string">
            <text:p text:style-name="P8"><text:span text:style-name="T17">[1, 1, 1]</text:span></text:p>
          </table:table-cell>
        </table:table-row>
        <table:table-row table:style-name="Table42.1">
          <table:table-cell table:style-name="Table42.A1" office:value-type="string">
            <text:p text:style-name="P8"><text:span text:style-name="T17">[42, 17, 1]</text:span></text:p>
          </table:table-cell>
          <table:table-cell table:style-name="Table42.A1" office:value-type="string">
            <text:p text:style-name="P8"><text:span text:style-name="T17">[17, 1, 1]</text:span></text:p>
          </table:table-cell>
        </table:table-row>
        <table:table-row table:style-name="Table42.1">
          <table:table-cell table:style-name="Table42.A1" office:value-type="string">
            <text:p text:style-name="P8"><text:span text:style-name="T17">[6, 9, 3, 2]</text:span></text:p>
          </table:table-cell>
          <table:table-cell table:style-name="Table42.A1" office:value-type="string">
            <text:p text:style-name="P8"><text:span text:style-name="T17">[3, 3, 2, 2]</text:span></text:p>
          </table:table-cell>
        </table:table-row>
        <table:table-row table:style-name="Table42.1">
          <table:table-cell table:style-name="Table42.A1" office:value-type="string">
            <text:p text:style-name="P8"><text:span text:style-name="T17">[5, 2, 10, 1, 13, 15, 14, 5, 11, 19, 22]</text:span></text:p>
          </table:table-cell>
          <table:table-cell table:style-name="Table42.A1" office:value-type="string">
            <text:p text:style-name="P8"><text:span text:style-name="T17">[2, 1, 1, 1, 1, 13, 5, 1, 5, 11, 19]</text:span></text:p>
          </table:table-cell>
        </table:table-row>
        <table:table-row table:style-name="Table42.1">
          <table:table-cell table:style-name="Table42.A1" office:value-type="string">
            <text:p text:style-name="P8"><text:span text:style-name="T17">[1, 3, 5, 7, 9, 11, 10, 8, 6, 4, 2]</text:span></text:p>
          </table:table-cell>
          <table:table-cell table:style-name="Table42.A1" office:value-type="string">
            <text:p text:style-name="P8"><text:span text:style-name="T17">[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7">def squares_intersect(s1, s2):</text:span></text:p>
      <text:p text:style-name="P2"/>
      <text:p text:style-name="P1"><text:span text:style-name="T4">A square on the two-dimensional plane can be defined as a tuple </text:span><text:span text:style-name="T17">(x, y, r)</text:span><text:span text:style-name="T4"> where </text:span><text:span text:style-name="T17">(x, y)</text:span><text:span text:style-name="T4"> are the coordinates of its </text:span><text:span text:style-name="T7">bottom left corner</text:span><text:span text:style-name="T4"> and </text:span><text:span text:style-name="T17">r</text:span><text:span text:style-name="T4"> is the length of the side of the square. Given two squares as tuples </text:span><text:span text:style-name="T17">(x1, y1, r1)</text:span><text:span text:style-name="T4"> and </text:span><text:span text:style-name="T17">(x2, y2, r2)</text:span><text:span text:style-name="T4">, this function should determine whether these two squares </text:span><text:span text:style-name="T7">intersect</text:span><text:span text:style-name="T4">, that is, their </text:span><text:span text:style-name="T7">areas</text:span><text:span text:style-name="T4"> have at least one point in common, even if that one point is merely the shared corner point when these two squares are placed kitty corner. This function </text:span><text:span text:style-name="T7">should not contain any loops or list comprehensions of any kind</text:span><text:span text:style-name="T4">, but should compute the result using only integer comparisons and conditional statements.</text:span></text:p>
      <text:p text:style-name="P2"/>
      <text:p text:style-name="P1"><text:span text:style-name="T4">This problem showcases an idea that comes up with some problems of this nature; that it is actually easier to determine that the two squares do </text:span><text:span text:style-name="T7">not</text:span><text:span text:style-name="T4">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8"><text:span text:style-name="T17">s1</text:span></text:p>
          </table:table-cell>
          <table:table-cell table:style-name="Table43.A1" office:value-type="string">
            <text:p text:style-name="P8"><text:span text:style-name="T17">s2</text:span></text:p>
          </table:table-cell>
          <table:table-cell table:style-name="Table43.A1" office:value-type="string">
            <text:p text:style-name="P8"><text:span text:style-name="T4">Expected result</text:span></text:p>
          </table:table-cell>
        </table:table-row>
        <table:table-row table:style-name="Table43.1">
          <table:table-cell table:style-name="Table43.A1" office:value-type="string">
            <text:p text:style-name="P8"><text:span text:style-name="T17">(2, 2, 3)</text:span></text:p>
          </table:table-cell>
          <table:table-cell table:style-name="Table43.A1" office:value-type="string">
            <text:p text:style-name="P8"><text:span text:style-name="T17">(5, 5, 2)</text:span></text:p>
          </table:table-cell>
          <table:table-cell table:style-name="Table43.A1" office:value-type="string">
            <text:p text:style-name="P8"><text:span text:style-name="T17">True</text:span></text:p>
          </table:table-cell>
        </table:table-row>
        <table:table-row table:style-name="Table43.1">
          <table:table-cell table:style-name="Table43.A1" office:value-type="string">
            <text:p text:style-name="P8"><text:span text:style-name="T17">(3, 6, 1)</text:span></text:p>
          </table:table-cell>
          <table:table-cell table:style-name="Table43.A1" office:value-type="string">
            <text:p text:style-name="P8"><text:span text:style-name="T17">(8, 3, 5)</text:span></text:p>
          </table:table-cell>
          <table:table-cell table:style-name="Table43.A1" office:value-type="string">
            <text:p text:style-name="P8"><text:span text:style-name="T17">False</text:span></text:p>
          </table:table-cell>
        </table:table-row>
        <table:table-row table:style-name="Table43.1">
          <table:table-cell table:style-name="Table43.A1" office:value-type="string">
            <text:p text:style-name="P8"><text:span text:style-name="T17">(8, 3, 3)</text:span></text:p>
          </table:table-cell>
          <table:table-cell table:style-name="Table43.A1" office:value-type="string">
            <text:p text:style-name="P8"><text:span text:style-name="T17">(9, 6, 8)</text:span></text:p>
          </table:table-cell>
          <table:table-cell table:style-name="Table43.A1" office:value-type="string">
            <text:p text:style-name="P8"><text:span text:style-name="T17">True</text:span></text:p>
          </table:table-cell>
        </table:table-row>
        <table:table-row table:style-name="Table43.1">
          <table:table-cell table:style-name="Table43.A1" office:value-type="string">
            <text:p text:style-name="P8"><text:span text:style-name="T17">(5, 4, 8)</text:span></text:p>
          </table:table-cell>
          <table:table-cell table:style-name="Table43.A1" office:value-type="string">
            <text:p text:style-name="P8"><text:span text:style-name="T17">(3, 5, 5)</text:span></text:p>
          </table:table-cell>
          <table:table-cell table:style-name="Table43.A1" office:value-type="string">
            <text:p text:style-name="P8"><text:span text:style-name="T17">True</text:span></text:p>
          </table:table-cell>
        </table:table-row>
        <table:table-row table:style-name="Table43.1">
          <table:table-cell table:style-name="Table43.A1" office:value-type="string">
            <text:p text:style-name="P8"><text:span text:style-name="T17">(10, 6, 2)</text:span></text:p>
          </table:table-cell>
          <table:table-cell table:style-name="Table43.A1" office:value-type="string">
            <text:p text:style-name="P8"><text:span text:style-name="T17">(3, 10, 7)</text:span></text:p>
          </table:table-cell>
          <table:table-cell table:style-name="Table43.A1" office:value-type="string">
            <text:p text:style-name="P8"><text:span text:style-name="T17">False</text:span></text:p>
          </table:table-cell>
        </table:table-row>
        <table:table-row table:style-name="Table43.1">
          <table:table-cell table:style-name="Table43.A1" office:value-type="string">
            <text:p text:style-name="P8"><text:span text:style-name="T17">(3000, 6000, 1000)</text:span></text:p>
          </table:table-cell>
          <table:table-cell table:style-name="Table43.A1" office:value-type="string">
            <text:p text:style-name="P8"><text:span text:style-name="T17">(8000, 3000, 5000)</text:span></text:p>
          </table:table-cell>
          <table:table-cell table:style-name="Table43.A1" office:value-type="string">
            <text:p text:style-name="P8"><text:span text:style-name="T17">False</text:span></text:p>
          </table:table-cell>
        </table:table-row>
        <table:table-row table:style-name="Table43.1">
          <table:table-cell table:style-name="Table43.A1" office:value-type="string">
            <text:p text:style-name="P8"><text:span text:style-name="T17">(5*10**6, 4*10**6, 8*10**6)</text:span></text:p>
          </table:table-cell>
          <table:table-cell table:style-name="Table43.A1" office:value-type="string">
            <text:p text:style-name="P3"><text:span text:style-name="T17">(3*10**6, 5*10**6, 5*10**6)</text:span></text:p>
          </table:table-cell>
          <table:table-cell table:style-name="Table43.A1" office:value-type="string">
            <text:p text:style-name="P8"><text:span text:style-name="T17">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7">def double_until_all_digits(n, giveup=1000):</text:span></text:p>
      <text:p text:style-name="P2"/>
      <text:p text:style-name="P1"><text:span text:style-name="T4">Given a positive integer </text:span><text:span text:style-name="T17">n</text:span><text:span text:style-name="T4">,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7">giveup</text:span><text:span text:style-name="T4"> times without reaching the goal, this function should give up and return -1.</text:span></text:p>
      <text:p text:style-name="P2"/>
      <table:table table:name="Table44" table:style-name="Table44">
        <table:table-column table:style-name="Table44.A" table:number-columns-repeated="3"/>
        <table:table-row table:style-name="Table44.1">
          <table:table-cell table:style-name="Table44.A1" office:value-type="string">
            <text:p text:style-name="P8"><text:span text:style-name="T17">n</text:span></text:p>
          </table:table-cell>
          <table:table-cell table:style-name="Table44.A1" office:value-type="string">
            <text:p text:style-name="P8"><text:span text:style-name="T17">giveup</text:span></text:p>
          </table:table-cell>
          <table:table-cell table:style-name="Table44.A1" office:value-type="string">
            <text:p text:style-name="P8"><text:span text:style-name="T4">Expected result</text:span></text:p>
          </table:table-cell>
        </table:table-row>
        <table:table-row table:style-name="Table44.1">
          <table:table-cell table:style-name="Table44.A1" office:value-type="string">
            <text:p text:style-name="P8"><text:span text:style-name="T17">1</text:span></text:p>
          </table:table-cell>
          <table:table-cell table:style-name="Table44.A1" office:value-type="string">
            <text:p text:style-name="P8"><text:span text:style-name="T17">1000</text:span></text:p>
          </table:table-cell>
          <table:table-cell table:style-name="Table44.A1" office:value-type="string">
            <text:p text:style-name="P8"><text:span text:style-name="T17">68</text:span></text:p>
          </table:table-cell>
        </table:table-row>
        <table:table-row table:style-name="Table44.1">
          <table:table-cell table:style-name="Table44.A1" office:value-type="string">
            <text:p text:style-name="P8"><text:span text:style-name="T17">1234567890</text:span></text:p>
          </table:table-cell>
          <table:table-cell table:style-name="Table44.A1" office:value-type="string">
            <text:p text:style-name="P8"><text:span text:style-name="T17">1000</text:span></text:p>
          </table:table-cell>
          <table:table-cell table:style-name="Table44.A1" office:value-type="string">
            <text:p text:style-name="P8"><text:span text:style-name="T17">0</text:span></text:p>
          </table:table-cell>
        </table:table-row>
        <table:table-row table:style-name="Table44.1">
          <table:table-cell table:style-name="Table44.A1" office:value-type="string">
            <text:p text:style-name="P8"><text:span text:style-name="T17">555</text:span></text:p>
          </table:table-cell>
          <table:table-cell table:style-name="Table44.A1" office:value-type="string">
            <text:p text:style-name="P8"><text:span text:style-name="T17">10</text:span></text:p>
          </table:table-cell>
          <table:table-cell table:style-name="Table44.A1" office:value-type="string">
            <text:p text:style-name="P8"><text:span text:style-name="T17">-1</text:span></text:p>
          </table:table-cell>
        </table:table-row>
      </table:table>
      <text:p text:style-name="P2"/>
      <text:p text:style-name="P19"><text:bookmark text:name="_qn189tn54qyy"/><text:span text:style-name="T1">That's enough of you!</text:span></text:p>
      <text:p text:style-name="P4"/>
      <text:p text:style-name="P1"><text:span text:style-name="T17">def remove_after_kth(items, k=1):</text:span></text:p>
      <text:p text:style-name="P2"/>
      <text:p text:style-name="P1"><text:span text:style-name="T4">Given a list of </text:span><text:span text:style-name="T17">items</text:span><text:span text:style-name="T4">, some of which may be duplicated, create and return a new list that is otherwise the same as </text:span><text:span text:style-name="T17">items</text:span><text:span text:style-name="T4">, but only up to </text:span><text:span text:style-name="T17">k</text:span><text:span text:style-name="T4"> occurrences of each element are kept, and all occurrences of that element after those first </text:span><text:span text:style-name="T17">k</text:span><text:span text:style-name="T4"> are discarded.</text:span></text:p>
      <text:p text:style-name="P2"/>
      <text:p text:style-name="P1"><text:span text:style-name="T4">Hint: loop through the </text:span><text:span text:style-name="T17">items</text:span><text:span text:style-name="T4">, maintaining a dictionary that remembers how many times you have already seen each element. Update this count as you go, and append each element to the </text:span><text:span text:style-name="T17">result</text:span><text:span text:style-name="T4"> list only if its count is still at most equal to </text:span><text:span text:style-name="T17">k</text:span><text:span text:style-name="T4">.</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text:span text:style-name="T17">items</text:span></text:p>
          </table:table-cell>
          <table:table-cell table:style-name="Table45.A1" office:value-type="string">
            <text:p text:style-name="P8"><text:span text:style-name="T17">k</text:span></text:p>
          </table:table-cell>
          <table:table-cell table:style-name="Table45.A1" office:value-type="string">
            <text:p text:style-name="P8"><text:span text:style-name="T4">Expected result</text:span></text:p>
          </table:table-cell>
        </table:table-row>
        <table:table-row table:style-name="Table45.1">
          <table:table-cell table:style-name="Table45.A1" office:value-type="string">
            <text:p text:style-name="P8"><text:span text:style-name="T17">[42, 42, 42, 42, 42, 42, 42]</text:span></text:p>
          </table:table-cell>
          <table:table-cell table:style-name="Table45.A1" office:value-type="string">
            <text:p text:style-name="P8"><text:span text:style-name="T17">3</text:span></text:p>
          </table:table-cell>
          <table:table-cell table:style-name="Table45.A1" office:value-type="string">
            <text:p text:style-name="P8"><text:span text:style-name="T17">[42, 42, 42]</text:span></text:p>
          </table:table-cell>
        </table:table-row>
        <table:table-row table:style-name="Table45.1">
          <table:table-cell table:style-name="Table45.A1" office:value-type="string">
            <text:p text:style-name="P8"><text:span text:style-name="T17">['tom', 42, 'bob', 'bob', 99, 'bob', 'tom', 'tom', 99]</text:span></text:p>
          </table:table-cell>
          <table:table-cell table:style-name="Table45.A1" office:value-type="string">
            <text:p text:style-name="P8"><text:span text:style-name="T17">2</text:span></text:p>
          </table:table-cell>
          <table:table-cell table:style-name="Table45.A1" office:value-type="string">
            <text:p text:style-name="P8"><text:span text:style-name="T17">['tom', 42, 'bob', 'bob', 99, 'tom', 99]</text:span></text:p>
          </table:table-cell>
        </table:table-row>
        <table:table-row table:style-name="Table45.1">
          <table:table-cell table:style-name="Table45.A1" office:value-type="string">
            <text:p text:style-name="P8"><text:span text:style-name="T17">[1, 2, 3, 4, 5, 4, 3, 2, 1, 2, 3, 4, 5, 4, 3, 2, 1]</text:span></text:p>
          </table:table-cell>
          <table:table-cell table:style-name="Table45.A1" office:value-type="string">
            <text:p text:style-name="P8"><text:span text:style-name="T17">1</text:span></text:p>
          </table:table-cell>
          <table:table-cell table:style-name="Table45.A1" office:value-type="string">
            <text:p text:style-name="P8"><text:span text:style-name="T17">[1, 2, 3, 4, 5]</text:span></text:p>
          </table:table-cell>
        </table:table-row>
        <table:table-row table:style-name="Table45.1">
          <table:table-cell table:style-name="Table45.A1" office:value-type="string">
            <text:p text:style-name="P3"><text:span text:style-name="T17">[1, 2, 3, 4, 5, 4, 3, 2, 1, 2, 3, 4, 5, 4, 3, 2, 1, 2, 3, 4, 5]</text:span></text:p>
          </table:table-cell>
          <table:table-cell table:style-name="Table45.A1" office:value-type="string">
            <text:p text:style-name="P8"><text:span text:style-name="T17">3</text:span></text:p>
          </table:table-cell>
          <table:table-cell table:style-name="Table45.A1" office:value-type="string">
            <text:p text:style-name="P8"><text:span text:style-name="T17">[1, 2, 3, 4, 5, 4, 3, 2, 1, 2, 3, 4, 5, 1, 5]</text:span></text:p>
          </table:table-cell>
        </table:table-row>
        <table:table-row table:style-name="Table45.1">
          <table:table-cell table:style-name="Table45.A1" office:value-type="string">
            <text:p text:style-name="P3"><text:span text:style-name="T17">[42, 42, 42, 99, 99, 17]</text:span></text:p>
          </table:table-cell>
          <table:table-cell table:style-name="Table45.A1" office:value-type="string">
            <text:p text:style-name="P8"><text:span text:style-name="T17">0</text:span></text:p>
          </table:table-cell>
          <table:table-cell table:style-name="Table45.A1" office:value-type="string">
            <text:p text:style-name="P8"><text:span text:style-name="T17">[]</text:span></text:p>
          </table:table-cell>
        </table:table-row>
      </table:table>
      <text:p text:style-name="P2"/>
      <text:p text:style-name="P1"><text:span text:style-name="T4">Note the counterintuitive and yet completely legitimate edge case of </text:span><text:span text:style-name="T17">k==0</text:span><text:span text:style-name="T4"> that has the well defined and unambiguously correct answer of an empty list! Once again, an often missed and yet very important part of becoming a programmer is learning to see zero as a number...</text:span></text:p>
      <text:p text:style-name="P19"><text:bookmark text:name="_odfo7y1wnkar"/><text:span text:style-name="T1">Brussel's choice</text:span></text:p>
      <text:p text:style-name="P2"/>
      <text:p text:style-name="P1"><text:span text:style-name="T17">def brussels_choice_step(n, mink, maxk):</text:span></text:p>
      <text:p text:style-name="P2"/>
      <text:p text:style-name="P1"><text:span text:style-name="T4">This problem is adapted from the jovial video "</text:span><text:a xlink:type="simple" xlink:href="https://www.youtube.com/watch?v=AeqK96UX3rA&amp;t=889s" text:style-name="ListLabel_20_47" text:visited-style-name="ListLabel_20_47"><text:span text:style-name="T14">The Brussel's Choice</text:span></text:a><text:span text:style-name="T4">" of </text:span><text:a xlink:type="simple" xlink:href="https://www.youtube.com/channel/UCoxcjq-8xIDTYp3uz647V5A" text:style-name="ListLabel_20_47" text:visited-style-name="ListLabel_20_47"><text:span text:style-name="T14">Numberphile</text:span></text:a><text:span text:style-name="T4"> whose first five minutes you might want to watch to get an idea of what is going on. This function should compute and return the list of all numbers that the positive integer </text:span><text:span text:style-name="T17">n</text:span><text:span text:style-name="T4"> can be converted to by treating it as a string and replacing some substring </text:span><text:span text:style-name="T17">m</text:span><text:span text:style-name="T4"> of its digits with the new substring of either </text:span><text:span text:style-name="T17">2*m</text:span><text:span text:style-name="T4"> or </text:span><text:span text:style-name="T17">m/2</text:span><text:span text:style-name="T4">, the latter substitution allowed only whenever </text:span><text:span text:style-name="T17">m</text:span><text:span text:style-name="T4"> is even so that dividing it by two produces an integer result.</text:span></text:p>
      <text:p text:style-name="P2"/>
      <text:p text:style-name="P1"><text:span text:style-name="T4">This problem looks at numbers that can be produced from </text:span><text:span text:style-name="T17">n</text:span><text:span text:style-name="T4"> in a single step. (Constructing the entire path from </text:span><text:span text:style-name="T17">n</text:span><text:span text:style-name="T4"> to 1 or any other goal comes later.) To keep the results more manageable, we also impose an additional constraint that the number of digits in the chosen substring </text:span><text:span text:style-name="T17">m</text:span><text:span text:style-name="T4"> must be between </text:span><text:span text:style-name="T17">mink</text:span><text:span text:style-name="T4"> and </text:span><text:span text:style-name="T17">maxk</text:span><text:span text:style-name="T4">, inclusive. The returned list must contain the numbers in ascending sorted order.</text:span></text:p>
      <text:p text:style-name="P2"/>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3"><text:span text:style-name="T17">n</text:span></text:p>
          </table:table-cell>
          <table:table-cell table:style-name="Table46.A1" office:value-type="string">
            <text:p text:style-name="P3"><text:span text:style-name="T17">mink</text:span></text:p>
          </table:table-cell>
          <table:table-cell table:style-name="Table46.A1" office:value-type="string">
            <text:p text:style-name="P3"><text:span text:style-name="T17">maxk</text:span></text:p>
          </table:table-cell>
          <table:table-cell table:style-name="Table46.A1" office:value-type="string">
            <text:p text:style-name="P3"><text:span text:style-name="T4">Expected result</text:span></text:p>
          </table:table-cell>
        </table:table-row>
        <table:table-row table:style-name="Table46.1">
          <table:table-cell table:style-name="Table46.A1" office:value-type="string">
            <text:p text:style-name="P3"><text:span text:style-name="T17">42</text:span></text:p>
          </table:table-cell>
          <table:table-cell table:style-name="Table46.A1" office:value-type="string">
            <text:p text:style-name="P3"><text:span text:style-name="T17">1</text:span></text:p>
          </table:table-cell>
          <table:table-cell table:style-name="Table46.A1" office:value-type="string">
            <text:p text:style-name="P3"><text:span text:style-name="T17">2</text:span></text:p>
          </table:table-cell>
          <table:table-cell table:style-name="Table46.A1" office:value-type="string">
            <text:p text:style-name="P3"><text:span text:style-name="T17">[21, 22, 41, 44, 82, 84]</text:span></text:p>
          </table:table-cell>
        </table:table-row>
        <table:table-row table:style-name="Table46.1">
          <table:table-cell table:style-name="Table46.A1" office:value-type="string">
            <text:p text:style-name="P3"><text:span text:style-name="T17">1234</text:span></text:p>
          </table:table-cell>
          <table:table-cell table:style-name="Table46.A1" office:value-type="string">
            <text:p text:style-name="P3"><text:span text:style-name="T17">1</text:span></text:p>
          </table:table-cell>
          <table:table-cell table:style-name="Table46.A1" office:value-type="string">
            <text:p text:style-name="P3"><text:span text:style-name="T17">1</text:span></text:p>
          </table:table-cell>
          <table:table-cell table:style-name="Table46.A1" office:value-type="string">
            <text:p text:style-name="P3"><text:span text:style-name="T17">[1134, 1232, 1238, 1264, 1434, 2234]</text:span></text:p>
          </table:table-cell>
        </table:table-row>
        <table:table-row table:style-name="Table46.1">
          <table:table-cell table:style-name="Table46.A1" office:value-type="string">
            <text:p text:style-name="P3"><text:span text:style-name="T17">1234</text:span></text:p>
          </table:table-cell>
          <table:table-cell table:style-name="Table46.A1" office:value-type="string">
            <text:p text:style-name="P3"><text:span text:style-name="T17">2</text:span></text:p>
          </table:table-cell>
          <table:table-cell table:style-name="Table46.A1" office:value-type="string">
            <text:p text:style-name="P3"><text:span text:style-name="T17">3</text:span></text:p>
          </table:table-cell>
          <table:table-cell table:style-name="Table46.A1" office:value-type="string">
            <text:p text:style-name="P3"><text:span text:style-name="T17">[634, 1117, 1217, 1268, 1464, 1468, 2434, 2464]</text:span></text:p>
          </table:table-cell>
        </table:table-row>
        <table:table-row table:style-name="Table46.1">
          <table:table-cell table:style-name="Table46.A1" office:value-type="string">
            <text:p text:style-name="P3"><text:span text:style-name="T17">88224</text:span></text:p>
          </table:table-cell>
          <table:table-cell table:style-name="Table46.A1" office:value-type="string">
            <text:p text:style-name="P3"><text:span text:style-name="T17">2</text:span></text:p>
          </table:table-cell>
          <table:table-cell table:style-name="Table46.A1" office:value-type="string">
            <text:p text:style-name="P3"><text:span text:style-name="T17">3</text:span></text:p>
          </table:table-cell>
          <table:table-cell table:style-name="Table46.A1" office:value-type="string">
            <text:p text:style-name="P3"><text:span text:style-name="T17">[44124, 44224, 84114, 84124, 88112, 88114, 88212, 88248, 88444, 88448, 176224, 176424, 816424,816444]</text:span></text:p>
          </table:table-cell>
        </table:table-row>
        <table:table-row table:style-name="Table46.1">
          <table:table-cell table:style-name="Table46.A1" office:value-type="string">
            <text:p text:style-name="P3"><text:span text:style-name="T17">123456789</text:span></text:p>
          </table:table-cell>
          <table:table-cell table:style-name="Table46.A1" office:value-type="string">
            <text:p text:style-name="P3"><text:span text:style-name="T17">7</text:span></text:p>
          </table:table-cell>
          <table:table-cell table:style-name="Table46.A1" office:value-type="string">
            <text:p text:style-name="P3"><text:span text:style-name="T17">9</text:span></text:p>
          </table:table-cell>
          <table:table-cell table:style-name="Table46.A1" office:value-type="string">
            <text:p text:style-name="P3"><text:span text:style-name="T17">[61728399, 111728399, 126913578, 146913569, 146913578, 246913489, 246913569, 246913578]</text:span></text:p>
          </table:table-cell>
        </table:table-row>
        <table:table-row table:style-name="Table46.1">
          <table:table-cell table:style-name="Table46.A1" office:value-type="string">
            <text:p text:style-name="P3"><text:span text:style-name="T17">123456789</text:span></text:p>
          </table:table-cell>
          <table:table-cell table:style-name="Table46.A1" office:value-type="string">
            <text:p text:style-name="P3"><text:span text:style-name="T17">1</text:span></text:p>
          </table:table-cell>
          <table:table-cell table:style-name="Table46.A1" office:value-type="string">
            <text:p text:style-name="P3"><text:span text:style-name="T17">9</text:span></text:p>
          </table:table-cell>
          <table:table-cell table:style-name="Table46.A1" office:value-type="string">
            <text:p text:style-name="P3"><text:span text:style-name="T4">(a list with 65 elements, the last three of which are </text:span><text:span text:style-name="T17">[1234567169, 1234567178, 1234567818]</text:span><text:span text:style-name="T4">)</text:span></text:p>
          </table:table-cell>
        </table:table-row>
      </table:table>
      <text:p text:style-name="P2"/>
      <text:p text:style-name="P19"><text:bookmark text:name="_4f7mmbjitth3"/><text:span text:style-name="T1">Count consecutive summers</text:span></text:p>
      <text:p text:style-name="P2"/>
      <text:p text:style-name="P1"><text:span text:style-name="T17">def count_consecutive_summers(n):</text:span></text:p>
      <text:p text:style-name="P2"/>
      <text:p text:style-name="P1"><text:span text:style-name="T4">Positive integers can be expressed as sums of </text:span><text:span text:style-name="T7">consecutive</text:span><text:span text:style-name="T4"> positive integers in various ways. For example, the famous integer 42 used as placeholder in this sort of examples can be expressed as such a sum in four ways: (a) 3 + 4 + 5 + 6 + 7 + 8 + 9, (b) 9 + 10 + 11 + 12, (c) 13 + 14 + 15 and (d) 42. As the last solution (d) shows, any positive integer can always be trivially expressed as a </text:span><text:span text:style-name="T7">singleton sum</text:span><text:span text:style-name="T4"> that consists of that integer alone. Given a positive integer </text:span><text:span text:style-name="T17">n</text:span><text:span text:style-name="T4">, determine how many different ways it can be expressed as a sum of consecutive positive integers, and return that count.</text:span></text:p>
      <text:p text:style-name="P2"/>
      <text:p text:style-name="P1"><text:span text:style-name="T4">The count of how many different ways a positive integer </text:span><text:span text:style-name="T8">n</text:span><text:span text:style-name="T4"> can be represented as a sum of consecutive integers is also called its </text:span><text:a xlink:type="simple" xlink:href="https://en.wikipedia.org/wiki/Polite_number" text:style-name="ListLabel_20_47" text:visited-style-name="ListLabel_20_47"><text:span text:style-name="T14">politeness</text:span></text:a><text:span text:style-name="T4">,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7">n</text:span></text:p>
          </table:table-cell>
          <table:table-cell table:style-name="Table47.A1" office:value-type="string">
            <text:p text:style-name="P3"><text:span text:style-name="T4">Expected result</text:span></text:p>
          </table:table-cell>
        </table:table-row>
        <table:table-row table:style-name="Table47.1">
          <table:table-cell table:style-name="Table47.A1" office:value-type="string">
            <text:p text:style-name="P3"><text:span text:style-name="T17">42</text:span></text:p>
          </table:table-cell>
          <table:table-cell table:style-name="Table47.A1" office:value-type="string">
            <text:p text:style-name="P3"><text:span text:style-name="T17">4</text:span></text:p>
          </table:table-cell>
        </table:table-row>
        <table:table-row table:style-name="Table47.1">
          <table:table-cell table:style-name="Table47.A1" office:value-type="string">
            <text:p text:style-name="P3"><text:span text:style-name="T17">99</text:span></text:p>
          </table:table-cell>
          <table:table-cell table:style-name="Table47.A1" office:value-type="string">
            <text:p text:style-name="P3"><text:span text:style-name="T17">6</text:span></text:p>
          </table:table-cell>
        </table:table-row>
        <table:table-row table:style-name="Table47.1">
          <table:table-cell table:style-name="Table47.A1" office:value-type="string">
            <text:p text:style-name="P3"><text:span text:style-name="T17">92</text:span></text:p>
          </table:table-cell>
          <table:table-cell table:style-name="Table47.A1" office:value-type="string">
            <text:p text:style-name="P3"><text:span text:style-name="T17">2</text:span></text:p>
          </table:table-cell>
        </table:table-row>
      </table:table>
      <text:p text:style-name="P2"/>
      <text:p text:style-name="P1"><text:span text:style-name="T4">Powers of two are therefore the least polite of all numbers. As an idle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7">def mcculloch(digits):</text:span></text:p>
      <text:p text:style-name="P2"/>
      <text:p text:style-name="P1"><text:a xlink:type="simple" xlink:href="https://en.wikipedia.org/wiki/Esoteric_programming_language" text:style-name="ListLabel_20_47" text:visited-style-name="ListLabel_20_47"><text:span text:style-name="T14">Esoteric programming languages</text:span></text:a><text:span text:style-name="T4"> should be appreciated as works of conceptual performance art. These tar pits are not designed to serve as any sort of practical programming tools, but demonstrate tongue-in-cheek how some deceptively simple mechanism (or merely disguised as simple, with complexity emerging organically from its simple rules) unexpectedly grants its wielder the powers of </text:span><text:span text:style-name="T7">universal computation</text:span><text:span text:style-name="T4">. Introduced by </text:span><text:a xlink:type="simple" xlink:href="https://en.wikipedia.org/wiki/Raymond_Smullyan" text:style-name="ListLabel_20_47" text:visited-style-name="ListLabel_20_47"><text:span text:style-name="T14">Raymond Smullyan</text:span></text:a><text:span text:style-name="T4"> in one of his clandestine brain teasers on logic and computability, </text:span><text:a xlink:type="simple" xlink:href="https://esolangs.org/wiki/McCulloch%27s_second_machine" text:style-name="ListLabel_20_47" text:visited-style-name="ListLabel_20_47"><text:span text:style-name="T14">McCulloch's second machine</text:span></text:a><text:span text:style-name="T4"> is a </text:span><text:span text:style-name="T7">string rewriting</text:span><text:span text:style-name="T4"> system that receives a string of </text:span><text:span text:style-name="T17">digits</text:span><text:span text:style-name="T4"> between one and nine. The rewrite rule applied to the rest of the </text:span><text:span text:style-name="T17">digits</text:span><text:span text:style-name="T4"> (denoted below by </text:span><text:span text:style-name="T17">X</text:span><text:span text:style-name="T4">) depends on the first digit. Notice how rule 2 is applied to </text:span><text:span text:style-name="T17">X</text:span><text:span text:style-name="T4"> itself, whereas rules 3 to 5 are applied to </text:span><text:span text:style-name="T17">Y = mcculloch(X)</text:span><text:span text:style-name="T4">. This function should return </text:span><text:span text:style-name="T17">None</text:span><text:span text:style-name="T4"> whenever </text:span><text:span text:style-name="T17">X</text:span><text:span text:style-name="T4"> or </text:span><text:span text:style-name="T17">Y</text:span><text:span text:style-name="T4"> is </text:span><text:span text:style-name="T17">None</text:span><text:span text:style-name="T4">.</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4">Form of </text:span><text:span text:style-name="T17">digits</text:span></text:p>
          </table:table-cell>
          <table:table-cell table:style-name="Table48.A1" office:value-type="string">
            <text:p text:style-name="P3"><text:span text:style-name="T4">Formula for the expected result</text:span></text:p>
          </table:table-cell>
          <table:table-cell table:style-name="Table48.A1" office:value-type="string">
            <text:p text:style-name="P3"><text:span text:style-name="T4">(computational operation)</text:span></text:p>
          </table:table-cell>
        </table:table-row>
        <table:table-row table:style-name="Table48.1">
          <table:table-cell table:style-name="Table48.A1" office:value-type="string">
            <text:p text:style-name="P3"><text:span text:style-name="T17">2X</text:span></text:p>
          </table:table-cell>
          <table:table-cell table:style-name="Table48.A1" office:value-type="string">
            <text:p text:style-name="P3"><text:span text:style-name="T17">X</text:span></text:p>
          </table:table-cell>
          <table:table-cell table:style-name="Table48.A1" office:value-type="string">
            <text:p text:style-name="P3"><text:span text:style-name="T4">quoting</text:span></text:p>
          </table:table-cell>
        </table:table-row>
        <table:table-row table:style-name="Table48.1">
          <table:table-cell table:style-name="Table48.A1" office:value-type="string">
            <text:p text:style-name="P3"><text:span text:style-name="T17">3X</text:span></text:p>
          </table:table-cell>
          <table:table-cell table:style-name="Table48.A1" office:value-type="string">
            <text:p text:style-name="P3"><text:span text:style-name="T17">Y + '2' + Y</text:span></text:p>
          </table:table-cell>
          <table:table-cell table:style-name="Table48.A1" office:value-type="string">
            <text:p text:style-name="P3"><text:span text:style-name="T4">concatenation with separator mark</text:span></text:p>
          </table:table-cell>
        </table:table-row>
        <table:table-row table:style-name="Table48.1">
          <table:table-cell table:style-name="Table48.A1" office:value-type="string">
            <text:p text:style-name="P3"><text:span text:style-name="T17">4X</text:span></text:p>
          </table:table-cell>
          <table:table-cell table:style-name="Table48.A1" office:value-type="string">
            <text:p text:style-name="P3"><text:span text:style-name="T17">Y[::-1]</text:span></text:p>
          </table:table-cell>
          <table:table-cell table:style-name="Table48.A1" office:value-type="string">
            <text:p text:style-name="P3"><text:span text:style-name="T4">reversal</text:span></text:p>
          </table:table-cell>
        </table:table-row>
        <table:table-row table:style-name="Table48.1">
          <table:table-cell table:style-name="Table48.A1" office:value-type="string">
            <text:p text:style-name="P3"><text:span text:style-name="T17">5X</text:span></text:p>
          </table:table-cell>
          <table:table-cell table:style-name="Table48.A1" office:value-type="string">
            <text:p text:style-name="P3"><text:span text:style-name="T17">Y + Y</text:span></text:p>
          </table:table-cell>
          <table:table-cell table:style-name="Table48.A1" office:value-type="string">
            <text:p text:style-name="P3"><text:span text:style-name="T4">concatenation</text:span></text:p>
          </table:table-cell>
        </table:table-row>
        <table:table-row table:style-name="Table48.1">
          <table:table-cell table:style-name="Table48.A1" office:value-type="string">
            <text:p text:style-name="P3"><text:span text:style-name="T4">anything else</text:span></text:p>
          </table:table-cell>
          <table:table-cell table:style-name="Table48.A1" office:value-type="string">
            <text:p text:style-name="P3"><text:span text:style-name="T17">None</text:span></text:p>
          </table:table-cell>
          <table:table-cell table:style-name="Table48.A1" office:value-type="string">
            <text:p text:style-name="P3"><text:span text:style-name="T4">N/A</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7">digits</text:span></text:p>
          </table:table-cell>
          <table:table-cell table:style-name="Table49.A1" office:value-type="string">
            <text:p text:style-name="P3"><text:span text:style-name="T4">Expected result</text:span></text:p>
          </table:table-cell>
        </table:table-row>
        <table:table-row table:style-name="Table49.1">
          <table:table-cell table:style-name="Table49.A1" office:value-type="string">
            <text:p text:style-name="P3"><text:span text:style-name="T17">'329'</text:span></text:p>
          </table:table-cell>
          <table:table-cell table:style-name="Table49.A1" office:value-type="string">
            <text:p text:style-name="P3"><text:span text:style-name="T17">'929'</text:span></text:p>
          </table:table-cell>
        </table:table-row>
        <table:table-row table:style-name="Table49.1">
          <table:table-cell table:style-name="Table49.A1" office:value-type="string">
            <text:p text:style-name="P3"><text:span text:style-name="T17">'53231'</text:span></text:p>
          </table:table-cell>
          <table:table-cell table:style-name="Table49.A1" office:value-type="string">
            <text:p text:style-name="P3"><text:span text:style-name="T17">'3123131231'</text:span></text:p>
          </table:table-cell>
        </table:table-row>
        <table:table-row table:style-name="Table49.1">
          <table:table-cell table:style-name="Table49.A1" office:value-type="string">
            <text:p text:style-name="P3"><text:span text:style-name="T17">'4524938'</text:span></text:p>
          </table:table-cell>
          <table:table-cell table:style-name="Table49.A1" office:value-type="string">
            <text:p text:style-name="P3"><text:span text:style-name="T17">'83948394'</text:span></text:p>
          </table:table-cell>
        </table:table-row>
        <table:table-row table:style-name="Table49.1">
          <table:table-cell table:style-name="Table49.A1" office:value-type="string">
            <text:p text:style-name="P3"><text:span text:style-name="T17">'343424859355'</text:span></text:p>
          </table:table-cell>
          <table:table-cell table:style-name="Table49.A1" office:value-type="string">
            <text:p text:style-name="P3"><text:span text:style-name="T17">'4859355248593552485935524859355'</text:span></text:p>
          </table:table-cell>
        </table:table-row>
        <table:table-row table:style-name="Table49.1">
          <table:table-cell table:style-name="Table49.A1" office:value-type="string">
            <text:p text:style-name="P3"><text:span text:style-name="T17">'433342717866'</text:span></text:p>
          </table:table-cell>
          <table:table-cell table:style-name="Table49.A1" office:value-type="string">
            <text:p text:style-name="P3"><text:span text:style-name="T17">'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7">def first_preceded_by_smaller(items, k=1):</text:span></text:p>
      <text:p text:style-name="P2"/>
      <text:p text:style-name="P1"><text:span text:style-name="T4">Given a list of </text:span><text:span text:style-name="T17">items</text:span><text:span text:style-name="T4">, find and return the value of the first element for which at least </text:span><text:span text:style-name="T17">k</text:span><text:span text:style-name="T4"> smaller elements precede that element in </text:span><text:span text:style-name="T17">items</text:span><text:span text:style-name="T4">. If no such element exists inside the list, this function should return </text:span><text:span text:style-name="T17">None</text:span><text:span text:style-name="T4">. The required </text:span><text:span text:style-name="T17">k</text:span><text:span text:style-name="T4"> smaller items do not need to be consecutive immediate predecessors of the current item, but they can be any </text:span><text:span text:style-name="T17">k</text:span><text:span text:style-name="T4"> items positioned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7">items</text:span></text:p>
          </table:table-cell>
          <table:table-cell table:style-name="Table50.A1" office:value-type="string">
            <text:p text:style-name="P8"><text:span text:style-name="T17">k</text:span></text:p>
          </table:table-cell>
          <table:table-cell table:style-name="Table50.A1" office:value-type="string">
            <text:p text:style-name="P8"><text:span text:style-name="T4">Expected result</text:span></text:p>
          </table:table-cell>
        </table:table-row>
        <table:table-row table:style-name="Table50.1">
          <table:table-cell table:style-name="Table50.A1" office:value-type="string">
            <text:p text:style-name="P8"><text:span text:style-name="T17">[4, 4, 5, 6]</text:span></text:p>
          </table:table-cell>
          <table:table-cell table:style-name="Table50.A1" office:value-type="string">
            <text:p text:style-name="P8"><text:span text:style-name="T17">2</text:span></text:p>
          </table:table-cell>
          <table:table-cell table:style-name="Table50.A1" office:value-type="string">
            <text:p text:style-name="P8"><text:span text:style-name="T17">5</text:span></text:p>
          </table:table-cell>
        </table:table-row>
        <table:table-row table:style-name="Table50.1">
          <table:table-cell table:style-name="Table50.A1" office:value-type="string">
            <text:p text:style-name="P8"><text:span text:style-name="T17">[42, 99, 16, 55, 7, 32, 17, 18, 73]</text:span></text:p>
          </table:table-cell>
          <table:table-cell table:style-name="Table50.A1" office:value-type="string">
            <text:p text:style-name="P8"><text:span text:style-name="T17">3</text:span></text:p>
          </table:table-cell>
          <table:table-cell table:style-name="Table50.A1" office:value-type="string">
            <text:p text:style-name="P8"><text:span text:style-name="T17">18</text:span></text:p>
          </table:table-cell>
        </table:table-row>
        <table:table-row table:style-name="Table50.1">
          <table:table-cell table:style-name="Table50.A1" office:value-type="string">
            <text:p text:style-name="P8"><text:span text:style-name="T17">[42, 99, 16, 55, 7, 32, 17, 18, 73]</text:span></text:p>
          </table:table-cell>
          <table:table-cell table:style-name="Table50.A1" office:value-type="string">
            <text:p text:style-name="P8"><text:span text:style-name="T17">8</text:span></text:p>
          </table:table-cell>
          <table:table-cell table:style-name="Table50.A1" office:value-type="string">
            <text:p text:style-name="P8"><text:span text:style-name="T17">None</text:span></text:p>
          </table:table-cell>
        </table:table-row>
        <table:table-row table:style-name="Table50.1">
          <table:table-cell table:style-name="Table50.A1" office:value-type="string">
            <text:p text:style-name="P8"><text:span text:style-name="T17">['bob', 'carol', 'tina', 'alex', 'jack', 'emmy', 'tammy', 'sam', 'ted']</text:span></text:p>
          </table:table-cell>
          <table:table-cell table:style-name="Table50.A1" office:value-type="string">
            <text:p text:style-name="P8"><text:span text:style-name="T17">4</text:span></text:p>
          </table:table-cell>
          <table:table-cell table:style-name="Table50.A1" office:value-type="string">
            <text:p text:style-name="P8"><text:span text:style-name="T17">'tammy'</text:span></text:p>
          </table:table-cell>
        </table:table-row>
        <table:table-row table:style-name="Table50.1">
          <table:table-cell table:style-name="Table50.A1" office:value-type="string">
            <text:p text:style-name="P8"><text:span text:style-name="T17">[9, 8, 7, 6, 5, 4, 3, 2, 1, 10]</text:span></text:p>
          </table:table-cell>
          <table:table-cell table:style-name="Table50.A1" office:value-type="string">
            <text:p text:style-name="P8"><text:span text:style-name="T17">1</text:span></text:p>
          </table:table-cell>
          <table:table-cell table:style-name="Table50.A1" office:value-type="string">
            <text:p text:style-name="P8"><text:span text:style-name="T17">10</text:span></text:p>
          </table:table-cell>
        </table:table-row>
        <table:table-row table:style-name="Table50.1">
          <table:table-cell table:style-name="Table50.A1" office:value-type="string">
            <text:p text:style-name="P8"><text:span text:style-name="T17">[42, 99, 17, 3, 12]</text:span></text:p>
          </table:table-cell>
          <table:table-cell table:style-name="Table50.A1" office:value-type="string">
            <text:p text:style-name="P8"><text:span text:style-name="T17">2</text:span></text:p>
          </table:table-cell>
          <table:table-cell table:style-name="Table50.A1" office:value-type="string">
            <text:p text:style-name="P8"><text:span text:style-name="T17">None</text:span></text:p>
          </table:table-cell>
        </table:table-row>
      </table:table>
      <text:p text:style-name="P2"/>
      <text:p text:style-name="P19"><text:bookmark text:name="_90y2eozrygr"/><text:span text:style-name="T1">Pull down your neighbours</text:span></text:p>
      <text:p text:style-name="P1"/>
      <text:p text:style-name="P1"><text:span text:style-name="T17">def eliminate_neighbours(items):</text:span></text:p>
      <text:p text:style-name="P2"/>
      <text:p text:style-name="P1"><text:span text:style-name="T4">Given the sequence of integer </text:span><text:span text:style-name="T17">items</text:span><text:span text:style-name="T4"> that are guaranteed to be some </text:span><text:span text:style-name="T7">permutation</text:span><text:span text:style-name="T4"> of positive integers from 1 to </text:span><text:span text:style-name="T17">n</text:span><text:span text:style-name="T4"> where </text:span><text:span text:style-name="T17">n</text:span><text:span text:style-name="T4">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4">For example, given the list </text:span><text:span text:style-name="T17">[5, 2, 1, 4, 6, 3]</text:span><text:span text:style-name="T4">, the operation would remove element </text:span><text:span text:style-name="T17">1</text:span><text:span text:style-name="T4"> and its current larger neighbour </text:span><text:span text:style-name="T17">4</text:span><text:span text:style-name="T4">, resulting in the list </text:span><text:span text:style-name="T17">[5, 2, 6, 3]</text:span><text:span text:style-name="T4">. Applied again, that operation would remove </text:span><text:span text:style-name="T17">2</text:span><text:span text:style-name="T4"> and its current larger neighbour </text:span><text:span text:style-name="T17">6</text:span><text:span text:style-name="T4">,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7">items</text:span></text:p>
          </table:table-cell>
          <table:table-cell table:style-name="Table51.A1" office:value-type="string">
            <text:p text:style-name="P3"><text:span text:style-name="T4">Expected result</text:span></text:p>
          </table:table-cell>
        </table:table-row>
        <table:table-row table:style-name="Table51.1">
          <table:table-cell table:style-name="Table51.A1" office:value-type="string">
            <text:p text:style-name="P3"><text:span text:style-name="T17">[1, 6, 4, 2, 5, 3]</text:span></text:p>
          </table:table-cell>
          <table:table-cell table:style-name="Table51.A1" office:value-type="string">
            <text:p text:style-name="P3"><text:span text:style-name="T17">1</text:span></text:p>
          </table:table-cell>
        </table:table-row>
        <table:table-row table:style-name="Table51.1">
          <table:table-cell table:style-name="Table51.A1" office:value-type="string">
            <text:p text:style-name="P3"><text:span text:style-name="T17">[8, 3, 4, 1, 7, 2, 6, 5]</text:span></text:p>
          </table:table-cell>
          <table:table-cell table:style-name="Table51.A1" office:value-type="string">
            <text:p text:style-name="P3"><text:span text:style-name="T17">3</text:span></text:p>
          </table:table-cell>
        </table:table-row>
        <table:table-row table:style-name="Table51.1">
          <table:table-cell table:style-name="Table51.A1" office:value-type="string">
            <text:p text:style-name="P3"><text:span text:style-name="T17">[8, 5, 3, 1, 7, 2, 6, 4]</text:span></text:p>
          </table:table-cell>
          <table:table-cell table:style-name="Table51.A1" office:value-type="string">
            <text:p text:style-name="P3"><text:span text:style-name="T17">4</text:span></text:p>
          </table:table-cell>
        </table:table-row>
        <table:table-row table:style-name="Table51.1">
          <table:table-cell table:style-name="Table51.A1" office:value-type="string">
            <text:p text:style-name="P3"><text:span text:style-name="T17">[1, 2, 3, 4, 5, 6, 7, 8, 9, 10]</text:span></text:p>
          </table:table-cell>
          <table:table-cell table:style-name="Table51.A1" office:value-type="string">
            <text:p text:style-name="P3"><text:span text:style-name="T17">5</text:span></text:p>
          </table:table-cell>
        </table:table-row>
        <table:table-row table:style-name="Table51.1">
          <table:table-cell table:style-name="Table51.A1" office:value-type="string">
            <text:p text:style-name="P3"><text:span text:style-name="T17">range(1, 10001)</text:span></text:p>
          </table:table-cell>
          <table:table-cell table:style-name="Table51.A1" office:value-type="string">
            <text:p text:style-name="P3"><text:span text:style-name="T17">5000</text:span></text:p>
          </table:table-cell>
        </table:table-row>
        <table:table-row table:style-name="Table51.1">
          <table:table-cell table:style-name="Table51.A1" office:value-type="string">
            <text:p text:style-name="P3"><text:span text:style-name="T17">[1000] + list(range(1, 1000))</text:span></text:p>
          </table:table-cell>
          <table:table-cell table:style-name="Table51.A1" office:value-type="string">
            <text:p text:style-name="P3"><text:span text:style-name="T17">1</text:span></text:p>
          </table:table-cell>
        </table:table-row>
      </table:table>
      <text:p text:style-name="P2"/>
      <text:p text:style-name="P1"><text:span text:style-name="T4">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8">n</text:span><text:span text:style-name="T4">,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7">def count_and_say(digits):</text:span></text:p>
      <text:p text:style-name="P2"/>
      <text:p text:style-name="P1"><text:span text:style-name="T4">Given a string of digits that is guaranteed to contain only digit characters from </text:span><text:span text:style-name="T17">'0123456789'</text:span><text:span text:style-name="T4">, read that string "out loud" by saying how many times each digit occurs consecutively in the current bunch of digits, and then return the string of digits that you just said out loud. For example, given the digits </text:span><text:span text:style-name="T17">'222274444499966'</text:span><text:span text:style-name="T4">, we would read it out loud as "four twos, one seven, five fours, three nines, two sixes" for the result string </text:span><text:span text:style-name="T17">'4217543926'</text:span><text:span text:style-name="T4">.</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7">digits</text:span></text:p>
          </table:table-cell>
          <table:table-cell table:style-name="Table52.A1" office:value-type="string">
            <text:p text:style-name="P8"><text:span text:style-name="T4">Expected result</text:span></text:p>
          </table:table-cell>
        </table:table-row>
        <table:table-row table:style-name="Table52.1">
          <table:table-cell table:style-name="Table52.A1" office:value-type="string">
            <text:p text:style-name="P8"><text:span text:style-name="T17">'333388822211177'</text:span></text:p>
          </table:table-cell>
          <table:table-cell table:style-name="Table52.A1" office:value-type="string">
            <text:p text:style-name="P8"><text:span text:style-name="T17">'4338323127'</text:span></text:p>
          </table:table-cell>
        </table:table-row>
        <table:table-row table:style-name="Table52.1">
          <table:table-cell table:style-name="Table52.A1" office:value-type="string">
            <text:p text:style-name="P8"><text:span text:style-name="T17">'11221122'</text:span></text:p>
          </table:table-cell>
          <table:table-cell table:style-name="Table52.A1" office:value-type="string">
            <text:p text:style-name="P8"><text:span text:style-name="T17">'21222122'</text:span></text:p>
          </table:table-cell>
        </table:table-row>
        <table:table-row table:style-name="Table52.1">
          <table:table-cell table:style-name="Table52.A1" office:value-type="string">
            <text:p text:style-name="P8"><text:span text:style-name="T17">'123456789'</text:span></text:p>
          </table:table-cell>
          <table:table-cell table:style-name="Table52.A1" office:value-type="string">
            <text:p text:style-name="P8"><text:span text:style-name="T17">'111213141516171819'</text:span></text:p>
          </table:table-cell>
        </table:table-row>
        <table:table-row table:style-name="Table52.1">
          <table:table-cell table:style-name="Table52.A1" office:value-type="string">
            <text:p text:style-name="P8"><text:span text:style-name="T17">'777777777777777'</text:span></text:p>
          </table:table-cell>
          <table:table-cell table:style-name="Table52.A1" office:value-type="string">
            <text:p text:style-name="P8"><text:span text:style-name="T17">'157'</text:span></text:p>
          </table:table-cell>
        </table:table-row>
        <table:table-row table:style-name="Table52.1">
          <table:table-cell table:style-name="Table52.A1" office:value-type="string">
            <text:p text:style-name="P8"><text:span text:style-name="T17">''</text:span></text:p>
          </table:table-cell>
          <table:table-cell table:style-name="Table52.A1" office:value-type="string">
            <text:p text:style-name="P8"><text:span text:style-name="T17">''</text:span></text:p>
          </table:table-cell>
        </table:table-row>
        <table:table-row table:style-name="Table52.1">
          <table:table-cell table:style-name="Table52.A1" office:value-type="string">
            <text:p text:style-name="P8"><text:span text:style-name="T17">'1'</text:span></text:p>
          </table:table-cell>
          <table:table-cell table:style-name="Table52.A1" office:value-type="string">
            <text:p text:style-name="P8"><text:span text:style-name="T17">'11'</text:span></text:p>
          </table:table-cell>
        </table:table-row>
      </table:table>
      <text:p text:style-name="P2"/>
      <text:p text:style-name="P1"><text:span text:style-name="T4">As silly and straightforward as this "</text:span><text:a xlink:type="simple" xlink:href="https://en.wikipedia.org/wiki/Look-and-say_sequence" text:style-name="ListLabel_20_47" text:visited-style-name="ListLabel_20_47"><text:span text:style-name="T14">count-and-say sequence</text:span></text:a><text:span text:style-name="T4">" might initially seem, it took the genius of John Conway to notice the tremendous complexity ready to burst out just below its surface, as he explains </text:span><text:a xlink:type="simple" xlink:href="https://www.youtube.com/watch?v=ea7lJkEhytA" text:style-name="ListLabel_20_47" text:visited-style-name="ListLabel_20_47"><text:span text:style-name="T14">in this Numberphile video</text:span></text:a><text:span text:style-name="T4">. Interested students can also check out the related construct of the infinitely long and yet self-describing </text:span><text:a xlink:type="simple" xlink:href="https://en.wikipedia.org/wiki/Kolakoski_sequence" text:style-name="ListLabel_20_47" text:visited-style-name="ListLabel_20_47"><text:span text:style-name="T14">Kolakoski sequence</text:span></text:a><text:span text:style-name="T4"> where only the lengths of each consecutive block of digits is stored, not the actual digits.</text:span></text:p>
      <text:p text:style-name="P19"><text:bookmark text:name="_jrvusxq969a7"/><text:span text:style-name="T1">Bishops on a binge</text:span></text:p>
      <text:p text:style-name="P2"/>
      <text:p text:style-name="P1"><text:span text:style-name="T17">def safe_squares_bishops(n, bishops):</text:span></text:p>
      <text:p text:style-name="P2"/>
      <text:p text:style-name="P1"><text:span text:style-name="T4">A generalized </text:span><text:span text:style-name="T8">n</text:span><text:span text:style-name="T4">-by-</text:span><text:span text:style-name="T8">n</text:span><text:span text:style-name="T4"> chessboard has been taken over by some </text:span><text:a xlink:type="simple" xlink:href="https://en.wikipedia.org/wiki/Bishop_(chess)" text:style-name="ListLabel_20_47" text:visited-style-name="ListLabel_20_47"><text:span text:style-name="T14">bishops</text:span></text:a><text:span text:style-name="T4">, each represented as a tuple </text:span><text:span text:style-name="T17">(row, column)</text:span><text:span text:style-name="T4"> of the row and the column of the square the bishop stands on. Same as in the earlier version of this problem with rampaging rooks, the rows and columns are numbered from 0 to </text:span><text:span text:style-name="T8">n</text:span><text:span text:style-name="T4"> - 1. Unlike a chess rook whose moves are </text:span><text:span text:style-name="T7">axis-aligned</text:span><text:span text:style-name="T4">, a chess bishop covers all squares that are on the same </text:span><text:span text:style-name="T7">diagonal</text:span><text:span text:style-name="T4"> with that bishop arbitrarily far into any of the four diagonal compass directions. Given the board size </text:span><text:span text:style-name="T17">n</text:span><text:span text:style-name="T4"> and the list of </text:span><text:span text:style-name="T17">bishops</text:span><text:span text:style-name="T4"> on that board, count the number of safe squares that are not covered by any bishop.</text:span></text:p>
      <text:p text:style-name="P2"/>
      <text:p text:style-name="P1"><text:span text:style-name="T4">To determine whether two squares </text:span><text:span text:style-name="T17">(r1, c1)</text:span><text:span text:style-name="T4"> and </text:span><text:span text:style-name="T17">(r2, c2)</text:span><text:span text:style-name="T4"> are reachable from each other in one diagonal move, use </text:span><text:span text:style-name="T17">abs(r1-r2) == abs(c1-c2)</text:span><text:span text:style-name="T4"> to check whether the horizontal distance between those squares equals their vertical distance, which is both necessary and sufficient for those squares to lie on the same diagonal. This way you don't need to write the essentially identical block of logic separately for the four diagonal directions, but a singl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7">n</text:span></text:p>
          </table:table-cell>
          <table:table-cell table:style-name="Table53.A1" office:value-type="string">
            <text:p text:style-name="P3"><text:span text:style-name="T17">bishops</text:span></text:p>
          </table:table-cell>
          <table:table-cell table:style-name="Table53.A1" office:value-type="string">
            <text:p text:style-name="P3"><text:span text:style-name="T4">Expected result</text:span></text:p>
          </table:table-cell>
        </table:table-row>
        <table:table-row table:style-name="Table53.1">
          <table:table-cell table:style-name="Table53.A1" office:value-type="string">
            <text:p text:style-name="P3"><text:span text:style-name="T17">10</text:span></text:p>
          </table:table-cell>
          <table:table-cell table:style-name="Table53.A1" office:value-type="string">
            <text:p text:style-name="P3"><text:span text:style-name="T17">[]</text:span></text:p>
          </table:table-cell>
          <table:table-cell table:style-name="Table53.A1" office:value-type="string">
            <text:p text:style-name="P3"><text:span text:style-name="T17">100</text:span></text:p>
          </table:table-cell>
        </table:table-row>
        <table:table-row table:style-name="Table53.1">
          <table:table-cell table:style-name="Table53.A1" office:value-type="string">
            <text:p text:style-name="P3"><text:span text:style-name="T17">4</text:span></text:p>
          </table:table-cell>
          <table:table-cell table:style-name="Table53.A1" office:value-type="string">
            <text:p text:style-name="P3"><text:span text:style-name="T17">[(2, 3), (0, 1)]</text:span></text:p>
          </table:table-cell>
          <table:table-cell table:style-name="Table53.A1" office:value-type="string">
            <text:p text:style-name="P3"><text:span text:style-name="T17">11</text:span></text:p>
          </table:table-cell>
        </table:table-row>
        <table:table-row table:style-name="Table53.1">
          <table:table-cell table:style-name="Table53.A1" office:value-type="string">
            <text:p text:style-name="P3"><text:span text:style-name="T17">8</text:span></text:p>
          </table:table-cell>
          <table:table-cell table:style-name="Table53.A1" office:value-type="string">
            <text:p text:style-name="P3"><text:span text:style-name="T17">[(1, 1), (3, 5), (7, 0), (7, 6)]</text:span></text:p>
          </table:table-cell>
          <table:table-cell table:style-name="Table53.A1" office:value-type="string">
            <text:p text:style-name="P3"><text:span text:style-name="T17">29</text:span></text:p>
          </table:table-cell>
        </table:table-row>
        <table:table-row table:style-name="Table53.1">
          <table:table-cell table:style-name="Table53.A1" office:value-type="string">
            <text:p text:style-name="P3"><text:span text:style-name="T17">2</text:span></text:p>
          </table:table-cell>
          <table:table-cell table:style-name="Table53.A1" office:value-type="string">
            <text:p text:style-name="P3"><text:span text:style-name="T17">[(1, 1)]</text:span></text:p>
          </table:table-cell>
          <table:table-cell table:style-name="Table53.A1" office:value-type="string">
            <text:p text:style-name="P3"><text:span text:style-name="T17">2</text:span></text:p>
          </table:table-cell>
        </table:table-row>
        <table:table-row table:style-name="Table53.1">
          <table:table-cell table:style-name="Table53.A1" office:value-type="string">
            <text:p text:style-name="P3"><text:span text:style-name="T17">6</text:span></text:p>
          </table:table-cell>
          <table:table-cell table:style-name="Table53.A1" office:value-type="string">
            <text:p text:style-name="P3"><text:span text:style-name="T17">[(0, 0), (1, 1), (2, 2), (3, 3), (4, 4), (5, 5)]</text:span></text:p>
          </table:table-cell>
          <table:table-cell table:style-name="Table53.A1" office:value-type="string">
            <text:p text:style-name="P3"><text:span text:style-name="T17">18</text:span></text:p>
          </table:table-cell>
        </table:table-row>
        <table:table-row table:style-name="Table53.1">
          <table:table-cell table:style-name="Table53.A1" office:value-type="string">
            <text:p text:style-name="P3"><text:span text:style-name="T17">100</text:span></text:p>
          </table:table-cell>
          <table:table-cell table:style-name="Table53.A1" office:value-type="string">
            <text:p text:style-name="P3"><text:span text:style-name="T17">[(row, (row*row) % 100) for row in range(100)]</text:span></text:p>
          </table:table-cell>
          <table:table-cell table:style-name="Table53.A1" office:value-type="string">
            <text:p text:style-name="P3"><text:span text:style-name="T17">6666</text:span></text:p>
          </table:table-cell>
        </table:table-row>
      </table:table>
      <text:p text:style-name="P2"/>
      <text:p text:style-name="P19"><text:bookmark text:name="_ccn8sem4x887"/><text:span text:style-name="T1">Up for the count</text:span></text:p>
      <text:p text:style-name="P1"/>
      <text:p text:style-name="P1"><text:span text:style-name="T17">def counting_series(n):</text:span></text:p>
      <text:p text:style-name="P2"/>
      <text:p text:style-name="P1"><text:span text:style-name="T4">The </text:span><text:a xlink:type="simple" xlink:href="https://en.wikipedia.org/wiki/Champernowne_constant" text:style-name="ListLabel_20_47" text:visited-style-name="ListLabel_20_47"><text:span text:style-name="T14">Champernowne word</text:span></text:a><text:span text:style-name="T4"> </text:span><text:span text:style-name="T17">1234567891011121314151617181920212223</text:span><text:span text:style-name="T4">... is an infinitely long string of digits made up of all positive integers written in ascending order without any separators between the individual numbers. This function should return the integer digit that is in the position </text:span><text:span text:style-name="T17">n</text:span><text:span text:style-name="T4"> of the Champernowne word, positions starting from zero as is usual in computing.</text:span></text:p>
      <text:p text:style-name="P2"/>
      <text:p text:style-name="P1"><text:span text:style-name="T4">Of course, the automated tester will try out values of </text:span><text:span text:style-name="T17">n</text:span><text:span text:style-name="T4"> large enough that anybody trying to solve this problem by explicitly constructing the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7">n</text:span><text:span text:style-name="T4">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7">n</text:span></text:p>
          </table:table-cell>
          <table:table-cell table:style-name="Table54.A1" office:value-type="string">
            <text:p text:style-name="P3"><text:span text:style-name="T4">Expected result</text:span></text:p>
          </table:table-cell>
        </table:table-row>
        <table:table-row table:style-name="Table54.1">
          <table:table-cell table:style-name="Table54.A1" office:value-type="string">
            <text:p text:style-name="P3"><text:span text:style-name="T17">0</text:span></text:p>
          </table:table-cell>
          <table:table-cell table:style-name="Table54.A1" office:value-type="string">
            <text:p text:style-name="P3"><text:span text:style-name="T17">1</text:span></text:p>
          </table:table-cell>
        </table:table-row>
        <table:table-row table:style-name="Table54.1">
          <table:table-cell table:style-name="Table54.A1" office:value-type="string">
            <text:p text:style-name="P3"><text:span text:style-name="T17">100</text:span></text:p>
          </table:table-cell>
          <table:table-cell table:style-name="Table54.A1" office:value-type="string">
            <text:p text:style-name="P3"><text:span text:style-name="T17">5</text:span></text:p>
          </table:table-cell>
        </table:table-row>
        <table:table-row table:style-name="Table54.1">
          <table:table-cell table:style-name="Table54.A1" office:value-type="string">
            <text:p text:style-name="P3"><text:span text:style-name="T17">10000</text:span></text:p>
          </table:table-cell>
          <table:table-cell table:style-name="Table54.A1" office:value-type="string">
            <text:p text:style-name="P3"><text:span text:style-name="T17">7</text:span></text:p>
          </table:table-cell>
        </table:table-row>
        <table:table-row table:style-name="Table54.1">
          <table:table-cell table:style-name="Table54.A1" office:value-type="string">
            <text:p text:style-name="P3"><text:span text:style-name="T17">10**100</text:span></text:p>
          </table:table-cell>
          <table:table-cell table:style-name="Table54.A1" office:value-type="string">
            <text:p text:style-name="P3"><text:span text:style-name="T17">6</text:span></text:p>
          </table:table-cell>
        </table:table-row>
      </table:table>
      <text:p text:style-name="P2"/>
      <text:p text:style-name="P1"><text:span text:style-name="T4">Out of curiosity, has the digit that was waiting for you in position </text:span><text:span text:style-name="T17">n</text:span><text:span text:style-name="T4"> been waiting for you there since the dawn of time? Or did the answer come to existence the moment that somebody first posed this problem, or only when somebody actually solved this problem up to the position </text:span><text:span text:style-name="T17">n</text:span><text:span text:style-name="T4">? What is your stance on this thorny and ancient philosophical issue that is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as the need for them emerges, so that their existence is similar to that of fictional characters such as Donald Duck and James Bond, woven into our reality by the arbitrary decisions of their creators?</text:span></text:p>
      <text:p text:style-name="P2"/>
      <text:p text:style-name="P19"><text:bookmark text:name="_8iiocerq46u"/><text:span text:style-name="T1">Revorse the vewels</text:span></text:p>
      <text:p text:style-name="P4"/>
      <text:p text:style-name="P1"><text:span text:style-name="T17">def reverse_vowels(text):</text:span></text:p>
      <text:p text:style-name="P2"/>
      <text:p text:style-name="P1"><text:span text:style-name="T4">Given a </text:span><text:span text:style-name="T17">text</text:span><text:span text:style-name="T4"> string, create and return a new string constructed by finding all its </text:span><text:span text:style-name="T7">vowels</text:span><text:span text:style-name="T4"> (for simplicity, in this problem vowels are the letters found in the string </text:span><text:span text:style-name="T17">'aeiouAEIOU'</text:span><text:span text:style-name="T4">)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7">'Ilkka'</text:span><text:span text:style-name="T4"> should produce </text:span><text:span text:style-name="T17">'Alkki'</text:span><text:span text:style-name="T4"> instead of </text:span><text:span text:style-name="T17">'alkkI'</text:span><text:span text:style-name="T4">. Applying this operation to random English sentences often seems to give them a curious pseudo-Mediterranean vibe.</text:span></text:p>
      <text:p text:style-name="P2"/>
      <text:p text:style-name="P1"><text:span text:style-name="T4">Along with many possible other ways to perform this square dance, one straightforward way to reverse the vowels starts with collecting all vowels of </text:span><text:span text:style-name="T17">text</text:span><text:span text:style-name="T4"> into a separate list, and initializing the </text:span><text:span text:style-name="T17">result</text:span><text:span text:style-name="T4"> to an empty string. After that, iterate through all positions of the original </text:span><text:span text:style-name="T17">text</text:span><text:span text:style-name="T4">. Whenever the current position contains a vowel, take one from the end of the list of the vowels. Convert that vowel to either upper- or lowercase depending on the case of the vowel that was originally in that position, and append it to </text:span><text:span text:style-name="T17">result</text:span><text:span text:style-name="T4">. Otherwise, append the character from the same position of the original </text:span><text:span text:style-name="T17">text</text:span><text:span text:style-name="T4"> to the </text:span><text:span text:style-name="T17">result</text:span><text:span text:style-name="T4">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7">text</text:span></text:p>
          </table:table-cell>
          <table:table-cell table:style-name="Table55.A1" office:value-type="string">
            <text:p text:style-name="P8"><text:span text:style-name="T4">Expected result</text:span></text:p>
          </table:table-cell>
        </table:table-row>
        <table:table-row table:style-name="Table55.1">
          <table:table-cell table:style-name="Table55.A1" office:value-type="string">
            <text:p text:style-name="P8"><text:span text:style-name="T17">'Revorse the vewels'</text:span></text:p>
          </table:table-cell>
          <table:table-cell table:style-name="Table55.A1" office:value-type="string">
            <text:p text:style-name="P8"><text:span text:style-name="T17">'Reverse the vowels'</text:span></text:p>
          </table:table-cell>
        </table:table-row>
        <table:table-row table:style-name="Table55.1">
          <table:table-cell table:style-name="Table55.A1" office:value-type="string">
            <text:p text:style-name="P8"><text:span text:style-name="T17">'Ilkka Markus Kokkarinen'</text:span></text:p>
          </table:table-cell>
          <table:table-cell table:style-name="Table55.A1" office:value-type="string">
            <text:p text:style-name="P8"><text:span text:style-name="T17">'Elkki Markos Kukkaranin'</text:span></text:p>
          </table:table-cell>
        </table:table-row>
        <table:table-row table:style-name="Table55.1">
          <table:table-cell table:style-name="Table55.A1" office:value-type="string">
            <text:p text:style-name="P8"><text:span text:style-name="T17">'Hello world'</text:span></text:p>
          </table:table-cell>
          <table:table-cell table:style-name="Table55.A1" office:value-type="string">
            <text:p text:style-name="P8"><text:span text:style-name="T17">'Hollo werld'</text:span></text:p>
          </table:table-cell>
        </table:table-row>
        <table:table-row table:style-name="Table55.1">
          <table:table-cell table:style-name="Table55.A1" office:value-type="string">
            <text:p text:style-name="P8"><text:span text:style-name="T17">'abcdefghijklmnopqrstuvwxyz'</text:span></text:p>
          </table:table-cell>
          <table:table-cell table:style-name="Table55.A1" office:value-type="string">
            <text:p text:style-name="P8"><text:span text:style-name="T17">'ubcdofghijklmnepqrstavwxyz'</text:span></text:p>
          </table:table-cell>
        </table:table-row>
        <table:table-row table:style-name="Table55.1">
          <table:table-cell table:style-name="Table55.A1" office:value-type="string">
            <text:p text:style-name="P8"><text:span text:style-name="T17">'This is Computer Science I!'</text:span></text:p>
          </table:table-cell>
          <table:table-cell table:style-name="Table55.A1" office:value-type="string">
            <text:p text:style-name="P8"><text:span text:style-name="T17">'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7">def spread_the_coins(piles, left, right):</text:span></text:p>
      <text:p text:style-name="P2"/>
      <text:p text:style-name="P1"><text:span text:style-name="T4">Some coins have been placed on the integer line ℤ so that for every </text:span><text:span text:style-name="T17">i in range(len(piles))</text:span><text:span text:style-name="T4"> , the position </text:span><text:span text:style-name="T17">i</text:span><text:span text:style-name="T4"> initially contains </text:span><text:span text:style-name="T17">piles[i]</text:span><text:span text:style-name="T4"> coins. All other positions on ℤ, both positive and negative, are initially empty. A position that contains at least </text:span><text:span text:style-name="T17">left+right</text:span><text:span text:style-name="T4"> coins is </text:span><text:span text:style-name="T7">unstable</text:span><text:span text:style-name="T4">. As long as some position </text:span><text:span text:style-name="T17">i</text:span><text:span text:style-name="T4"> is unstable, exactly </text:span><text:span text:style-name="T17">left</text:span><text:span text:style-name="T4"> coins from that position </text:span><text:span text:style-name="T17">i</text:span><text:span text:style-name="T4"> spill into its predecessor position </text:span><text:span text:style-name="T17">i-1</text:span><text:span text:style-name="T4">, and exactly </text:span><text:span text:style-name="T17">right</text:span><text:span text:style-name="T4"> coins spill into its successor position </text:span><text:span text:style-name="T17">i+1</text:span><text:span text:style-name="T4">. Continue until everything is stable.</text:span></text:p>
      <text:p text:style-name="P2"/>
      <text:p text:style-name="P1"><text:span text:style-name="T4">The unique terminal state of this back-and-forth dance will necessarily be reached after a finite number of steps, independent of the order of processing the unstable positions in the interim. This function should return this terminal state as tuple </text:span><text:span text:style-name="T17">(start, coins)</text:span><text:span text:style-name="T4"> where </text:span><text:span text:style-name="T17">start</text:span><text:span text:style-name="T4"> is the leftmost position that contains at least one coin. The second component lists the </text:span><text:span text:style-name="T17">coins</text:span><text:span text:style-name="T4"> that ended in each position, this list spanning the positions from </text:span><text:span text:style-name="T17">start</text:span><text:span text:style-name="T4"> up to the last non-empty position.</text:span></text:p>
      <text:p text:style-name="P2"/>
      <text:p text:style-name="P1"><text:span text:style-name="T4">To speed up this process, note how whenever some pile contains </text:span><text:span text:style-name="T17">k*(left+right)</text:span><text:span text:style-name="T4"> coins, you can scoop </text:span><text:span text:style-name="T17">k*left</text:span><text:span text:style-name="T4"> coins into the predecessor and </text:span><text:span text:style-name="T17">k*right</text:span><text:span text:style-name="T4"> coins into the successor pile as a single move. The new difficulty of this problem is handling the negative positions during computation, and also quickly finding some unstable position to process next.</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7">piles</text:span></text:p>
          </table:table-cell>
          <table:table-cell table:style-name="Table56.A1" office:value-type="string">
            <text:p text:style-name="P3"><text:span text:style-name="T17">left</text:span></text:p>
          </table:table-cell>
          <table:table-cell table:style-name="Table56.A1" office:value-type="string">
            <text:p text:style-name="P3"><text:span text:style-name="T17">right</text:span></text:p>
          </table:table-cell>
          <table:table-cell table:style-name="Table56.A1" office:value-type="string">
            <text:p text:style-name="P3"><text:span text:style-name="T4">Expected result</text:span></text:p>
          </table:table-cell>
        </table:table-row>
        <table:table-row table:style-name="Table56.1">
          <table:table-cell table:style-name="Table56.A1" office:value-type="string">
            <text:p text:style-name="P3"><text:span text:style-name="T17">[0, 0, 2]</text:span></text:p>
          </table:table-cell>
          <table:table-cell table:style-name="Table56.A1" office:value-type="string">
            <text:p text:style-name="P3"><text:span text:style-name="T17">1</text:span></text:p>
          </table:table-cell>
          <table:table-cell table:style-name="Table56.A1" office:value-type="string">
            <text:p text:style-name="P3"><text:span text:style-name="T17">1</text:span></text:p>
          </table:table-cell>
          <table:table-cell table:style-name="Table56.A1" office:value-type="string">
            <text:p text:style-name="P3"><text:span text:style-name="T17">(1, [1, 0, 1])</text:span></text:p>
          </table:table-cell>
        </table:table-row>
        <table:table-row table:style-name="Table56.1">
          <table:table-cell table:style-name="Table56.A1" office:value-type="string">
            <text:p text:style-name="P3"><text:span text:style-name="T17">[20]</text:span></text:p>
          </table:table-cell>
          <table:table-cell table:style-name="Table56.A1" office:value-type="string">
            <text:p text:style-name="P3"><text:span text:style-name="T17">3</text:span></text:p>
          </table:table-cell>
          <table:table-cell table:style-name="Table56.A1" office:value-type="string">
            <text:p text:style-name="P3"><text:span text:style-name="T17">2</text:span></text:p>
          </table:table-cell>
          <table:table-cell table:style-name="Table56.A1" office:value-type="string">
            <text:p text:style-name="P3"><text:span text:style-name="T17">(-4, [3, 1, 4, 2, 4, 2, 4])</text:span></text:p>
          </table:table-cell>
        </table:table-row>
        <table:table-row table:style-name="Table56.1">
          <table:table-cell table:style-name="Table56.A1" office:value-type="string">
            <text:p text:style-name="P3"><text:span text:style-name="T17">[8, 4]</text:span></text:p>
          </table:table-cell>
          <table:table-cell table:style-name="Table56.A1" office:value-type="string">
            <text:p text:style-name="P3"><text:span text:style-name="T17">3</text:span></text:p>
          </table:table-cell>
          <table:table-cell table:style-name="Table56.A1" office:value-type="string">
            <text:p text:style-name="P3"><text:span text:style-name="T17">2</text:span></text:p>
          </table:table-cell>
          <table:table-cell table:style-name="Table56.A1" office:value-type="string">
            <text:p text:style-name="P3"><text:span text:style-name="T17">(-2, [3, 1, 3, 3, 2])</text:span></text:p>
          </table:table-cell>
        </table:table-row>
        <table:table-row table:style-name="Table56.1">
          <table:table-cell table:style-name="Table56.A1" office:value-type="string">
            <text:p text:style-name="P3"><text:span text:style-name="T17">[111, 12, 12]</text:span></text:p>
          </table:table-cell>
          <table:table-cell table:style-name="Table56.A1" office:value-type="string">
            <text:p text:style-name="P3"><text:span text:style-name="T17">19</text:span></text:p>
          </table:table-cell>
          <table:table-cell table:style-name="Table56.A1" office:value-type="string">
            <text:p text:style-name="P3"><text:span text:style-name="T17">6</text:span></text:p>
          </table:table-cell>
          <table:table-cell table:style-name="Table56.A1" office:value-type="string">
            <text:p text:style-name="P3"><text:span text:style-name="T17">(-6, [19, 13, 13, 13, 13, 13, 10, 23, 18])</text:span></text:p>
          </table:table-cell>
        </table:table-row>
        <table:table-row table:style-name="Table56.1">
          <table:table-cell table:style-name="Table56.A1" office:value-type="string">
            <text:p text:style-name="P3"><text:span text:style-name="T17">[101]</text:span></text:p>
          </table:table-cell>
          <table:table-cell table:style-name="Table56.A1" office:value-type="string">
            <text:p text:style-name="P3"><text:span text:style-name="T17">1</text:span></text:p>
          </table:table-cell>
          <table:table-cell table:style-name="Table56.A1" office:value-type="string">
            <text:p text:style-name="P3"><text:span text:style-name="T17">1</text:span></text:p>
          </table:table-cell>
          <table:table-cell table:style-name="Table56.A1" office:value-type="string">
            <text:p text:style-name="P3"><text:span text:style-name="T4">(a tuple whose first element equals </text:span><text:span text:style-name="T17">-50</text:span><text:span text:style-name="T4"> and the second element is a list of 101 copies of number </text:span><text:span text:style-name="T17">1</text:span><text:span text:style-name="T4">)</text:span></text:p>
          </table:table-cell>
        </table:table-row>
      </table:table>
      <text:p text:style-name="P2"/>
      <text:p text:style-name="P19"><text:bookmark text:name="_hwnucu1tfjo1"/><text:span text:style-name="T1">Calkin-Wilf sequence</text:span></text:p>
      <text:p text:style-name="P2"/>
      <text:p text:style-name="P1"><text:span text:style-name="T17">def calkin_wilf(n)</text:span></text:p>
      <text:p text:style-name="P2"/>
      <text:p text:style-name="P1"><text:span text:style-name="T4">The nodes of the </text:span><text:a xlink:type="simple" xlink:href="https://en.wikipedia.org/wiki/Calkin%E2%80%93Wilf_tree" text:style-name="ListLabel_20_47" text:visited-style-name="ListLabel_20_47"><text:span text:style-name="T14">Calkin-Wilf tree</text:span></text:a><text:span text:style-name="T4">, when read in </text:span><text:span text:style-name="T7">level order</text:span><text:span text:style-name="T4"> so that the elements in each level are read from left to right, produce the linear sequence of all possible </text:span><text:span text:style-name="T7">positive rational numbers</text:span><text:span text:style-name="T4">.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7">import</text:span><text:span text:style-name="T4"> the data types </text:span><text:span text:style-name="T17">Fraction</text:span><text:span text:style-name="T4"> and </text:span><text:a xlink:type="simple" xlink:href="https://docs.python.org/3.3/library/collections.html#collections.deque" text:style-name="ListLabel_20_48" text:visited-style-name="ListLabel_20_48"><text:span text:style-name="T16">deque</text:span></text:a><text:span text:style-name="T4"> from the </text:span><text:a xlink:type="simple" xlink:href="https://docs.python.org/3/library/fractions.html" text:style-name="ListLabel_20_48" text:visited-style-name="ListLabel_20_48"><text:span text:style-name="T16">fractions</text:span></text:a><text:span text:style-name="T4"> and </text:span><text:a xlink:type="simple" xlink:href="https://docs.python.org/3.3/library/collections.html" text:style-name="ListLabel_20_48" text:visited-style-name="ListLabel_20_48"><text:span text:style-name="T16">collections</text:span></text:a><text:span text:style-name="T4"> modules.</text:span></text:p>
      <text:p text:style-name="P2"/>
      <text:p text:style-name="P1"><text:span text:style-name="T4">Your function should return the </text:span><text:span text:style-name="T17">n</text:span><text:span text:style-name="T4">:th element of this sequence. First, create a new instance of </text:span><text:span text:style-name="T17">deque</text:span><text:span text:style-name="T4"> and </text:span><text:span text:style-name="T17">append</text:span><text:span text:style-name="T4"> the first fraction </text:span><text:span text:style-name="T17">1/1</text:span><text:span text:style-name="T4"> to "prime the pump", so to speak, to initiate the production of the values of this sequence. Then repeat the following procedure </text:span><text:span text:style-name="T17">n</text:span><text:span text:style-name="T4"> times. Pop the fraction currently in front of the queue using the </text:span><text:span text:style-name="T17">deque</text:span><text:span text:style-name="T4"> method </text:span><text:span text:style-name="T17">popleft</text:span><text:span text:style-name="T4">, extract its numerator and denominator </text:span><text:span text:style-name="T17">p</text:span><text:span text:style-name="T4"> and </text:span><text:span text:style-name="T17">q</text:span><text:span text:style-name="T4">, and push the two new fractions </text:span><text:span text:style-name="T17">p/(p+q)</text:span><text:span text:style-name="T4"> and </text:span><text:span text:style-name="T17">(p+q)/q</text:span><text:span text:style-name="T4">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7">n</text:span></text:p>
          </table:table-cell>
          <table:table-cell table:style-name="Table57.A1" office:value-type="string">
            <text:p text:style-name="P3"><text:span text:style-name="T4">Expected result</text:span></text:p>
          </table:table-cell>
        </table:table-row>
        <table:table-row table:style-name="Table57.1">
          <table:table-cell table:style-name="Table57.A1" office:value-type="string">
            <text:p text:style-name="P3"><text:span text:style-name="T17">10</text:span></text:p>
          </table:table-cell>
          <table:table-cell table:style-name="Table57.A1" office:value-type="string">
            <text:p text:style-name="P3"><text:span text:style-name="T17">3/5</text:span></text:p>
          </table:table-cell>
        </table:table-row>
        <table:table-row table:style-name="Table57.3">
          <table:table-cell table:style-name="Table57.A1" office:value-type="string">
            <text:p text:style-name="P3"><text:span text:style-name="T17">1000</text:span></text:p>
          </table:table-cell>
          <table:table-cell table:style-name="Table57.A1" office:value-type="string">
            <text:p text:style-name="P3"><text:span text:style-name="T17">11/39</text:span></text:p>
          </table:table-cell>
        </table:table-row>
        <table:table-row table:style-name="Table57.1">
          <table:table-cell table:style-name="Table57.A1" office:value-type="string">
            <text:p text:style-name="P3"><text:span text:style-name="T17">100000</text:span></text:p>
          </table:table-cell>
          <table:table-cell table:style-name="Table57.A1" office:value-type="string">
            <text:p text:style-name="P3"><text:span text:style-name="T17">127/713</text:span></text:p>
          </table:table-cell>
        </table:table-row>
      </table:table>
      <text:p text:style-name="P2"/>
      <text:p text:style-name="P1"><text:span text:style-name="T4">(Actually, once you reach the position </text:span><text:span text:style-name="T17">n//2+1</text:span><text:span text:style-name="T4">,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7">def frog_collision_time(frog1, frog2):</text:span></text:p>
      <text:p text:style-name="P2"/>
      <text:p text:style-name="P1"><text:span text:style-name="T4">A frog hopping along on the infinite two-dimensional grid of integers is represented as a 4-tuple of the form </text:span><text:span text:style-name="T17">(sx, sy, dx, dy)</text:span><text:span text:style-name="T4"> where </text:span><text:span text:style-name="T17">(sx, sy)</text:span><text:span text:style-name="T4"> is its </text:span><text:span text:style-name="T7">starting position</text:span><text:span text:style-name="T4"> at time zero, and </text:span><text:span text:style-name="T17">(dx, dy)</text:span><text:span text:style-name="T4"> is its constant </text:span><text:span text:style-name="T7">direction vector</text:span><text:span text:style-name="T4"> for each hop. Time advances in discrete integer steps 0, 1, 2, 3, ... so that each frog makes one hop exactly at every tick of the clock. At time </text:span><text:span text:style-name="T17">t</text:span><text:span text:style-name="T4">, the position of that frog is given by the formula </text:span><text:span text:style-name="T17">(sx + t*dx, sy + t*dy)</text:span><text:span text:style-name="T4"> that can be nimbly evaluated even for large </text:span><text:span text:style-name="T17">t</text:span><text:span text:style-name="T4">.</text:span></text:p>
      <text:p text:style-name="P2"/>
      <text:p text:style-name="P1"><text:span text:style-name="T4">Given two frogs </text:span><text:span text:style-name="T17">frog1</text:span><text:span text:style-name="T4"> and </text:span><text:span text:style-name="T17">frog2</text:span><text:span text:style-name="T4"> that are guaranteed to initially stand on different squares, return the time when both frogs hop into the same square. If these two frogs never simultaneously arrive at the same square, return </text:span><text:span text:style-name="T17">None</text:span><text:span text:style-name="T4">.</text:span></text:p>
      <text:p text:style-name="P2"/>
      <text:p text:style-name="P1"><text:span text:style-name="T7">This function should not contain any loops whatsoever</text:span><text:span text:style-name="T4">.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such as either one or both frogs hopping in place, use it to solve for </text:span><text:span text:style-name="T17">t</text:span><text:span text:style-name="T4"> separately for the </text:span><text:span text:style-name="T8">x</text:span><text:span text:style-name="T4">- and </text:span><text:span text:style-name="T8">y</text:span><text:span text:style-name="T4">-dimensions in the original problem. Combine these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7">frog1</text:span></text:p>
          </table:table-cell>
          <table:table-cell table:style-name="Table58.A1" office:value-type="string">
            <text:p text:style-name="P3"><text:span text:style-name="T17">frog2</text:span></text:p>
          </table:table-cell>
          <table:table-cell table:style-name="Table58.A1" office:value-type="string">
            <text:p text:style-name="P3"><text:span text:style-name="T4">Expected result</text:span></text:p>
          </table:table-cell>
        </table:table-row>
        <table:table-row table:style-name="Table58.1">
          <table:table-cell table:style-name="Table58.A1" office:value-type="string">
            <text:p text:style-name="P3"><text:span text:style-name="T17">(0, 0, 0, 2)</text:span></text:p>
          </table:table-cell>
          <table:table-cell table:style-name="Table58.A1" office:value-type="string">
            <text:p text:style-name="P3"><text:span text:style-name="T17">(0, 10, 0, 1)</text:span></text:p>
          </table:table-cell>
          <table:table-cell table:style-name="Table58.A1" office:value-type="string">
            <text:p text:style-name="P3"><text:span text:style-name="T17">10</text:span></text:p>
          </table:table-cell>
        </table:table-row>
        <table:table-row table:style-name="Table58.1">
          <table:table-cell table:style-name="Table58.A1" office:value-type="string">
            <text:p text:style-name="P3"><text:span text:style-name="T17">(10, 10, -1, 0)</text:span></text:p>
          </table:table-cell>
          <table:table-cell table:style-name="Table58.A1" office:value-type="string">
            <text:p text:style-name="P3"><text:span text:style-name="T17">(0, 1, 0, 1)</text:span></text:p>
          </table:table-cell>
          <table:table-cell table:style-name="Table58.A1" office:value-type="string">
            <text:p text:style-name="P3"><text:span text:style-name="T17">None</text:span></text:p>
          </table:table-cell>
        </table:table-row>
        <table:table-row table:style-name="Table58.1">
          <table:table-cell table:style-name="Table58.A1" office:value-type="string">
            <text:p text:style-name="P3"><text:span text:style-name="T17">(0, -7, 1, -1)</text:span></text:p>
          </table:table-cell>
          <table:table-cell table:style-name="Table58.A1" office:value-type="string">
            <text:p text:style-name="P3"><text:span text:style-name="T17">(-9, -16, 4, 2)</text:span></text:p>
          </table:table-cell>
          <table:table-cell table:style-name="Table58.A1" office:value-type="string">
            <text:p text:style-name="P3"><text:span text:style-name="T17">3</text:span></text:p>
          </table:table-cell>
        </table:table-row>
        <table:table-row table:style-name="Table58.1">
          <table:table-cell table:style-name="Table58.A1" office:value-type="string">
            <text:p text:style-name="P3"><text:span text:style-name="T17">(-28, 9, 9, -4)</text:span></text:p>
          </table:table-cell>
          <table:table-cell table:style-name="Table58.A1" office:value-type="string">
            <text:p text:style-name="P3"><text:span text:style-name="T17">(-26, -5, 8, -2)</text:span></text:p>
          </table:table-cell>
          <table:table-cell table:style-name="Table58.A1" office:value-type="string">
            <text:p text:style-name="P3"><text:span text:style-name="T17">None</text:span></text:p>
          </table:table-cell>
        </table:table-row>
        <table:table-row table:style-name="Table58.1">
          <table:table-cell table:style-name="Table58.A1" office:value-type="string">
            <text:p text:style-name="P3"><text:span text:style-name="T17">(-28, -6, 5, 1)</text:span></text:p>
          </table:table-cell>
          <table:table-cell table:style-name="Table58.A1" office:value-type="string">
            <text:p text:style-name="P3"><text:span text:style-name="T17">(-56, -55, 9, 8)</text:span></text:p>
          </table:table-cell>
          <table:table-cell table:style-name="Table58.A1" office:value-type="string">
            <text:p text:style-name="P3"><text:span text:style-name="T17">7</text:span></text:p>
          </table:table-cell>
        </table:table-row>
        <table:table-row table:style-name="Table58.1">
          <table:table-cell table:style-name="Table58.A1" office:value-type="string">
            <text:p text:style-name="P3"><text:span text:style-name="T17">(620775675217287, -1862327025651882, -3, 9)</text:span></text:p>
          </table:table-cell>
          <table:table-cell table:style-name="Table58.A1" office:value-type="string">
            <text:p text:style-name="P3"><text:span text:style-name="T17">(413850450144856, 2069252250724307, -2, -10)</text:span></text:p>
          </table:table-cell>
          <table:table-cell table:style-name="Table58.A1" office:value-type="string">
            <text:p text:style-name="P3"><text:span text:style-name="T17">206925225072431</text:span></text:p>
          </table:table-cell>
        </table:table-row>
      </table:table>
      <text:p text:style-name="P2"/>
      <text:p text:style-name="P19"><text:bookmark text:name="_s775qtxkejli"/><text:span text:style-name="T1">Double trouble</text:span></text:p>
      <text:p text:style-name="P2"/>
      <text:p text:style-name="P1"><text:span text:style-name="T17">def double_trouble(items, n):</text:span></text:p>
      <text:p text:style-name="P2"/>
      <text:p text:style-name="P1"><text:span text:style-name="T4">Suppose, if just for the sake of argument, that the following operation is repeated </text:span><text:span text:style-name="T17">n</text:span><text:span text:style-name="T4"> times for the given list of </text:span><text:span text:style-name="T17">items</text:span><text:span text:style-name="T4">: remove the first element, and append that same element twice to the end of </text:span><text:span text:style-name="T17">items</text:span><text:span text:style-name="T4">. Which one of the </text:span><text:span text:style-name="T17">items</text:span><text:span text:style-name="T4"> would be removed and copied in the last operation performed?</text:span></text:p>
      <text:p text:style-name="P2"/>
      <text:p text:style-name="P1"><text:span text:style-name="T4">Sure, this problem could be finger-quotes "solved" by actually performing that operation </text:span><text:span text:style-name="T17">n</text:span><text:span text:style-name="T4">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7">brute force</text:span><text:span text:style-name="T4"> their way through this problem by performing all </text:span><text:span text:style-name="T17">n</text:span><text:span text:style-name="T4"> operations one by one for real will run out of time and memory long before receiving the answer, as will the entire universe.</text:span></text:p>
      <text:p text:style-name="P2"/>
      <text:p text:style-name="P1"><text:span text:style-name="T4">To come up with this analytical solution, tabulate some small cases (you can implement the brute force function to compute these) and try to spot the pattern that generalizes to arbitrarily large values of </text:span><text:span text:style-name="T17">n</text:span><text:span text:style-name="T4">. You can again also check out </text:span><text:a xlink:type="simple" xlink:href="https://www.wolframalpha.com" text:style-name="ListLabel_20_47" text:visited-style-name="ListLabel_20_47"><text:span text:style-name="T14">Wolfram Alpha</text:span></text:a><text:span text:style-name="T4">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7">items</text:span></text:p>
          </table:table-cell>
          <table:table-cell table:style-name="Table59.A1" office:value-type="string">
            <text:p text:style-name="P8"><text:span text:style-name="T17">n</text:span></text:p>
          </table:table-cell>
          <table:table-cell table:style-name="Table59.A1" office:value-type="string">
            <text:p text:style-name="P8"><text:span text:style-name="T4">Expected result</text:span></text:p>
          </table:table-cell>
        </table:table-row>
        <table:table-row table:style-name="Table59.1">
          <table:table-cell table:style-name="Table59.A1" office:value-type="string">
            <text:p text:style-name="P8"><text:span text:style-name="T17">['joe', 'bob', 42]</text:span></text:p>
          </table:table-cell>
          <table:table-cell table:style-name="Table59.A1" office:value-type="string">
            <text:p text:style-name="P8"><text:span text:style-name="T17">10</text:span></text:p>
          </table:table-cell>
          <table:table-cell table:style-name="Table59.A1" office:value-type="string">
            <text:p text:style-name="P8"><text:span text:style-name="T17">'joe'</text:span></text:p>
          </table:table-cell>
        </table:table-row>
        <table:table-row table:style-name="Table59.1">
          <table:table-cell table:style-name="Table59.A1" office:value-type="string">
            <text:p text:style-name="P8"><text:span text:style-name="T17">[17, 42, 99]</text:span></text:p>
          </table:table-cell>
          <table:table-cell table:style-name="Table59.A1" office:value-type="string">
            <text:p text:style-name="P8"><text:span text:style-name="T17">1000</text:span></text:p>
          </table:table-cell>
          <table:table-cell table:style-name="Table59.A1" office:value-type="string">
            <text:p text:style-name="P8"><text:span text:style-name="T17">17</text:span></text:p>
          </table:table-cell>
        </table:table-row>
        <table:table-row table:style-name="Table59.1">
          <table:table-cell table:style-name="Table59.A1" office:value-type="string">
            <text:p text:style-name="P3"><text:span text:style-name="T17">[17, 42, 99]</text:span></text:p>
          </table:table-cell>
          <table:table-cell table:style-name="Table59.A1" office:value-type="string">
            <text:p text:style-name="P8"><text:span text:style-name="T17">10**20</text:span></text:p>
          </table:table-cell>
          <table:table-cell table:style-name="Table59.A1" office:value-type="string">
            <text:p text:style-name="P8"><text:span text:style-name="T17">99</text:span></text:p>
          </table:table-cell>
        </table:table-row>
        <table:table-row table:style-name="Table59.1">
          <table:table-cell table:style-name="Table59.A1" office:value-type="string">
            <text:p text:style-name="P8"><text:span text:style-name="T17">['only', 'the', 'number', 'of', 'items', 'matters']</text:span></text:p>
          </table:table-cell>
          <table:table-cell table:style-name="Table59.A1" office:value-type="string">
            <text:p text:style-name="P8"><text:span text:style-name="T17">10**1000</text:span></text:p>
          </table:table-cell>
          <table:table-cell table:style-name="Table59.A1" office:value-type="string">
            <text:p text:style-name="P8"><text:span text:style-name="T17">'the'</text:span></text:p>
          </table:table-cell>
        </table:table-row>
      </table:table>
      <text:p text:style-name="P2"/>
      <text:p text:style-name="P1"><text:span text:style-name="T4">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7">def nearest_polygonal_number(n, s):</text:span></text:p>
      <text:p text:style-name="P2"/>
      <text:p text:style-name="P1"><text:span text:style-name="T4">Any positive integer </text:span><text:span text:style-name="T8">s</text:span><text:span text:style-name="T4"> &gt; 2 defines an infinite sequence of </text:span><text:span text:style-name="T9">s</text:span><text:span text:style-name="T7">-gonal numbers</text:span><text:span text:style-name="T4"> whose </text:span><text:span text:style-name="T8">i</text:span><text:span text:style-name="T4">:th element is given by the formula ((</text:span><text:span text:style-name="T8">s </text:span><text:span text:style-name="T4">- 2) </text:span><text:span text:style-name="T8">i</text:span><text:span text:style-name="T31">2</text:span><text:span text:style-name="T4"> - (</text:span><text:span text:style-name="T8">s </text:span><text:span text:style-name="T4">- 4) </text:span><text:span text:style-name="T8">i</text:span><text:span text:style-name="T4">) / 2, as explained on the Wikipedia page "</text:span><text:a xlink:type="simple" xlink:href="https://en.wikipedia.org/wiki/Polygonal_number" text:style-name="ListLabel_20_47" text:visited-style-name="ListLabel_20_47"><text:span text:style-name="T14">Polygonal Number</text:span></text:a><text:span text:style-name="T4">". In this formula, positions start from 1, not 0, and we use the letter </text:span><text:span text:style-name="T8">i</text:span><text:span text:style-name="T4"> for the position since we will be using the letter </text:span><text:span text:style-name="T8">n</text:span><text:span text:style-name="T4"> for something else. For example, the sequence of "</text:span><text:a xlink:type="simple" xlink:href="https://en.wikipedia.org/wiki/Octagonal_number" text:style-name="ListLabel_20_47" text:visited-style-name="ListLabel_20_47"><text:span text:style-name="T14">octagonal numbers</text:span></text:a><text:span text:style-name="T4">" that springs forth from </text:span><text:span text:style-name="T8">s</text:span><text:span text:style-name="T4"> = 8 starts with 1, 8, 21, 40, 65, 96, 133, 176... </text:span></text:p>
      <text:p text:style-name="P2"/>
      <text:p text:style-name="P1"><text:span text:style-name="T4">Given the number of sides </text:span><text:span text:style-name="T17">s</text:span><text:span text:style-name="T4"> and an arbitrary integer </text:span><text:span text:style-name="T17">n</text:span><text:span text:style-name="T4">, this function should find and return the </text:span><text:span text:style-name="T8">s</text:span><text:span text:style-name="T4">-gonal integer that is closest to </text:span><text:span text:style-name="T17">n</text:span><text:span text:style-name="T4">. If </text:span><text:span text:style-name="T17">n</text:span><text:span text:style-name="T4"> falls exactly halfway between two </text:span><text:span text:style-name="T8">s</text:span><text:span text:style-name="T4">-gonal numbers, return the smaller of those numbers. As you can see from the last row of the following table, this function must be efficient even for gargantuan values of </text:span><text:span text:style-name="T17">n</text:span><text:span text:style-name="T4">.</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7">n</text:span></text:p>
          </table:table-cell>
          <table:table-cell table:style-name="Table60.A1" office:value-type="string">
            <text:p text:style-name="P3"><text:span text:style-name="T17">s</text:span></text:p>
          </table:table-cell>
          <table:table-cell table:style-name="Table60.A1" office:value-type="string">
            <text:p text:style-name="P3"><text:span text:style-name="T4">Expected result</text:span></text:p>
          </table:table-cell>
        </table:table-row>
        <table:table-row table:style-name="Table60.1">
          <table:table-cell table:style-name="Table60.A1" office:value-type="string">
            <text:p text:style-name="P3"><text:span text:style-name="T17">5</text:span></text:p>
          </table:table-cell>
          <table:table-cell table:style-name="Table60.A1" office:value-type="string">
            <text:p text:style-name="P3"><text:span text:style-name="T17">3</text:span></text:p>
          </table:table-cell>
          <table:table-cell table:style-name="Table60.A1" office:value-type="string">
            <text:p text:style-name="P3"><text:span text:style-name="T17">6</text:span></text:p>
          </table:table-cell>
        </table:table-row>
        <table:table-row table:style-name="Table60.1">
          <table:table-cell table:style-name="Table60.A1" office:value-type="string">
            <text:p text:style-name="P3"><text:span text:style-name="T17">27</text:span></text:p>
          </table:table-cell>
          <table:table-cell table:style-name="Table60.A1" office:value-type="string">
            <text:p text:style-name="P3"><text:span text:style-name="T17">4</text:span></text:p>
          </table:table-cell>
          <table:table-cell table:style-name="Table60.A1" office:value-type="string">
            <text:p text:style-name="P3"><text:span text:style-name="T17">25</text:span></text:p>
          </table:table-cell>
        </table:table-row>
        <table:table-row table:style-name="Table60.1">
          <table:table-cell table:style-name="Table60.A1" office:value-type="string">
            <text:p text:style-name="P3"><text:span text:style-name="T17">450</text:span></text:p>
          </table:table-cell>
          <table:table-cell table:style-name="Table60.A1" office:value-type="string">
            <text:p text:style-name="P3"><text:span text:style-name="T17">9</text:span></text:p>
          </table:table-cell>
          <table:table-cell table:style-name="Table60.A1" office:value-type="string">
            <text:p text:style-name="P3"><text:span text:style-name="T17">474</text:span></text:p>
          </table:table-cell>
        </table:table-row>
        <table:table-row table:style-name="Table60.1">
          <table:table-cell table:style-name="Table60.A1" office:value-type="string">
            <text:p text:style-name="P3"><text:span text:style-name="T17">10**10</text:span></text:p>
          </table:table-cell>
          <table:table-cell table:style-name="Table60.A1" office:value-type="string">
            <text:p text:style-name="P3"><text:span text:style-name="T17">42</text:span></text:p>
          </table:table-cell>
          <table:table-cell table:style-name="Table60.A1" office:value-type="string">
            <text:p text:style-name="P3"><text:span text:style-name="T17">9999861561</text:span></text:p>
          </table:table-cell>
        </table:table-row>
        <table:table-row table:style-name="Table60.1">
          <table:table-cell table:style-name="Table60.A1" office:value-type="string">
            <text:p text:style-name="P3"><text:span text:style-name="T17">10**100</text:span></text:p>
          </table:table-cell>
          <table:table-cell table:style-name="Table60.A1" office:value-type="string">
            <text:p text:style-name="P3"><text:span text:style-name="T17">91</text:span></text:p>
          </table:table-cell>
          <table:table-cell table:style-name="Table60.A1" office:value-type="string">
            <text:p text:style-name="P3"><text:span text:style-name="T17">10000000000000000000000000000000000000000000000000416332753518329478897755794704334003003544212420356</text:span></text:p>
          </table:table-cell>
        </table:table-row>
      </table:table>
      <text:p text:style-name="P2"/>
      <text:p text:style-name="P1"><text:span text:style-name="T4">The simplest way to make this function efficient is to harness the power of </text:span><text:span text:style-name="T7">repeated halving</text:span><text:span text:style-name="T4"> to pull your wagon with a clever application of </text:span><text:span text:style-name="T7">binary search</text:span><text:span text:style-name="T4">. Start with two integers </text:span><text:span text:style-name="T17">a</text:span><text:span text:style-name="T4"> and </text:span><text:span text:style-name="T17">b</text:span><text:span text:style-name="T4"> wide enough that they satisfy </text:span><text:span text:style-name="T17">a &lt;= i &lt;= b</text:span><text:span text:style-name="T4"> for the currently unknown position </text:span><text:span text:style-name="T17">i</text:span><text:span text:style-name="T4"> that the nearest polygonal number is stored in. (Just initialize these as </text:span><text:span text:style-name="T17">a = 1</text:span><text:span text:style-name="T4"> and </text:span><text:span text:style-name="T17">b = 2</text:span><text:span text:style-name="T4">, and keep squaring </text:span><text:span text:style-name="T17">b</text:span><text:span text:style-name="T4"> until the number in that position gets too big. It's not like these initial bounds need to be accurate.) From there, compute the midpoint position </text:span><text:span text:style-name="T17">(a + b) // 2</text:span><text:span text:style-name="T4">, and look at the element in that position. Depending on how that midpoint element compares to </text:span><text:span text:style-name="T17">n</text:span><text:span text:style-name="T4">, bring either </text:span><text:span text:style-name="T17">b</text:span><text:span text:style-name="T4"> or </text:span><text:span text:style-name="T17">a</text:span><text:span text:style-name="T4"> to the midpoint position. Continue this until the gap has become small enough so that </text:span><text:span text:style-name="T17">b-a &lt; 2</text:span><text:span text:style-name="T4">, at which point one more final comparison gives you the correct answer.</text:span></text:p>
      <text:p text:style-name="P19"><text:bookmark text:name="_kzgzhar8dsps"/><text:span text:style-name="T1">Postfix interpreter</text:span></text:p>
      <text:p text:style-name="P2"/>
      <text:p text:style-name="P1"><text:span text:style-name="T17">def postfix_evaluate(items):</text:span></text:p>
      <text:p text:style-name="P2"/>
      <text:p text:style-name="P1"><text:span text:style-name="T4">When arithmetic expressions are given in the familiar infix notation 2 + 3 * 4, we need to use parentheses to force a different evaluation order than the usual </text:span><text:span text:style-name="T7">PEMDAS</text:span><text:span text:style-name="T4"> order determined by </text:span><text:span text:style-name="T8">precedence</text:span><text:span text:style-name="T4"> and </text:span><text:span text:style-name="T8">associativity</text:span><text:span text:style-name="T4">. Writing arithmetic expressions in </text:span><text:span text:style-name="T8">postfix</text:span><text:span text:style-name="T4"> notation (also known as </text:span><text:a xlink:type="simple" xlink:href="https://en.wikipedia.org/wiki/Reverse_Polish_notation" text:style-name="ListLabel_20_47" text:visited-style-name="ListLabel_20_47"><text:span text:style-name="T14">Reverse Polish Notation</text:span></text:a><text:span text:style-name="T4">) may look strange to us humans accustomed to the conventional </text:span><text:span text:style-name="T8">infix</text:span><text:span text:style-name="T4"> notation, but is computationally far easier to handle, since postfix notation allows any evaluation order to be expressed unambiguously without using any parentheses at all! A postfix expression is given as a list of </text:span><text:span text:style-name="T17">items</text:span><text:span text:style-name="T4"> that can be either individual integers or one of the strings </text:span><text:span text:style-name="T17">'+'</text:span><text:span text:style-name="T4">, </text:span><text:span text:style-name="T17">'-'</text:span><text:span text:style-name="T4">, </text:span><text:span text:style-name="T17">'*'</text:span><text:span text:style-name="T4"> and </text:span><text:span text:style-name="T17">'/'</text:span><text:span text:style-name="T4"> for the four possible arithmetic operators.</text:span></text:p>
      <text:p text:style-name="P2"/>
      <text:p text:style-name="P1"><text:span text:style-name="T4">To evaluate a postfix expression using a simple linear loop, use a list as a </text:span><text:span text:style-name="T7">stack</text:span><text:span text:style-name="T4"> that is initially empty. Loop through the </text:span><text:span text:style-name="T17">items</text:span><text:span text:style-name="T4"> one by one, in order from left to right. Whenever the current item is an integer, just </text:span><text:span text:style-name="T17">append</text:span><text:span text:style-name="T4"> it to the end of the list. Whenever the current item is one of the four arithmetic operations, </text:span><text:span text:style-name="T17">pop</text:span><text:span text:style-name="T4"> two items from the end of the list, perform that operation on those items, and </text:span><text:span text:style-name="T17">append</text:span><text:span text:style-name="T4"> the result to the list. Assuming that </text:span><text:span text:style-name="T17">items</text:span><text:span text:style-name="T4">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4">To avoid the intricacies of floating point arithmetic, you should perform the division operation using the Python integer division operator </text:span><text:span text:style-name="T17">//</text:span><text:span text:style-name="T4">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7">items</text:span></text:p>
          </table:table-cell>
          <table:table-cell table:style-name="Table61.A1" office:value-type="string">
            <text:p text:style-name="P3"><text:span text:style-name="T4">(Equivalent infix)</text:span></text:p>
          </table:table-cell>
          <table:table-cell table:style-name="Table61.A1" office:value-type="string">
            <text:p text:style-name="P3"><text:span text:style-name="T4">Expected result</text:span></text:p>
          </table:table-cell>
        </table:table-row>
        <table:table-row table:style-name="Table61.1">
          <table:table-cell table:style-name="Table61.A1" office:value-type="string">
            <text:p text:style-name="P3"><text:span text:style-name="T17">[2, 3, '+', 4, '*']</text:span><text:span text:style-name="T4"> </text:span></text:p>
          </table:table-cell>
          <table:table-cell table:style-name="Table61.A1" office:value-type="string">
            <text:p text:style-name="P3"><text:span text:style-name="T4">(2+3) * 4 </text:span></text:p>
          </table:table-cell>
          <table:table-cell table:style-name="Table61.A1" office:value-type="string">
            <text:p text:style-name="P3"><text:span text:style-name="T17">20</text:span></text:p>
          </table:table-cell>
        </table:table-row>
        <table:table-row table:style-name="Table61.1">
          <table:table-cell table:style-name="Table61.A1" office:value-type="string">
            <text:p text:style-name="P3"><text:span text:style-name="T17">[2, 3, 4, '*', '+']</text:span></text:p>
          </table:table-cell>
          <table:table-cell table:style-name="Table61.A1" office:value-type="string">
            <text:p text:style-name="P3"><text:span text:style-name="T4">2 + (3*4)</text:span></text:p>
          </table:table-cell>
          <table:table-cell table:style-name="Table61.A1" office:value-type="string">
            <text:p text:style-name="P3"><text:span text:style-name="T17">14</text:span></text:p>
          </table:table-cell>
        </table:table-row>
        <table:table-row table:style-name="Table61.1">
          <table:table-cell table:style-name="Table61.A1" office:value-type="string">
            <text:p text:style-name="P3"><text:span text:style-name="T17">[3, 3, 3, '-', '/'] </text:span></text:p>
          </table:table-cell>
          <table:table-cell table:style-name="Table61.A1" office:value-type="string">
            <text:p text:style-name="P3"><text:span text:style-name="T4">3 / (3 - 3)</text:span></text:p>
          </table:table-cell>
          <table:table-cell table:style-name="Table61.A1" office:value-type="string">
            <text:p text:style-name="P3"><text:span text:style-name="T17">0</text:span></text:p>
          </table:table-cell>
        </table:table-row>
        <table:table-row table:style-name="Table61.1">
          <table:table-cell table:style-name="Table61.A1" office:value-type="string">
            <text:p text:style-name="P3"><text:span text:style-name="T17">[7, 3, '/']</text:span></text:p>
          </table:table-cell>
          <table:table-cell table:style-name="Table61.A1" office:value-type="string">
            <text:p text:style-name="P3"><text:span text:style-name="T4">7 / 3</text:span></text:p>
          </table:table-cell>
          <table:table-cell table:style-name="Table61.A1" office:value-type="string">
            <text:p text:style-name="P3"><text:span text:style-name="T17">2</text:span></text:p>
          </table:table-cell>
        </table:table-row>
        <table:table-row table:style-name="Table61.1">
          <table:table-cell table:style-name="Table61.A1" office:value-type="string">
            <text:p text:style-name="P3"><text:span text:style-name="T17">[1, 2, 3, 4, 5, 6, '*', '*', '*', '*', '*']</text:span></text:p>
          </table:table-cell>
          <table:table-cell table:style-name="Table61.A1" office:value-type="string">
            <text:p text:style-name="P3"><text:span text:style-name="T4">1 * 2 * 3 * 4 * 5 * 6</text:span></text:p>
          </table:table-cell>
          <table:table-cell table:style-name="Table61.A1" office:value-type="string">
            <text:p text:style-name="P3"><text:span text:style-name="T17">720</text:span></text:p>
          </table:table-cell>
        </table:table-row>
      </table:table>
      <text:p text:style-name="P2"/>
      <text:p text:style-name="P1"><text:span text:style-name="T4">(By adding more operators and another auxiliary stack, an entire programming language can be built around the idea of postfix evaluation. See the Wikipedia page "</text:span><text:a xlink:type="simple" xlink:href="https://en.wikipedia.org/wiki/Forth_(programming_language)" text:style-name="ListLabel_20_47" text:visited-style-name="ListLabel_20_47"><text:span text:style-name="T14">Forth</text:span></text:a><text:span text:style-name="T4">", if interested.)</text:span></text:p>
      <text:p text:style-name="P2"/>
      <text:p text:style-name="P16"><text:bookmark text:name="_c5sh0uplb4uj"/><text:span text:style-name="T1">Fractran interpreter</text:span></text:p>
      <text:p text:style-name="P2"/>
      <text:p text:style-name="P1"><text:span text:style-name="T17">def fractran(n, prog, giveup=1000):</text:span></text:p>
      <text:p text:style-name="P2"/>
      <text:p text:style-name="P1"><text:a xlink:type="simple" xlink:href="https://en.wikipedia.org/wiki/John_Horton_Conway" text:style-name="ListLabel_20_47" text:visited-style-name="ListLabel_20_47"><text:span text:style-name="T14">John Conway,</text:span></text:a><text:span text:style-name="T4"> who was quite a character among mathematicians, is best known for </text:span><text:a xlink:type="simple" xlink:href="https://en.wikipedia.org/wiki/Conway%27s_Game_of_Life" text:style-name="ListLabel_20_47" text:visited-style-name="ListLabel_20_47"><text:span text:style-name="T14">The Game of Life</text:span></text:a><text:span text:style-name="T4">,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4">This lab has you write an interpreter for the simple </text:span><text:a xlink:type="simple" xlink:href="https://en.wikipedia.org/wiki/Esoteric_programming_language" text:style-name="ListLabel_20_47" text:visited-style-name="ListLabel_20_47"><text:span text:style-name="T14">esoteric programming language</text:span></text:a><text:span text:style-name="T4"> called </text:span><text:a xlink:type="simple" xlink:href="https://en.wikipedia.org/wiki/FRACTRAN" text:style-name="ListLabel_20_47" text:visited-style-name="ListLabel_20_47"><text:span text:style-name="T14">FRACTRAN</text:span></text:a><text:span text:style-name="T4">, named as a pun of the word "fraction" and the </text:span><text:a xlink:type="simple" xlink:href="https://en.wikipedia.org/wiki/Fortran" text:style-name="ListLabel_20_47" text:visited-style-name="ListLabel_20_47"><text:span text:style-name="T14">FORTRAN programming language</text:span></text:a><text:span text:style-name="T4">.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7">Fraction</text:span><text:span text:style-name="T4"> data type of the Python </text:span><text:span text:style-name="T17">fractions</text:span><text:span text:style-name="T4"> module to simplify the computations inside your function.</text:span></text:p>
      <text:p text:style-name="P2"/>
      <text:p text:style-name="P1"><text:span text:style-name="T4">Given a positive integer </text:span><text:span text:style-name="T17">n</text:span><text:span text:style-name="T4"> as its start state, the next state is the product </text:span><text:span text:style-name="T17">n*f</text:span><text:span text:style-name="T4"> for the first fraction listed in </text:span><text:span text:style-name="T17">prog</text:span><text:span text:style-name="T4"> for which </text:span><text:span text:style-name="T17">n*f</text:span><text:span text:style-name="T4"> is an exact integer. That integer then becomes the new state for the next round. Once </text:span><text:span text:style-name="T17">n*f</text:span><text:span text:style-name="T4"> is not an integer for any of the fractions </text:span><text:span text:style-name="T17">f</text:span><text:span text:style-name="T4"> listed in </text:span><text:span text:style-name="T17">prog</text:span><text:span text:style-name="T4">, the execution terminates. Your function should compute and return the sequence of integers produced by the given FRACTRAN program, with a forced termina... sorry, forced </text:span><text:span text:style-name="T7">halting</text:span><text:span text:style-name="T4"> (after all, Conway was British) taking place after </text:span><text:span text:style-name="T17">giveup</text:span><text:span text:style-name="T4">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7">n</text:span></text:p>
          </table:table-cell>
          <table:table-cell table:style-name="Table62.A1" office:value-type="string">
            <text:p text:style-name="P8"><text:span text:style-name="T17">prog</text:span></text:p>
          </table:table-cell>
          <table:table-cell table:style-name="Table62.A1" office:value-type="string">
            <text:p text:style-name="P8"><text:span text:style-name="T17">giveup</text:span></text:p>
          </table:table-cell>
          <table:table-cell table:style-name="Table62.A1" office:value-type="string">
            <text:p text:style-name="P8"><text:span text:style-name="T4">Expected result</text:span></text:p>
          </table:table-cell>
        </table:table-row>
        <table:table-row table:style-name="Table62.1">
          <table:table-cell table:style-name="Table62.A1" office:value-type="string">
            <text:p text:style-name="P8"><text:span text:style-name="T17">2</text:span></text:p>
          </table:table-cell>
          <table:table-cell table:style-name="Table62.A1" office:value-type="string">
            <text:p text:style-name="P8"><text:span text:style-name="T17">[(17, 91), (78, 85), (19, 51), (23, 38), (29, 33), (77, 29), (95, 23), (77, 19), (1, 17), (11, 13), (13, 11), (15, 2), (1, 7), (55, 1)]</text:span></text:p>
          </table:table-cell>
          <table:table-cell table:style-name="Table62.A1" office:value-type="string">
            <text:p text:style-name="P8"><text:span text:style-name="T17">20</text:span></text:p>
          </table:table-cell>
          <table:table-cell table:style-name="Table62.A1" office:value-type="string">
            <text:p text:style-name="P8"><text:span text:style-name="T17">[2, 15, 825, 725, 1925, 2275, 425, 390, 330, 290, 770, 910, 170, 156, 132, 116, 308, 364, 68, 4, 30]</text:span></text:p>
          </table:table-cell>
        </table:table-row>
        <table:table-row table:style-name="Table62.1">
          <table:table-cell table:style-name="Table62.A1" office:value-type="string">
            <text:p text:style-name="P8"><text:span text:style-name="T17">9</text:span></text:p>
          </table:table-cell>
          <table:table-cell table:style-name="Table62.A1" office:value-type="string">
            <text:p text:style-name="P8"><text:span text:style-name="T4">(same as above)</text:span></text:p>
          </table:table-cell>
          <table:table-cell table:style-name="Table62.A1" office:value-type="string">
            <text:p text:style-name="P8"><text:span text:style-name="T17">20</text:span></text:p>
          </table:table-cell>
          <table:table-cell table:style-name="Table62.A1" office:value-type="string">
            <text:p text:style-name="P8"><text:span text:style-name="T17">[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7">def permutation_cycles(perm):</text:span></text:p>
      <text:p text:style-name="P2"/>
      <text:p text:style-name="P1"><text:span text:style-name="T4">In this problem, a </text:span><text:span text:style-name="T7">permutation</text:span><text:span text:style-name="T4"> is a list of </text:span><text:span text:style-name="T8">n</text:span><text:span text:style-name="T4"> elements that contains every integer from 0 to </text:span><text:span text:style-name="T8">n</text:span><text:span text:style-name="T4"> - 1 exactly once. For example, </text:span><text:span text:style-name="T17">[5, 2, 0, 1, 4, 3]</text:span><text:span text:style-name="T4"> is one of the 6! permutations for </text:span><text:span text:style-name="T8">n</text:span><text:span text:style-name="T4"> = 6. Each permutation can be considered a </text:span><text:span text:style-name="T7">bijective function</text:span><text:span text:style-name="T4"> that maps each position 0 to </text:span><text:span text:style-name="T8">n</text:span><text:span text:style-name="T4"> - 1 into some unique position so that no two positions map to the same position. For example, the previous permutation maps the position 0 into 5, position 1 into 2, and so on.</text:span></text:p>
      <text:p text:style-name="P2"/>
      <text:p text:style-name="P1"><text:span text:style-name="T4">A </text:span><text:span text:style-name="T7">cycle</text:span><text:span text:style-name="T4">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7" text:visited-style-name="ListLabel_20_47"><text:span text:style-name="T14">necklace</text:span></text:a><text:span text:style-name="T4">" fashion so that </text:span><text:span text:style-name="T17">[1, 2, 3]</text:span><text:span text:style-name="T4">, </text:span><text:span text:style-name="T17">[2, 3, 1]</text:span><text:span text:style-name="T4"> and </text:span><text:span text:style-name="T17">[3, 1, 2]</text:span><text:span text:style-name="T4"> are simply different ways to represent the same cycle, distinct from another possible cycle of these three elements given as either </text:span><text:span text:style-name="T17">[1, 3, 2]</text:span><text:span text:style-name="T4">, </text:span><text:span text:style-name="T17">[3, 2, 1]</text:span><text:span text:style-name="T4"> or </text:span><text:span text:style-name="T17">[2, 1, 3]</text:span><text:span text:style-name="T4">. To construct the cycle that the position </text:span><text:span text:style-name="T17">i</text:span><text:span text:style-name="T4"> belongs to, start at that position </text:span><text:span text:style-name="T17">i</text:span><text:span text:style-name="T4"> and keep moving from the current position </text:span><text:span text:style-name="T17">j</text:span><text:span text:style-name="T4"> to its successor position </text:span><text:span text:style-name="T17">perm[j]</text:span><text:span text:style-name="T4"> until you return to the original position </text:span><text:span text:style-name="T17">i</text:span><text:span text:style-name="T4">. The cycles of the above permutation are </text:span><text:span text:style-name="T17">[0, 5, 3, 1, 2]</text:span><text:span text:style-name="T4"> and </text:span><text:span text:style-name="T17">[4]</text:span><text:span text:style-name="T4">, the second cycle a </text:span><text:span text:style-name="T7">singleton</text:span><text:span text:style-name="T4"> as this permutation maps the position 4 back into itself.</text:span></text:p>
      <text:p text:style-name="P2"/>
      <text:p text:style-name="P1"><text:span text:style-name="T4">This function should list each individual cycle starting from its highest element, and the cycles should be combined to the increasing order of their starting positions. For example, the previous example cycles </text:span><text:span text:style-name="T17">[4]</text:span><text:span text:style-name="T4"> and </text:span><text:span text:style-name="T17">[5, 3, 1, 2, 0]</text:span><text:span text:style-name="T4"> must be listed in this order, since 4 &lt; 5. Furthermore, instead of returning a list of cycles, these cycles must be encoded as a </text:span><text:span text:style-name="T7">flat list</text:span><text:span text:style-name="T4"> permutation that simply lists its cycles without any separators such as square brackets. Amazingly, this run-on </text:span><text:span text:style-name="T7">standard representation</text:span><text:span text:style-name="T4"> of the permutation still allows unique reconstruction of its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7">perm</text:span></text:p>
          </table:table-cell>
          <table:table-cell table:style-name="Table63.A1" office:value-type="string">
            <text:p text:style-name="P8"><text:span text:style-name="T4">Expected result</text:span></text:p>
          </table:table-cell>
        </table:table-row>
        <table:table-row table:style-name="Table63.1">
          <table:table-cell table:style-name="Table63.A1" office:value-type="string">
            <text:p text:style-name="P8"><text:span text:style-name="T17">[</text:span><text:span text:style-name="T19">0</text:span><text:span text:style-name="T17">, </text:span><text:span text:style-name="T20">1</text:span><text:span text:style-name="T17">, </text:span><text:span text:style-name="T21">2</text:span><text:span text:style-name="T17">, </text:span><text:span text:style-name="T22">3</text:span><text:span text:style-name="T17">]</text:span></text:p>
          </table:table-cell>
          <table:table-cell table:style-name="Table63.A1" office:value-type="string">
            <text:p text:style-name="P8"><text:span text:style-name="T17">[</text:span><text:span text:style-name="T19">0</text:span><text:span text:style-name="T17">, </text:span><text:span text:style-name="T20">1</text:span><text:span text:style-name="T17">, </text:span><text:span text:style-name="T21">2</text:span><text:span text:style-name="T17">, </text:span><text:span text:style-name="T22">3</text:span><text:span text:style-name="T17">]</text:span></text:p>
          </table:table-cell>
        </table:table-row>
        <table:table-row table:style-name="Table63.1">
          <table:table-cell table:style-name="Table63.A1" office:value-type="string">
            <text:p text:style-name="P8"><text:span text:style-name="T17">[</text:span><text:span text:style-name="T19">3</text:span><text:span text:style-name="T17">, </text:span><text:span text:style-name="T20">2</text:span><text:span text:style-name="T17">, </text:span><text:span text:style-name="T20">1</text:span><text:span text:style-name="T17">, </text:span><text:span text:style-name="T19">0</text:span><text:span text:style-name="T17">]</text:span></text:p>
          </table:table-cell>
          <table:table-cell table:style-name="Table63.A1" office:value-type="string">
            <text:p text:style-name="P8"><text:span text:style-name="T17">[</text:span><text:span text:style-name="T20">2, 1</text:span><text:span text:style-name="T17">, </text:span><text:span text:style-name="T19">3, 0</text:span><text:span text:style-name="T17">]</text:span></text:p>
          </table:table-cell>
        </table:table-row>
        <table:table-row table:style-name="Table63.1">
          <table:table-cell table:style-name="Table63.A1" office:value-type="string">
            <text:p text:style-name="P1"><text:span text:style-name="T17">[</text:span><text:span text:style-name="T20">5</text:span><text:span text:style-name="T17">, </text:span><text:span text:style-name="T20">2</text:span><text:span text:style-name="T17">, </text:span><text:span text:style-name="T20">0</text:span><text:span text:style-name="T17">, </text:span><text:span text:style-name="T20">1</text:span><text:span text:style-name="T17">, </text:span><text:span text:style-name="T19">4</text:span><text:span text:style-name="T17">, </text:span><text:span text:style-name="T20">3</text:span><text:span text:style-name="T17">]</text:span></text:p>
          </table:table-cell>
          <table:table-cell table:style-name="Table63.A1" office:value-type="string">
            <text:p text:style-name="P8"><text:span text:style-name="T17">[</text:span><text:span text:style-name="T19">4</text:span><text:span text:style-name="T17">, </text:span><text:span text:style-name="T20">5</text:span><text:span text:style-name="T17">, </text:span><text:span text:style-name="T20">3</text:span><text:span text:style-name="T17">, </text:span><text:span text:style-name="T20">1</text:span><text:span text:style-name="T17">, </text:span><text:span text:style-name="T20">2</text:span><text:span text:style-name="T17">, </text:span><text:span text:style-name="T20">0</text:span><text:span text:style-name="T17">] </text:span></text:p>
          </table:table-cell>
        </table:table-row>
        <table:table-row table:style-name="Table63.1">
          <table:table-cell table:style-name="Table63.A1" office:value-type="string">
            <text:p text:style-name="P8"><text:span text:style-name="T17">[</text:span><text:span text:style-name="T19">2</text:span><text:span text:style-name="T17">, </text:span><text:span text:style-name="T20">4</text:span><text:span text:style-name="T17">, </text:span><text:span text:style-name="T19">6</text:span><text:span text:style-name="T17">, </text:span><text:span text:style-name="T20">5</text:span><text:span text:style-name="T17">, </text:span><text:span text:style-name="T20">3</text:span><text:span text:style-name="T17">, </text:span><text:span text:style-name="T20">1</text:span><text:span text:style-name="T17">, </text:span><text:span text:style-name="T19">0</text:span><text:span text:style-name="T17">]</text:span></text:p>
          </table:table-cell>
          <table:table-cell table:style-name="Table63.A1" office:value-type="string">
            <text:p text:style-name="P8"><text:span text:style-name="T17">[</text:span><text:span text:style-name="T20">5, 1, 4, 3</text:span><text:span text:style-name="T17">, </text:span><text:span text:style-name="T19">6, 0, 2</text:span><text:span text:style-name="T17">]</text:span></text:p>
          </table:table-cell>
        </table:table-row>
        <table:table-row table:style-name="Table63.1">
          <table:table-cell table:style-name="Table63.A1" office:value-type="string">
            <text:p text:style-name="P8"><text:span text:style-name="T17">[</text:span><text:span text:style-name="T21">5</text:span><text:span text:style-name="T17">, </text:span><text:span text:style-name="T19">3</text:span><text:span text:style-name="T17">, </text:span><text:span text:style-name="T21">0</text:span><text:span text:style-name="T17">, </text:span><text:span text:style-name="T19">1</text:span><text:span text:style-name="T17">, </text:span><text:span text:style-name="T20">4</text:span><text:span text:style-name="T17">, </text:span><text:span text:style-name="T21">2</text:span><text:span text:style-name="T17">, </text:span><text:span text:style-name="T22">6</text:span><text:span text:style-name="T17">]</text:span></text:p>
          </table:table-cell>
          <table:table-cell table:style-name="Table63.A1" office:value-type="string">
            <text:p text:style-name="P8"><text:span text:style-name="T17">[</text:span><text:span text:style-name="T19">3, 1</text:span><text:span text:style-name="T17">, </text:span><text:span text:style-name="T20">4</text:span><text:span text:style-name="T17">, </text:span><text:span text:style-name="T21">5, 2, 0</text:span><text:span text:style-name="T17">, </text:span><text:span text:style-name="T22">6</text:span><text:span text:style-name="T17">]</text:span></text:p>
          </table:table-cell>
        </table:table-row>
        <table:table-row table:style-name="Table63.1">
          <table:table-cell table:style-name="Table63.A1" office:value-type="string">
            <text:p text:style-name="P8"><text:span text:style-name="T17">[</text:span><text:span text:style-name="T19">0</text:span><text:span text:style-name="T17">, </text:span><text:span text:style-name="T21">9</text:span><text:span text:style-name="T17">, </text:span><text:span text:style-name="T20">7</text:span><text:span text:style-name="T17">, </text:span><text:span text:style-name="T20">4</text:span><text:span text:style-name="T17">, </text:span><text:span text:style-name="T20">2</text:span><text:span text:style-name="T17">, </text:span><text:span text:style-name="T20">3</text:span><text:span text:style-name="T17">, </text:span><text:span text:style-name="T21">8</text:span><text:span text:style-name="T17">, </text:span><text:span text:style-name="T20">5</text:span><text:span text:style-name="T17">, </text:span><text:span text:style-name="T21">1</text:span><text:span text:style-name="T17">, </text:span><text:span text:style-name="T21">6</text:span><text:span text:style-name="T17">]</text:span></text:p>
          </table:table-cell>
          <table:table-cell table:style-name="Table63.A1" office:value-type="string">
            <text:p text:style-name="P8"><text:span text:style-name="T17">[</text:span><text:span text:style-name="T19">0</text:span><text:span text:style-name="T17">, </text:span><text:span text:style-name="T20">7, 5, 3, 4, 2</text:span><text:span text:style-name="T17">, </text:span><text:span text:style-name="T21">9, 6, 8, 1</text:span><text:span text:style-name="T17">]</text:span></text:p>
          </table:table-cell>
        </table:table-row>
      </table:table>
      <text:p text:style-name="P2"/>
      <text:p text:style-name="P19"><text:bookmark text:name="_tzial8vyhub2"/><text:span text:style-name="T1">Squaring off</text:span></text:p>
      <text:p text:style-name="P1"/>
      <text:p text:style-name="P1"><text:span text:style-name="T17">def subtract_square(queries):</text:span></text:p>
      <text:p text:style-name="P2"/>
      <text:p text:style-name="P1"><text:span text:style-name="T4">Two players play a game of "</text:span><text:a xlink:type="simple" xlink:href="https://en.wikipedia.org/wiki/Subtract_a_square" text:style-name="ListLabel_20_47" text:visited-style-name="ListLabel_20_47"><text:span text:style-name="T14">Subtract a square</text:span></text:a><text:span text:style-name="T4">", starting with a positive integer. On their turn to play, each player must subtract some </text:span><text:span text:style-name="T7">square number</text:span><text:span text:style-name="T4"> (1, 4, 9, 16, 25, 36, 49, ...) from the current number so that the result does not become negative. Under the </text:span><text:span text:style-name="T7">normal play convention</text:span><text:span text:style-name="T4"> of these games, the player who moves to zero wins, leaving his opponent stuck with no possible moves. (In the </text:span><text:span text:style-name="T7">misère</text:span><text:span text:style-name="T4"> version of the game that has otherwise identical rules but where you win by losing the original game, these definitions would be adjusted accordingly.)</text:span></text:p>
      <text:p text:style-name="P2"/>
      <text:p text:style-name="P1"><text:span text:style-name="T4">This and many similar </text:span><text:a xlink:type="simple" xlink:href="https://en.wikipedia.org/wiki/Combinatorial_game_theory" text:style-name="ListLabel_20_47" text:visited-style-name="ListLabel_20_47"><text:span text:style-name="T14">combinatorial games</text:span></text:a><text:span text:style-name="T4"> can be modelled with recursive equations. This game is an example of an </text:span><text:a xlink:type="simple" xlink:href="https://en.wikipedia.org/wiki/Impartial_game" text:style-name="ListLabel_20_47" text:visited-style-name="ListLabel_20_47"><text:span text:style-name="T14">impartial game</text:span></text:a><text:span text:style-name="T4">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7">hot</text:span><text:span text:style-name="T4">"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7">cold</text:span><text:span text:style-name="T4">" ("losing") if no winning move exists in that state.</text:span></text:p>
      <text:p text:style-name="P2"/>
      <text:p text:style-name="P1"><text:span text:style-name="T4">Since the possible states of this game are the nonnegative integers, the base case for the recursion is that zero is cold. The state </text:span><text:span text:style-name="T17">n</text:span><text:span text:style-name="T4"> is hot if there exists at least one move </text:span><text:span text:style-name="T17">m</text:span><text:span text:style-name="T4"> so that </text:span><text:span text:style-name="T17">n-m*m</text:span><text:span text:style-name="T4"> is cold, otherwise </text:span><text:span text:style-name="T17">n</text:span><text:span text:style-name="T4"> is cold. Since the heat of each state </text:span><text:span text:style-name="T17">n</text:span><text:span text:style-name="T4"> depends on heats of states lower than </text:span><text:span text:style-name="T17">n</text:span><text:span text:style-name="T4">, we might as well combine the computations of states to be as a "batch job". Given a list of </text:span><text:span text:style-name="T17">queries</text:span><text:span text:style-name="T4"> so that each element is a state this function should return a list of results for those queries so that </text:span><text:span text:style-name="T17">True</text:span><text:span text:style-name="T4"> means hot and </text:span><text:span text:style-name="T17">False</text:span><text:span text:style-name="T4"> means cold. You should compute the heat values of states as a single list that you build up from left to right, so that the computation of the heat value of each state can simply read from this list the already computed heat values of lower stat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7">queries</text:span></text:p>
          </table:table-cell>
          <table:table-cell table:style-name="Table64.A1" office:value-type="string">
            <text:p text:style-name="P3"><text:span text:style-name="T4">Expected result</text:span></text:p>
          </table:table-cell>
        </table:table-row>
        <table:table-row table:style-name="Table64.1">
          <table:table-cell table:style-name="Table64.A1" office:value-type="string">
            <text:p text:style-name="P3"><text:span text:style-name="T17">[7, 12, 17, 24]</text:span></text:p>
          </table:table-cell>
          <table:table-cell table:style-name="Table64.A1" office:value-type="string">
            <text:p text:style-name="P3"><text:span text:style-name="T17">[False, False, False, True]</text:span></text:p>
          </table:table-cell>
        </table:table-row>
        <table:table-row table:style-name="Table64.1">
          <table:table-cell table:style-name="Table64.A1" office:value-type="string">
            <text:p text:style-name="P3"><text:span text:style-name="T17">[2, 3, 6, 10, 14, 20, 29, 39, 57, 83, 111, 149, 220, 304, 455, 681]</text:span></text:p>
          </table:table-cell>
          <table:table-cell table:style-name="Table64.A1" office:value-type="string">
            <text:p text:style-name="P3"><text:span text:style-name="T17">[False, True, True, False, True, False, True, False, False, True, True, True, True, True, True, True]</text:span></text:p>
          </table:table-cell>
        </table:table-row>
        <table:table-row table:style-name="Table64.1">
          <table:table-cell table:style-name="Table64.A1" office:value-type="string">
            <text:p text:style-name="P3"><text:span text:style-name="T17">[7, 12, 17, 23, 32, 45, 61, 84, 120, 172, 251, 345, 510, 722, 966, 1301, 1766, 2582, 3523, 5095, 7812, 10784, 14426, 20741]</text:span></text:p>
          </table:table-cell>
          <table:table-cell table:style-name="Table64.A1" office:value-type="string">
            <text:p text:style-name="P3"><text:span text:style-name="T17">[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7">def ztalloc(shape):</text:span></text:p>
      <text:p text:style-name="P2"/>
      <text:p text:style-name="P1"><text:span text:style-name="T4">The famous </text:span><text:a xlink:type="simple" xlink:href="https://en.wikipedia.org/wiki/Collatz_conjecture" text:style-name="ListLabel_20_47" text:visited-style-name="ListLabel_20_47"><text:span text:style-name="T14">Collatz sequence</text:span></text:a><text:span text:style-name="T4"> was used in the lectures as an example of a situation that requires the use of a </text:span><text:span text:style-name="T17">while</text:span><text:span text:style-name="T4">-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7">up</text:span><text:span text:style-name="T4"> (3</text:span><text:span text:style-name="T8">x</text:span><text:span text:style-name="T4"> + 1) or </text:span><text:span text:style-name="T7">down</text:span><text:span text:style-name="T4"> (</text:span><text:span text:style-name="T8">x</text:span><text:span text:style-name="T4"> // 2) from the previous value, denoting these steps with letter </text:span><text:span text:style-name="T17">'u'</text:span><text:span text:style-name="T4"> and </text:span><text:span text:style-name="T17">'d'</text:span><text:span text:style-name="T4">, respectively. For example, starting from </text:span><text:span text:style-name="T17">n = 12</text:span><text:span text:style-name="T4">, the sequence </text:span><text:span text:style-name="T17">[12, 6, 3, 10, 5, 16, 8, 4, 2, 1]</text:span><text:span text:style-name="T4"> would have the step shape </text:span><text:span text:style-name="T17">'ddududddd'</text:span><text:span text:style-name="T4">.</text:span></text:p>
      <text:p text:style-name="P2"/>
      <text:p text:style-name="P1"><text:span text:style-name="T4">This function should, given the step </text:span><text:span text:style-name="T17">shape</text:span><text:span text:style-name="T4"> as a string that is guaranteed to consist of only letters </text:span><text:span text:style-name="T17">u</text:span><text:span text:style-name="T4"> and </text:span><text:span text:style-name="T17">d</text:span><text:span text:style-name="T4">, determine which starting value for the Collatz sequence produces that </text:span><text:span text:style-name="T17">shape</text:span><text:span text:style-name="T4">. However, this function must also recognize that some shape strings are impossible as entailed by the transition rules of Collatz problem, and correctly return </text:span><text:span text:style-name="T17">None</text:span><text:span text:style-name="T4">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7">shape</text:span></text:p>
          </table:table-cell>
          <table:table-cell table:style-name="Table65.A1" office:value-type="string">
            <text:p text:style-name="P8"><text:span text:style-name="T4">Expected result</text:span></text:p>
          </table:table-cell>
        </table:table-row>
        <table:table-row table:style-name="Table65.1">
          <table:table-cell table:style-name="Table65.A1" office:value-type="string">
            <text:p text:style-name="P8"><text:span text:style-name="T17">'ududududddddudddd'</text:span></text:p>
          </table:table-cell>
          <table:table-cell table:style-name="Table65.A1" office:value-type="string">
            <text:p text:style-name="P8"><text:span text:style-name="T17">15</text:span></text:p>
          </table:table-cell>
        </table:table-row>
        <table:table-row table:style-name="Table65.1">
          <table:table-cell table:style-name="Table65.A1" office:value-type="string">
            <text:p text:style-name="P8"><text:span text:style-name="T17">'dudududdudddudddd'</text:span></text:p>
          </table:table-cell>
          <table:table-cell table:style-name="Table65.A1" office:value-type="string">
            <text:p text:style-name="P8"><text:span text:style-name="T17">14</text:span></text:p>
          </table:table-cell>
        </table:table-row>
        <table:table-row table:style-name="Table65.1">
          <table:table-cell table:style-name="Table65.A1" office:value-type="string">
            <text:p text:style-name="P8"><text:span text:style-name="T17">'uduuudddd'</text:span></text:p>
          </table:table-cell>
          <table:table-cell table:style-name="Table65.A1" office:value-type="string">
            <text:p text:style-name="P8"><text:span text:style-name="T17">None</text:span></text:p>
          </table:table-cell>
        </table:table-row>
        <table:table-row table:style-name="Table65.1">
          <table:table-cell table:style-name="Table65.A1" office:value-type="string">
            <text:p text:style-name="P8"><text:span text:style-name="T17">'d'</text:span></text:p>
          </table:table-cell>
          <table:table-cell table:style-name="Table65.A1" office:value-type="string">
            <text:p text:style-name="P8"><text:span text:style-name="T17">2</text:span></text:p>
          </table:table-cell>
        </table:table-row>
        <table:table-row table:style-name="Table65.1">
          <table:table-cell table:style-name="Table65.A1" office:value-type="string">
            <text:p text:style-name="P8"><text:span text:style-name="T17">'uuududdddduuuuuuudddddd'</text:span></text:p>
          </table:table-cell>
          <table:table-cell table:style-name="Table65.A1" office:value-type="string">
            <text:p text:style-name="P8"><text:span text:style-name="T17">None</text:span></text:p>
          </table:table-cell>
        </table:table-row>
        <table:table-row table:style-name="Table65.1">
          <table:table-cell table:style-name="Table65.A1" office:value-type="string">
            <text:p text:style-name="P8"><text:span text:style-name="T17">'duuudddddddd'</text:span></text:p>
          </table:table-cell>
          <table:table-cell table:style-name="Table65.A1" office:value-type="string">
            <text:p text:style-name="P8"><text:span text:style-name="T17">None</text:span></text:p>
          </table:table-cell>
        </table:table-row>
      </table:table>
      <text:p text:style-name="P1"/>
      <text:p text:style-name="P18"><text:bookmark text:name="_eyzwnl1p3pg"/><text:span text:style-name="T2">Balanced centrifuge</text:span></text:p>
      <text:p text:style-name="P2"/>
      <text:p text:style-name="P1"><text:span text:style-name="T17">def balanced_centrifuge(n, k):</text:span></text:p>
      <text:p text:style-name="P2"/>
      <text:p text:style-name="P1"><text:span text:style-name="T4">This problem was inspired by another </text:span><text:a xlink:type="simple" xlink:href="https://www.youtube.com/channel/UCoxcjq-8xIDTYp3uz647V5A" text:style-name="ListLabel_20_47" text:visited-style-name="ListLabel_20_47"><text:span text:style-name="T14">Numberphile</text:span></text:a><text:span text:style-name="T4"> video, this time "</text:span><text:a xlink:type="simple" xlink:href="https://www.youtube.com/watch?v=7DHE8RnsCQ8" text:style-name="ListLabel_20_47" text:visited-style-name="ListLabel_20_47"><text:span text:style-name="T14">The Centrifuge Problem</text:span></text:a><text:span text:style-name="T4">", that you should first watch to get an idea what this problem is about. Alternatively, those who read faster than they listen can check out "</text:span><text:a xlink:type="simple" xlink:href="https://mattbaker.blog/2018/06/25/the-balanced-centrifuge-problem/" text:style-name="ListLabel_20_47" text:visited-style-name="ListLabel_20_47"><text:span text:style-name="T14">The Balanced Centrifuge Problem</text:span></text:a><text:span text:style-name="T4">" by Matt Baker.</text:span></text:p>
      <text:p text:style-name="P2"/>
      <text:p text:style-name="P1"><text:span text:style-name="T4">A </text:span><text:span text:style-name="T7">centrifuge</text:span><text:span text:style-name="T4"> has </text:span><text:span text:style-name="T17">n</text:span><text:span text:style-name="T4"> identical slots arranged in a rotating circle. For safe operation of this fast spinning machine, the identical test tubes must be placed on these slots so that their mutual center of gravity lies exactly on the center of the centrifuge. This turns out to be possible for </text:span><text:span text:style-name="T17">k</text:span><text:span text:style-name="T4"> test tubes precisely when </text:span><text:span text:style-name="T7">both</text:span><text:span text:style-name="T4"> quantities </text:span><text:span text:style-name="T17">k</text:span><text:span text:style-name="T4"> and </text:span><text:span text:style-name="T17">n-k</text:span><text:span text:style-name="T4"> can somehow be expressed as sums of </text:span><text:span text:style-name="T7">prime factors</text:span><text:span text:style-name="T4"> of </text:span><text:span text:style-name="T17">n</text:span><text:span text:style-name="T4">. For example, when </text:span><text:span text:style-name="T17">n</text:span><text:span text:style-name="T4"> equals 6 so that its prime factors are 2 and 3, it is possible to load the centrifuge safely with 2, 3, 4 or 6 test tubes. However, there is no way to place one or five test tubes in these six slots in any balanced fashion; even though 5 = 2+3, there is no way to counterbalance the empty slot without making the machine wobble.</text:span></text:p>
      <text:p text:style-name="P2"/>
      <text:p text:style-name="P1"><text:span text:style-name="T4">This function does not actually need to construct the balanced configuration of test tubes, but simply determine whether some balanced configuration exists at all.</text:span></text:p>
      <text:p text:style-name="P2"/>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3"><text:span text:style-name="T17">n</text:span></text:p>
          </table:table-cell>
          <table:table-cell table:style-name="Table66.A1" office:value-type="string">
            <text:p text:style-name="P3"><text:span text:style-name="T17">k</text:span></text:p>
          </table:table-cell>
          <table:table-cell table:style-name="Table66.A1" office:value-type="string">
            <text:p text:style-name="P3"><text:span text:style-name="T4">Expected result</text:span></text:p>
          </table:table-cell>
        </table:table-row>
        <table:table-row table:style-name="Table66.1">
          <table:table-cell table:style-name="Table66.A1" office:value-type="string">
            <text:p text:style-name="P3"><text:span text:style-name="T17">6</text:span></text:p>
          </table:table-cell>
          <table:table-cell table:style-name="Table66.A1" office:value-type="string">
            <text:p text:style-name="P3"><text:span text:style-name="T17">3</text:span></text:p>
          </table:table-cell>
          <table:table-cell table:style-name="Table66.A1" office:value-type="string">
            <text:p text:style-name="P3"><text:span text:style-name="T17">True</text:span></text:p>
          </table:table-cell>
        </table:table-row>
        <table:table-row table:style-name="Table66.1">
          <table:table-cell table:style-name="Table66.A1" office:value-type="string">
            <text:p text:style-name="P3"><text:span text:style-name="T17">6</text:span></text:p>
          </table:table-cell>
          <table:table-cell table:style-name="Table66.A1" office:value-type="string">
            <text:p text:style-name="P3"><text:span text:style-name="T17">1</text:span></text:p>
          </table:table-cell>
          <table:table-cell table:style-name="Table66.A1" office:value-type="string">
            <text:p text:style-name="P3"><text:span text:style-name="T17">False</text:span></text:p>
          </table:table-cell>
        </table:table-row>
        <table:table-row table:style-name="Table66.1">
          <table:table-cell table:style-name="Table66.A1" office:value-type="string">
            <text:p text:style-name="P3"><text:span text:style-name="T17">7</text:span></text:p>
          </table:table-cell>
          <table:table-cell table:style-name="Table66.A1" office:value-type="string">
            <text:p text:style-name="P3"><text:span text:style-name="T17">0</text:span></text:p>
          </table:table-cell>
          <table:table-cell table:style-name="Table66.A1" office:value-type="string">
            <text:p text:style-name="P3"><text:span text:style-name="T17">True</text:span></text:p>
          </table:table-cell>
        </table:table-row>
        <table:table-row table:style-name="Table66.1">
          <table:table-cell table:style-name="Table66.A1" office:value-type="string">
            <text:p text:style-name="P3"><text:span text:style-name="T17">222</text:span></text:p>
          </table:table-cell>
          <table:table-cell table:style-name="Table66.A1" office:value-type="string">
            <text:p text:style-name="P3"><text:span text:style-name="T17">107</text:span></text:p>
          </table:table-cell>
          <table:table-cell table:style-name="Table66.A1" office:value-type="string">
            <text:p text:style-name="P3"><text:span text:style-name="T17">True</text:span></text:p>
          </table:table-cell>
        </table:table-row>
        <table:table-row table:style-name="Table66.1">
          <table:table-cell table:style-name="Table66.A1" office:value-type="string">
            <text:p text:style-name="P3"><text:span text:style-name="T17">1234</text:span></text:p>
          </table:table-cell>
          <table:table-cell table:style-name="Table66.A1" office:value-type="string">
            <text:p text:style-name="P3"><text:span text:style-name="T17">43</text:span></text:p>
          </table:table-cell>
          <table:table-cell table:style-name="Table66.A1" office:value-type="string">
            <text:p text:style-name="P3"><text:span text:style-name="T17">False</text:span></text:p>
          </table:table-cell>
        </table:table-row>
      </table:table>
      <text:p text:style-name="P1"/>
      <text:p text:style-name="P19"><text:bookmark text:name="_xfdmnxmxemj8"/><text:span text:style-name="T1">Reverse ascending sublists</text:span> </text:p>
      <text:p text:style-name="P2"/>
      <text:p text:style-name="P1"><text:span text:style-name="T17">def reverse_ascending_sublists(items):</text:span></text:p>
      <text:p text:style-name="P1"/>
      <text:p text:style-name="P1"><text:span text:style-name="T4">Create and return a new list that contains the same elements as the argument </text:span><text:span text:style-name="T17">items</text:span><text:span text:style-name="T4"> list, but reversing the order of the elements inside every </text:span><text:span text:style-name="T7">maximal</text:span><text:span text:style-name="T4"> </text:span><text:span text:style-name="T7">strictly ascending</text:span><text:span text:style-name="T4">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4">In the table below, different colours highlight the maximal strictly ascending sublists, and are not part of the actual argument object given to the Python function. (It's not like this is </text:span><text:span text:style-name="T8">Mathematica</text:span><text:span text:style-name="T4"> or some other high level </text:span><text:span text:style-name="T7">symbolic computation</text:span><text:span text:style-name="T4"> system that deals directly with symbolic expressions in their unevaluated forms, allowing you to do things of such nature...)</text:span></text:p>
      <text:p text:style-name="P1"/>
      <table:table table:name="Table67" table:style-name="Table67">
        <table:table-column table:style-name="Table67.A"/>
        <table:table-column table:style-name="Table67.B"/>
        <table:table-row table:style-name="Table67.1">
          <table:table-cell table:style-name="Table67.A1" office:value-type="string">
            <text:p text:style-name="P8"><text:span text:style-name="T17">items</text:span></text:p>
          </table:table-cell>
          <table:table-cell table:style-name="Table67.A1" office:value-type="string">
            <text:p text:style-name="P8"><text:span text:style-name="T4">Expected result</text:span></text:p>
          </table:table-cell>
        </table:table-row>
        <table:table-row table:style-name="Table67.1">
          <table:table-cell table:style-name="Table67.A1" office:value-type="string">
            <text:p text:style-name="P8"><text:span text:style-name="T17">[</text:span><text:span text:style-name="T22">1, 2, 3, 4, 5</text:span><text:span text:style-name="T17">]</text:span></text:p>
          </table:table-cell>
          <table:table-cell table:style-name="Table67.A1" office:value-type="string">
            <text:p text:style-name="P8"><text:span text:style-name="T17">[</text:span><text:span text:style-name="T22">5, 4, 3, 2, 1</text:span><text:span text:style-name="T17">]</text:span></text:p>
          </table:table-cell>
        </table:table-row>
        <table:table-row table:style-name="Table67.1">
          <table:table-cell table:style-name="Table67.A1" office:value-type="string">
            <text:p text:style-name="P8"><text:span text:style-name="T17">[</text:span><text:span text:style-name="T22">5, 7, 10</text:span><text:span text:style-name="T17">, </text:span><text:span text:style-name="T25">4</text:span><text:span text:style-name="T17">, </text:span><text:span text:style-name="T26">2, 7, 8</text:span><text:span text:style-name="T17">, </text:span><text:span text:style-name="T20">1, 3</text:span><text:span text:style-name="T17">]</text:span></text:p>
          </table:table-cell>
          <table:table-cell table:style-name="Table67.A1" office:value-type="string">
            <text:p text:style-name="P8"><text:span text:style-name="T17">[</text:span><text:span text:style-name="T22">10, 7, 5</text:span><text:span text:style-name="T17">, </text:span><text:span text:style-name="T25">4</text:span><text:span text:style-name="T17">, </text:span><text:span text:style-name="T26">8, 7, 2</text:span><text:span text:style-name="T17">, </text:span><text:span text:style-name="T20">3, 1</text:span><text:span text:style-name="T17">]</text:span></text:p>
          </table:table-cell>
        </table:table-row>
        <table:table-row table:style-name="Table67.1">
          <table:table-cell table:style-name="Table67.A1" office:value-type="string">
            <text:p text:style-name="P8"><text:span text:style-name="T17">[</text:span><text:span text:style-name="T22">5</text:span><text:span text:style-name="T17">, </text:span><text:span text:style-name="T25">4</text:span><text:span text:style-name="T17">, </text:span><text:span text:style-name="T26">3</text:span><text:span text:style-name="T17">, </text:span><text:span text:style-name="T20">2</text:span><text:span text:style-name="T17">, </text:span><text:span text:style-name="T21">1</text:span><text:span text:style-name="T17">]</text:span></text:p>
          </table:table-cell>
          <table:table-cell table:style-name="Table67.A1" office:value-type="string">
            <text:p text:style-name="P8"><text:span text:style-name="T17">[</text:span><text:span text:style-name="T22">5</text:span><text:span text:style-name="T17">, </text:span><text:span text:style-name="T25">4</text:span><text:span text:style-name="T17">, </text:span><text:span text:style-name="T26">3</text:span><text:span text:style-name="T17">, </text:span><text:span text:style-name="T20">2</text:span><text:span text:style-name="T17">, </text:span><text:span text:style-name="T21">1</text:span><text:span text:style-name="T17">]</text:span></text:p>
          </table:table-cell>
        </table:table-row>
        <table:table-row table:style-name="Table67.1">
          <table:table-cell table:style-name="Table67.A1" office:value-type="string">
            <text:p text:style-name="P3"><text:span text:style-name="T17">[</text:span><text:span text:style-name="T22">5</text:span><text:span text:style-name="T17">, </text:span><text:span text:style-name="T25">5</text:span><text:span text:style-name="T17">, </text:span><text:span text:style-name="T26">5</text:span><text:span text:style-name="T17">, </text:span><text:span text:style-name="T20">5</text:span><text:span text:style-name="T17">, </text:span><text:span text:style-name="T21">5</text:span><text:span text:style-name="T17">]</text:span></text:p>
          </table:table-cell>
          <table:table-cell table:style-name="Table67.A1" office:value-type="string">
            <text:p text:style-name="P3"><text:span text:style-name="T17">[</text:span><text:span text:style-name="T22">5</text:span><text:span text:style-name="T17">, </text:span><text:span text:style-name="T25">5</text:span><text:span text:style-name="T17">, </text:span><text:span text:style-name="T26">5</text:span><text:span text:style-name="T17">, </text:span><text:span text:style-name="T20">5</text:span><text:span text:style-name="T17">, </text:span><text:span text:style-name="T21">5</text:span><text:span text:style-name="T17">]</text:span></text:p>
          </table:table-cell>
        </table:table-row>
        <table:table-row table:style-name="Table67.1">
          <table:table-cell table:style-name="Table67.A1" office:value-type="string">
            <text:p text:style-name="P8"><text:span text:style-name="T17">[</text:span><text:span text:style-name="T22">1, 2</text:span><text:span text:style-name="T17">, </text:span><text:span text:style-name="T25">2, 3</text:span><text:span text:style-name="T17">]</text:span></text:p>
          </table:table-cell>
          <table:table-cell table:style-name="Table67.A1" office:value-type="string">
            <text:p text:style-name="P8"><text:span text:style-name="T17">[</text:span><text:span text:style-name="T22">2, 1</text:span><text:span text:style-name="T17">, </text:span><text:span text:style-name="T25">3, 2</text:span><text:span text:style-name="T17">]</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7">def brangelina(first, second):</text:span></text:p>
      <text:p text:style-name="P2"/>
      <text:p text:style-name="P1"><text:span text:style-name="T4">Combining the first names of celebrity couples into a catchy shorthand for media consumption turns out to be surprisingly simple to automate. Start by counting how many maximal </text:span><text:span text:style-name="T7">groups</text:span><text:span text:style-name="T4"> of consecutive vowels (</text:span><text:span text:style-name="T8">aeiou</text:span><text:span text:style-name="T4">, since to keep this problem simple, the letter </text:span><text:span text:style-name="T8">y</text:span><text:span text:style-name="T4"> is always a consonant) there are inside the first name. For example, </text:span><text:span text:style-name="T17">'br</text:span><text:span text:style-name="T22">a</text:span><text:span text:style-name="T17">d'</text:span><text:span text:style-name="T4"> and </text:span><text:span text:style-name="T17">'j</text:span><text:span text:style-name="T22">ea</text:span><text:span text:style-name="T17">n'</text:span><text:span text:style-name="T4"> have one vowel group, </text:span><text:span text:style-name="T17">'j</text:span><text:span text:style-name="T22">ea</text:span><text:span text:style-name="T17">n</text:span><text:span text:style-name="T22">ie</text:span><text:span text:style-name="T17">'</text:span><text:span text:style-name="T4"> and </text:span><text:span text:style-name="T17">'br</text:span><text:span text:style-name="T22">i</text:span><text:span text:style-name="T17">t</text:span><text:span text:style-name="T22">ai</text:span><text:span text:style-name="T17">n'</text:span><text:span text:style-name="T4"> have two, and </text:span><text:span text:style-name="T17">'</text:span><text:span text:style-name="T22">a</text:span><text:span text:style-name="T17">ng</text:span><text:span text:style-name="T22">e</text:span><text:span text:style-name="T17">l</text:span><text:span text:style-name="T22">i</text:span><text:span text:style-name="T17">n</text:span><text:span text:style-name="T22">a</text:span><text:span text:style-name="T17">'</text:span><text:span text:style-name="T4"> and </text:span><text:span text:style-name="T17">'</text:span><text:span text:style-name="T22">a</text:span><text:span text:style-name="T17">l</text:span><text:span text:style-name="T22">e</text:span><text:span text:style-name="T17">x</text:span><text:span text:style-name="T22">a</text:span><text:span text:style-name="T17">nd</text:span><text:span text:style-name="T22">e</text:span><text:span text:style-name="T17">r'</text:span><text:span text:style-name="T4"> have four. Note that each vowel group can contain more than one vowel, as in the word </text:span><text:span text:style-name="T17">'q</text:span><text:span text:style-name="T22">ueuei</text:span><text:span text:style-name="T17">ng'</text:span><text:span text:style-name="T4"> that has an entire fiver.</text:span></text:p>
      <text:p text:style-name="P2"/>
      <text:p text:style-name="P1"><text:span text:style-name="T4">If the first name has only one vowel group, keep only the consonants before that group and throw away everything else. For example, </text:span><text:span text:style-name="T17">'b</text:span><text:span text:style-name="T27">e</text:span><text:span text:style-name="T17">n'</text:span><text:span text:style-name="T4"> becomes </text:span><text:span text:style-name="T17">'b'</text:span><text:span text:style-name="T4">, and </text:span><text:span text:style-name="T17">'br</text:span><text:span text:style-name="T27">a</text:span><text:span text:style-name="T17">d'</text:span><text:span text:style-name="T4"> becomes </text:span><text:span text:style-name="T17">'br'</text:span><text:span text:style-name="T4">. Otherwise, if the first word has </text:span><text:span text:style-name="T8">n</text:span><text:span text:style-name="T4"> &gt; 1 vowel groups, keep everything before the </text:span><text:span text:style-name="T7">second last</text:span><text:span text:style-name="T4"> vowel group </text:span><text:span text:style-name="T8">n</text:span><text:span text:style-name="T4"> - 1. For example, </text:span><text:span text:style-name="T17">'angel</text:span><text:span text:style-name="T26">i</text:span><text:span text:style-name="T17">na'</text:span><text:span text:style-name="T4"> becomes </text:span><text:span text:style-name="T17">'angel'</text:span><text:span text:style-name="T4"> and </text:span><text:span text:style-name="T17">'alex</text:span><text:span text:style-name="T26">a</text:span><text:span text:style-name="T17">nder'</text:span><text:span text:style-name="T4"> becomes </text:span><text:span text:style-name="T17">'alex'</text:span><text:span text:style-name="T4">.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8" table:style-name="Table68">
        <table:table-column table:style-name="Table68.A" table:number-columns-repeated="3"/>
        <table:table-row table:style-name="Table68.1">
          <table:table-cell table:style-name="Table68.A1" office:value-type="string">
            <text:p text:style-name="P8"><text:span text:style-name="T17">first</text:span></text:p>
          </table:table-cell>
          <table:table-cell table:style-name="Table68.A1" office:value-type="string">
            <text:p text:style-name="P8"><text:span text:style-name="T17">second</text:span></text:p>
          </table:table-cell>
          <table:table-cell table:style-name="Table68.A1" office:value-type="string">
            <text:p text:style-name="P8"><text:span text:style-name="T4">Expected result</text:span></text:p>
          </table:table-cell>
        </table:table-row>
        <table:table-row table:style-name="Table68.1">
          <table:table-cell table:style-name="Table68.A1" office:value-type="string">
            <text:p text:style-name="P8"><text:span text:style-name="T17">'brad'</text:span></text:p>
          </table:table-cell>
          <table:table-cell table:style-name="Table68.A1" office:value-type="string">
            <text:p text:style-name="P8"><text:span text:style-name="T17">'angelina'</text:span></text:p>
          </table:table-cell>
          <table:table-cell table:style-name="Table68.A1" office:value-type="string">
            <text:p text:style-name="P8"><text:span text:style-name="T17">'brangelina'</text:span></text:p>
          </table:table-cell>
        </table:table-row>
        <table:table-row table:style-name="Table68.1">
          <table:table-cell table:style-name="Table68.A1" office:value-type="string">
            <text:p text:style-name="P8"><text:span text:style-name="T17">'angelina'</text:span></text:p>
          </table:table-cell>
          <table:table-cell table:style-name="Table68.A1" office:value-type="string">
            <text:p text:style-name="P8"><text:span text:style-name="T17">'brad'</text:span></text:p>
          </table:table-cell>
          <table:table-cell table:style-name="Table68.A1" office:value-type="string">
            <text:p text:style-name="P8"><text:span text:style-name="T17">'angelad'</text:span></text:p>
          </table:table-cell>
        </table:table-row>
        <table:table-row table:style-name="Table68.1">
          <table:table-cell table:style-name="Table68.A1" office:value-type="string">
            <text:p text:style-name="P8"><text:span text:style-name="T17">'sheldon'</text:span></text:p>
          </table:table-cell>
          <table:table-cell table:style-name="Table68.A1" office:value-type="string">
            <text:p text:style-name="P8"><text:span text:style-name="T17">'amy'</text:span></text:p>
          </table:table-cell>
          <table:table-cell table:style-name="Table68.A1" office:value-type="string">
            <text:p text:style-name="P8"><text:span text:style-name="T17">'shamy'</text:span></text:p>
          </table:table-cell>
        </table:table-row>
        <table:table-row table:style-name="Table68.1">
          <table:table-cell table:style-name="Table68.A1" office:value-type="string">
            <text:p text:style-name="P8"><text:span text:style-name="T17">'amy'</text:span></text:p>
          </table:table-cell>
          <table:table-cell table:style-name="Table68.A1" office:value-type="string">
            <text:p text:style-name="P8"><text:span text:style-name="T17">'sheldon'</text:span></text:p>
          </table:table-cell>
          <table:table-cell table:style-name="Table68.A1" office:value-type="string">
            <text:p text:style-name="P8"><text:span text:style-name="T17">'eldon'</text:span></text:p>
          </table:table-cell>
        </table:table-row>
        <table:table-row table:style-name="Table68.1">
          <table:table-cell table:style-name="Table68.A1" office:value-type="string">
            <text:p text:style-name="P8"><text:span text:style-name="T17">'frank'</text:span></text:p>
          </table:table-cell>
          <table:table-cell table:style-name="Table68.A1" office:value-type="string">
            <text:p text:style-name="P8"><text:span text:style-name="T17">'ava'</text:span></text:p>
          </table:table-cell>
          <table:table-cell table:style-name="Table68.A1" office:value-type="string">
            <text:p text:style-name="P8"><text:span text:style-name="T17">'frava'</text:span></text:p>
          </table:table-cell>
        </table:table-row>
        <table:table-row table:style-name="Table68.1">
          <table:table-cell table:style-name="Table68.A1" office:value-type="string">
            <text:p text:style-name="P8"><text:span text:style-name="T17">'britain'</text:span></text:p>
          </table:table-cell>
          <table:table-cell table:style-name="Table68.A1" office:value-type="string">
            <text:p text:style-name="P8"><text:span text:style-name="T17">'exit'</text:span></text:p>
          </table:table-cell>
          <table:table-cell table:style-name="Table68.A1" office:value-type="string">
            <text:p text:style-name="P8"><text:span text:style-name="T17">'brexit'</text:span></text:p>
          </table:table-cell>
        </table:table-row>
      </table:table>
      <text:p text:style-name="P2"/>
      <text:p text:style-name="P1"><text:span text:style-name="T4">These simple rules do not always produce the most clever possible result. For example, </text:span><text:span text:style-name="T17">'ross'</text:span><text:span text:style-name="T4"> and </text:span><text:span text:style-name="T17">'rachel'</text:span><text:span text:style-name="T4"> meld into </text:span><text:span text:style-name="T17">'rachel'</text:span><text:span text:style-name="T4"> instead of </text:span><text:span text:style-name="T17">'rochel'</text:span><text:span text:style-name="T4">, and </text:span><text:span text:style-name="T17">'joey'</text:span><text:span text:style-name="T4"> and </text:span><text:span text:style-name="T17">'phoebe'</text:span><text:span text:style-name="T4"> meld into </text:span><text:span text:style-name="T17">'joebe'</text:span><text:span text:style-name="T4"> instead of </text:span><text:span text:style-name="T17">'joeybe'</text:span><text:span text:style-name="T4">. The reader is invited to think up more advanced rules that would cover a wider variety of name combinations and special cases. (Some truly advanced set of rules, perhaps trained with </text:span><text:span text:style-name="T7">deep learning</text:span><text:span text:style-name="T4"> techniques to also recognize the </text:span><text:span text:style-name="T7">semantic</text:span><text:span text:style-name="T4"> content of word combinations, might even combine </text:span><text:span text:style-name="T17">'donald'</text:span><text:span text:style-name="T4"> and </text:span><text:span text:style-name="T17">'hillary'</text:span><text:span text:style-name="T4"> into </text:span><text:span text:style-name="T17">'dollary'</text:span><text:span text:style-name="T4"> instead of </text:span><text:span text:style-name="T17">'dillary'</text:span><text:span text:style-name="T4">...)</text:span></text:p>
      <text:p text:style-name="P2"/>
      <text:p text:style-name="P19"><text:bookmark text:name="_bo47rx9c118k"/><text:span text:style-name="T1">Line with most points</text:span></text:p>
      <text:p text:style-name="P1"/>
      <text:p text:style-name="P1"><text:span text:style-name="T17">def line_with_most_points(points):</text:span></text:p>
      <text:p text:style-name="P1"/>
      <text:p text:style-name="P1"><text:span text:style-name="T4">A point on the two-dimensional grid of integers is given as a two-element tuple of </text:span><text:span text:style-name="T8">x</text:span><text:span text:style-name="T4">- and </text:span><text:span text:style-name="T8">y</text:span><text:span text:style-name="T4">-coordinates, for example </text:span><text:span text:style-name="T17">(2, 5)</text:span><text:span text:style-name="T4"> or </text:span><text:span text:style-name="T17">(10, 1)</text:span><text:span text:style-name="T4">. </text:span><text:a xlink:type="simple" xlink:href="http://mathworld.wolfram.com/EuclidsPostulates.html" text:style-name="ListLabel_20_47" text:visited-style-name="ListLabel_20_47"><text:span text:style-name="T14">As originally postulated by Euclid</text:span></text:a><text:span text:style-name="T4">, given any two distinct points on the plane, there exists </text:span><text:span text:style-name="T7">exactly one</text:span><text:span text:style-name="T4"> straight line that goes through both points. (In differently shaped spaces, </text:span><text:a xlink:type="simple" xlink:href="https://en.wikipedia.org/wiki/Non-Euclidean_geometry" text:style-name="ListLabel_20_47" text:visited-style-name="ListLabel_20_47"><text:span text:style-name="T14">different rules and their consequences apply</text:span></text:a><text:span text:style-name="T4">.) Of course, this same line, being shamelessly infinite to both directions, will also pass through an infinity of other points on the two-dimensional plane. </text:span></text:p>
      <text:p text:style-name="P2"/>
      <text:p text:style-name="P1"><text:span text:style-name="T4">Given a list of </text:span><text:span text:style-name="T17">points</text:span><text:span text:style-name="T4">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7">points</text:span><text:span text:style-name="T4"> lie on that line. The list of </text:span><text:span text:style-name="T17">points</text:span><text:span text:style-name="T4"> is guaranteed to contain at least two points and that all points in the list are distinct, but otherwise these points are not given in any specific order.</text:span></text:p>
      <text:p text:style-name="P1"/>
      <table:table table:name="Table69" table:style-name="Table69">
        <table:table-column table:style-name="Table69.A"/>
        <table:table-column table:style-name="Table69.B"/>
        <table:table-row table:style-name="Table69.1">
          <table:table-cell table:style-name="Table69.A1" office:value-type="string">
            <text:p text:style-name="P8"><text:span text:style-name="T17">points</text:span></text:p>
          </table:table-cell>
          <table:table-cell table:style-name="Table69.A1" office:value-type="string">
            <text:p text:style-name="P8"><text:span text:style-name="T4">Expected result</text:span></text:p>
          </table:table-cell>
        </table:table-row>
        <table:table-row table:style-name="Table69.1">
          <table:table-cell table:style-name="Table69.A1" office:value-type="string">
            <text:p text:style-name="P8"><text:span text:style-name="T17">[(42, 1), (7, 5)]</text:span></text:p>
          </table:table-cell>
          <table:table-cell table:style-name="Table69.A1" office:value-type="string">
            <text:p text:style-name="P8"><text:span text:style-name="T17">2</text:span></text:p>
          </table:table-cell>
        </table:table-row>
        <table:table-row table:style-name="Table69.1">
          <table:table-cell table:style-name="Table69.A1" office:value-type="string">
            <text:p text:style-name="P8"><text:span text:style-name="T17">[(1, 4), (2, 6), (3, 2), (4, 10)]</text:span></text:p>
          </table:table-cell>
          <table:table-cell table:style-name="Table69.A1" office:value-type="string">
            <text:p text:style-name="P8"><text:span text:style-name="T17">3</text:span></text:p>
          </table:table-cell>
        </table:table-row>
        <table:table-row table:style-name="Table69.1">
          <table:table-cell table:style-name="Table69.A1" office:value-type="string">
            <text:p text:style-name="P8"><text:span text:style-name="T17">[(x, y) for x in range(10) for y in range(10)]</text:span></text:p>
          </table:table-cell>
          <table:table-cell table:style-name="Table69.A1" office:value-type="string">
            <text:p text:style-name="P8"><text:span text:style-name="T17">10</text:span></text:p>
          </table:table-cell>
        </table:table-row>
        <table:table-row table:style-name="Table69.1">
          <table:table-cell table:style-name="Table69.A1" office:value-type="string">
            <text:p text:style-name="P8"><text:span text:style-name="T17">[(3, 5), (1, 4), (2, 6), (7, 7), (3, 8)]</text:span></text:p>
          </table:table-cell>
          <table:table-cell table:style-name="Table69.A1" office:value-type="string">
            <text:p text:style-name="P8"><text:span text:style-name="T17">3</text:span></text:p>
          </table:table-cell>
        </table:table-row>
        <table:table-row table:style-name="Table69.1">
          <table:table-cell table:style-name="Table69.A1" office:value-type="string">
            <text:p text:style-name="P8"><text:span text:style-name="T17">[(5, 6), (7, 3), (7, 1), (2, 1), (7, 4), (2, 6), (7, 7)]</text:span></text:p>
          </table:table-cell>
          <table:table-cell table:style-name="Table69.A1" office:value-type="string">
            <text:p text:style-name="P8"><text:span text:style-name="T17">4</text:span></text:p>
          </table:table-cell>
        </table:table-row>
      </table:table>
      <text:p text:style-name="P1"/>
      <text:p text:style-name="P1"><text:span text:style-name="T4">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8" text:visited-style-name="ListLabel_20_48"><text:span text:style-name="T16">geometry.py</text:span></text:a><text:span text:style-name="T4"> for the </text:span><text:span text:style-name="T7">cross product</text:span><text:span text:style-name="T4"> function that can be used to quickly determine whether three points are collinear.</text:span></text:p>
      <text:p text:style-name="P19"><text:bookmark text:name="_pscg7z2lihnd"/><text:span text:style-name="T1">Om nom nom</text:span></text:p>
      <text:p text:style-name="P1"/>
      <text:p text:style-name="P1"><text:span text:style-name="T17">def cookie(piles):</text:span></text:p>
      <text:p text:style-name="P2"/>
      <text:p text:style-name="P1"><text:span text:style-name="T4">The beloved </text:span><text:span text:style-name="T8">Sesame Street</text:span><text:span text:style-name="T4"> character </text:span><text:a xlink:type="simple" xlink:href="https://en.wikipedia.org/wiki/Cookie_Monster" text:style-name="ListLabel_20_47" text:visited-style-name="ListLabel_20_47"><text:span text:style-name="T14">Cookie Monster</text:span></text:a><text:span text:style-name="T4"> has stumbled upon a table with </text:span><text:span text:style-name="T17">piles</text:span><text:span text:style-name="T4"> of cookies, each pile a positive integer. However, the monomaniacal obsessiveness of </text:span><text:a xlink:type="simple" xlink:href="https://en.wikipedia.org/wiki/Count_von_Count" text:style-name="ListLabel_20_47" text:visited-style-name="ListLabel_20_47"><text:span text:style-name="T14">The Count</text:span></text:a><text:span text:style-name="T4"> who set up this fiesta has recently escalated to a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7">p</text:span><text:span text:style-name="T4">. This move removes </text:span><text:span text:style-name="T17">p</text:span><text:span text:style-name="T4"> cookies from every pile that contains at least </text:span><text:span text:style-name="T17">p</text:span><text:span text:style-name="T4"> cookies (thereby eradicating the piles whose size is exactly </text:span><text:span text:style-name="T17">p</text:span><text:span text:style-name="T4">), and leaves all smaller piles untouched as they were. This function should compute and return </text:span><text:span text:style-name="T7">the smallest number of moves</text:span><text:span text:style-name="T4"> that allows Cookie Monster to scarf down these cookies. </text:span></text:p>
      <text:p text:style-name="P2"/>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text:span text:style-name="T17">piles</text:span></text:p>
          </table:table-cell>
          <table:table-cell table:style-name="Table70.A1" office:value-type="string">
            <text:p text:style-name="P3"><text:span text:style-name="T4">Expected result</text:span></text:p>
          </table:table-cell>
          <table:table-cell table:style-name="Table70.A1" office:value-type="string">
            <text:p text:style-name="P3"><text:span text:style-name="T4"><text:s/>(optimal moves)</text:span></text:p>
          </table:table-cell>
        </table:table-row>
        <table:table-row table:style-name="Table70.1">
          <table:table-cell table:style-name="Table70.A1" office:value-type="string">
            <text:p text:style-name="P3"><text:span text:style-name="T17">[1, 2, 3, 4, 5, 6]</text:span></text:p>
          </table:table-cell>
          <table:table-cell table:style-name="Table70.A1" office:value-type="string">
            <text:p text:style-name="P3"><text:span text:style-name="T17">3</text:span></text:p>
          </table:table-cell>
          <table:table-cell table:style-name="Table70.A1" office:value-type="string">
            <text:p text:style-name="P3"><text:span text:style-name="T17">[4, 2, 1]</text:span></text:p>
          </table:table-cell>
        </table:table-row>
        <table:table-row table:style-name="Table70.1">
          <table:table-cell table:style-name="Table70.A1" office:value-type="string">
            <text:p text:style-name="P3"><text:span text:style-name="T17">[2, 3, 5, 8, 13, 21, 34, 55, 89]</text:span></text:p>
          </table:table-cell>
          <table:table-cell table:style-name="Table70.A1" office:value-type="string">
            <text:p text:style-name="P3"><text:span text:style-name="T17">5 </text:span></text:p>
          </table:table-cell>
          <table:table-cell table:style-name="Table70.A1" office:value-type="string">
            <text:p text:style-name="P3"><text:span text:style-name="T17">[55, 21, 8, 3, 2]</text:span></text:p>
          </table:table-cell>
        </table:table-row>
        <table:table-row table:style-name="Table70.1">
          <table:table-cell table:style-name="Table70.A1" office:value-type="string">
            <text:p text:style-name="P3"><text:span text:style-name="T17">[1, 10, 17, 34, 43, 46]</text:span></text:p>
          </table:table-cell>
          <table:table-cell table:style-name="Table70.A1" office:value-type="string">
            <text:p text:style-name="P3"><text:span text:style-name="T17">5</text:span></text:p>
          </table:table-cell>
          <table:table-cell table:style-name="Table70.A1" office:value-type="string">
            <text:p text:style-name="P3"><text:span text:style-name="T17">[34, 9, 8, 3, 1]</text:span></text:p>
          </table:table-cell>
        </table:table-row>
        <table:table-row table:style-name="Table70.1">
          <table:table-cell table:style-name="Table70.A1" office:value-type="string">
            <text:p text:style-name="P3"><text:span text:style-name="T17">[11, 26, 37, 44, 49, 52, 68, 75, 87, 102]</text:span></text:p>
          </table:table-cell>
          <table:table-cell table:style-name="Table70.A1" office:value-type="string">
            <text:p text:style-name="P3"><text:span text:style-name="T17">6</text:span></text:p>
          </table:table-cell>
          <table:table-cell table:style-name="Table70.A1" office:value-type="string">
            <text:p text:style-name="P3"><text:span text:style-name="T17">[37, 31, 15, 12, 7, 4]</text:span></text:p>
          </table:table-cell>
        </table:table-row>
        <table:table-row table:style-name="Table70.1">
          <table:table-cell table:style-name="Table70.A1" office:value-type="string">
            <text:p text:style-name="P3"><text:span text:style-name="T17">[2**n for n in range(10)]</text:span></text:p>
          </table:table-cell>
          <table:table-cell table:style-name="Table70.A1" office:value-type="string">
            <text:p text:style-name="P3"><text:span text:style-name="T17">10</text:span></text:p>
          </table:table-cell>
          <table:table-cell table:style-name="Table70.A1" office:value-type="string">
            <text:p text:style-name="P3"><text:span text:style-name="T17">[512, 256, 128, 64, 32, 16, 8, 4, 2, 1]</text:span></text:p>
          </table:table-cell>
        </table:table-row>
      </table:table>
      <text:p text:style-name="P2"/>
      <text:p text:style-name="P1"><text:span text:style-name="T10">This problem has a curious property in that the moves </text:span><text:span text:style-name="T4">of</text:span><text:span text:style-name="T10"> the optimal solution can be performed in any order, which is rare for combinatorial problems of this general spirit. Without loss of generality, it suffices to examine only strictly descending move sequences</text:span><text:span text:style-name="T4">.</text:span><text:span text:style-name="T10"> Even then, </text:span><text:a xlink:type="simple" xlink:href="https://arxiv.org/pdf/1309.5985.pdf" text:style-name="ListLabel_20_49" text:visited-style-name="ListLabel_20_49"><text:span text:style-name="T15">this problem is far deeper than it </text:span></text:a><text:a xlink:type="simple" xlink:href="https://arxiv.org/pdf/1309.5985.pdf" text:style-name="ListLabel_20_47" text:visited-style-name="ListLabel_20_47"><text:span text:style-name="T14">would</text:span></text:a><text:a xlink:type="simple" xlink:href="https://arxiv.org/pdf/1309.5985.pdf" text:style-name="ListLabel_20_49" text:visited-style-name="ListLabel_20_49"><text:span text:style-name="T15"> initially seem</text:span></text:a><text:span text:style-name="T10">. </text:span><text:span text:style-name="T7">G</text:span><text:span text:style-name="T11">reedy strategies</text:span><text:span text:style-name="T10"> that might seem natural for the addiction-riddled brain of the Cookie Monster, such as "choose </text:span><text:span text:style-name="T28">p</text:span><text:span text:style-name="T10"> to maximize the number of cookies eaten at the current move" or "choose </text:span><text:span text:style-name="T28">p</text:span><text:span text:style-name="T10"> to eliminate the largest possible number of piles" (yep, </text:span><text:span text:style-name="T4">think about that one), </text:span><text:span text:style-name="T10">do not always </text:span><text:span text:style-name="T4">produce</text:span><text:span text:style-name="T10"> the shortest sequence of moves.</text:span></text:p>
      <text:p text:style-name="P19"><text:bookmark text:name="_352b94z785sb"/><text:span text:style-name="T1">Autocorrect for sausage fingers</text:span></text:p>
      <text:p text:style-name="P2"/>
      <text:p text:style-name="P1"><text:span text:style-name="T17">def autocorrect_word(word, words, df):</text:span></text:p>
      <text:p text:style-name="P2"/>
      <text:p text:style-name="P1"><text:span text:style-name="T4">In this day and age all you whippersnappers are surely familiar with </text:span><text:span text:style-name="T7">autocorrect</text:span><text:span text:style-name="T4">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somewhere around the intended key. For example, when the non-existent word is </text:span><text:span text:style-name="T17">"cst"</text:span><text:span text:style-name="T4">, the intended word seems more likely to have been </text:span><text:span text:style-name="T17">"cat"</text:span><text:span text:style-name="T4"> than </text:span><text:span text:style-name="T17">"cut"</text:span><text:span text:style-name="T4">, assuming that the text was entered using the ordinary QWERTY keyboard where the characters </text:span><text:span text:style-name="T17">a</text:span><text:span text:style-name="T4"> and </text:span><text:span text:style-name="T17">s</text:span><text:span text:style-name="T4"> are adjacent.</text:span></text:p>
      <text:p text:style-name="P2"/>
      <text:p text:style-name="P1"><text:span text:style-name="T4">Given a </text:span><text:span text:style-name="T17">word</text:span><text:span text:style-name="T4">, a list of </text:span><text:span text:style-name="T17">words</text:span><text:span text:style-name="T4">, and a </text:span><text:span text:style-name="T7">distance</text:span><text:span text:style-name="T4"> function </text:span><text:span text:style-name="T17">df</text:span><text:span text:style-name="T4"> that tells how "far" the first argument is from the second (for example, </text:span><text:span text:style-name="T17">df('a','s') == 1</text:span><text:span text:style-name="T4"> and </text:span><text:span text:style-name="T17">df('a', 'a') == 0</text:span><text:span text:style-name="T4">), find and return the word in the list of </text:span><text:span text:style-name="T17">words</text:span><text:span text:style-name="T4"> that have the same number of letters and whose distance, measured as the sum of the distances of the characters in the same position, is the smallest. If several words are equidistant from </text:span><text:span text:style-name="T17">word</text:span><text:span text:style-name="T4">, return the first such word in the dictionary order.</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7">word</text:span></text:p>
          </table:table-cell>
          <table:table-cell table:style-name="Table71.A1" office:value-type="string">
            <text:p text:style-name="P8"><text:span text:style-name="T4">Expected result</text:span></text:p>
          </table:table-cell>
        </table:table-row>
        <table:table-row table:style-name="Table71.1">
          <table:table-cell table:style-name="Table71.A1" office:value-type="string">
            <text:p text:style-name="P8"><text:span text:style-name="T17">'qrc'</text:span></text:p>
          </table:table-cell>
          <table:table-cell table:style-name="Table71.A1" office:value-type="string">
            <text:p text:style-name="P8"><text:span text:style-name="T17">'arc'</text:span></text:p>
          </table:table-cell>
        </table:table-row>
        <table:table-row table:style-name="Table71.1">
          <table:table-cell table:style-name="Table71.A1" office:value-type="string">
            <text:p text:style-name="P8"><text:span text:style-name="T17">'jqmbo'</text:span></text:p>
          </table:table-cell>
          <table:table-cell table:style-name="Table71.A1" office:value-type="string">
            <text:p text:style-name="P8"><text:span text:style-name="T17">'jambo'</text:span></text:p>
          </table:table-cell>
        </table:table-row>
        <table:table-row table:style-name="Table71.1">
          <table:table-cell table:style-name="Table71.A1" office:value-type="string">
            <text:p text:style-name="P8"><text:span text:style-name="T17">'hello'</text:span></text:p>
          </table:table-cell>
          <table:table-cell table:style-name="Table71.A1" office:value-type="string">
            <text:p text:style-name="P8"><text:span text:style-name="T17">'hello'</text:span></text:p>
          </table:table-cell>
        </table:table-row>
        <table:table-row table:style-name="Table71.1">
          <table:table-cell table:style-name="Table71.A1" office:value-type="string">
            <text:p text:style-name="P8"><text:span text:style-name="T17">'interokay'</text:span></text:p>
          </table:table-cell>
          <table:table-cell table:style-name="Table71.A1" office:value-type="string">
            <text:p text:style-name="P8"><text:span text:style-name="T17">'interplay'</text:span></text:p>
          </table:table-cell>
        </table:table-row>
      </table:table>
      <text:p text:style-name="P2"/>
      <text:p text:style-name="P1"><text:span text:style-name="T4">More advanced autocorrect techniques use the surrounding context to suggest the best replacement, seeing that not all words are equally likely to be the intended word, given the rest of the sentence. For example, the misspelling </text:span><text:span text:style-name="T17">'urc'</text:span><text:span text:style-name="T4"> should probably be corrected very differently in the sentence "The gateway consists of an urc of curved blocks" than in "The brave little hobbit swung his sword at the smelly urc." Similarly, even though </text:span><text:span text:style-name="T17">'lobe'</text:span><text:span text:style-name="T4"> is a perfectly valid word, the sentence </text:span><text:span text:style-name="T17">'I lobe you'</text:span><text:span text:style-name="T4"> is most likely a typo...</text:span></text:p>
      <text:p text:style-name="P19"><text:bookmark text:name="_bb72umic9uwj"/><text:span text:style-name="T1">Uambcsrlne the wrod</text:span></text:p>
      <text:p text:style-name="P2"/>
      <text:p text:style-name="P1"><text:span text:style-name="T17">def unscramble(words, word):</text:span></text:p>
      <text:p text:style-name="P2"/>
      <text:p text:style-name="P1"><text:span text:style-name="T4">Smdboeoy nteoicd a few yreas ago taht the lretets isndie Eisgnlh wdors can be ronmaldy slmecbrad wouhtit antifecfg tiehr rlaibdiatey too mcuh, piovredd that you keep the frsit and the last lteters as tehy were. Gevin a lsit of </text:span><text:span text:style-name="T17">words</text:span><text:span text:style-name="T4"> gtuaraened to be soterd, and one serlcmbad </text:span><text:span text:style-name="T17">wrod</text:span><text:span text:style-name="T4">,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7">wrod</text:span></text:p>
          </table:table-cell>
          <table:table-cell table:style-name="Table72.A1" office:value-type="string">
            <text:p text:style-name="P8"><text:span text:style-name="T4">Etecxepd rssuelt (unsig the wrosldit </text:span><text:span text:style-name="T17">words_sorted.txt</text:span><text:span text:style-name="T4">)</text:span></text:p>
          </table:table-cell>
        </table:table-row>
        <table:table-row table:style-name="Table72.1">
          <table:table-cell table:style-name="Table72.A1" office:value-type="string">
            <text:p text:style-name="P8"><text:span text:style-name="T17">'tartnaas'</text:span></text:p>
          </table:table-cell>
          <table:table-cell table:style-name="Table72.A1" office:value-type="string">
            <text:p text:style-name="P8"><text:span text:style-name="T17">['tantaras', 'tarantas', 'tartanas']</text:span></text:p>
          </table:table-cell>
        </table:table-row>
        <table:table-row table:style-name="Table72.1">
          <table:table-cell table:style-name="Table72.A1" office:value-type="string">
            <text:p text:style-name="P8"><text:span text:style-name="T17">'aierotsd'</text:span></text:p>
          </table:table-cell>
          <table:table-cell table:style-name="Table72.A1" office:value-type="string">
            <text:p text:style-name="P8"><text:span text:style-name="T17">['asteroid']</text:span></text:p>
          </table:table-cell>
        </table:table-row>
        <table:table-row table:style-name="Table72.1">
          <table:table-cell table:style-name="Table72.A1" office:value-type="string">
            <text:p text:style-name="P8"><text:span text:style-name="T17">'ksmrseah'</text:span></text:p>
          </table:table-cell>
          <table:table-cell table:style-name="Table72.A1" office:value-type="string">
            <text:p text:style-name="P8"><text:span text:style-name="T17">['kersmash']</text:span></text:p>
          </table:table-cell>
        </table:table-row>
        <table:table-row table:style-name="Table72.1">
          <table:table-cell table:style-name="Table72.A1" office:value-type="string">
            <text:p text:style-name="P8"><text:span text:style-name="T17">'bttilele'</text:span></text:p>
          </table:table-cell>
          <table:table-cell table:style-name="Table72.A1" office:value-type="string">
            <text:p text:style-name="P3"><text:span text:style-name="T17">['belittle', 'billette']</text:span></text:p>
          </table:table-cell>
        </table:table-row>
      </table:table>
      <text:p text:style-name="P2"/>
      <text:p text:style-name="P1"><text:span text:style-name="T4">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7">def substitution_words(pattern, words):</text:span></text:p>
      <text:p text:style-name="P2"/>
      <text:p text:style-name="P1"><text:span text:style-name="T4">Given a list of </text:span><text:span text:style-name="T17">words</text:span><text:span text:style-name="T4"> (once again, guaranteed to be in sorted order and each consist of the 26 lowercase English letters only) and a </text:span><text:span text:style-name="T17">pattern</text:span><text:span text:style-name="T4"> that consists of uppercase English characters, this function should find and return a list of precisely those words that match the </text:span><text:span text:style-name="T17">pattern</text:span><text:span text:style-name="T4"> in the sense that there exists a substitution from uppercase letters to lowercase letters that turns the </text:span><text:span text:style-name="T17">pattern</text:span><text:span text:style-name="T4"> into the word. Furthermore, this substitution must be </text:span><text:span text:style-name="T7">injective</text:span><text:span text:style-name="T4">, meaning that no two different uppercase letters in the pattern are mapped to the same lowercase letter in that word.</text:span></text:p>
      <text:p text:style-name="P2"/>
      <text:p text:style-name="P1"><text:span text:style-name="T4">For example, the word </text:span><text:span text:style-name="T17">'akin'</text:span><text:span text:style-name="T4"> matches the pattern </text:span><text:span text:style-name="T17">'ABCD'</text:span><text:span text:style-name="T4"> with the substitutions </text:span><text:span text:style-name="T17">A→a</text:span><text:span text:style-name="T4">, </text:span><text:span text:style-name="T17">B</text:span><text:span text:style-name="T29">→</text:span><text:span text:style-name="T17">k</text:span><text:span text:style-name="T4">, </text:span><text:span text:style-name="T17">C</text:span><text:span text:style-name="T29">→</text:span><text:span text:style-name="T17">i</text:span><text:span text:style-name="T4"> and </text:span><text:span text:style-name="T17">D</text:span><text:span text:style-name="T29">→</text:span><text:span text:style-name="T17">n</text:span><text:span text:style-name="T4">. However, the word </text:span><text:span text:style-name="T17">'area'</text:span><text:span text:style-name="T4"> would not match that same pattern, since the pattern characters </text:span><text:span text:style-name="T17">A</text:span><text:span text:style-name="T4"> and </text:span><text:span text:style-name="T17">D</text:span><text:span text:style-name="T4"> would both have to be mapped to the same letter </text:span><text:span text:style-name="T17">a</text:span><text:span text:style-name="T4">, against the rules.</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7">pattern</text:span></text:p>
          </table:table-cell>
          <table:table-cell table:style-name="Table73.A1" office:value-type="string">
            <text:p text:style-name="P8"><text:span text:style-name="T4">Expected result (using the wordlist </text:span><text:span text:style-name="T17">words_sorted.txt</text:span><text:span text:style-name="T4">)</text:span></text:p>
          </table:table-cell>
        </table:table-row>
        <table:table-row table:style-name="Table73.1">
          <table:table-cell table:style-name="Table73.A1" office:value-type="string">
            <text:p text:style-name="P8"><text:span text:style-name="T17">'ABBA'</text:span></text:p>
          </table:table-cell>
          <table:table-cell table:style-name="Table73.A1" office:value-type="string">
            <text:p text:style-name="P8"><text:span text:style-name="T17">['abba', 'acca', 'adda', 'affa', 'akka', 'amma', 'anna', 'atta', 'boob', 'deed', 'ecce', 'elle', 'esse', 'goog', 'immi', 'keek', 'kook', 'maam', 'noon', 'otto', 'peep', 'poop', 'sees', 'teet', 'toot']</text:span></text:p>
          </table:table-cell>
        </table:table-row>
        <table:table-row table:style-name="Table73.1">
          <table:table-cell table:style-name="Table73.A1" office:value-type="string">
            <text:p text:style-name="P8"><text:span text:style-name="T17">'ABABA'</text:span></text:p>
          </table:table-cell>
          <table:table-cell table:style-name="Table73.A1" office:value-type="string">
            <text:p text:style-name="P8"><text:span text:style-name="T17">['ajaja', 'alala', 'anana', 'arara', 'ululu']</text:span></text:p>
          </table:table-cell>
        </table:table-row>
        <table:table-row table:style-name="Table73.1">
          <table:table-cell table:style-name="Table73.A1" office:value-type="string">
            <text:p text:style-name="P8"><text:span text:style-name="T17">'CEECEE'</text:span></text:p>
          </table:table-cell>
          <table:table-cell table:style-name="Table73.A1" office:value-type="string">
            <text:p text:style-name="P8"><text:span text:style-name="T17">['beebee', 'booboo', 'muumuu', 'seesee', 'soosoo', 'teetee', 'weewee', 'zoozoo']</text:span></text:p>
          </table:table-cell>
        </table:table-row>
        <table:table-row table:style-name="Table73.1">
          <table:table-cell table:style-name="Table73.A1" office:value-type="string">
            <text:p text:style-name="P8"><text:span text:style-name="T17">'ABCDCBA'</text:span></text:p>
          </table:table-cell>
          <table:table-cell table:style-name="Table73.A1" office:value-type="string">
            <text:p text:style-name="P8"><text:span text:style-name="T17">['adinida', 'deified', 'hagigah', 'murdrum', 'reifier', 'repaper', 'reviver', 'rotator', 'senones']</text:span></text:p>
          </table:table-cell>
        </table:table-row>
        <table:table-row table:style-name="Table73.1">
          <table:table-cell table:style-name="Table73.A1" office:value-type="string">
            <text:p text:style-name="P8"><text:span text:style-name="T17">'DEFDEF'</text:span></text:p>
          </table:table-cell>
          <table:table-cell table:style-name="Table73.A1" office:value-type="string">
            <text:p text:style-name="P8"><text:span text:style-name="T4">76 words, first three of which are </text:span><text:span text:style-name="T17">['akeake', 'atlatl', 'barbar']</text:span></text:p>
          </table:table-cell>
        </table:table-row>
        <table:table-row table:style-name="Table73.1">
          <table:table-cell table:style-name="Table73.A1" office:value-type="string">
            <text:p text:style-name="P8"><text:span text:style-name="T17">'ABCDEFGIJKLM'</text:span></text:p>
          </table:table-cell>
          <table:table-cell table:style-name="Table73.A1" office:value-type="string">
            <text:p text:style-name="P8"><text:span text:style-name="T4">243 words, first three of which are </text:span><text:span text:style-name="T17">['absorptively', 'adjunctively', 'adsorptively']</text:span></text:p>
          </table:table-cell>
        </table:table-row>
      </table:table>
      <text:p text:style-name="P2"/>
      <text:p text:style-name="P1"><text:span text:style-name="T4">(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7">pattern</text:span><text:span text:style-name="T4">?)</text:span></text:p>
      <text:p text:style-name="P19"><text:bookmark text:name="_o2pd1s8zk2ku"/><text:span text:style-name="T1">Manhattan skyline</text:span></text:p>
      <text:p text:style-name="P2"/>
      <text:p text:style-name="P1"><text:span text:style-name="T17">def manhattan_skyline(towers): </text:span></text:p>
      <text:p text:style-name="P2"/>
      <text:p text:style-name="P1"><text:span text:style-name="T4">This classic problem in </text:span><text:a xlink:type="simple" xlink:href="https://en.wikipedia.org/wiki/Computational_geometry" text:style-name="ListLabel_20_47" text:visited-style-name="ListLabel_20_47"><text:span text:style-name="T14">computational geometry</text:span></text:a><text:span text:style-name="T4">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7" text:visited-style-name="ListLabel_20_47"><text:span text:style-name="T14">The Skyline problem</text:span></text:a><text:span text:style-name="T4">", so you can first check that it out to get an idea of what is going on. Given a list of rectangular </text:span><text:span text:style-name="T17">towers</text:span><text:span text:style-name="T4"> as tuples </text:span><text:span text:style-name="T17">(s, e, h)</text:span><text:span text:style-name="T4"> where </text:span><text:span text:style-name="T17">s</text:span><text:span text:style-name="T4"> and </text:span><text:span text:style-name="T17">e</text:span><text:span text:style-name="T4"> are the start and end </text:span><text:span text:style-name="T8">x</text:span><text:span text:style-name="T4">-coordinates (</text:span><text:span text:style-name="T17">e &gt; s</text:span><text:span text:style-name="T4">) and </text:span><text:span text:style-name="T17">h</text:span><text:span text:style-name="T4"> is the height of that tower, compute and return the </text:span><text:span text:style-name="T7">total visible area of the towers</text:span><text:span text:style-name="T4">, being careful not to double count two or more towers that are partially overlapping. All towers share the same flat ground baseline at the height.</text:span></text:p>
      <text:p text:style-name="P2"/>
      <text:p text:style-name="P1"><text:span text:style-name="T4">The classic solution illustrates the important </text:span><text:a xlink:type="simple" xlink:href="https://en.wikipedia.org/wiki/Sweep_line_algorithm" text:style-name="ListLabel_20_47" text:visited-style-name="ListLabel_20_47"><text:span text:style-name="T14">sweep line technique</text:span></text:a><text:span text:style-name="T4"> that starts by creating a list of precisely those </text:span><text:span text:style-name="T8">x</text:span><text:span text:style-name="T4">-coordinate values where something relevant to the problem takes place. In this problem, the relevant </text:span><text:span text:style-name="T8">x</text:span><text:span text:style-name="T4">-coordinates are those where some tower either starts or ends. Next, loop through this list in ascending order, updating your computation for the interval between the current relevant </text:span><text:span text:style-name="T8">x</text:span><text:span text:style-name="T4">-coordinate and the previous one. In this particular problem, you need to maintain a </text:span><text:span text:style-name="T7">list of active towers</text:span><text:span text:style-name="T4"> so that tower </text:span><text:span text:style-name="T17">(s, e, h)</text:span><text:span text:style-name="T4"> becomes active when </text:span><text:span text:style-name="T17">x == s</text:span><text:span text:style-name="T4">, and becomes inactive again when </text:span><text:span text:style-name="T17">x == e</text:span><text:span text:style-name="T4">. Inside each interval, only the tallest active tower has any effect on the area computation.</text:span></text:p>
      <text:p text:style-name="P2"/>
      <text:p text:style-name="P1"><text:span text:style-name="T4">The automated tester script will produce start and end coordinates from an increasing scale to prevent this problem being solved with the inferior method that builds up the list of all positions from zero up to the maximum end coordinate in </text:span><text:span text:style-name="T17">towers</text:span><text:span text:style-name="T4">, loops through the </text:span><text:span text:style-name="T17">towers</text:span><text:span text:style-name="T4"> to update the tallest tower height at each position, and sums up these heights for the final area. </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7">towers</text:span></text:p>
          </table:table-cell>
          <table:table-cell table:style-name="Table74.A1" office:value-type="string">
            <text:p text:style-name="P8"><text:span text:style-name="T4">Expected result</text:span></text:p>
          </table:table-cell>
        </table:table-row>
        <table:table-row table:style-name="Table74.1">
          <table:table-cell table:style-name="Table74.A1" office:value-type="string">
            <text:p text:style-name="P8"><text:span text:style-name="T17">[(2, 3, 39)]</text:span></text:p>
          </table:table-cell>
          <table:table-cell table:style-name="Table74.A1" office:value-type="string">
            <text:p text:style-name="P8"><text:span text:style-name="T17">39</text:span></text:p>
          </table:table-cell>
        </table:table-row>
        <table:table-row table:style-name="Table74.1">
          <table:table-cell table:style-name="Table74.A1" office:value-type="string">
            <text:p text:style-name="P8"><text:span text:style-name="T17">[(6, 8, 56), (5, 14, 81), (3, 13, 71)]</text:span></text:p>
          </table:table-cell>
          <table:table-cell table:style-name="Table74.A1" office:value-type="string">
            <text:p text:style-name="P8"><text:span text:style-name="T17">871</text:span></text:p>
          </table:table-cell>
        </table:table-row>
        <table:table-row table:style-name="Table74.1">
          <table:table-cell table:style-name="Table74.A1" office:value-type="string">
            <text:p text:style-name="P8"><text:span text:style-name="T17">[(6, 18, 95), (3, 20, 95), (14, 31, 22), (5, 12, 93)]</text:span></text:p>
          </table:table-cell>
          <table:table-cell table:style-name="Table74.A1" office:value-type="string">
            <text:p text:style-name="P8"><text:span text:style-name="T17">1857</text:span></text:p>
          </table:table-cell>
        </table:table-row>
        <table:table-row table:style-name="Table74.1">
          <table:table-cell table:style-name="Table74.A1" office:value-type="string">
            <text:p text:style-name="P8"><text:span text:style-name="T17">[(16, 88, 20), (11, 75, 22), (43, 73, 27), (21, 42, 37), (20, 89, 12), (67, 68, 19), (1, 65, 24), (78, 91, 34), (65, 117, 9)]</text:span></text:p>
          </table:table-cell>
          <table:table-cell table:style-name="Table74.A1" office:value-type="string">
            <text:p text:style-name="P8"><text:span text:style-name="T17">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7">def count_overlapping_disks(disks): </text:span></text:p>
      <text:p text:style-name="P2"/>
      <text:p text:style-name="P1"><text:span text:style-name="T4">Right on the heels of the previous Manhattan skyline problem, here is another classic of similar spirit for us to solve efficiently with a </text:span><text:span text:style-name="T7">sweep line algorithm</text:span><text:span text:style-name="T4">. Given a list of </text:span><text:span text:style-name="T17">disks</text:span><text:span text:style-name="T4"> on the two-dimensional plane as tuples </text:span><text:span text:style-name="T17">(x, y, r)</text:span><text:span text:style-name="T4"> so that </text:span><text:span text:style-name="T17">(x, y)</text:span><text:span text:style-name="T4"> is the center point and </text:span><text:span text:style-name="T17">r</text:span><text:span text:style-name="T4"> is the radius of that disk, count how many pairs of disks </text:span><text:span text:style-name="T7">intersect</text:span><text:span text:style-name="T4"> each other in that their areas have at least one point in common. To test whether disks </text:span><text:span text:style-name="T17">(x1, y1, r1)</text:span><text:span text:style-name="T4"> and </text:span><text:span text:style-name="T17">(x2, y2, r2)</text:span><text:span text:style-name="T4"> intersect, use the Pythagorean formula </text:span><text:span text:style-name="T17">(x2-x1)**2 + (y2-y1)**2 &lt;= (r1+r2)**2</text:span><text:span text:style-name="T4">.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4">For this problem, crudely looping through all possible pairs of disks would work but be horrendously inefficient as the list grows larger. However, a sweep line algorithm</text:span><text:span text:style-name="T7"> </text:span><text:span text:style-name="T4">can solve this problem by looking at a far fewer pairs of disks. Again, sweep through the space from left to right for all relevant </text:span><text:span text:style-name="T8">x</text:span><text:span text:style-name="T4">-coordinate values and maintain </text:span><text:span text:style-name="T7">the set of active disks</text:span><text:span text:style-name="T4"> at the moment. Each individual disk </text:span><text:span text:style-name="T17">(x, y, r)</text:span><text:span text:style-name="T4"> enters the active set when the vertical sweep line reaches the </text:span><text:span text:style-name="T8">x</text:span><text:span text:style-name="T4">-coordinate </text:span><text:span text:style-name="T17">x-r</text:span><text:span text:style-name="T4">, and leaves the active set when the sweep line reaches </text:span><text:span text:style-name="T17">x+r</text:span><text:span text:style-name="T4">. When a disk enters the active set, check for an intersection only between that disk and the disks in the active set.</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7">disks</text:span></text:p>
          </table:table-cell>
          <table:table-cell table:style-name="Table75.A1" office:value-type="string">
            <text:p text:style-name="P8"><text:span text:style-name="T4">Expected result</text:span></text:p>
          </table:table-cell>
        </table:table-row>
        <table:table-row table:style-name="Table75.1">
          <table:table-cell table:style-name="Table75.A1" office:value-type="string">
            <text:p text:style-name="P8"><text:span text:style-name="T17">[(0, 0, 3), (6, 0, 3), (6, 6, 3), (0, 6, 3)]</text:span></text:p>
          </table:table-cell>
          <table:table-cell table:style-name="Table75.A1" office:value-type="string">
            <text:p text:style-name="P8"><text:span text:style-name="T17">4</text:span></text:p>
          </table:table-cell>
        </table:table-row>
        <table:table-row table:style-name="Table75.1">
          <table:table-cell table:style-name="Table75.A1" office:value-type="string">
            <text:p text:style-name="P8"><text:span text:style-name="T17">[(4, -1, 3), (-3, 3, 2), (-3, 4, 2), (3, 1, 4)]</text:span></text:p>
          </table:table-cell>
          <table:table-cell table:style-name="Table75.A1" office:value-type="string">
            <text:p text:style-name="P8"><text:span text:style-name="T17">2</text:span></text:p>
          </table:table-cell>
        </table:table-row>
        <table:table-row table:style-name="Table75.1">
          <table:table-cell table:style-name="Table75.A1" office:value-type="string">
            <text:p text:style-name="P8"><text:span text:style-name="T17">[(-10, 6, 2), (6, -4, 5), (6, 3, 5), (-9, -8, 1), (1, -5, 3)]</text:span></text:p>
          </table:table-cell>
          <table:table-cell table:style-name="Table75.A1" office:value-type="string">
            <text:p text:style-name="P8"><text:span text:style-name="T17">2</text:span></text:p>
          </table:table-cell>
        </table:table-row>
        <table:table-row table:style-name="Table75.1">
          <table:table-cell table:style-name="Table75.A1" office:value-type="string">
            <text:p text:style-name="P8"><text:span text:style-name="T17">[(x, x, x // 2) for x in range(2, 101)]</text:span></text:p>
          </table:table-cell>
          <table:table-cell table:style-name="Table75.A1" office:value-type="string">
            <text:p text:style-name="P8"><text:span text:style-name="T17">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7">def sort_by_digit_count(items):</text:span></text:p>
      <text:p text:style-name="P2"/>
      <text:p text:style-name="P1"><text:span text:style-name="T4">Sorting can be done according to arbitrarily chosen comparison criteria, as long as they satisfy the mathematical requirements of a </text:span><text:span text:style-name="T7">total ordering</text:span><text:span text:style-name="T4">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31">1000</text:span><text:span text:style-name="T4">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8"><text:span text:style-name="T17">items</text:span></text:p>
          </table:table-cell>
          <table:table-cell table:style-name="Table76.A1" office:value-type="string">
            <text:p text:style-name="P8"><text:span text:style-name="T4">Expected result</text:span></text:p>
          </table:table-cell>
        </table:table-row>
        <table:table-row table:style-name="Table76.1">
          <table:table-cell table:style-name="Table76.A1" office:value-type="string">
            <text:p text:style-name="P8"><text:span text:style-name="T17">[9876, 19, 4321, 99, 73, 241, 111111, 563, 33]</text:span></text:p>
          </table:table-cell>
          <table:table-cell table:style-name="Table76.A1" office:value-type="string">
            <text:p text:style-name="P8"><text:span text:style-name="T17">[111111, 33, 241, 4321, 563, 73, 19, 9876, 99]</text:span></text:p>
          </table:table-cell>
        </table:table-row>
        <table:table-row table:style-name="Table76.1">
          <table:table-cell table:style-name="Table76.A1" office:value-type="string">
            <text:p text:style-name="P8"><text:span text:style-name="T17">[111, 19, 919, 1199, 911, 999]</text:span></text:p>
          </table:table-cell>
          <table:table-cell table:style-name="Table76.A1" office:value-type="string">
            <text:p text:style-name="P8"><text:span text:style-name="T17">[111, 19, 911, 919, 1199, 999]</text:span></text:p>
          </table:table-cell>
        </table:table-row>
        <table:table-row table:style-name="Table76.1">
          <table:table-cell table:style-name="Table76.A1" office:value-type="string">
            <text:p text:style-name="P8"><text:span text:style-name="T17">[1234, 4321, 3214, 2413]</text:span></text:p>
          </table:table-cell>
          <table:table-cell table:style-name="Table76.A1" office:value-type="string">
            <text:p text:style-name="P8"><text:span text:style-name="T17">[1234, 2413, 3214, 4321]</text:span></text:p>
          </table:table-cell>
        </table:table-row>
        <table:table-row table:style-name="Table76.1">
          <table:table-cell table:style-name="Table76.A1" office:value-type="string">
            <text:p text:style-name="P8"><text:span text:style-name="T17">list(range(100000))</text:span></text:p>
          </table:table-cell>
          <table:table-cell table:style-name="Table76.A1" office:value-type="string">
            <text:p text:style-name="P8"><text:span text:style-name="T4">(a list of 100,000 elements whose first five elements are </text:span><text:span text:style-name="T17">[0, 1, 10, 100, 1000]</text:span><text:span text:style-name="T4"> and the last five are </text:span><text:span text:style-name="T17">[98999, 99899, 99989, 99998, 99999]</text:span><text:span text:style-name="T4"> )</text:span></text:p>
          </table:table-cell>
        </table:table-row>
      </table:table>
      <text:p text:style-name="P2"/>
      <text:p text:style-name="P1"><text:span text:style-name="T4">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7">def count_divisibles_in_range(start, end, n):</text:span></text:p>
      <text:p text:style-name="P2"/>
      <text:p text:style-name="P1"><text:span text:style-name="T4">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7">edge and corner cases</text:span><text:span text:style-name="T4">, without being </text:span><text:span text:style-name="T7">off-by-one</text:span><text:span text:style-name="T4">. Given three integers </text:span><text:span text:style-name="T17">start</text:span><text:span text:style-name="T4">, </text:span><text:span text:style-name="T17">end</text:span><text:span text:style-name="T4"> and </text:span><text:span text:style-name="T17">n</text:span><text:span text:style-name="T4"> so that </text:span><text:span text:style-name="T17">start &lt;= end</text:span><text:span text:style-name="T4">, count how many integers between </text:span><text:span text:style-name="T17">start</text:span><text:span text:style-name="T4"> and </text:span><text:span text:style-name="T17">end</text:span><text:span text:style-name="T4">, inclusive, are divisible by </text:span><text:span text:style-name="T17">n</text:span><text:span text:style-name="T4">. Sure, you </text:span><text:span text:style-name="T8">could</text:span><text:span text:style-name="T4"> solve this problem with the list comprehension</text:span></text:p>
      <text:p text:style-name="P2"/>
      <text:p text:style-name="P1"><text:span text:style-name="T17">return len([x for x in range(start, end+1) if x % n == 0])</text:span></text:p>
      <text:p text:style-name="P2"/>
      <text:p text:style-name="P1"><text:span text:style-name="T4">but of course the automated tester is designed so that anybody trying to solve this problem in such a blunt and brutish fashion will soon run out of both time and space! Your code should have no loops at all, but use only integer arithmetic and conditional statements to get to the truth. Also, be careful with various edge cases and off-by-one pitfalls lurking in the bushes. Note that either </text:span><text:span text:style-name="T17">start</text:span><text:span text:style-name="T4"> or </text:span><text:span text:style-name="T17">end</text:span><text:span text:style-name="T4"> can be negative or zero, but </text:span><text:span text:style-name="T17">n</text:span><text:span text:style-name="T4"> is guaranteed to be greater than zero.</text:span></text:p>
      <text:p text:style-name="P2"/>
      <table:table table:name="Table77" table:style-name="Table77">
        <table:table-column table:style-name="Table77.A" table:number-columns-repeated="3"/>
        <table:table-column table:style-name="Table77.D"/>
        <table:table-row table:style-name="Table77.1">
          <table:table-cell table:style-name="Table77.A1" office:value-type="string">
            <text:p text:style-name="P8"><text:span text:style-name="T17">start</text:span></text:p>
          </table:table-cell>
          <table:table-cell table:style-name="Table77.A1" office:value-type="string">
            <text:p text:style-name="P8"><text:span text:style-name="T17">end</text:span></text:p>
          </table:table-cell>
          <table:table-cell table:style-name="Table77.A1" office:value-type="string">
            <text:p text:style-name="P8"><text:span text:style-name="T17">n</text:span></text:p>
          </table:table-cell>
          <table:table-cell table:style-name="Table77.A1" office:value-type="string">
            <text:p text:style-name="P8"><text:span text:style-name="T4">Expected result</text:span></text:p>
          </table:table-cell>
        </table:table-row>
        <table:table-row table:style-name="Table77.1">
          <table:table-cell table:style-name="Table77.A1" office:value-type="string">
            <text:p text:style-name="P8"><text:span text:style-name="T17">7</text:span></text:p>
          </table:table-cell>
          <table:table-cell table:style-name="Table77.A1" office:value-type="string">
            <text:p text:style-name="P8"><text:span text:style-name="T17">28</text:span></text:p>
          </table:table-cell>
          <table:table-cell table:style-name="Table77.A1" office:value-type="string">
            <text:p text:style-name="P8"><text:span text:style-name="T17">4</text:span></text:p>
          </table:table-cell>
          <table:table-cell table:style-name="Table77.A1" office:value-type="string">
            <text:p text:style-name="P8"><text:span text:style-name="T17">6</text:span></text:p>
          </table:table-cell>
        </table:table-row>
        <table:table-row table:style-name="Table77.1">
          <table:table-cell table:style-name="Table77.A1" office:value-type="string">
            <text:p text:style-name="P8"><text:span text:style-name="T17">-77</text:span></text:p>
          </table:table-cell>
          <table:table-cell table:style-name="Table77.A1" office:value-type="string">
            <text:p text:style-name="P8"><text:span text:style-name="T17">19</text:span></text:p>
          </table:table-cell>
          <table:table-cell table:style-name="Table77.A1" office:value-type="string">
            <text:p text:style-name="P8"><text:span text:style-name="T17">10</text:span></text:p>
          </table:table-cell>
          <table:table-cell table:style-name="Table77.A1" office:value-type="string">
            <text:p text:style-name="P8"><text:span text:style-name="T17">9</text:span></text:p>
          </table:table-cell>
        </table:table-row>
        <table:table-row table:style-name="Table77.1">
          <table:table-cell table:style-name="Table77.A1" office:value-type="string">
            <text:p text:style-name="P8"><text:span text:style-name="T17">-19</text:span></text:p>
          </table:table-cell>
          <table:table-cell table:style-name="Table77.A1" office:value-type="string">
            <text:p text:style-name="P8"><text:span text:style-name="T17">-13</text:span></text:p>
          </table:table-cell>
          <table:table-cell table:style-name="Table77.A1" office:value-type="string">
            <text:p text:style-name="P8"><text:span text:style-name="T17">10</text:span></text:p>
          </table:table-cell>
          <table:table-cell table:style-name="Table77.A1" office:value-type="string">
            <text:p text:style-name="P8"><text:span text:style-name="T17">0</text:span></text:p>
          </table:table-cell>
        </table:table-row>
        <table:table-row table:style-name="Table77.1">
          <table:table-cell table:style-name="Table77.A1" office:value-type="string">
            <text:p text:style-name="P8"><text:span text:style-name="T17">1</text:span></text:p>
          </table:table-cell>
          <table:table-cell table:style-name="Table77.A1" office:value-type="string">
            <text:p text:style-name="P8"><text:span text:style-name="T17">10**12 - 1</text:span></text:p>
          </table:table-cell>
          <table:table-cell table:style-name="Table77.A1" office:value-type="string">
            <text:p text:style-name="P8"><text:span text:style-name="T17">5</text:span></text:p>
          </table:table-cell>
          <table:table-cell table:style-name="Table77.A1" office:value-type="string">
            <text:p text:style-name="P8"><text:span text:style-name="T17">199999999999</text:span></text:p>
          </table:table-cell>
        </table:table-row>
        <table:table-row table:style-name="Table77.1">
          <table:table-cell table:style-name="Table77.A1" office:value-type="string">
            <text:p text:style-name="P8"><text:span text:style-name="T17">0</text:span></text:p>
          </table:table-cell>
          <table:table-cell table:style-name="Table77.A1" office:value-type="string">
            <text:p text:style-name="P8"><text:span text:style-name="T17">10**12 - 1</text:span></text:p>
          </table:table-cell>
          <table:table-cell table:style-name="Table77.A1" office:value-type="string">
            <text:p text:style-name="P8"><text:span text:style-name="T17">5</text:span></text:p>
          </table:table-cell>
          <table:table-cell table:style-name="Table77.A1" office:value-type="string">
            <text:p text:style-name="P8"><text:span text:style-name="T17">200000000000</text:span></text:p>
          </table:table-cell>
        </table:table-row>
        <table:table-row table:style-name="Table77.1">
          <table:table-cell table:style-name="Table77.A1" office:value-type="string">
            <text:p text:style-name="P8"><text:span text:style-name="T17">0</text:span></text:p>
          </table:table-cell>
          <table:table-cell table:style-name="Table77.A1" office:value-type="string">
            <text:p text:style-name="P8"><text:span text:style-name="T17">10**12</text:span></text:p>
          </table:table-cell>
          <table:table-cell table:style-name="Table77.A1" office:value-type="string">
            <text:p text:style-name="P8"><text:span text:style-name="T17">5</text:span></text:p>
          </table:table-cell>
          <table:table-cell table:style-name="Table77.A1" office:value-type="string">
            <text:p text:style-name="P8"><text:span text:style-name="T17">200000000001</text:span></text:p>
          </table:table-cell>
        </table:table-row>
        <table:table-row table:style-name="Table77.1">
          <table:table-cell table:style-name="Table77.A1" office:value-type="string">
            <text:p text:style-name="P8"><text:span text:style-name="T17">-10**12</text:span></text:p>
          </table:table-cell>
          <table:table-cell table:style-name="Table77.A1" office:value-type="string">
            <text:p text:style-name="P8"><text:span text:style-name="T17">10**12</text:span></text:p>
          </table:table-cell>
          <table:table-cell table:style-name="Table77.A1" office:value-type="string">
            <text:p text:style-name="P8"><text:span text:style-name="T17">12345</text:span></text:p>
          </table:table-cell>
          <table:table-cell table:style-name="Table77.A1" office:value-type="string">
            <text:p text:style-name="P8"><text:span text:style-name="T17">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7">def bridge_hand_shape(hand):</text:span></text:p>
      <text:p text:style-name="P2"/>
      <text:p text:style-name="P1"><text:span text:style-name="T4">In the card game of </text:span><text:a xlink:type="simple" xlink:href="https://en.wikipedia.org/wiki/Contract_bridge" text:style-name="ListLabel_20_47" text:visited-style-name="ListLabel_20_47"><text:span text:style-name="T14">bridge</text:span></text:a><text:span text:style-name="T4">, each player receives a hand of exactly thirteen cards. The </text:span><text:span text:style-name="T8">shape</text:span><text:span text:style-name="T4"> of the hand is the distribution of these cards into the four suits in the exact order of </text:span><text:span text:style-name="T7">spades, hearts, diamonds, and clubs.</text:span><text:span text:style-name="T4"> Given a bridge </text:span><text:span text:style-name="T17">hand</text:span><text:span text:style-name="T4"> encoded as in the example script </text:span><text:a xlink:type="simple" xlink:href="https://github.com/ikokkari/PythonExamples/blob/master/cardproblems.py" text:style-name="ListLabel_20_48" text:visited-style-name="ListLabel_20_48"><text:span text:style-name="T16">cardproblems.py</text:span></text:a><text:span text:style-name="T4">, return the list of these four numbers. For example, given a </text:span><text:span text:style-name="T17">hand</text:span><text:span text:style-name="T4"> that contains five spades, no hearts, five diamonds and three clubs, this function should return </text:span><text:span text:style-name="T17">[5, 0, 5, 3]</text:span><text:span text:style-name="T4">. Note that the cards in </text:span><text:span text:style-name="T17">hand</text:span><text:span text:style-name="T4">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8"><text:span text:style-name="T17">hand</text:span></text:p>
          </table:table-cell>
          <table:table-cell table:style-name="Table78.A1" office:value-type="string">
            <text:p text:style-name="P8"><text:span text:style-name="T4">Expected result</text:span></text:p>
          </table:table-cell>
        </table:table-row>
        <table:table-row table:style-name="Table78.1">
          <table:table-cell table:style-name="Table78.A1" office:value-type="string">
            <text:p text:style-name="P8"><text:span text:style-name="T17">[('eight', 'spades'), ('king', 'diamonds'), ('ten', 'diamonds'), ('three', 'diamonds'), ('seven', 'spades'), ('five', 'diamonds'), ('two', 'hearts'), ('king', 'spades'), ('jack', 'spades'), ('ten', 'clubs'), ('ace', 'clubs'), ('six', 'diamonds'), ('three', 'hearts')]</text:span></text:p>
          </table:table-cell>
          <table:table-cell table:style-name="Table78.A1" office:value-type="string">
            <text:p text:style-name="P8"><text:span text:style-name="T17">[4, 2, 5, 2]</text:span></text:p>
          </table:table-cell>
        </table:table-row>
        <table:table-row table:style-name="Table78.1">
          <table:table-cell table:style-name="Table78.A1" office:value-type="string">
            <text:p text:style-name="P8"><text:span text:style-name="T17">[('ace', 'spades'), ('six', 'hearts'), ('nine', 'spades'), ('nine', 'diamonds'), ('ace', 'diamonds'), ('three', 'diamonds'), ('five', 'spades'), ('four', 'hearts'), ('three', 'spades'), ('seven', 'diamonds'), ('jack', 'diamonds'), ('queen', 'spades'), ('king', 'diamonds')]</text:span></text:p>
          </table:table-cell>
          <table:table-cell table:style-name="Table78.A1" office:value-type="string">
            <text:p text:style-name="P3"><text:span text:style-name="T17">[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7">def milton_work_point_count(hand, trump='notrump'):</text:span></text:p>
      <text:p text:style-name="P2"/>
      <text:p text:style-name="P1"><text:span text:style-name="T4">Playing cards are again represented as tuples of form </text:span><text:span text:style-name="T17">(rank, suit)</text:span><text:span text:style-name="T4"> as in the </text:span><text:a xlink:type="simple" xlink:href="https://github.com/ikokkari/PythonExamples/blob/master/cardproblems.py" text:style-name="ListLabel_20_48" text:visited-style-name="ListLabel_20_48"><text:span text:style-name="T16">cardproblems.py</text:span></text:a><text:span text:style-name="T4"> example program. The trick taking power of a </text:span><text:span text:style-name="T7">bridge</text:span><text:span text:style-name="T4"> hand is estimated with </text:span><text:a xlink:type="simple" xlink:href="https://en.wikipedia.org/wiki/Hand_evaluation" text:style-name="ListLabel_20_47" text:visited-style-name="ListLabel_20_47"><text:span text:style-name="T14">Milton Work point count</text:span></text:a><text:span text:style-name="T4">,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7">raw point count</text:span><text:span text:style-name="T4"> is then adjusted with the following rules:</text:span></text:p>
      <text:p text:style-name="P2"/>
      <text:list xml:id="list2188418232" text:style-name="WWNum3">
        <text:list-item>
          <text:p text:style-name="P11"><text:span text:style-name="T4">If the hand contains one four-card suit and three three-card suits, subtract one point for being </text:span><text:span text:style-name="T7">flat</text:span><text:span text:style-name="T4">. (Flat hands rarely play as well as non-flat hands with the same point count.)</text:span></text:p>
        </text:list-item>
        <text:list-item>
          <text:p text:style-name="P11"><text:span text:style-name="T4">Add 1 point for every suit that has five cards, 2 points for every suit that has six cards, and 3 points for every suit with seven cards or longer. (Shape is power in offense.)</text:span></text:p>
        </text:list-item>
        <text:list-item>
          <text:p text:style-name="P11"><text:span text:style-name="T4">If the </text:span><text:span text:style-name="T17">trump</text:span><text:span text:style-name="T4"> suit is anything other than </text:span><text:span text:style-name="T17">'notrump'</text:span><text:span text:style-name="T4">, add 5 points for every </text:span><text:span text:style-name="T7">void</text:span><text:span text:style-name="T4"> (that is, suit without any cards in it) and 3 points for every </text:span><text:span text:style-name="T7">singleton</text:span><text:span text:style-name="T4"> (that is, a suit with exactly one card) for any other suit than the </text:span><text:span text:style-name="T17">trump</text:span><text:span text:style-name="T4">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8"><text:span text:style-name="T17">hand</text:span><text:span text:style-name="T4"> (each hand below has been sorted by suits for readability, but your function can receive these 13 cards from the tester in any order)</text:span></text:p>
          </table:table-cell>
          <table:table-cell table:style-name="Table79.A1" office:value-type="string">
            <text:p text:style-name="P8"><text:span text:style-name="T17">trump</text:span></text:p>
          </table:table-cell>
          <table:table-cell table:style-name="Table79.A1" office:value-type="string">
            <text:p text:style-name="P8"><text:span text:style-name="T4">Expected result</text:span></text:p>
          </table:table-cell>
        </table:table-row>
        <table:table-row table:style-name="Table79.1">
          <table:table-cell table:style-name="Table79.A1" office:value-type="string">
            <text:p text:style-name="P8"><text:span text:style-name="T23">[('four', 'spades'), ('five', 'spades'), ('ten', 'hearts'), ('six', 'hearts'), ('queen', 'hearts'), ('jack', 'hearts'), ('four', 'hearts'), ('two', 'hearts'), ('three', 'diamonds'), ('seven', 'diamonds'), ('four', 'diamonds'), ('two', 'diamonds'), ('four', 'clubs')]</text:span></text:p>
          </table:table-cell>
          <table:table-cell table:style-name="Table79.A1" office:value-type="string">
            <text:p text:style-name="P8"><text:span text:style-name="T23">'diamonds'</text:span></text:p>
          </table:table-cell>
          <table:table-cell table:style-name="Table79.A1" office:value-type="string">
            <text:p text:style-name="P8"><text:span text:style-name="T23">8</text:span></text:p>
          </table:table-cell>
        </table:table-row>
        <table:table-row table:style-name="Table79.1">
          <table:table-cell table:style-name="Table79.A1" office:value-type="string">
            <text:p text:style-name="P8"><text:span text:style-name="T23">[('three', 'spades'), ('queen', 'hearts'), ('jack', 'hearts'), ('eight', 'hearts'), ('six', 'diamonds'), ('nine', 'diamonds'), ('jack', 'diamonds'), ('ace', 'diamonds'), ('nine', 'clubs'), ('king', 'clubs'), ('jack', 'clubs'), ('five', 'clubs'), ('ace', 'clubs')]</text:span></text:p>
          </table:table-cell>
          <table:table-cell table:style-name="Table79.A1" office:value-type="string">
            <text:p text:style-name="P8"><text:span text:style-name="T23">'clubs'</text:span></text:p>
          </table:table-cell>
          <table:table-cell table:style-name="Table79.A1" office:value-type="string">
            <text:p text:style-name="P8"><text:span text:style-name="T23">20</text:span></text:p>
          </table:table-cell>
        </table:table-row>
        <table:table-row table:style-name="Table79.1">
          <table:table-cell table:style-name="Table79.A1" office:value-type="string">
            <text:p text:style-name="P8"><text:span text:style-name="T23">[('three', 'spades'), ('seven', 'spades'), ('two', 'spades'), ('three', 'hearts'), ('queen', 'hearts'), ('nine', 'hearts'), ('ten', 'diamonds'), ('six', 'diamonds'), ('queen', 'diamonds'), ('ace', 'diamonds'), ('nine', 'clubs'), ('four', 'clubs'), ('five', 'clubs')]</text:span></text:p>
          </table:table-cell>
          <table:table-cell table:style-name="Table79.A1" office:value-type="string">
            <text:p text:style-name="P8"><text:span text:style-name="T23">'notrump'</text:span></text:p>
          </table:table-cell>
          <table:table-cell table:style-name="Table79.A1" office:value-type="string">
            <text:p text:style-name="P8"><text:span text:style-name="T23">7</text:span></text:p>
          </table:table-cell>
        </table:table-row>
      </table:table>
      <text:p text:style-name="P2"/>
      <text:p text:style-name="P19"><text:bookmark text:name="_6fh4x548g659"/><text:span text:style-name="T1">Never the twain shall meet</text:span></text:p>
      <text:p text:style-name="P4"/>
      <text:p text:style-name="P1"><text:span text:style-name="T17">def hitting_integer_powers(a, b, tolerance=100):</text:span></text:p>
      <text:p text:style-name="P2"/>
      <text:p text:style-name="P1"><text:span text:style-name="T4">Integer powers of the given base such as 7 in the series 7, 49, 393, 2401, 16807, 117649, ... soon blow up too large to be useful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ith millions of digits, and yet its mechanical binary decisions will reliably and unerringly dissect even these behemoths that our mortal minds could not begin to visualize.</text:span></text:p>
      <text:p text:style-name="P2"/>
      <text:p text:style-name="P1"><text:span text:style-name="T4">Except in cases where the prime factors of </text:span><text:span text:style-name="T17">a</text:span><text:span text:style-name="T4"> and </text:span><text:span text:style-name="T17">b</text:span><text:span text:style-name="T4"> fit nicely, such as one of these numbers being a power of the other, the iron hand of the </text:span><text:a xlink:type="simple" xlink:href="https://en.wikipedia.org/wiki/Fundamental_theorem_of_arithmetic" text:style-name="ListLabel_20_47" text:visited-style-name="ListLabel_20_47"><text:span text:style-name="T14">Fundamental Theorem of Arithmetic</text:span></text:a><text:span text:style-name="T4"> dictates that the integer powers </text:span><text:span text:style-name="T17">a**pa</text:span><text:span text:style-name="T4"> and </text:span><text:span text:style-name="T17">b**pb</text:span><text:span text:style-name="T4"> can never be exactly equal for any positive integer exponents </text:span><text:span text:style-name="T17">pa</text:span><text:span text:style-name="T4"> and </text:span><text:span text:style-name="T17">pb</text:span><text:span text:style-name="T4">. However, in jovial spirit of "</text:span><text:a xlink:type="simple" xlink:href="https://en.wiktionary.org/wiki/close_enough_for_government_work" text:style-name="ListLabel_20_47" text:visited-style-name="ListLabel_20_47"><text:span text:style-name="T14">close enough for government work</text:span></text:a><text:span text:style-name="T4">", we consider such powers to "hit" if their absolute difference </text:span><text:span text:style-name="T17">abs(a**pa-b**bp)</text:span><text:span text:style-name="T4"> multiplied by the desired </text:span><text:span text:style-name="T17">tolerance</text:span><text:span text:style-name="T4"> is at most equal to the smaller of those two powers. (This definition intentionally avoids division to keep it fast and accurate for arbitrarily large integers.) For example, </text:span><text:span text:style-name="T17">tolerance=100</text:span><text:span text:style-name="T4"> requires their difference to be at most 1%. Given the positive integers </text:span><text:span text:style-name="T17">a</text:span><text:span text:style-name="T4"> and </text:span><text:span text:style-name="T17">b</text:span><text:span text:style-name="T4"> and your desired </text:span><text:span text:style-name="T17">tolerance</text:span><text:span text:style-name="T4">, find and return the tuple of the smallest integer exponents </text:span><text:span text:style-name="T17">(p1, p2)</text:span><text:span text:style-name="T4"> that satisfy this requirement.</text:span></text:p>
      <text:p text:style-name="P2"/>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text:span text:style-name="T17">a</text:span></text:p>
          </table:table-cell>
          <table:table-cell table:style-name="Table80.A1" office:value-type="string">
            <text:p text:style-name="P3"><text:span text:style-name="T17">b</text:span></text:p>
          </table:table-cell>
          <table:table-cell table:style-name="Table80.A1" office:value-type="string">
            <text:p text:style-name="P3"><text:span text:style-name="T17">tolerance</text:span></text:p>
          </table:table-cell>
          <table:table-cell table:style-name="Table80.A1" office:value-type="string">
            <text:p text:style-name="P3"><text:span text:style-name="T4">Expected result</text:span></text:p>
          </table:table-cell>
        </table:table-row>
        <table:table-row table:style-name="Table80.1">
          <table:table-cell table:style-name="Table80.A1" office:value-type="string">
            <text:p text:style-name="P3"><text:span text:style-name="T17">2</text:span></text:p>
          </table:table-cell>
          <table:table-cell table:style-name="Table80.A1" office:value-type="string">
            <text:p text:style-name="P3"><text:span text:style-name="T17">4</text:span></text:p>
          </table:table-cell>
          <table:table-cell table:style-name="Table80.A1" office:value-type="string">
            <text:p text:style-name="P3"><text:span text:style-name="T17">100</text:span></text:p>
          </table:table-cell>
          <table:table-cell table:style-name="Table80.A1" office:value-type="string">
            <text:p text:style-name="P3"><text:span text:style-name="T17">(2, 1)</text:span></text:p>
          </table:table-cell>
        </table:table-row>
        <table:table-row table:style-name="Table80.1">
          <table:table-cell table:style-name="Table80.A1" office:value-type="string">
            <text:p text:style-name="P3"><text:span text:style-name="T17">2</text:span></text:p>
          </table:table-cell>
          <table:table-cell table:style-name="Table80.A1" office:value-type="string">
            <text:p text:style-name="P3"><text:span text:style-name="T17">7</text:span></text:p>
          </table:table-cell>
          <table:table-cell table:style-name="Table80.A1" office:value-type="string">
            <text:p text:style-name="P3"><text:span text:style-name="T17">100</text:span></text:p>
          </table:table-cell>
          <table:table-cell table:style-name="Table80.A1" office:value-type="string">
            <text:p text:style-name="P3"><text:span text:style-name="T17">(73, 26)</text:span></text:p>
          </table:table-cell>
        </table:table-row>
        <table:table-row table:style-name="Table80.1">
          <table:table-cell table:style-name="Table80.A1" office:value-type="string">
            <text:p text:style-name="P3"><text:span text:style-name="T17">3</text:span></text:p>
          </table:table-cell>
          <table:table-cell table:style-name="Table80.A1" office:value-type="string">
            <text:p text:style-name="P3"><text:span text:style-name="T17">6</text:span></text:p>
          </table:table-cell>
          <table:table-cell table:style-name="Table80.A1" office:value-type="string">
            <text:p text:style-name="P3"><text:span text:style-name="T17">100</text:span></text:p>
          </table:table-cell>
          <table:table-cell table:style-name="Table80.A1" office:value-type="string">
            <text:p text:style-name="P3"><text:span text:style-name="T17">(137, 84)</text:span></text:p>
          </table:table-cell>
        </table:table-row>
        <table:table-row table:style-name="Table80.1">
          <table:table-cell table:style-name="Table80.A1" office:value-type="string">
            <text:p text:style-name="P3"><text:span text:style-name="T17">4</text:span></text:p>
          </table:table-cell>
          <table:table-cell table:style-name="Table80.A1" office:value-type="string">
            <text:p text:style-name="P3"><text:span text:style-name="T17">5</text:span></text:p>
          </table:table-cell>
          <table:table-cell table:style-name="Table80.A1" office:value-type="string">
            <text:p text:style-name="P3"><text:span text:style-name="T17">1000</text:span></text:p>
          </table:table-cell>
          <table:table-cell table:style-name="Table80.A1" office:value-type="string">
            <text:p text:style-name="P3"><text:span text:style-name="T17">(916, 789)</text:span></text:p>
          </table:table-cell>
        </table:table-row>
        <table:table-row table:style-name="Table80.1">
          <table:table-cell table:style-name="Table80.A1" office:value-type="string">
            <text:p text:style-name="P3"><text:span text:style-name="T17">10</text:span></text:p>
          </table:table-cell>
          <table:table-cell table:style-name="Table80.A1" office:value-type="string">
            <text:p text:style-name="P3"><text:span text:style-name="T17">11</text:span></text:p>
          </table:table-cell>
          <table:table-cell table:style-name="Table80.A1" office:value-type="string">
            <text:p text:style-name="P3"><text:span text:style-name="T17">1000</text:span></text:p>
          </table:table-cell>
          <table:table-cell table:style-name="Table80.A1" office:value-type="string">
            <text:p text:style-name="P3"><text:span text:style-name="T17">(1107, 1063)</text:span></text:p>
          </table:table-cell>
        </table:table-row>
        <table:table-row table:style-name="Table80.1">
          <table:table-cell table:style-name="Table80.A1" office:value-type="string">
            <text:p text:style-name="P3"><text:span text:style-name="T17">42</text:span></text:p>
          </table:table-cell>
          <table:table-cell table:style-name="Table80.A1" office:value-type="string">
            <text:p text:style-name="P3"><text:span text:style-name="T17">99</text:span></text:p>
          </table:table-cell>
          <table:table-cell table:style-name="Table80.A1" office:value-type="string">
            <text:p text:style-name="P3"><text:span text:style-name="T17">100000</text:span></text:p>
          </table:table-cell>
          <table:table-cell table:style-name="Table80.A1" office:value-type="string">
            <text:p text:style-name="P3"><text:span text:style-name="T17">(33896, 27571)</text:span></text:p>
          </table:table-cell>
        </table:table-row>
      </table:table>
      <text:p text:style-name="P2"/>
      <text:p text:style-name="P1"><text:span text:style-name="T4">(This problem was inspired by the Riddler Express problem in the column "</text:span><text:a xlink:type="simple" xlink:href="https://fivethirtyeight.com/features/can-you-get-another-haircut-already/" text:style-name="ListLabel_20_47" text:visited-style-name="ListLabel_20_47"><text:span text:style-name="T14">Can you get another haircut already?</text:span></text:a><text:span text:style-name="T4">" of </text:span><text:a xlink:type="simple" xlink:href="https://fivethirtyeight.com/tag/the-riddler/" text:style-name="ListLabel_20_47" text:visited-style-name="ListLabel_20_47"><text:span text:style-name="T14">The Riddler</text:span></text:a><text:span text:style-name="T4">,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7">def bridge_hand_shorthand(hand):</text:span></text:p>
      <text:p text:style-name="P2"/>
      <text:p text:style-name="P1"><text:span text:style-name="T4">In literature on the game of </text:span><text:span text:style-name="T7">contract bridge</text:span><text:span text:style-name="T4">, hands are often given in abbreviated form that makes their relevant aspects easier to visualize at a glance. In this abbreviated shorthand form, suits are always listed</text:span><text:span text:style-name="T7"> in the exact order of spades, hearts, diamonds and clubs</text:span><text:span text:style-name="T4">, so no special symbols are needed to show which suit is which. The ranks in each suit are listed as letters from </text:span><text:span text:style-name="T17">'AKQJ'</text:span><text:span text:style-name="T4"> for </text:span><text:span text:style-name="T7">aces and faces</text:span><text:span text:style-name="T4">, and all </text:span><text:span text:style-name="T7">spot cards</text:span><text:span text:style-name="T4"> lower than jack are written out as the same letter </text:span><text:span text:style-name="T17">'x'</text:span><text:span text:style-name="T4"> to indicate that its exact spot value is irrelevant for the play mechanics of that hand. These letters must be listed in descending order of ranks </text:span><text:span text:style-name="T17">AKQJx</text:span><text:span text:style-name="T4">. If some suit is </text:span><text:span text:style-name="T7">void</text:span><text:span text:style-name="T4">, that is, the hand contains no cards of that suit, that suit is abbreviated with a single minus sign character </text:span><text:span text:style-name="T17">'-'</text:span><text:span text:style-name="T4">. The shorthand forms for the individual suits are separated using single spaces in the result string, without any trailing whitespace. </text:span></text:p>
      <text:p text:style-name="P2"/>
      <table:table table:name="Table81" table:style-name="Table81">
        <table:table-column table:style-name="Table81.A"/>
        <table:table-column table:style-name="Table81.B"/>
        <table:table-row>
          <table:table-cell table:style-name="Table81.A1" office:value-type="string">
            <text:p text:style-name="P3"><text:span text:style-name="T17">hand</text:span><text:span text:style-name="T4"> (each hand below is sorted by suits for readability, but your function can receive these 13 cards from the tester in any order)</text:span></text:p>
          </table:table-cell>
          <table:table-cell table:style-name="Table81.A1" office:value-type="string">
            <text:p text:style-name="P3"><text:span text:style-name="T4">Expected result</text:span></text:p>
          </table:table-cell>
        </table:table-row>
        <table:table-row>
          <table:table-cell table:style-name="Table81.A1" office:value-type="string">
            <text:p text:style-name="P3"><text:span text:style-name="T23">[('four', 'spades'), ('five', 'spades'), ('ten', 'hearts'), ('six', 'hearts'), ('queen', 'hearts'), ('jack', 'hearts'), ('four', 'hearts'), ('two', 'hearts'), ('three', 'diamonds'), ('seven', 'diamonds'), ('four', 'diamonds'), ('two', 'diamonds'), ('four', 'clubs')]</text:span></text:p>
          </table:table-cell>
          <table:table-cell table:style-name="Table81.A1" office:value-type="string">
            <text:p text:style-name="P3"><text:span text:style-name="T23">'xx QJxxxx xxxx x'</text:span></text:p>
          </table:table-cell>
        </table:table-row>
        <table:table-row>
          <table:table-cell table:style-name="Table81.A1" office:value-type="string">
            <text:p text:style-name="P3"><text:span text:style-name="T23">[('three', 'spades'), ('queen', 'hearts'), ('jack', 'hearts'), ('eight', 'hearts'), ('six', 'diamonds'), ('nine', 'diamonds'), ('jack', 'diamonds'), ('ace', 'diamonds'), ('nine', 'clubs'), ('king', 'clubs'), ('jack', 'clubs'), ('five', 'clubs'), ('ace', 'clubs')]</text:span></text:p>
          </table:table-cell>
          <table:table-cell table:style-name="Table81.A1" office:value-type="string">
            <text:p text:style-name="P3"><text:span text:style-name="T23">'x QJx AJxx AKJxx'</text:span></text:p>
          </table:table-cell>
        </table:table-row>
        <table:table-row>
          <table:table-cell table:style-name="Table81.A1" office:value-type="string">
            <text:p text:style-name="P3"><text:span text:style-name="T23">[('three', 'spades'), ('seven', 'spades'), ('two', 'spades'), ('three', 'hearts'), ('queen', 'hearts'), ('nine', 'hearts'), ('ten', 'diamonds'), ('six', 'diamonds'), ('queen', 'diamonds'), ('ace', 'diamonds'), ('nine', 'clubs'), ('four', 'clubs'), ('five', 'clubs')]</text:span></text:p>
          </table:table-cell>
          <table:table-cell table:style-name="Table81.A1" office:value-type="string">
            <text:p text:style-name="P3"><text:span text:style-name="T23">'xxx Qxx AQxx xxx'</text:span></text:p>
          </table:table-cell>
        </table:table-row>
        <table:table-row>
          <table:table-cell table:style-name="Table81.A1" office:value-type="string">
            <text:p text:style-name="P3"><text:span text:style-name="T23">[('ace', 'spades'), ('king', 'spades'), ('queen', 'spades'), ('jack', 'spades'), ('ten', 'spades'), ('nine', 'spades'), ('eight', 'spades'), (seven, 'spades'), ('six', 'spades'), ('five', 'spades'), ('four', 'spades'), ('three', 'spades'), ('two', 'diamonds')]</text:span></text:p>
          </table:table-cell>
          <table:table-cell table:style-name="Table81.A1" office:value-type="string">
            <text:p text:style-name="P3"><text:span text:style-name="T23">'AKQJxxxxxxxx - x -'</text:span></text:p>
          </table:table-cell>
        </table:table-row>
      </table:table>
      <text:p text:style-name="P2"/>
      <text:p text:style-name="P1"><text:span text:style-name="T4">(Then again, the author once saw a play problem where a freaking </text:span><text:span text:style-name="T8">eight</text:span><text:span text:style-name="T4"> was a relevant rank...)</text:span></text:p>
      <text:p text:style-name="P19"><text:bookmark text:name="_l45213gnwqbv"/><text:span text:style-name="T1">Losing trick count of a bridge hand</text:span></text:p>
      <text:p text:style-name="P4"/>
      <text:p text:style-name="P1"><text:span text:style-name="T17">def losing_trick_count(hand):</text:span></text:p>
      <text:p text:style-name="P2"/>
      <text:p text:style-name="P1"><text:span text:style-name="T4">The </text:span><text:a xlink:type="simple" xlink:href="https://en.wikipedia.org/wiki/Hand_evaluation" text:style-name="ListLabel_20_47" text:visited-style-name="ListLabel_20_47"><text:span text:style-name="T14">Milton Work point count</text:span></text:a><text:span text:style-name="T4">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7" text:visited-style-name="ListLabel_20_47"><text:span text:style-name="T14">losing trick count</text:span></text:a><text:span text:style-name="T4">. For example, a small slam in spades with </text:span><text:span text:style-name="T17">'AKxxxxx - Kxxx xx'</text:span><text:span text:style-name="T4"> facing </text:span><text:span text:style-name="T17">'xxxx xxxxx AQx -'</text:span><text:span text:style-name="T4"> is a lock despite possessing only 16 of the 40 high card points in the deck, assuming that the opponents looking at their own massive shapes let you play that slam instead of making a great sacrifice by bidding seven of their suit. (Advanced partnerships are able to judge these things accurately from what has, and especially what has </text:span><text:span text:style-name="T8">not</text:span><text:span text:style-name="T4">, been bid.) On the other hand (heh), any slam is dead in the water with the </text:span><text:span text:style-name="T17">'QJxxx xx AKx QJx'</text:span><text:span text:style-name="T4"> facing </text:span><text:span text:style-name="T17">'AKxxx QJ QJx AKx'</text:span><text:span text:style-name="T4">, thanks to the horrendous duplication of useful cards. ("If it quacks like a duck...")</text:span></text:p>
      <text:p text:style-name="P2"/>
      <text:p text:style-name="P1"><text:span text:style-name="T4">In this problem, we compute the basic losing trick count as given in step 1 of "</text:span><text:a xlink:type="simple" xlink:href="https://en.wikipedia.org/wiki/Losing-Trick_Count#Methodology" text:style-name="ListLabel_20_47" text:visited-style-name="ListLabel_20_47"><text:span text:style-name="T14">Methodology</text:span></text:a><text:span text:style-name="T4">" section of the Wikipedia page "</text:span><text:a xlink:type="simple" xlink:href="https://en.wikipedia.org/wiki/Losing-Trick_Count" text:style-name="ListLabel_20_47" text:visited-style-name="ListLabel_20_47"><text:span text:style-name="T14">Losing Trick Count</text:span></text:a><text:span text:style-name="T4">" without any finer refinements. Keep in mind that no suit can have more losers than it has cards, and never more than three losers even if the hand has ten cards of that suit! The following dictionary (composed by student Shu Zhu Su during the Fall 2018 term) might also come handy for the combinations whose losing trick count differs from the string length, once you convert each </text:span><text:span text:style-name="T17">J</text:span><text:span text:style-name="T4"> of the shorthand form into an </text:span><text:span text:style-name="T17">x</text:span><text:span text:style-name="T4"> :</text:span></text:p>
      <text:p text:style-name="P2"/>
      <text:p text:style-name="P1"><text:span text:style-name="T30">{'-':0,'A':0,'x':1,'Q':1,'K':1,'AK':0,'AQ':1,'Ax':1,'KQ':1,'Kx':1,'Qx':2,'xx':2, 'AKQ':0, 'AKx':1, 'AQx':1,'Axx':2, 'Kxx':2, 'KQx':1, 'Qxx':2, 'xxx':3}</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3"><text:span text:style-name="T17">hand</text:span></text:p>
          </table:table-cell>
          <table:table-cell table:style-name="Table82.A1" office:value-type="string">
            <text:p text:style-name="P3"><text:span text:style-name="T4">Expected result</text:span></text:p>
          </table:table-cell>
        </table:table-row>
        <table:table-row table:style-name="Table82.1">
          <table:table-cell table:style-name="Table82.A1" office:value-type="string">
            <text:p text:style-name="P3"><text:span text:style-name="T23">[('ten', 'clubs'), ('two', 'clubs'), ('five', 'clubs'), ('queen', 'hearts'), ('four', 'spades'), ('three', 'spades'), ('ten', 'diamonds'), ('king', 'spades'), ('five', 'diamonds'), ('nine', 'hearts'), ('ace', 'spades'), ('queen', 'spades'), ('six', 'spades')]</text:span></text:p>
          </table:table-cell>
          <table:table-cell table:style-name="Table82.A1" office:value-type="string">
            <text:p text:style-name="P3"><text:span text:style-name="T23">7</text:span></text:p>
          </table:table-cell>
        </table:table-row>
        <table:table-row table:style-name="Table82.1">
          <table:table-cell table:style-name="Table82.A1" office:value-type="string">
            <text:p text:style-name="P3"><text:span text:style-name="T23">[('eight', 'hearts'), ('queen', 'spades'), ('jack', 'hearts'), ('queen', 'hearts'), ('six', 'spades'), ('ten', 'hearts'), ('five', 'clubs'), ('jack', 'spades'), ('five', 'diamonds'), ('queen', 'diamonds'), ('six', 'diamonds'), ('three', 'spades'), ('nine', 'clubs')]</text:span></text:p>
          </table:table-cell>
          <table:table-cell table:style-name="Table82.A1" office:value-type="string">
            <text:p text:style-name="P3"><text:span text:style-name="T23">8</text:span></text:p>
          </table:table-cell>
        </table:table-row>
      </table:table>
      <text:p text:style-name="P2"/>
      <text:p text:style-name="P19"><text:bookmark text:name="_q9p4lro4ewgn"/><text:span text:style-name="T1">Bulls and cows</text:span></text:p>
      <text:p text:style-name="P2"/>
      <text:p text:style-name="P1"><text:span text:style-name="T17">def bulls_and_cows(guesses):</text:span></text:p>
      <text:p text:style-name="P2"/>
      <text:p text:style-name="P1"><text:span text:style-name="T4">In the old two-player game of "</text:span><text:a xlink:type="simple" xlink:href="https://en.wikipedia.org/wiki/Bulls_and_Cows" text:style-name="ListLabel_20_47" text:visited-style-name="ListLabel_20_47"><text:span text:style-name="T14">Bulls and Cows</text:span></text:a><text:span text:style-name="T4">" (reincarnated in the seventies with pretty colours under the name "</text:span><text:a xlink:type="simple" xlink:href="https://en.wikipedia.org/wiki/Mastermind_(board_game)" text:style-name="ListLabel_20_47" text:visited-style-name="ListLabel_20_47"><text:span text:style-name="T14">Mastermind</text:span></text:a><text:span text:style-name="T4">") the first player thinks up a four-digit secret number whose every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5">1</text:span><text:span text:style-name="T6">7</text:span><text:span text:style-name="T4">2</text:span><text:span text:style-name="T5">9</text:span><text:span text:style-name="T4">, the guess 5</text:span><text:span text:style-name="T6">7</text:span><text:span text:style-name="T5">91</text:span><text:span text:style-name="T4"> contains one bull (the digit </text:span><text:span text:style-name="T6">7</text:span><text:span text:style-name="T4">) and two cows (the digits </text:span><text:span text:style-name="T5">9</text:span><text:span text:style-name="T4"> and </text:span><text:span text:style-name="T5">1</text:span><text:span text:style-name="T4">). The guess 4385, on the other hand, contains no bulls or cows. </text:span></text:p>
      <text:p text:style-name="P2"/>
      <text:p text:style-name="P1"><text:span text:style-name="T4">This function should determine which numbers could still be the secret number. Given a list of </text:span><text:span text:style-name="T17">guesses</text:span><text:span text:style-name="T4"> that have been completed, each individual guess a three-tuple </text:span><text:span text:style-name="T17">(guess, bulls, cows)</text:span><text:span text:style-name="T4">,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7">guesses</text:span><text:span text:style-name="T4">.</text:span></text:p>
      <text:p text:style-name="P2"/>
      <text:p text:style-name="P1"><text:span text:style-name="T4">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8">When you have eliminated all which is impossible, then whatever remains, however improbable, must be the truth.</text:span><text:span text:style-name="T4">" —Sherlock Holm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7">guesses</text:span></text:p>
          </table:table-cell>
          <table:table-cell table:style-name="Table83.A1" office:value-type="string">
            <text:p text:style-name="P8"><text:span text:style-name="T4">Expected result</text:span></text:p>
          </table:table-cell>
        </table:table-row>
        <table:table-row table:style-name="Table83.1">
          <table:table-cell table:style-name="Table83.A1" office:value-type="string">
            <text:p text:style-name="P8"><text:span text:style-name="T17">[(1234, 2, 2)]</text:span></text:p>
          </table:table-cell>
          <table:table-cell table:style-name="Table83.A1" office:value-type="string">
            <text:p text:style-name="P8"><text:span text:style-name="T17">[1243, 1324, 1432, 2134, 3214, 4231]</text:span></text:p>
          </table:table-cell>
        </table:table-row>
        <table:table-row table:style-name="Table83.1">
          <table:table-cell table:style-name="Table83.A1" office:value-type="string">
            <text:p text:style-name="P8"><text:span text:style-name="T17">[(8765, 1, 0), (1234, 2, 1)]</text:span></text:p>
          </table:table-cell>
          <table:table-cell table:style-name="Table83.A1" office:value-type="string">
            <text:p text:style-name="P8"><text:span text:style-name="T17">[1245, 1263, 1364, 1435, 1724, 1732, 2734, 3264, 4235, 8134, 8214, 8231]</text:span></text:p>
          </table:table-cell>
        </table:table-row>
        <table:table-row table:style-name="Table83.4">
          <table:table-cell table:style-name="Table83.A1" office:value-type="string">
            <text:p text:style-name="P8"><text:span text:style-name="T17">[(1234, 2, 2), (4321, 1, 3)]</text:span></text:p>
          </table:table-cell>
          <table:table-cell table:style-name="Table83.A1" office:value-type="string">
            <text:p text:style-name="P8"><text:span text:style-name="T17">[]</text:span></text:p>
          </table:table-cell>
        </table:table-row>
        <table:table-row table:style-name="Table83.4">
          <table:table-cell table:style-name="Table83.A1" office:value-type="string">
            <text:p text:style-name="P8"><text:span text:style-name="T17">[(3127, 0, 1), (5723, 1, 0), (7361, 0, 2), (1236, 1, 0)]</text:span></text:p>
          </table:table-cell>
          <table:table-cell table:style-name="Table83.A1" office:value-type="string">
            <text:p text:style-name="P8"><text:span text:style-name="T17">[4786, 4796, 8746, 8796, 9746, 9786]</text:span></text:p>
          </table:table-cell>
        </table:table-row>
      </table:table>
      <text:p text:style-name="P2"/>
      <text:p text:style-name="P1"><text:span text:style-name="T4">This problem and its myriad generalizations to an exponentially larger number of possibilities (for example, </text:span><text:a xlink:type="simple" xlink:href="https://github.com/ikokkari/BullsAndCows" text:style-name="ListLabel_20_47" text:visited-style-name="ListLabel_20_47"><text:span text:style-name="T14">otherwise the same game but played with English words</text:span></text:a><text:span text:style-name="T4">) can be solved in more clever and efficient ways than the above </text:span><text:span text:style-name="T7">brute force</text:span><text:span text:style-name="T4">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7">def frequency_sort(items):</text:span></text:p>
      <text:p text:style-name="P2"/>
      <text:p text:style-name="P1"><text:span text:style-name="T4">Sort the given list of integer </text:span><text:span text:style-name="T17">items</text:span><text:span text:style-name="T4"> so that its elements end up in the order of </text:span><text:span text:style-name="T7">decreasing</text:span><text:span text:style-name="T4"> </text:span><text:span text:style-name="T7">frequency</text:span><text:span text:style-name="T4">, that is, the number of times that they appear in </text:span><text:span text:style-name="T17">items</text:span><text:span text:style-name="T4">. If two elements occur with the same frequency, they should end up in the </text:span><text:span text:style-name="T7">ascending</text:span><text:span text:style-name="T4"> order of their element values with respect to each other, as is the standard practice in sorting things.</text:span></text:p>
      <text:p text:style-name="P2"/>
      <text:p text:style-name="P1"><text:span text:style-name="T4">The best way to solve this problem is to "Let George do it", or whichever way you wish to put this concept of passing the buck, by having the Python </text:span><text:span text:style-name="T17">sort</text:span><text:span text:style-name="T4"> function perform the sorting against custom sorting criterion, as done in the example script </text:span><text:a xlink:type="simple" xlink:href="https://github.com/ikokkari/PythonExamples/blob/master/countries.py" text:style-name="ListLabel_20_48" text:visited-style-name="ListLabel_20_48"><text:span text:style-name="T16">countries.py</text:span></text:a><text:span text:style-name="T4">. Start by creating a dictionary to keep track of how many times each element occurs inside the array. Then, use these counts stored in that dictionary as the </text:span><text:span text:style-name="T7">sorting key</text:span><text:span text:style-name="T4"> of the actual array elements, breaking ties on the frequency by using the actual element value.</text:span></text:p>
      <text:p text:style-name="P2"/>
      <text:p text:style-name="P1"><text:span text:style-name="T4">(If you also happen to remember that the order comparison of Python tuples is </text:span><text:span text:style-name="T7">lexicographic</text:span><text:span text:style-name="T4">, you don't even have to exhaust yourself with the work needed to break these ties between two equally frequent values...)</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7">items</text:span></text:p>
          </table:table-cell>
          <table:table-cell table:style-name="Table84.A1" office:value-type="string">
            <text:p text:style-name="P8"><text:span text:style-name="T4">Expected result</text:span></text:p>
          </table:table-cell>
        </table:table-row>
        <table:table-row table:style-name="Table84.1">
          <table:table-cell table:style-name="Table84.A1" office:value-type="string">
            <text:p text:style-name="P8"><text:span text:style-name="T17">[4, 6, 2, 2, 6, 4, 4, 4]</text:span></text:p>
          </table:table-cell>
          <table:table-cell table:style-name="Table84.A1" office:value-type="string">
            <text:p text:style-name="P8"><text:span text:style-name="T17">[4, 4, 4, 4, 2, 2, 6, 6]</text:span></text:p>
          </table:table-cell>
        </table:table-row>
        <table:table-row table:style-name="Table84.1">
          <table:table-cell table:style-name="Table84.A1" office:value-type="string">
            <text:p text:style-name="P8"><text:span text:style-name="T17">[4, 6, 1, 2, 2, 1, 1, 6, 1, 1, 6, 4, 4, 1]</text:span></text:p>
          </table:table-cell>
          <table:table-cell table:style-name="Table84.A1" office:value-type="string">
            <text:p text:style-name="P8"><text:span text:style-name="T17">[1, 1, 1, 1, 1, 1, 4, 4, 4, 6, 6, 6, 2, 2]</text:span></text:p>
          </table:table-cell>
        </table:table-row>
        <table:table-row table:style-name="Table84.1">
          <table:table-cell table:style-name="Table84.A1" office:value-type="string">
            <text:p text:style-name="P8"><text:span text:style-name="T17">[17, 99, 42]</text:span></text:p>
          </table:table-cell>
          <table:table-cell table:style-name="Table84.A1" office:value-type="string">
            <text:p text:style-name="P8"><text:span text:style-name="T17">[17, 42, 99]</text:span></text:p>
          </table:table-cell>
        </table:table-row>
        <table:table-row table:style-name="Table84.1">
          <table:table-cell table:style-name="Table84.A1" office:value-type="string">
            <text:p text:style-name="P8"><text:span text:style-name="T17">['bob','bob','carl','alex','bob']</text:span></text:p>
          </table:table-cell>
          <table:table-cell table:style-name="Table84.A1" office:value-type="string">
            <text:p text:style-name="P8"><text:span text:style-name="T17">['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7">def is_perfect_power(n):</text:span></text:p>
      <text:p text:style-name="P2"/>
      <text:p text:style-name="P1"><text:span text:style-name="T4">A positive integer </text:span><text:span text:style-name="T17">n</text:span><text:span text:style-name="T4"> is a </text:span><text:a xlink:type="simple" xlink:href="https://en.wikipedia.org/wiki/Perfect_power" text:style-name="ListLabel_20_47" text:visited-style-name="ListLabel_20_47"><text:span text:style-name="T14">perfect power</text:span></text:a><text:span text:style-name="T4"> if it can be expressed as the power </text:span><text:span text:style-name="T17">b**e</text:span><text:span text:style-name="T4"> for some two integers </text:span><text:span text:style-name="T17">b</text:span><text:span text:style-name="T4"> and </text:span><text:span text:style-name="T17">e</text:span><text:span text:style-name="T4"> that are both </text:span><text:span text:style-name="T7">greater than one</text:span><text:span text:style-name="T4">. (Any positive integer </text:span><text:span text:style-name="T17">n</text:span><text:span text:style-name="T4"> can always be expressed as the trivial power </text:span><text:span text:style-name="T17">n**1</text:span><text:span text:style-name="T4">, so we don't care about those.) For example, the integers 32, 125 and 441 are perfect powers since they equal </text:span><text:span text:style-name="T17">2**5</text:span><text:span text:style-name="T4">, </text:span><text:span text:style-name="T17">5**3</text:span><text:span text:style-name="T4"> and </text:span><text:span text:style-name="T17">21**2</text:span><text:span text:style-name="T4">, respectively.</text:span></text:p>
      <text:p text:style-name="P2"/>
      <text:p text:style-name="P1"><text:span text:style-name="T4">This function should determine whether the given positive integer </text:span><text:span text:style-name="T17">n</text:span><text:span text:style-name="T4"> is a perfect power. Your function needs to somehow iterate through a sufficient number of possible combinations of </text:span><text:span text:style-name="T17">b</text:span><text:span text:style-name="T4"> and </text:span><text:span text:style-name="T17">e</text:span><text:span text:style-name="T4"> that could work, returning </text:span><text:span text:style-name="T17">True</text:span><text:span text:style-name="T4"> right away when you find some </text:span><text:span text:style-name="T17">b</text:span><text:span text:style-name="T4"> and </text:span><text:span text:style-name="T17">e</text:span><text:span text:style-name="T4"> that satisfy </text:span><text:span text:style-name="T17">b**e == n</text:span><text:span text:style-name="T4">, and returning </text:span><text:span text:style-name="T17">False</text:span><text:span text:style-name="T4"> when all possibilities for </text:span><text:span text:style-name="T17">b</text:span><text:span text:style-name="T4"> and </text:span><text:span text:style-name="T17">e</text:span><text:span text:style-name="T4"> have been tried and found wanting. Since </text:span><text:span text:style-name="T17">n</text:span><text:span text:style-name="T4"> can get pretty large, your function should not examine too many combinations of </text:span><text:span text:style-name="T17">b</text:span><text:span text:style-name="T4"> and </text:span><text:span text:style-name="T17">e</text:span><text:span text:style-name="T4"> above and beyond those that are both necessary and sufficient to reliably determine the answer. Achieving this efficiency is the central educational point of this problem.</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8"><text:span text:style-name="T17">n</text:span></text:p>
          </table:table-cell>
          <table:table-cell table:style-name="Table85.A1" office:value-type="string">
            <text:p text:style-name="P8"><text:span text:style-name="T4">Expected result</text:span></text:p>
          </table:table-cell>
        </table:table-row>
        <table:table-row table:style-name="Table85.1">
          <table:table-cell table:style-name="Table85.A1" office:value-type="string">
            <text:p text:style-name="P8"><text:span text:style-name="T17">42</text:span></text:p>
          </table:table-cell>
          <table:table-cell table:style-name="Table85.A1" office:value-type="string">
            <text:p text:style-name="P8"><text:span text:style-name="T17">False</text:span></text:p>
          </table:table-cell>
        </table:table-row>
        <table:table-row table:style-name="Table85.1">
          <table:table-cell table:style-name="Table85.A1" office:value-type="string">
            <text:p text:style-name="P8"><text:span text:style-name="T17">441</text:span></text:p>
          </table:table-cell>
          <table:table-cell table:style-name="Table85.A1" office:value-type="string">
            <text:p text:style-name="P8"><text:span text:style-name="T17">True</text:span></text:p>
          </table:table-cell>
        </table:table-row>
        <table:table-row table:style-name="Table85.1">
          <table:table-cell table:style-name="Table85.A1" office:value-type="string">
            <text:p text:style-name="P8"><text:span text:style-name="T17">469097433</text:span></text:p>
          </table:table-cell>
          <table:table-cell table:style-name="Table85.A1" office:value-type="string">
            <text:p text:style-name="P8"><text:span text:style-name="T17">True</text:span></text:p>
          </table:table-cell>
        </table:table-row>
        <table:table-row table:style-name="Table85.1">
          <table:table-cell table:style-name="Table85.A1" office:value-type="string">
            <text:p text:style-name="P8"><text:span text:style-name="T17">12**34</text:span></text:p>
          </table:table-cell>
          <table:table-cell table:style-name="Table85.A1" office:value-type="string">
            <text:p text:style-name="P8"><text:span text:style-name="T17">True</text:span></text:p>
          </table:table-cell>
        </table:table-row>
        <table:table-row table:style-name="Table85.1">
          <table:table-cell table:style-name="Table85.A1" office:value-type="string">
            <text:p text:style-name="P8"><text:span text:style-name="T17">12**34 - 1</text:span></text:p>
          </table:table-cell>
          <table:table-cell table:style-name="Table85.A1" office:value-type="string">
            <text:p text:style-name="P8"><text:span text:style-name="T17">False</text:span></text:p>
          </table:table-cell>
        </table:table-row>
      </table:table>
      <text:p text:style-name="P2"/>
      <text:p text:style-name="P1"><text:span text:style-name="T4">The automated tester for this problem is based on the mathematical theorem about perfect powers that says that after the special case of two consecutive perfect powers 8 and 9, whenever the positive integer </text:span><text:span text:style-name="T17">n</text:span><text:span text:style-name="T4"> is a perfect power, </text:span><text:span text:style-name="T17">n-1</text:span><text:span text:style-name="T4"> cannot be a perfect power. This theorem makes it easy to generate pseudorandom test cases with known answers, both positive and negative. For example, we don't have to slog through all possible ways to potentially express the number as an integer power to know from the get-go that </text:span><text:span text:style-name="T17">12345**67890 - 1</text:span><text:span text:style-name="T4"> cannot be a perfect power.</text:span></text:p>
      <text:p text:style-name="P19"><text:bookmark text:name="_vaar2teio19x"/><text:span text:style-name="T2">Lunar multiplication</text:span></text:p>
      <text:p text:style-name="P1"/>
      <text:p text:style-name="P1"><text:span text:style-name="T17">def lunar_multiply(a, b):</text:span></text:p>
      <text:p text:style-name="P2"/>
      <text:p text:style-name="P1"><text:span text:style-name="T4">This problem was inspired by another jovial </text:span><text:a xlink:type="simple" xlink:href="https://www.youtube.com/channel/UCoxcjq-8xIDTYp3uz647V5A" text:style-name="ListLabel_20_47" text:visited-style-name="ListLabel_20_47"><text:span text:style-name="T14">Numberphile</text:span></text:a><text:span text:style-name="T4"> video "</text:span><text:a xlink:type="simple" xlink:href="https://www.youtube.com/watch?v=cZkGeR9CWbk" text:style-name="ListLabel_20_47" text:visited-style-name="ListLabel_20_47"><text:span text:style-name="T14">Primes on the Moon</text:span></text:a><text:span text:style-name="T4">'' that you should watch first to get an idea of how the "lunar arithmetic" works. Formerly known as "dismal arithmetic", addition and multiplication operators of natural numbers are redefined so that </text:span><text:span text:style-name="T7">adding</text:span><text:span text:style-name="T4"> two digits is done by taking their </text:span><text:span text:style-name="T7">maximum</text:span><text:span text:style-name="T4">, whereas </text:span><text:span text:style-name="T7">multiplying</text:span><text:span text:style-name="T4"> two digits is done by taking their </text:span><text:span text:style-name="T7">minimum</text:span><text:span text:style-name="T4">. For example, 2 + 7 = 7 and 2 * 7 = 2. Unlike ordinary addition, there will never be a carry to the next column of digits, no matter how many individual digits are being added together. For numbers with multiple digits, addition and multiplication algorithms work exactly as you learned back when you were a little kid, except that the shifted digit columns that stem from multiplication by the individual digits are added together in the same "lunatic" fashion.</text:span></text:p>
      <text:p text:style-name="P2"/>
      <text:p text:style-name="P1"><text:span text:style-name="T4">These operators define a perfectly legitimate </text:span><text:span text:style-name="T7">algebraic structure</text:span><text:span text:style-name="T4"> where important identities such as </text:span><text:span text:style-name="T8">ab</text:span><text:span text:style-name="T4"> = </text:span><text:span text:style-name="T8">ba</text:span><text:span text:style-name="T4">, <text:s/>(</text:span><text:span text:style-name="T8">a</text:span><text:span text:style-name="T4"> + </text:span><text:span text:style-name="T8">b</text:span><text:span text:style-name="T4">) + </text:span><text:span text:style-name="T8">c</text:span><text:span text:style-name="T4"> = </text:span><text:span text:style-name="T8">a</text:span><text:span text:style-name="T4"> + (</text:span><text:span text:style-name="T8">b</text:span><text:span text:style-name="T4"> + </text:span><text:span text:style-name="T8">c</text:span><text:span text:style-name="T4">) and </text:span><text:span text:style-name="T8">a</text:span><text:span text:style-name="T4">(</text:span><text:span text:style-name="T8">b</text:span><text:span text:style-name="T4"> + </text:span><text:span text:style-name="T8">c</text:span><text:span text:style-name="T4">) = </text:span><text:span text:style-name="T8">ab</text:span><text:span text:style-name="T4"> + </text:span><text:span text:style-name="T8">ac</text:span><text:span text:style-name="T4"> hold, along with everything that is entailed by those identities. The unit for addition is zero, same as in ordinary arithmetic, but the unit for multiplication is not one but </text:span><text:a xlink:type="simple" xlink:href="https://www.youtube.com/watch?v=6vwHXV_ShaI" text:style-name="ListLabel_20_47" text:visited-style-name="ListLabel_20_47"><text:span text:style-name="T14">number nine</text:span></text:a><text:span text:style-name="T4">, since 9</text:span><text:span text:style-name="T8">n</text:span><text:span text:style-name="T4"> = </text:span><text:span text:style-name="T8">n</text:span><text:span text:style-name="T4"> for any integer </text:span><text:span text:style-name="T8">n</text:span><text:span text:style-name="T4">, as you can verify yourself. This function should compute and return the lunar product of two integers </text:span><text:span text:style-name="T17">a</text:span><text:span text:style-name="T4"> and </text:span><text:span text:style-name="T17">b</text:span><text:span text:style-name="T4">.</text:span></text:p>
      <text:p text:style-name="P2"/>
      <table:table table:name="Table86" table:style-name="Table86">
        <table:table-column table:style-name="Table86.A" table:number-columns-repeated="2"/>
        <table:table-column table:style-name="Table86.C"/>
        <table:table-row table:style-name="Table86.1">
          <table:table-cell table:style-name="Table86.A1" office:value-type="string">
            <text:p text:style-name="P3"><text:span text:style-name="T17">a</text:span></text:p>
          </table:table-cell>
          <table:table-cell table:style-name="Table86.A1" office:value-type="string">
            <text:p text:style-name="P3"><text:span text:style-name="T17">b</text:span></text:p>
          </table:table-cell>
          <table:table-cell table:style-name="Table86.A1" office:value-type="string">
            <text:p text:style-name="P3"><text:span text:style-name="T4">Expected result</text:span></text:p>
          </table:table-cell>
        </table:table-row>
        <table:table-row table:style-name="Table86.1">
          <table:table-cell table:style-name="Table86.A1" office:value-type="string">
            <text:p text:style-name="P3"><text:span text:style-name="T17">2</text:span></text:p>
          </table:table-cell>
          <table:table-cell table:style-name="Table86.A1" office:value-type="string">
            <text:p text:style-name="P3"><text:span text:style-name="T17">3</text:span></text:p>
          </table:table-cell>
          <table:table-cell table:style-name="Table86.A1" office:value-type="string">
            <text:p text:style-name="P3"><text:span text:style-name="T17">2</text:span></text:p>
          </table:table-cell>
        </table:table-row>
        <table:table-row table:style-name="Table86.1">
          <table:table-cell table:style-name="Table86.A1" office:value-type="string">
            <text:p text:style-name="P3"><text:span text:style-name="T17">8</text:span></text:p>
          </table:table-cell>
          <table:table-cell table:style-name="Table86.A1" office:value-type="string">
            <text:p text:style-name="P3"><text:span text:style-name="T17">9</text:span></text:p>
          </table:table-cell>
          <table:table-cell table:style-name="Table86.A1" office:value-type="string">
            <text:p text:style-name="P3"><text:span text:style-name="T17">8</text:span></text:p>
          </table:table-cell>
        </table:table-row>
        <table:table-row table:style-name="Table86.1">
          <table:table-cell table:style-name="Table86.A1" office:value-type="string">
            <text:p text:style-name="P3"><text:span text:style-name="T17">11</text:span></text:p>
          </table:table-cell>
          <table:table-cell table:style-name="Table86.A1" office:value-type="string">
            <text:p text:style-name="P3"><text:span text:style-name="T17">11</text:span></text:p>
          </table:table-cell>
          <table:table-cell table:style-name="Table86.A1" office:value-type="string">
            <text:p text:style-name="P3"><text:span text:style-name="T17">111</text:span></text:p>
          </table:table-cell>
        </table:table-row>
        <table:table-row table:style-name="Table86.1">
          <table:table-cell table:style-name="Table86.A1" office:value-type="string">
            <text:p text:style-name="P3"><text:span text:style-name="T17">17</text:span></text:p>
          </table:table-cell>
          <table:table-cell table:style-name="Table86.A1" office:value-type="string">
            <text:p text:style-name="P3"><text:span text:style-name="T17">24</text:span></text:p>
          </table:table-cell>
          <table:table-cell table:style-name="Table86.A1" office:value-type="string">
            <text:p text:style-name="P3"><text:span text:style-name="T17">124</text:span></text:p>
          </table:table-cell>
        </table:table-row>
        <table:table-row table:style-name="Table86.1">
          <table:table-cell table:style-name="Table86.A1" office:value-type="string">
            <text:p text:style-name="P3"><text:span text:style-name="T17">123</text:span></text:p>
          </table:table-cell>
          <table:table-cell table:style-name="Table86.A1" office:value-type="string">
            <text:p text:style-name="P3"><text:span text:style-name="T17">321</text:span></text:p>
          </table:table-cell>
          <table:table-cell table:style-name="Table86.A1" office:value-type="string">
            <text:p text:style-name="P3"><text:span text:style-name="T17">12321</text:span></text:p>
          </table:table-cell>
        </table:table-row>
        <table:table-row table:style-name="Table86.1">
          <table:table-cell table:style-name="Table86.A1" office:value-type="string">
            <text:p text:style-name="P3"><text:span text:style-name="T17">357</text:span></text:p>
          </table:table-cell>
          <table:table-cell table:style-name="Table86.A1" office:value-type="string">
            <text:p text:style-name="P3"><text:span text:style-name="T17">64</text:span></text:p>
          </table:table-cell>
          <table:table-cell table:style-name="Table86.A1" office:value-type="string">
            <text:p text:style-name="P3"><text:span text:style-name="T17">3564</text:span></text:p>
          </table:table-cell>
        </table:table-row>
        <table:table-row table:style-name="Table86.1">
          <table:table-cell table:style-name="Table86.A1" office:value-type="string">
            <text:p text:style-name="P3"><text:span text:style-name="T17">123456789</text:span></text:p>
          </table:table-cell>
          <table:table-cell table:style-name="Table86.A1" office:value-type="string">
            <text:p text:style-name="P3"><text:span text:style-name="T17">987654321</text:span></text:p>
          </table:table-cell>
          <table:table-cell table:style-name="Table86.A1" office:value-type="string">
            <text:p text:style-name="P3"><text:span text:style-name="T17">12345678987654321</text:span></text:p>
          </table:table-cell>
        </table:table-row>
      </table:table>
      <text:p text:style-name="P2"/>
      <text:p text:style-name="P2"/>
      <text:p text:style-name="P19"><text:bookmark text:name="_n7ub97z5zcat"/><text:span text:style-name="T1">Distribution of abstract bridge hand shapes</text:span></text:p>
      <text:p text:style-name="P2"/>
      <text:p text:style-name="P1"><text:span text:style-name="T17">def hand_shape_distribution(hands):</text:span></text:p>
      <text:p text:style-name="P2"/>
      <text:p text:style-name="P1"><text:span text:style-name="T4">This is a continuation of the earlier "Bridge hand shape" problem that asked you to compute the shape of one given bridge hand. In that problem, the shapes </text:span><text:span text:style-name="T17">[6, 3, 2, 2]</text:span><text:span text:style-name="T4"> and </text:span><text:span text:style-name="T17">[2, 3, 6, 2]</text:span><text:span text:style-name="T4"> were considered different, as they very much would be in the actual bidding and play of the hand. However, in this combinatorial generalized version of this problem, we shall consider two hand shapes like these two to be the same </text:span><text:span text:style-name="T8">abstract shape</text:span><text:span text:style-name="T4"> if they are equal when we care only about the sorted counts of the suits, but don't care which particular suits they happen to be.</text:span></text:p>
      <text:p text:style-name="P2"/>
      <text:p text:style-name="P1"><text:span text:style-name="T4">Given a list of bridge </text:span><text:span text:style-name="T17">hands</text:span><text:span text:style-name="T4">, each hand given as a list of 13 cards encoded the same way as in all of the previous card problems, create and return a Python dictionary that contains all abstract shapes that occur within </text:span><text:span text:style-name="T17">hands</text:span><text:span text:style-name="T4">, each shape mapped to its count of occurrences in </text:span><text:span text:style-name="T17">hands</text:span><text:span text:style-name="T4">. Note that Python dictionary keys cannot be lists (Python lists are mutable, and changing the contents of a dictionary key would break the internal ordering of the dictionary) so you need to represent the abstract hand shapes as immutable </text:span><text:span text:style-name="T7">tuples</text:span><text:span text:style-name="T4"> that can be used as keys inside your dictionary.</text:span></text:p>
      <text:p text:style-name="P2"/>
      <text:p text:style-name="P1"><text:span text:style-name="T4">As tabulated on "</text:span><text:a xlink:type="simple" xlink:href="http://www.durangobill.com/BrSuitStats.html" text:style-name="ListLabel_20_47" text:visited-style-name="ListLabel_20_47"><text:span text:style-name="T14">Suit distributions</text:span></text:a><text:span text:style-name="T4">" in "</text:span><text:a xlink:type="simple" xlink:href="http://www.durangobill.com/Bridge.html" text:style-name="ListLabel_20_47" text:visited-style-name="ListLabel_20_47"><text:span text:style-name="T14">Durango Bill's Bridge Probabilities and Combinatorics</text:span></text:a><text:span text:style-name="T4">",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7" text:visited-style-name="ListLabel_20_47"><text:span text:style-name="T14">Understanding why randomness tends to produce variance rather than converging to complete uniformity</text:span></text:a><text:span text:style-name="T4"> is a great aid in understanding many other counterintuitive truths about the behaviour of random processes in computer science and mathematics.)</text:span></text:p>
      <text:p text:style-name="P2"/>
      <text:p text:style-name="P1"><text:span text:style-name="T4">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7">(4,3,3,3):66905856160</text:span><text:span text:style-name="T4"> and </text:span><text:span text:style-name="T17">(6,5,1,1):4478821776</text:span><text:span text:style-name="T4">.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7" text:visited-style-name="ListLabel_20_47"><text:span text:style-name="T14">the percentage proportions really ought not be that different</text:span></text:a><text:span text:style-name="T4"> from the exact answers if measured over a sufficiently large number of random hands.)</text:span></text:p>
      <text:p text:style-name="P19"><text:bookmark text:name="_k3jlu8zlenx"/><text:span text:style-name="T1">Flip of time</text:span></text:p>
      <text:p text:style-name="P1"/>
      <text:p text:style-name="P1"><text:span text:style-name="T17">def hourglass_flips(glasses, t):</text:span></text:p>
      <text:p text:style-name="P2"/>
      <text:p text:style-name="P1"><text:span text:style-name="T4">An hourglass is given as a tuple </text:span><text:span text:style-name="T17">(u,l)</text:span><text:span text:style-name="T4"> (the second character is the lowercase letter </text:span><text:span text:style-name="T17">L</text:span><text:span text:style-name="T4">, not the digit one) for the number of minutes in the upper and lower chamber. After </text:span><text:span text:style-name="T17">m</text:span><text:span text:style-name="T4"> minutes have elapsed, the state of that hourglass will be </text:span><text:span text:style-name="T17">(u-min(u,m),l+min(u,m))</text:span><text:span text:style-name="T4"> so that the total amount of sand remains constant inside the same hourglass, and neither chamber ever contains any negative anti-sand. Flipping the hourglass </text:span><text:span text:style-name="T17">(u,l)</text:span><text:span text:style-name="T4"> produces the hourglass </text:span><text:span text:style-name="T17">(l,u)</text:span><text:span text:style-name="T4">, of course.</text:span></text:p>
      <text:p text:style-name="P2"/>
      <text:p text:style-name="P1"><text:span text:style-name="T4">Given a list of </text:span><text:span text:style-name="T17">glasses</text:span><text:span text:style-name="T4">, each of form </text:span><text:span text:style-name="T17">(u,0)</text:span><text:span text:style-name="T4"> so that all sand is initially in the upper chamber, and the amount of time </text:span><text:span text:style-name="T17">t</text:span><text:span text:style-name="T4"> to be measured, you can only wait for the first hourglass to run out of time after its </text:span><text:span text:style-name="T17">u</text:span><text:span text:style-name="T4"> minutes, since any eyeball estimation of hourglasses during these measurements is not allowed. Once the time in the chosen hourglass runs out, you may instantaneously flip </text:span><text:span text:style-name="T7">any subset</text:span><text:span text:style-name="T4"> of these glasses (note that this subset can be empty as you are not required to flip any glasses, not even the one that just ran out of sand) to continue to measure the remaining time </text:span><text:span text:style-name="T17">t-u</text:span><text:span text:style-name="T4">.</text:span></text:p>
      <text:p text:style-name="P2"/>
      <text:p text:style-name="P1"><text:span text:style-name="T4">This function should return </text:span><text:span text:style-name="T7">the smallest possible number of individual hourglass flips</text:span><text:span text:style-name="T4"> that can exactly measure </text:span><text:span text:style-name="T17">t</text:span><text:span text:style-name="T4"> minutes, or </text:span><text:span text:style-name="T17">None</text:span><text:span text:style-name="T4"> if this task is impossible. The base cases of recursion are when </text:span><text:span text:style-name="T17">t</text:span><text:span text:style-name="T4"> equals zero or exactly </text:span><text:span text:style-name="T17">t</text:span><text:span text:style-name="T4"> minutes remain in some hourglass (no flips are needed), or when </text:span><text:span text:style-name="T17">t</text:span><text:span text:style-name="T4"> is smaller than the time remaining in any hourglass (no solution is possible). Otherwise, wait for the first hourglass to run out after its </text:span><text:span text:style-name="T17">u</text:span><text:span text:style-name="T4"> minutes, and loop through all possible subsets of your hourglasses, recursively trying each flipped subset to best measure the remaining </text:span><text:span text:style-name="T17">t-u</text:span><text:span text:style-name="T4"> minutes.</text:span></text:p>
      <text:p text:style-name="P2"/>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3"><text:span text:style-name="T17">glasses</text:span></text:p>
          </table:table-cell>
          <table:table-cell table:style-name="Table87.A1" office:value-type="string">
            <text:p text:style-name="P3"><text:span text:style-name="T17">t</text:span></text:p>
          </table:table-cell>
          <table:table-cell table:style-name="Table87.A1" office:value-type="string">
            <text:p text:style-name="P3"><text:span text:style-name="T4">Expected result</text:span></text:p>
          </table:table-cell>
        </table:table-row>
        <table:table-row table:style-name="Table87.1">
          <table:table-cell table:style-name="Table87.A1" office:value-type="string">
            <text:p text:style-name="P3"><text:span text:style-name="T17">[(7, 0), (11, 0)]</text:span></text:p>
          </table:table-cell>
          <table:table-cell table:style-name="Table87.A1" office:value-type="string">
            <text:p text:style-name="P3"><text:span text:style-name="T17">15</text:span></text:p>
          </table:table-cell>
          <table:table-cell table:style-name="Table87.A1" office:value-type="string">
            <text:p text:style-name="P3"><text:span text:style-name="T17">2</text:span><text:span text:style-name="T4"> (</text:span><text:a xlink:type="simple" xlink:href="https://www.popularmechanics.com/science/math/a27496/riddle-of-the-week-33-the-hourglass-problem/" text:style-name="ListLabel_20_47" text:visited-style-name="ListLabel_20_47"><text:span text:style-name="T14">see here</text:span></text:a><text:span text:style-name="T4">)</text:span></text:p>
          </table:table-cell>
        </table:table-row>
        <table:table-row table:style-name="Table87.1">
          <table:table-cell table:style-name="Table87.A1" office:value-type="string">
            <text:p text:style-name="P3"><text:span text:style-name="T17">[(4, 0), (6, 0)]</text:span></text:p>
          </table:table-cell>
          <table:table-cell table:style-name="Table87.A1" office:value-type="string">
            <text:p text:style-name="P3"><text:span text:style-name="T17">11</text:span></text:p>
          </table:table-cell>
          <table:table-cell table:style-name="Table87.A1" office:value-type="string">
            <text:p text:style-name="P3"><text:span text:style-name="T17">None</text:span></text:p>
          </table:table-cell>
        </table:table-row>
        <table:table-row table:style-name="Table87.1">
          <table:table-cell table:style-name="Table87.A1" office:value-type="string">
            <text:p text:style-name="P3"><text:span text:style-name="T17">[(7, 0), (4, 0), (11, 0)]</text:span></text:p>
          </table:table-cell>
          <table:table-cell table:style-name="Table87.A1" office:value-type="string">
            <text:p text:style-name="P3"><text:span text:style-name="T17">20</text:span></text:p>
          </table:table-cell>
          <table:table-cell table:style-name="Table87.A1" office:value-type="string">
            <text:p text:style-name="P3"><text:span text:style-name="T17">3</text:span></text:p>
          </table:table-cell>
        </table:table-row>
        <table:table-row table:style-name="Table87.1">
          <table:table-cell table:style-name="Table87.A1" office:value-type="string">
            <text:p text:style-name="P3"><text:span text:style-name="T17">[(16, 0), (21, 0)]</text:span></text:p>
          </table:table-cell>
          <table:table-cell table:style-name="Table87.A1" office:value-type="string">
            <text:p text:style-name="P3"><text:span text:style-name="T17">36</text:span></text:p>
          </table:table-cell>
          <table:table-cell table:style-name="Table87.A1" office:value-type="string">
            <text:p text:style-name="P3"><text:span text:style-name="T17">6</text:span></text:p>
          </table:table-cell>
        </table:table-row>
        <table:table-row table:style-name="Table87.1">
          <table:table-cell table:style-name="Table87.A1" office:value-type="string">
            <text:p text:style-name="P3"><text:span text:style-name="T17">[(5, 0), (8, 0), (13, 0)]</text:span></text:p>
          </table:table-cell>
          <table:table-cell table:style-name="Table87.A1" office:value-type="string">
            <text:p text:style-name="P3"><text:span text:style-name="T17">89</text:span></text:p>
          </table:table-cell>
          <table:table-cell table:style-name="Table87.A1" office:value-type="string">
            <text:p text:style-name="P3"><text:span text:style-name="T17">7</text:span></text:p>
          </table:table-cell>
        </table:table-row>
      </table:table>
      <text:p text:style-name="P2"/>
      <text:p text:style-name="P1"><text:span text:style-name="T4">(Hint: the handy generator </text:span><text:span text:style-name="T17">itertools.product([0, 1], repeat=n)</text:span><text:span text:style-name="T4"> produces all 2</text:span><text:span text:style-name="T32">n</text:span><text:span text:style-name="T4"> possible </text:span><text:span text:style-name="T17">n</text:span><text:span text:style-name="T4">-element tuples made of </text:span><text:span text:style-name="T17">[0, 1]</text:span><text:span text:style-name="T4"> to represent the possible subsets of </text:span><text:span text:style-name="T17">n</text:span><text:span text:style-name="T4"> individual </text:span><text:span text:style-name="T17">glasses</text:span><text:span text:style-name="T4"> that will be flipped for the recursive call.)</text:span></text:p>
      <text:p text:style-name="P16"><text:bookmark text:name="_a9oi5nm1rwrf"/><text:span text:style-name="T1">Fibonacci sum</text:span></text:p>
      <text:p text:style-name="P2"/>
      <text:p text:style-name="P1"><text:span text:style-name="T17">def fibonacci_sum(n):</text:span></text:p>
      <text:p text:style-name="P2"/>
      <text:p text:style-name="P1"><text:a xlink:type="simple" xlink:href="https://en.wikipedia.org/wiki/Fibonacci_number" text:style-name="ListLabel_20_47" text:visited-style-name="ListLabel_20_47"><text:span text:style-name="T14">Fibonacci numbers</text:span></text:a><text:span text:style-name="T4">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7" text:visited-style-name="ListLabel_20_47"><text:span text:style-name="T14">Zeckendorf's theorem</text:span></text:a><text:span text:style-name="T4">, a more amazing property of these famous numbers: </text:span><text:span text:style-name="T7">every positive integer can be expressed exactly one way as a sum of distinct non-consecutive Fibonacci numbers</text:span><text:span text:style-name="T4">.</text:span></text:p>
      <text:p text:style-name="P2"/>
      <text:p text:style-name="P1"><text:span text:style-name="T4">The simple </text:span><text:span text:style-name="T7">greedy algorithm</text:span><text:span text:style-name="T4"> can be proven to always produce the desired breakdown of </text:span><text:span text:style-name="T17">n</text:span><text:span text:style-name="T4"> into a sum of distinct non-consecutive Fibonacci numbers: always add into the list the largest possible Fibonacci number </text:span><text:span text:style-name="T17">f</text:span><text:span text:style-name="T4"> that is at most equal to </text:span><text:span text:style-name="T17">n</text:span><text:span text:style-name="T4">. Then convert the rest given by </text:span><text:span text:style-name="T17">n-f</text:span><text:span text:style-name="T4"> in this same manner, until nothing remains to be converted. To allow for automated testing, the list of Fibonacci numbers must be returned sorted in </text:span><text:span text:style-name="T7">descending</text:span><text:span text:style-name="T4"> order. </text:span></text:p>
      <text:p text:style-name="P2"/>
      <table:table table:name="Table88" table:style-name="Table88">
        <table:table-column table:style-name="Table88.A"/>
        <table:table-column table:style-name="Table88.B"/>
        <text:soft-page-break/>
        <table:table-row table:style-name="Table88.1">
          <table:table-cell table:style-name="Table88.A1" office:value-type="string">
            <text:p text:style-name="P8"><text:span text:style-name="T17">n</text:span></text:p>
          </table:table-cell>
          <table:table-cell table:style-name="Table88.A1" office:value-type="string">
            <text:p text:style-name="P8"><text:span text:style-name="T4">Expected result</text:span></text:p>
          </table:table-cell>
        </table:table-row>
        <table:table-row table:style-name="Table88.1">
          <table:table-cell table:style-name="Table88.A1" office:value-type="string">
            <text:p text:style-name="P8"><text:span text:style-name="T17">10</text:span></text:p>
          </table:table-cell>
          <table:table-cell table:style-name="Table88.A1" office:value-type="string">
            <text:p text:style-name="P8"><text:span text:style-name="T17">[8, 2]</text:span></text:p>
          </table:table-cell>
        </table:table-row>
        <table:table-row table:style-name="Table88.1">
          <table:table-cell table:style-name="Table88.A1" office:value-type="string">
            <text:p text:style-name="P8"><text:span text:style-name="T17">100</text:span></text:p>
          </table:table-cell>
          <table:table-cell table:style-name="Table88.A1" office:value-type="string">
            <text:p text:style-name="P8"><text:span text:style-name="T17">[89, 8, 3]</text:span></text:p>
          </table:table-cell>
        </table:table-row>
        <table:table-row table:style-name="Table88.1">
          <table:table-cell table:style-name="Table88.A1" office:value-type="string">
            <text:p text:style-name="P8"><text:span text:style-name="T17">1234567</text:span></text:p>
          </table:table-cell>
          <table:table-cell table:style-name="Table88.A1" office:value-type="string">
            <text:p text:style-name="P8"><text:span text:style-name="T17">[832040, 317811, 75025, 6765, 2584, 233, 89, 13, 5, 2]</text:span></text:p>
          </table:table-cell>
        </table:table-row>
        <table:table-row table:style-name="Table88.1">
          <table:table-cell table:style-name="Table88.A1" office:value-type="string">
            <text:p text:style-name="P8"><text:span text:style-name="T17">10**10</text:span></text:p>
          </table:table-cell>
          <table:table-cell table:style-name="Table88.A1" office:value-type="string">
            <text:p text:style-name="P8"><text:span text:style-name="T17">[7778742049, 1836311903, 267914296, 102334155, 9227465, 3524578, 1346269, 514229, 75025, 6765, 2584, 610, 55, 13, 3, 1]</text:span></text:p>
          </table:table-cell>
        </table:table-row>
        <table:table-row table:style-name="Table88.1">
          <table:table-cell table:style-name="Table88.A1" office:value-type="string">
            <text:p text:style-name="P8"><text:span text:style-name="T17">10**100</text:span></text:p>
          </table:table-cell>
          <table:table-cell table:style-name="Table88.A1" office:value-type="string">
            <text:p text:style-name="P8"><text:span text:style-name="T4">(a list of 137 terms, the largest of which starts with digits </text:span><text:span text:style-name="T17">921684571</text:span><text:span text:style-name="T4">)</text:span></text:p>
          </table:table-cell>
        </table:table-row>
      </table:table>
      <text:p text:style-name="P2"/>
      <text:p text:style-name="P1"><text:span text:style-name="T4">Note how this greedy construction guarantees that the chosen Fibonacci numbers are distinct and cannot contain two consecutive Fibonacci numbers </text:span><text:span text:style-name="T8">F</text:span><text:span text:style-name="T34">i</text:span><text:span text:style-name="T4"> and </text:span><text:span text:style-name="T8">F</text:span><text:span text:style-name="T34">i</text:span><text:span text:style-name="T33">+1</text:span><text:span text:style-name="T4">, since otherwise also their sum </text:span><text:span text:style-name="T8">F</text:span><text:span text:style-name="T34">i</text:span><text:span text:style-name="T33">+2</text:span><text:span text:style-name="T4"> would have fit inside </text:span><text:span text:style-name="T8">n</text:span><text:span text:style-name="T4"> and been used instead of </text:span><text:span text:style-name="T8">F</text:span><text:span text:style-name="T34">i</text:span><text:span text:style-name="T33">+1</text:span><text:span text:style-name="T4"> and thus would have prevented the use of </text:span><text:span text:style-name="T8">F</text:span><text:span text:style-name="T34">i</text:span><text:span text:style-name="T33">+1</text:span><text:span text:style-name="T4"> with the same argument. A curious kind of proof of </text:span><text:span text:style-name="T7">infinite ascent</text:span><text:span text:style-name="T4"> towards the unknown but finite upper bound </text:span><text:span text:style-name="T8">n</text:span><text:span text:style-name="T4"> in a "well-topped" sequence...</text:span></text:p>
      <text:p text:style-name="P19"><text:bookmark text:name="_kcaiqr5mjuf0"/><text:span text:style-name="T1">Wythoff array</text:span></text:p>
      <text:p text:style-name="P1"/>
      <text:p text:style-name="P1"><text:span text:style-name="T17">def wythoff_array(n):</text:span></text:p>
      <text:p text:style-name="P2"/>
      <text:p text:style-name="P1"><text:a xlink:type="simple" xlink:href="https://mathworld.wolfram.com/WythoffArray.html" text:style-name="ListLabel_20_47" text:visited-style-name="ListLabel_20_47"><text:span text:style-name="T14">Wythoff array</text:span></text:a><text:span text:style-name="T4"> (see </text:span><text:a xlink:type="simple" xlink:href="https://en.wikipedia.org/wiki/Wythoff_array" text:style-name="ListLabel_20_47" text:visited-style-name="ListLabel_20_47"><text:span text:style-name="T14">the Wikipedia article</text:span></text:a><text:span text:style-name="T4">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4">The first element of each later row is </text:span><text:span text:style-name="T7">the smallest integer </text:span><text:span text:style-name="T29">c</text:span><text:span text:style-name="T7"> that does not appear anywhere in the previous rows</text:span><text:span text:style-name="T4">. Since every row is strictly ascending and grows exponentially fast, you can find this out by looking at relatively short finite prefixes of these rows. To determine the second element of that row, let </text:span><text:span text:style-name="T17">a</text:span><text:span text:style-name="T4"> and </text:span><text:span text:style-name="T17">b</text:span><text:span text:style-name="T4"> be the first two elements of the previous row. If the difference </text:span><text:span text:style-name="T17">c-a</text:span><text:span text:style-name="T4"> equals two, the second element of that row equals </text:span><text:span text:style-name="T17">b+3</text:span><text:span text:style-name="T4">, and otherwise that element equals </text:span><text:span text:style-name="T17">b+5</text:span><text:span text:style-name="T4">. This construction guarantees the Wythoff array to be an </text:span><text:span text:style-name="T7">interspersion</text:span><text:span text:style-name="T4"> of positive integers; every positive integer will appear </text:span><text:span text:style-name="T7">exactly once</text:span><text:span text:style-name="T4"> in the entire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4">The difficulty in this problem is determining the first two elements of each row, since the rest of the row is then utterly trivial to generate as far as needed. This function should return the position of </text:span><text:span text:style-name="T17">n</text:span><text:span text:style-name="T4"> inside the Wythoff array as a two-tuple of </text:span><text:span text:style-name="T17">(row, column)</text:span><text:span text:style-name="T4">, both row and column numbers starting from zero. </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3"><text:span text:style-name="T17">n</text:span></text:p>
          </table:table-cell>
          <table:table-cell table:style-name="Table89.A1" office:value-type="string">
            <text:p text:style-name="P3"><text:span text:style-name="T4">Expected result</text:span></text:p>
          </table:table-cell>
        </table:table-row>
        <table:table-row table:style-name="Table89.1">
          <table:table-cell table:style-name="Table89.A1" office:value-type="string">
            <text:p text:style-name="P3"><text:span text:style-name="T17">21</text:span></text:p>
          </table:table-cell>
          <table:table-cell table:style-name="Table89.A1" office:value-type="string">
            <text:p text:style-name="P3"><text:span text:style-name="T17">(0, 6)</text:span></text:p>
          </table:table-cell>
        </table:table-row>
        <table:table-row table:style-name="Table89.1">
          <table:table-cell table:style-name="Table89.A1" office:value-type="string">
            <text:p text:style-name="P3"><text:span text:style-name="T17">47</text:span></text:p>
          </table:table-cell>
          <table:table-cell table:style-name="Table89.A1" office:value-type="string">
            <text:p text:style-name="P3"><text:span text:style-name="T17">(1, 5)</text:span></text:p>
          </table:table-cell>
        </table:table-row>
        <table:table-row table:style-name="Table89.1">
          <table:table-cell table:style-name="Table89.A1" office:value-type="string">
            <text:p text:style-name="P3"><text:span text:style-name="T17">1042</text:span></text:p>
          </table:table-cell>
          <table:table-cell table:style-name="Table89.A1" office:value-type="string">
            <text:p text:style-name="P3"><text:span text:style-name="T17">(8, 8)</text:span></text:p>
          </table:table-cell>
        </table:table-row>
        <table:table-row table:style-name="Table89.1">
          <table:table-cell table:style-name="Table89.A1" office:value-type="string">
            <text:p text:style-name="P3"><text:span text:style-name="T17">424242</text:span></text:p>
          </table:table-cell>
          <table:table-cell table:style-name="Table89.A1" office:value-type="string">
            <text:p text:style-name="P3"><text:span text:style-name="T17">(9030, 6)</text:span></text:p>
          </table:table-cell>
        </table:table-row>
        <table:table-row table:style-name="Table89.1">
          <table:table-cell table:style-name="Table89.A1" office:value-type="string">
            <text:p text:style-name="P3"><text:span text:style-name="T17">39088169</text:span></text:p>
          </table:table-cell>
          <table:table-cell table:style-name="Table89.A1" office:value-type="string">
            <text:p text:style-name="P3"><text:span text:style-name="T17">(0, 36)</text:span></text:p>
          </table:table-cell>
        </table:table-row>
        <table:table-row table:style-name="Table89.1">
          <table:table-cell table:style-name="Table89.A1" office:value-type="string">
            <text:p text:style-name="P3"><text:span text:style-name="T17">39088170</text:span></text:p>
          </table:table-cell>
          <table:table-cell table:style-name="Table89.A1" office:value-type="string">
            <text:p text:style-name="P3"><text:span text:style-name="T17">(14930352, 0)</text:span></text:p>
          </table:table-cell>
        </table:table-row>
      </table:table>
      <text:p text:style-name="P2"/>
      <text:p text:style-name="P19"><text:bookmark text:name="_54yktjwcyx0o"/><text:span text:style-name="T1">Rooks with friends</text:span></text:p>
      <text:p text:style-name="P2"/>
      <text:p text:style-name="P1"><text:span text:style-name="T17">def rooks_with_friends(n, friends, enemies):</text:span></text:p>
      <text:p text:style-name="P2"/>
      <text:p text:style-name="P1"><text:span text:style-name="T4">Those dastardly rooks have once again gone on a rampage on a generalized </text:span><text:span text:style-name="T8">n</text:span><text:span text:style-name="T4">-by-</text:span><text:span text:style-name="T8">n</text:span><text:span text:style-name="T4"> chessboard, just like in the earlier problem of counting how many squares were safe from their occupants being pulverized into dust under the wheels of these lumbering juggernauts. Each rook is again represented as a tuple </text:span><text:span text:style-name="T17">(row, column)</text:span><text:span text:style-name="T4"> of the coordinates of the square it stands on. However, in this version of the problem, some of these rooks are your </text:span><text:span text:style-name="T7">friends</text:span><text:span text:style-name="T4"> (same colour as you) while the others are your </text:span><text:span text:style-name="T7">enemies</text:span><text:span text:style-name="T4"> (the opposite colour from you).</text:span></text:p>
      <text:p text:style-name="P2"/>
      <text:p text:style-name="P1"><text:span text:style-name="T4">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7">n</text:span><text:span text:style-name="T4"> and the lists of </text:span><text:span text:style-name="T17">friends</text:span><text:span text:style-name="T4"> and </text:span><text:span text:style-name="T17">enemies</text:span><text:span text:style-name="T4">, count how many empty squares on the board are safe from the enemy rooks. </text:span></text:p>
      <text:p text:style-name="P2"/>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3"><text:span text:style-name="T17">n</text:span></text:p>
          </table:table-cell>
          <table:table-cell table:style-name="Table90.A1" office:value-type="string">
            <text:p text:style-name="P3"><text:span text:style-name="T17">friends</text:span></text:p>
          </table:table-cell>
          <table:table-cell table:style-name="Table90.A1" office:value-type="string">
            <text:p text:style-name="P3"><text:span text:style-name="T17">enemies</text:span></text:p>
          </table:table-cell>
          <table:table-cell table:style-name="Table90.A1" office:value-type="string">
            <text:p text:style-name="P3"><text:span text:style-name="T4">Expected result</text:span></text:p>
          </table:table-cell>
        </table:table-row>
        <table:table-row table:style-name="Table90.1">
          <table:table-cell table:style-name="Table90.A1" office:value-type="string">
            <text:p text:style-name="P3"><text:span text:style-name="T17">4</text:span></text:p>
          </table:table-cell>
          <table:table-cell table:style-name="Table90.A1" office:value-type="string">
            <text:p text:style-name="P3"><text:span text:style-name="T17">[(2,2), (0,1), (3,1)]</text:span></text:p>
          </table:table-cell>
          <table:table-cell table:style-name="Table90.A1" office:value-type="string">
            <text:p text:style-name="P3"><text:span text:style-name="T17">[(3,0), (1,2), (2,3)]</text:span></text:p>
          </table:table-cell>
          <table:table-cell table:style-name="Table90.A1" office:value-type="string">
            <text:p text:style-name="P3"><text:span text:style-name="T17">2</text:span></text:p>
          </table:table-cell>
        </table:table-row>
        <table:table-row table:style-name="Table90.1">
          <table:table-cell table:style-name="Table90.A1" office:value-type="string">
            <text:p text:style-name="P3"><text:span text:style-name="T17">4</text:span></text:p>
          </table:table-cell>
          <table:table-cell table:style-name="Table90.A1" office:value-type="string">
            <text:p text:style-name="P3"><text:span text:style-name="T17">[(3,0), (1,2), (2,3)]</text:span></text:p>
          </table:table-cell>
          <table:table-cell table:style-name="Table90.A1" office:value-type="string">
            <text:p text:style-name="P3"><text:span text:style-name="T17">[(2,2), (0,1), (3,1)]</text:span></text:p>
          </table:table-cell>
          <table:table-cell table:style-name="Table90.A1" office:value-type="string">
            <text:p text:style-name="P3"><text:span text:style-name="T17">2</text:span></text:p>
          </table:table-cell>
        </table:table-row>
        <table:table-row table:style-name="Table90.1">
          <table:table-cell table:style-name="Table90.A1" office:value-type="string">
            <text:p text:style-name="P3"><text:span text:style-name="T17">8</text:span></text:p>
          </table:table-cell>
          <table:table-cell table:style-name="Table90.A1" office:value-type="string">
            <text:p text:style-name="P3"><text:span text:style-name="T17">[(3,3), (4,4)]</text:span></text:p>
          </table:table-cell>
          <table:table-cell table:style-name="Table90.A1" office:value-type="string">
            <text:p text:style-name="P3"><text:span text:style-name="T17">[(3,4), (4,3)]</text:span></text:p>
          </table:table-cell>
          <table:table-cell table:style-name="Table90.A1" office:value-type="string">
            <text:p text:style-name="P3"><text:span text:style-name="T17">48</text:span></text:p>
          </table:table-cell>
        </table:table-row>
        <table:table-row table:style-name="Table90.1">
          <table:table-cell table:style-name="Table90.A1" office:value-type="string">
            <text:p text:style-name="P3"><text:span text:style-name="T17">100</text:span></text:p>
          </table:table-cell>
          <table:table-cell table:style-name="Table90.A1" office:value-type="string">
            <text:p text:style-name="P3"><text:span text:style-name="T17">[(r, (3*r+5) % 100) for r in range(1, 100, 2)]</text:span></text:p>
          </table:table-cell>
          <table:table-cell table:style-name="Table90.A1" office:value-type="string">
            <text:p text:style-name="P3"><text:span text:style-name="T17">[(r, (4*r+32) % 100) for r in range(0, 100, 2)]</text:span></text:p>
          </table:table-cell>
          <table:table-cell table:style-name="Table90.A1" office:value-type="string">
            <text:p text:style-name="P3"><text:span text:style-name="T17">3811</text:span></text:p>
          </table:table-cell>
        </table:table-row>
      </table:table>
      <text:p text:style-name="P1"><text:span text:style-name="T4"><text:s/></text:span></text:p>
      <text:p text:style-name="P19"><text:bookmark text:name="_d6wpy7fixkef"/><text:span text:style-name="T1">Possible words in Hangman</text:span></text:p>
      <text:p text:style-name="P2"/>
      <text:p text:style-name="P1"><text:span text:style-name="T17">def possible_words(words, pattern):</text:span></text:p>
      <text:p text:style-name="P2"/>
      <text:p text:style-name="P1"><text:span text:style-name="T4">Given a list of possible </text:span><text:span text:style-name="T17">words</text:span><text:span text:style-name="T4">, and a </text:span><text:span text:style-name="T17">pattern</text:span><text:span text:style-name="T4"> string that is guaranteed to contain only lowercase English letters </text:span><text:span text:style-name="T17">a</text:span><text:span text:style-name="T4"> to </text:span><text:span text:style-name="T17">z</text:span><text:span text:style-name="T4"> and asterisk characters </text:span><text:span text:style-name="T17">*</text:span><text:span text:style-name="T4">, create and return a sorted list of words that match the </text:span><text:span text:style-name="T17">pattern</text:span><text:span text:style-name="T4"> in the sense of the famous pen-and-paper guessing game of </text:span><text:a xlink:type="simple" xlink:href="https://en.wikipedia.org/wiki/Hangman_(game)" text:style-name="ListLabel_20_47" text:visited-style-name="ListLabel_20_47"><text:span text:style-name="T14">Hangman</text:span></text:a><text:span text:style-name="T4">.</text:span></text:p>
      <text:p text:style-name="P2"/>
      <text:p text:style-name="P1"><text:span text:style-name="T4">Any </text:span><text:span text:style-name="T17">pattern</text:span><text:span text:style-name="T4"> can only match words of the exact same length. In all positions where the </text:span><text:span text:style-name="T17">pattern</text:span><text:span text:style-name="T4"> contains some letter, the word must contain that same letter. In positions where the </text:span><text:span text:style-name="T17">pattern</text:span><text:span text:style-name="T4">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4">For example, the words </text:span><text:span text:style-name="T17">'bridge'</text:span><text:span text:style-name="T4"> and </text:span><text:span text:style-name="T17">'smudge'</text:span><text:span text:style-name="T4"> both match the pattern </text:span><text:span text:style-name="T17">'***dg*'</text:span><text:span text:style-name="T4">. However, the words </text:span><text:span text:style-name="T17">'grudge'</text:span><text:span text:style-name="T4"> and '</text:span><text:span text:style-name="T17">dredge</text:span><text:span text:style-name="T4">' would </text:span><text:span text:style-name="T7">not</text:span><text:span text:style-name="T4"> match that same pattern, since the first asterisk may not be matched with either of the letters </text:span><text:span text:style-name="T17">'g'</text:span><text:span text:style-name="T4"> or </text:span><text:span text:style-name="T17">'d'</text:span><text:span text:style-name="T4"> that appear inside the </text:span><text:span text:style-name="T17">pattern</text:span><text:span text:style-name="T4">.</text:span></text:p>
      <text:p text:style-name="P2"/>
      <table:table table:name="Table91" table:style-name="Table91">
        <table:table-column table:style-name="Table91.A"/>
        <table:table-column table:style-name="Table91.B"/>
        <table:table-row table:style-name="Table91.1">
          <table:table-cell table:style-name="Table91.A1" office:value-type="string">
            <text:p text:style-name="P8"><text:span text:style-name="T17">pattern</text:span></text:p>
          </table:table-cell>
          <table:table-cell table:style-name="Table91.A1" office:value-type="string">
            <text:p text:style-name="P8"><text:span text:style-name="T4">Expected result (using wordlist </text:span><text:span text:style-name="T17">words_sorted.txt</text:span><text:span text:style-name="T4">)</text:span></text:p>
          </table:table-cell>
        </table:table-row>
        <table:table-row table:style-name="Table91.1">
          <table:table-cell table:style-name="Table91.A1" office:value-type="string">
            <text:p text:style-name="P8"><text:span text:style-name="T17">'***dg*'</text:span></text:p>
          </table:table-cell>
          <table:table-cell table:style-name="Table91.A1" office:value-type="string">
            <text:p text:style-name="P8"><text:span text:style-name="T17">['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1.1">
          <table:table-cell table:style-name="Table91.A1" office:value-type="string">
            <text:p text:style-name="P8"><text:span text:style-name="T17">'*t*t*t*'</text:span></text:p>
          </table:table-cell>
          <table:table-cell table:style-name="Table91.A1" office:value-type="string">
            <text:p text:style-name="P8"><text:span text:style-name="T17">['statute']</text:span></text:p>
          </table:table-cell>
        </table:table-row>
        <table:table-row table:style-name="Table91.1">
          <table:table-cell table:style-name="Table91.A1" office:value-type="string">
            <text:p text:style-name="P8"><text:span text:style-name="T17">'a**s**a'</text:span></text:p>
          </table:table-cell>
          <table:table-cell table:style-name="Table91.A1" office:value-type="string">
            <text:p text:style-name="P8"><text:span text:style-name="T17">['acystia', 'acushla', 'anosmia']</text:span></text:p>
          </table:table-cell>
        </table:table-row>
        <table:table-row table:style-name="Table91.1">
          <table:table-cell table:style-name="Table91.A1" office:value-type="string">
            <text:p text:style-name="P8"><text:span text:style-name="T17">'*ikk**'</text:span></text:p>
          </table:table-cell>
          <table:table-cell table:style-name="Table91.A1" office:value-type="string">
            <text:p text:style-name="P8"><text:span text:style-name="T17">['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7">def factoring_factorial(n):</text:span></text:p>
      <text:p text:style-name="P2"/>
      <text:p text:style-name="P1"><text:span text:style-name="T4">The </text:span><text:a xlink:type="simple" xlink:href="https://en.wikipedia.org/wiki/Fundamental_theorem_of_arithmetic" text:style-name="ListLabel_20_47" text:visited-style-name="ListLabel_20_47"><text:span text:style-name="T14">fundamental theorem of arithmetic</text:span></text:a><text:span text:style-name="T4"> tells us that every positive integer can be broken down to the product of its </text:span><text:span text:style-name="T7">prime factors </text:span><text:span text:style-name="T4">in exactly one way. Given a positive integer </text:span><text:span text:style-name="T17">n &gt; 1</text:span><text:span text:style-name="T4">, create and return a list that contains all prime factors of </text:span><text:span text:style-name="T17">n!</text:span><text:span text:style-name="T4">, the product of all positive integers up to </text:span><text:span text:style-name="T17">n</text:span><text:span text:style-name="T4">, along with their exponents in the prime factorization. These prime factors should be listed in ascending order, each prime factor given as tuple </text:span><text:span text:style-name="T17">(p, e)</text:span><text:span text:style-name="T4"> where </text:span><text:span text:style-name="T17">p</text:span><text:span text:style-name="T4"> is the prime factor and </text:span><text:span text:style-name="T17">e</text:span><text:span text:style-name="T4"> its exponent.</text:span></text:p>
      <text:p text:style-name="P2"/>
      <text:p text:style-name="P1"><text:span text:style-name="T4">Since </text:span><text:span text:style-name="T17">n</text:span><text:span text:style-name="T4"> will get into the thousands in the automated tester, you should accumulate the prime factors of </text:span><text:span text:style-name="T17">n!</text:span><text:span text:style-name="T4"> separately for each individual term of the factorial as you go, rather than first computing the entire </text:span><text:span text:style-name="T17">n!</text:span><text:span text:style-name="T4"> and only then chopping down that gargantuan beast back into its prime factors.</text:span></text:p>
      <text:p text:style-name="P1"/>
      <table:table table:name="Table92" table:style-name="Table92">
        <table:table-column table:style-name="Table92.A"/>
        <table:table-column table:style-name="Table92.B"/>
        <table:table-row table:style-name="Table92.1">
          <table:table-cell table:style-name="Table92.A1" office:value-type="string">
            <text:p text:style-name="P8"><text:span text:style-name="T17">n</text:span></text:p>
          </table:table-cell>
          <table:table-cell table:style-name="Table92.A1" office:value-type="string">
            <text:p text:style-name="P8"><text:span text:style-name="T4">Expected result</text:span></text:p>
          </table:table-cell>
        </table:table-row>
        <table:table-row table:style-name="Table92.1">
          <table:table-cell table:style-name="Table92.A1" office:value-type="string">
            <text:p text:style-name="P8"><text:span text:style-name="T17">5</text:span></text:p>
          </table:table-cell>
          <table:table-cell table:style-name="Table92.A1" office:value-type="string">
            <text:p text:style-name="P8"><text:span text:style-name="T17">[(2, 3), (3, 1), (5, 1)]</text:span></text:p>
          </table:table-cell>
        </table:table-row>
        <table:table-row table:style-name="Table92.1">
          <table:table-cell table:style-name="Table92.A1" office:value-type="string">
            <text:p text:style-name="P8"><text:span text:style-name="T17">10</text:span></text:p>
          </table:table-cell>
          <table:table-cell table:style-name="Table92.A1" office:value-type="string">
            <text:p text:style-name="P8"><text:span text:style-name="T17">[(2, 8), (3, 4), (5, 2), (7, 1)]</text:span></text:p>
          </table:table-cell>
        </table:table-row>
        <table:table-row table:style-name="Table92.1">
          <table:table-cell table:style-name="Table92.A1" office:value-type="string">
            <text:p text:style-name="P8"><text:span text:style-name="T17">20</text:span></text:p>
          </table:table-cell>
          <table:table-cell table:style-name="Table92.A1" office:value-type="string">
            <text:p text:style-name="P8"><text:span text:style-name="T17">[(2, 18), (3, 8), (5, 4), (7, 2), (11, 1), (13, 1), (17, 1), (19, 1)]</text:span></text:p>
          </table:table-cell>
        </table:table-row>
        <table:table-row table:style-name="Table92.1">
          <table:table-cell table:style-name="Table92.A1" office:value-type="string">
            <text:p text:style-name="P8"><text:span text:style-name="T17">100</text:span></text:p>
          </table:table-cell>
          <table:table-cell table:style-name="Table92.A1" office:value-type="string">
            <text:p text:style-name="P8"><text:span text:style-name="T17">[(2, 97), (3, 48), (5, 24), (7, 16), (11, 9), (13, 7), (17, 5), (19, 5), (23, 4), (29, 3), (31, 3), (37, 2), (41, 2), (43, 2), (47, 2), (53, 1), (59, 1), (61, 1), (67, 1), (71, 1), (73, 1), (79, 1), (83, 1), (89, 1), (97, 1)]</text:span></text:p>
          </table:table-cell>
        </table:table-row>
        <table:table-row table:style-name="Table92.1">
          <table:table-cell table:style-name="Table92.A1" office:value-type="string">
            <text:p text:style-name="P8"><text:span text:style-name="T17">1000</text:span></text:p>
          </table:table-cell>
          <table:table-cell table:style-name="Table92.A1" office:value-type="string">
            <text:p text:style-name="P8"><text:span text:style-name="T4">(a list that contains a total of 168 terms, the first five of which are </text:span><text:span text:style-name="T17">[(2, 994), (3, 498), (5, 249), (7, 164), (11, 98)]</text:span><text:span text:style-name="T4">)</text:span></text:p>
          </table:table-cell>
        </table:table-row>
        <table:table-row table:style-name="Table92.1">
          <table:table-cell table:style-name="Table92.A1" office:value-type="string">
            <text:p text:style-name="P8"><text:span text:style-name="T17">10000</text:span></text:p>
          </table:table-cell>
          <table:table-cell table:style-name="Table92.A1" office:value-type="string">
            <text:p text:style-name="P8"><text:span text:style-name="T4">(a list that contains a total of 1229 terms, the first five of which are </text:span><text:span text:style-name="T17">[(2, 9995), (3, 4996), (5, 2499), (7, 1665), (11, 998)]</text:span><text:span text:style-name="T4"> ) </text:span></text:p>
          </table:table-cell>
        </table:table-row>
      </table:table>
      <text:p text:style-name="P2"/>
      <text:p text:style-name="P19"><text:bookmark text:name="_ps92ypnf5ife"/><text:span text:style-name="T1">All paths lead to Rome</text:span></text:p>
      <text:p text:style-name="P2"/>
      <text:p text:style-name="P1"><text:span text:style-name="T17">def lattice_paths(x, y, tabu):</text:span></text:p>
      <text:p text:style-name="P2"/>
      <text:p text:style-name="P1"><text:span text:style-name="T4">You are standing on the point </text:span><text:span text:style-name="T17">(x, y)</text:span><text:span text:style-name="T4"> in the </text:span><text:span text:style-name="T7">lattice grid</text:span><text:span text:style-name="T4"> of pairs of nonnegative integers, and wish to make your way to the </text:span><text:span text:style-name="T7">origin</text:span><text:span text:style-name="T4"> point </text:span><text:span text:style-name="T17">(0, 0)</text:span><text:span text:style-name="T4">. At any point, you are only allowed to move either one step left or one step down. Furthermore, you are never allowed to step into any of the points in the </text:span><text:span text:style-name="T17">tabu</text:span><text:span text:style-name="T4"> list. This function should add up the number of different paths that lead from the point </text:span><text:span text:style-name="T17">(x, y)</text:span><text:span text:style-name="T4"> to the origin </text:span><text:span text:style-name="T17">(0, 0)</text:span><text:span text:style-name="T4"> under these constraints.</text:span></text:p>
      <text:p text:style-name="P2"/>
      <text:p text:style-name="P1"><text:span text:style-name="T4">This constrained variation of the classic combinatorial problem turns out to have a reasonably straightforward recursive solution. As the base case, the number of paths from the origin </text:span><text:span text:style-name="T17">(0, 0)</text:span><text:span text:style-name="T4"> to itself </text:span><text:span text:style-name="T17">(0, 0)</text:span><text:span text:style-name="T4"> equals one, for the empty path. If the point </text:span><text:span text:style-name="T17">(x, y)</text:span><text:span text:style-name="T4"> is in the </text:span><text:span text:style-name="T17">tabu</text:span><text:span text:style-name="T4"> list, the number of paths from that point </text:span><text:span text:style-name="T17">(x, y)</text:span><text:span text:style-name="T4"> to the origin equals zero. The same holds for all points whose either coordinate </text:span><text:span text:style-name="T17">x</text:span><text:span text:style-name="T4"> or </text:span><text:span text:style-name="T17">y</text:span><text:span text:style-name="T4"> is negative. Otherwise, the number of paths from the point </text:span><text:span text:style-name="T17">(x, y)</text:span><text:span text:style-name="T4"> to origin </text:span><text:span text:style-name="T17">(0, 0)</text:span><text:span text:style-name="T4"> equals the sum of paths from the two neighbours </text:span><text:span text:style-name="T17">(x-1, y)</text:span><text:span text:style-name="T4"> and </text:span><text:span text:style-name="T17">(x, y-1)</text:span><text:span text:style-name="T4">.</text:span></text:p>
      <text:p text:style-name="P2"/>
      <text:p text:style-name="P1"><text:span text:style-name="T4">However, this simple recursion branches into an exponential number of possibilities and would therefore be far too slow for us to execute. Therefore, you should either </text:span><text:span text:style-name="T7">memoize</text:span><text:span text:style-name="T4"> the recursion, or even better, build up a two-dimensional list whose entries are the individual subproblem solutions, and fill this list with two </text:span><text:span text:style-name="T17">for</text:span><text:span text:style-name="T4">-loops instead of recursion, these loops filling the list in order that when these loops arrive at position </text:span><text:span text:style-name="T17">[x][y]</text:span><text:span text:style-name="T4">, the results for positions </text:span><text:span text:style-name="T17">[x-1][y]</text:span><text:span text:style-name="T4"> and </text:span><text:span text:style-name="T17">[x][y-1]</text:span><text:span text:style-name="T4"> have already been computed. (This idea to use loops to fill out the memoization tables with for-oops instead of recursion is called </text:span><text:span text:style-name="T7">dynamic programming</text:span><text:span text:style-name="T4">.)</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7">x</text:span></text:p>
          </table:table-cell>
          <table:table-cell table:style-name="Table93.A1" office:value-type="string">
            <text:p text:style-name="P8"><text:span text:style-name="T17">y</text:span></text:p>
          </table:table-cell>
          <table:table-cell table:style-name="Table93.A1" office:value-type="string">
            <text:p text:style-name="P8"><text:span text:style-name="T17">tabu</text:span></text:p>
          </table:table-cell>
          <table:table-cell table:style-name="Table93.A1" office:value-type="string">
            <text:p text:style-name="P8"><text:span text:style-name="T4">Expected result</text:span></text:p>
          </table:table-cell>
        </table:table-row>
        <table:table-row table:style-name="Table93.1">
          <table:table-cell table:style-name="Table93.A1" office:value-type="string">
            <text:p text:style-name="P8"><text:span text:style-name="T17">3</text:span></text:p>
          </table:table-cell>
          <table:table-cell table:style-name="Table93.A1" office:value-type="string">
            <text:p text:style-name="P8"><text:span text:style-name="T17">3</text:span></text:p>
          </table:table-cell>
          <table:table-cell table:style-name="Table93.A1" office:value-type="string">
            <text:p text:style-name="P8"><text:span text:style-name="T17">[]</text:span></text:p>
          </table:table-cell>
          <table:table-cell table:style-name="Table93.A1" office:value-type="string">
            <text:p text:style-name="P8"><text:span text:style-name="T17">20</text:span></text:p>
          </table:table-cell>
        </table:table-row>
        <table:table-row table:style-name="Table93.1">
          <table:table-cell table:style-name="Table93.A1" office:value-type="string">
            <text:p text:style-name="P8"><text:span text:style-name="T17">3</text:span></text:p>
          </table:table-cell>
          <table:table-cell table:style-name="Table93.A1" office:value-type="string">
            <text:p text:style-name="P8"><text:span text:style-name="T17">4</text:span></text:p>
          </table:table-cell>
          <table:table-cell table:style-name="Table93.A1" office:value-type="string">
            <text:p text:style-name="P8"><text:span text:style-name="T17">[(2,2)]</text:span></text:p>
          </table:table-cell>
          <table:table-cell table:style-name="Table93.A1" office:value-type="string">
            <text:p text:style-name="P8"><text:span text:style-name="T17">17</text:span></text:p>
          </table:table-cell>
        </table:table-row>
        <table:table-row table:style-name="Table93.1">
          <table:table-cell table:style-name="Table93.A1" office:value-type="string">
            <text:p text:style-name="P8"><text:span text:style-name="T17">10</text:span></text:p>
          </table:table-cell>
          <table:table-cell table:style-name="Table93.A1" office:value-type="string">
            <text:p text:style-name="P8"><text:span text:style-name="T17">5</text:span></text:p>
          </table:table-cell>
          <table:table-cell table:style-name="Table93.A1" office:value-type="string">
            <text:p text:style-name="P8"><text:span text:style-name="T17">[(6, 1), (2, 3)]</text:span></text:p>
          </table:table-cell>
          <table:table-cell table:style-name="Table93.A1" office:value-type="string">
            <text:p text:style-name="P8"><text:span text:style-name="T17">2063</text:span></text:p>
          </table:table-cell>
        </table:table-row>
        <table:table-row table:style-name="Table93.1">
          <table:table-cell table:style-name="Table93.A1" office:value-type="string">
            <text:p text:style-name="P8"><text:span text:style-name="T17">6</text:span></text:p>
          </table:table-cell>
          <table:table-cell table:style-name="Table93.A1" office:value-type="string">
            <text:p text:style-name="P8"><text:span text:style-name="T17">8</text:span></text:p>
          </table:table-cell>
          <table:table-cell table:style-name="Table93.A1" office:value-type="string">
            <text:p text:style-name="P8"><text:span text:style-name="T17">[(4,3), (7,3), (7,7), (1,5)]</text:span></text:p>
          </table:table-cell>
          <table:table-cell table:style-name="Table93.A1" office:value-type="string">
            <text:p text:style-name="P8"><text:span text:style-name="T17">1932</text:span></text:p>
          </table:table-cell>
        </table:table-row>
        <table:table-row table:style-name="Table93.1">
          <table:table-cell table:style-name="Table93.A1" office:value-type="string">
            <text:p text:style-name="P8"><text:span text:style-name="T17">10</text:span></text:p>
          </table:table-cell>
          <table:table-cell table:style-name="Table93.A1" office:value-type="string">
            <text:p text:style-name="P8"><text:span text:style-name="T17">10</text:span></text:p>
          </table:table-cell>
          <table:table-cell table:style-name="Table93.A1" office:value-type="string">
            <text:p text:style-name="P8"><text:span text:style-name="T17">[(0,1)]</text:span></text:p>
          </table:table-cell>
          <table:table-cell table:style-name="Table93.A1" office:value-type="string">
            <text:p text:style-name="P8"><text:span text:style-name="T17">92378</text:span></text:p>
          </table:table-cell>
        </table:table-row>
        <table:table-row table:style-name="Table93.1">
          <table:table-cell table:style-name="Table93.A1" office:value-type="string">
            <text:p text:style-name="P8"><text:span text:style-name="T17">100</text:span></text:p>
          </table:table-cell>
          <table:table-cell table:style-name="Table93.A1" office:value-type="string">
            <text:p text:style-name="P8"><text:span text:style-name="T17">100</text:span></text:p>
          </table:table-cell>
          <table:table-cell table:style-name="Table93.A1" office:value-type="string">
            <text:p text:style-name="P8"><text:span text:style-name="T17">[(0,1), (1,0)]</text:span></text:p>
          </table:table-cell>
          <table:table-cell table:style-name="Table93.A1" office:value-type="string">
            <text:p text:style-name="P8"><text:span text:style-name="T17">0</text:span></text:p>
          </table:table-cell>
        </table:table-row>
      </table:table>
      <text:p text:style-name="P2"/>
      <text:p text:style-name="P19"><text:bookmark text:name="_tsprkvh17zis"/><text:span text:style-name="T1">Be there or be square</text:span></text:p>
      <text:p text:style-name="P2"/>
      <text:p text:style-name="P1"><text:span text:style-name="T17">def count_squares(points):</text:span></text:p>
      <text:p text:style-name="P2"/>
      <text:p text:style-name="P1"><text:span text:style-name="T4">This problem is adapted from "</text:span><text:a xlink:type="simple" xlink:href="https://challenges.wolfram.com/challenge/count-the-number-of-squares" text:style-name="ListLabel_20_47" text:visited-style-name="ListLabel_20_47"><text:span text:style-name="T14">Count the Number of Squares</text:span></text:a><text:span text:style-name="T4">" at </text:span><text:a xlink:type="simple" xlink:href="https://challenges.wolfram.com/" text:style-name="ListLabel_20_47" text:visited-style-name="ListLabel_20_47"><text:span text:style-name="T14">Wolfram Challenges</text:span></text:a><text:span text:style-name="T4">, so you might first want to check that page out for some illustrative visualizations of this problem.</text:span></text:p>
      <text:p text:style-name="P2"/>
      <text:p text:style-name="P1"><text:span text:style-name="T4">Your function is given a </text:span><text:span text:style-name="T17">set</text:span><text:span text:style-name="T4"> of </text:span><text:span text:style-name="T17">points</text:span><text:span text:style-name="T4">, each point a two-tuple </text:span><text:span text:style-name="T17">(x, y)</text:span><text:span text:style-name="T4"> where </text:span><text:span text:style-name="T17">x</text:span><text:span text:style-name="T4"> and </text:span><text:span text:style-name="T17">y</text:span><text:span text:style-name="T4"> are positive integers. This function should count how many </text:span><text:span text:style-name="T7">squares</text:span><text:span text:style-name="T4"> these points define so that all four corners of the square belong to the given set of </text:span><text:span text:style-name="T17">points</text:span><text:span text:style-name="T4">, and return this count. Note that these squares are not required to be </text:span><text:span text:style-name="T7">axis-aligned</text:span><text:span text:style-name="T4"> so that their sides would have to be either horizontal and vertical. As long as all four sides have the exact same length, be that length an exact integer or some ir</text:span><text:span text:style-name="T8">ratio</text:span><text:span text:style-name="T4">nal number, well, that makes us "square" at least in my book, pardner!</text:span></text:p>
      <text:p text:style-name="P2"/>
      <text:p text:style-name="P1"><text:span text:style-name="T4">To identify four points that constitute a square, note how every square has </text:span><text:span text:style-name="T7">bottom left corner</text:span><text:span text:style-name="T4"> point </text:span><text:span text:style-name="T17">(x, y)</text:span><text:span text:style-name="T4"> and </text:span><text:span text:style-name="T7">direction vector</text:span><text:span text:style-name="T4"> </text:span><text:span text:style-name="T17">(dx, dy)</text:span><text:span text:style-name="T4"> towards its upper left corner point that satisfies the constraints </text:span><text:span text:style-name="T17">dx &gt;= 0</text:span><text:span text:style-name="T4"> and </text:span><text:span text:style-name="T17">dy &gt; 0</text:span><text:span text:style-name="T4">, so that the three points </text:span><text:span text:style-name="T17">(x+dx, y+dy)</text:span><text:span text:style-name="T4">, </text:span><text:span text:style-name="T17">(x+dy, y-dx)</text:span><text:span text:style-name="T4"> and </text:span><text:span text:style-name="T17">(x+dx+dy, y-dx+dy)</text:span><text:span text:style-name="T4"> are the top left, bottom right and top right corners of that square, respectively, all three also included in </text:span><text:span text:style-name="T17">points</text:span><text:span text:style-name="T4">. You can therefore loop through all possibilities for the bottom left point </text:span><text:span text:style-name="T17">(x, y)</text:span><text:span text:style-name="T4"> and the direction vector </text:span><text:span text:style-name="T17">(dx, dy)</text:span><text:span text:style-name="T4"> to be guaranteed to find all squares in the grid. But still try to be economical in these loops so this function sweeps up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7">points</text:span></text:p>
          </table:table-cell>
          <table:table-cell table:style-name="Table94.A1" office:value-type="string">
            <text:p text:style-name="P8"><text:span text:style-name="T4">Expected result</text:span></text:p>
          </table:table-cell>
        </table:table-row>
        <table:table-row table:style-name="Table94.1">
          <table:table-cell table:style-name="Table94.A1" office:value-type="string">
            <text:p text:style-name="P8"><text:span text:style-name="T17">[(0,0), (1,0), (2,0), (0,1), (1,1), (2,1), (0,2), (1,2), (2,2)]</text:span></text:p>
          </table:table-cell>
          <table:table-cell table:style-name="Table94.A1" office:value-type="string">
            <text:p text:style-name="P8"><text:span text:style-name="T17">6</text:span></text:p>
          </table:table-cell>
        </table:table-row>
        <table:table-row table:style-name="Table94.1">
          <table:table-cell table:style-name="Table94.A1" office:value-type="string">
            <text:p text:style-name="P8"><text:span text:style-name="T17">[(4,3), (1,1), (5,3), (2,3), (3,2), (3,1), (4,2), (2,1), (3,3), (1,2), (5,2)]</text:span></text:p>
          </table:table-cell>
          <table:table-cell table:style-name="Table94.A1" office:value-type="string">
            <text:p text:style-name="P8"><text:span text:style-name="T17">3</text:span></text:p>
          </table:table-cell>
        </table:table-row>
        <table:table-row table:style-name="Table94.1">
          <table:table-cell table:style-name="Table94.A1" office:value-type="string">
            <text:p text:style-name="P8"><text:span text:style-name="T17">[(x, y) for x in range(1, 10) for y in range(1, 10)]</text:span></text:p>
          </table:table-cell>
          <table:table-cell table:style-name="Table94.A1" office:value-type="string">
            <text:p text:style-name="P8"><text:span text:style-name="T17">540</text:span></text:p>
          </table:table-cell>
        </table:table-row>
        <table:table-row table:style-name="Table94.1">
          <table:table-cell table:style-name="Table94.A1" office:value-type="string">
            <text:p text:style-name="P8"><text:span text:style-name="T17">[(3,4), (1,2), (3,2), (4,5), (4,2), (5,3), (4,1), (5,4), (3, 5), (2,4), (2,2), (1,1), (4,4), (2,5), (1,5), (2,1), (2,3), (4, 3)]</text:span></text:p>
          </table:table-cell>
          <table:table-cell table:style-name="Table94.A1" office:value-type="string">
            <text:p text:style-name="P8"><text:span text:style-name="T17">15</text:span></text:p>
          </table:table-cell>
        </table:table-row>
      </table:table>
      <text:p text:style-name="P2"/>
      <text:p text:style-name="P19"><text:bookmark text:name="_x2wl0vjlrtbs"/><text:span text:style-name="T1">Split within perimeter bound</text:span></text:p>
      <text:p text:style-name="P1"/>
      <text:p text:style-name="P1"><text:span text:style-name="T17">def perimeter_limit_split(a, b, p):</text:span></text:p>
      <text:p text:style-name="P2"/>
      <text:p text:style-name="P1"><text:span text:style-name="T4">Rectangles are represented as tuples </text:span><text:span text:style-name="T17">(a, b)</text:span><text:span text:style-name="T4"> where </text:span><text:span text:style-name="T17">a</text:span><text:span text:style-name="T4"> and </text:span><text:span text:style-name="T17">b</text:span><text:span text:style-name="T4">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7">(5, 8)</text:span><text:span text:style-name="T4"> is to cut it into </text:span><text:span text:style-name="T17">(2, 8)</text:span><text:span text:style-name="T4"> and </text:span><text:span text:style-name="T17">(3, 8)</text:span><text:span text:style-name="T4"> in the first dimension. Another way would be to cut it into </text:span><text:span text:style-name="T17">(5, 4)</text:span><text:span text:style-name="T4"> and </text:span><text:span text:style-name="T17">(5, 4)</text:span><text:span text:style-name="T4">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4">Your task is to cut the given initial rectangle </text:span><text:span text:style-name="T17">(a, b)</text:span><text:span text:style-name="T4"> into smaller pieces until the </text:span><text:span text:style-name="T7">perimeter</text:span><text:span text:style-name="T4"> of each individual piece </text:span><text:span text:style-name="T17">2*(a+b)</text:span><text:span text:style-name="T4"> is at most equal to </text:span><text:span text:style-name="T17">p</text:span><text:span text:style-name="T4">, the maximum allowed perimeter length. Since the optimal cuts are not generally unique, this function should compute and return the minimum number of cuts necessary to achieve some optimum result.</text:span></text:p>
      <text:p text:style-name="P2"/>
      <text:p text:style-name="P1"><text:span text:style-name="T4">This problem is best solved with recursion. If the perimeter of the current piece is within the limit </text:span><text:span text:style-name="T17">p</text:span><text:span text:style-name="T4">, return zero. Otherwise, loop through all possible ways to cut this piece into two smaller pieces, and recursively compute the best possible ways to cut up the resulting two pieces with </text:span><text:span text:style-name="T17">m1</text:span><text:span text:style-name="T4"> and </text:span><text:span text:style-name="T17">m2</text:span><text:span text:style-name="T4"> moves, respectively. Return the smallest value that you see for </text:span><text:span text:style-name="T17">1 + m1 + m2</text:span><text:span text:style-name="T4">. Since this branching recursion will visit its subproblems an exponential number of times, you might want to sprinkle some </text:span><text:span text:style-name="T17">@lru_cache</text:span><text:span text:style-name="T4"> memoization on top of it, to rein in that exponential tangle a little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7">a</text:span></text:p>
          </table:table-cell>
          <table:table-cell table:style-name="Table95.A1" office:value-type="string">
            <text:p text:style-name="P3"><text:span text:style-name="T17">b</text:span></text:p>
          </table:table-cell>
          <table:table-cell table:style-name="Table95.A1" office:value-type="string">
            <text:p text:style-name="P3"><text:span text:style-name="T17">p</text:span></text:p>
          </table:table-cell>
          <table:table-cell table:style-name="Table95.A1" office:value-type="string">
            <text:p text:style-name="P3"><text:span text:style-name="T4">Expected result</text:span></text:p>
          </table:table-cell>
        </table:table-row>
        <table:table-row table:style-name="Table95.1">
          <table:table-cell table:style-name="Table95.A1" office:value-type="string">
            <text:p text:style-name="P3"><text:span text:style-name="T17">11</text:span></text:p>
          </table:table-cell>
          <table:table-cell table:style-name="Table95.A1" office:value-type="string">
            <text:p text:style-name="P3"><text:span text:style-name="T17">1</text:span></text:p>
          </table:table-cell>
          <table:table-cell table:style-name="Table95.A1" office:value-type="string">
            <text:p text:style-name="P3"><text:span text:style-name="T17">12</text:span></text:p>
          </table:table-cell>
          <table:table-cell table:style-name="Table95.A1" office:value-type="string">
            <text:p text:style-name="P3"><text:span text:style-name="T17">2</text:span></text:p>
          </table:table-cell>
        </table:table-row>
        <table:table-row table:style-name="Table95.1">
          <table:table-cell table:style-name="Table95.A1" office:value-type="string">
            <text:p text:style-name="P3"><text:span text:style-name="T17">9</text:span></text:p>
          </table:table-cell>
          <table:table-cell table:style-name="Table95.A1" office:value-type="string">
            <text:p text:style-name="P3"><text:span text:style-name="T17">13</text:span></text:p>
          </table:table-cell>
          <table:table-cell table:style-name="Table95.A1" office:value-type="string">
            <text:p text:style-name="P3"><text:span text:style-name="T17">5</text:span></text:p>
          </table:table-cell>
          <table:table-cell table:style-name="Table95.A1" office:value-type="string">
            <text:p text:style-name="P3"><text:span text:style-name="T17">116</text:span></text:p>
          </table:table-cell>
        </table:table-row>
        <table:table-row table:style-name="Table95.1">
          <table:table-cell table:style-name="Table95.A1" office:value-type="string">
            <text:p text:style-name="P3"><text:span text:style-name="T17">8</text:span></text:p>
          </table:table-cell>
          <table:table-cell table:style-name="Table95.A1" office:value-type="string">
            <text:p text:style-name="P3"><text:span text:style-name="T17">31</text:span></text:p>
          </table:table-cell>
          <table:table-cell table:style-name="Table95.A1" office:value-type="string">
            <text:p text:style-name="P3"><text:span text:style-name="T17">14</text:span></text:p>
          </table:table-cell>
          <table:table-cell table:style-name="Table95.A1" office:value-type="string">
            <text:p text:style-name="P3"><text:span text:style-name="T17">20</text:span></text:p>
          </table:table-cell>
        </table:table-row>
        <table:table-row table:style-name="Table95.1">
          <table:table-cell table:style-name="Table95.A1" office:value-type="string">
            <text:p text:style-name="P3"><text:span text:style-name="T17">91</text:span></text:p>
          </table:table-cell>
          <table:table-cell table:style-name="Table95.A1" office:value-type="string">
            <text:p text:style-name="P3"><text:span text:style-name="T17">21</text:span></text:p>
          </table:table-cell>
          <table:table-cell table:style-name="Table95.A1" office:value-type="string">
            <text:p text:style-name="P3"><text:span text:style-name="T17">54</text:span></text:p>
          </table:table-cell>
          <table:table-cell table:style-name="Table95.A1" office:value-type="string">
            <text:p text:style-name="P3"><text:span text:style-name="T17">11</text:span></text:p>
          </table:table-cell>
        </table:table-row>
        <table:table-row table:style-name="Table95.1">
          <table:table-cell table:style-name="Table95.A1" office:value-type="string">
            <text:p text:style-name="P3"><text:span text:style-name="T17">201</text:span></text:p>
          </table:table-cell>
          <table:table-cell table:style-name="Table95.A1" office:value-type="string">
            <text:p text:style-name="P3"><text:span text:style-name="T17">217</text:span></text:p>
          </table:table-cell>
          <table:table-cell table:style-name="Table95.A1" office:value-type="string">
            <text:p text:style-name="P3"><text:span text:style-name="T17">307</text:span></text:p>
          </table:table-cell>
          <table:table-cell table:style-name="Table95.A1" office:value-type="string">
            <text:p text:style-name="P3"><text:span text:style-name="T17">7</text:span></text:p>
          </table:table-cell>
        </table:table-row>
      </table:table>
      <text:p text:style-name="P2"/>
      <text:p text:style-name="P19"><text:bookmark text:name="_3jn13ur2alqi"/><text:span text:style-name="T1">Sum of distinct cubes</text:span></text:p>
      <text:p text:style-name="P2"/>
      <text:p text:style-name="P1"><text:span text:style-name="T17">def sum_of_distinct_cubes(n):</text:span></text:p>
      <text:p text:style-name="P2"/>
      <text:p text:style-name="P1"><text:span text:style-name="T4">Positive integers can sometimes be broken down into sums of </text:span><text:span text:style-name="T7">distinct</text:span><text:span text:style-name="T4"> cubes of </text:span><text:span text:style-name="T7">positive</text:span><text:span text:style-name="T4"> integers, many of them even in multiple ways. This function should find and return the list of distinct cubes whose sum equals the given positive integer </text:span><text:span text:style-name="T17">n</text:span><text:span text:style-name="T4">. Should </text:span><text:span text:style-name="T17">n</text:span><text:span text:style-name="T4"> allow several breakdowns into sums of distinct cubes, this function must return the </text:span><text:span text:style-name="T7">lexicographically highest</text:span><text:span text:style-name="T4"> solution that starts with the largest possible first number </text:span><text:span text:style-name="T17">a</text:span><text:span text:style-name="T4"> and is from there followed by the lexicographically largest representation of the rest of the number </text:span><text:span text:style-name="T17">n-a*a*a</text:span><text:span text:style-name="T4">. For example, when called with </text:span><text:span text:style-name="T17">n = 1072</text:span><text:span text:style-name="T4">, this function should return </text:span><text:span text:style-name="T17">[10, 4, 2]</text:span><text:span text:style-name="T4"> instead of </text:span><text:span text:style-name="T17">[9, 7]</text:span><text:span text:style-name="T4">. Whenever it is impossible to break the parameter </text:span><text:span text:style-name="T17">n</text:span><text:span text:style-name="T4"> into a sum of distinct cubes, return </text:span><text:span text:style-name="T17">None</text:span><text:span text:style-name="T4">.</text:span></text:p>
      <text:p text:style-name="P2"/>
      <text:p text:style-name="P1"><text:span text:style-name="T4">Unlike in the earlier, much simpler question of expressing </text:span><text:span text:style-name="T17">n</text:span><text:span text:style-name="T4">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7">n</text:span><text:span text:style-name="T4"> itself is a cube. Otherwise, loop down through all possible values of the first element </text:span><text:span text:style-name="T17">a</text:span><text:span text:style-name="T4"> in the result list, and for each such </text:span><text:span text:style-name="T17">a</text:span><text:span text:style-name="T4">, break down the remaining number </text:span><text:span text:style-name="T17">n-a*a*a</text:span><text:span text:style-name="T4"> into a sum of distinct cubes using only integers that are smaller than your current </text:span><text:span text:style-name="T17">a</text:span><text:span text:style-name="T4">. Again, to let your function efficiently </text:span><text:a xlink:type="simple" xlink:href="https://en.wikipedia.org/wiki/Gleaming_the_Cube" text:style-name="ListLabel_20_47" text:visited-style-name="ListLabel_20_47"><text:span text:style-name="T14">gleam these cubes</text:span></text:a><text:span text:style-name="T4"> even for large </text:span><text:span text:style-name="T17">n</text:span><text:span text:style-name="T4">, it might be a good idea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7">n</text:span></text:p>
          </table:table-cell>
          <table:table-cell table:style-name="Table96.A1" office:value-type="string">
            <text:p text:style-name="P8"><text:span text:style-name="T4">Expected result</text:span></text:p>
          </table:table-cell>
        </table:table-row>
        <table:table-row table:style-name="Table96.1">
          <table:table-cell table:style-name="Table96.A1" office:value-type="string">
            <text:p text:style-name="P8"><text:span text:style-name="T17">8</text:span></text:p>
          </table:table-cell>
          <table:table-cell table:style-name="Table96.A1" office:value-type="string">
            <text:p text:style-name="P8"><text:span text:style-name="T17">[2]</text:span></text:p>
          </table:table-cell>
        </table:table-row>
        <table:table-row table:style-name="Table96.1">
          <table:table-cell table:style-name="Table96.A1" office:value-type="string">
            <text:p text:style-name="P8"><text:span text:style-name="T17">11</text:span></text:p>
          </table:table-cell>
          <table:table-cell table:style-name="Table96.A1" office:value-type="string">
            <text:p text:style-name="P8"><text:span text:style-name="T17">None</text:span></text:p>
          </table:table-cell>
        </table:table-row>
        <table:table-row table:style-name="Table96.1">
          <table:table-cell table:style-name="Table96.A1" office:value-type="string">
            <text:p text:style-name="P8"><text:span text:style-name="T17">855</text:span></text:p>
          </table:table-cell>
          <table:table-cell table:style-name="Table96.A1" office:value-type="string">
            <text:p text:style-name="P8"><text:span text:style-name="T17">[9, 5, 1]</text:span></text:p>
          </table:table-cell>
        </table:table-row>
        <table:table-row table:style-name="Table96.1">
          <table:table-cell table:style-name="Table96.A1" office:value-type="string">
            <text:p text:style-name="P8"><text:span text:style-name="T17">sum([x*x*x for x in range(11)]</text:span></text:p>
          </table:table-cell>
          <table:table-cell table:style-name="Table96.A1" office:value-type="string">
            <text:p text:style-name="P8"><text:span text:style-name="T17">[14, 6, 4, 1]</text:span></text:p>
          </table:table-cell>
        </table:table-row>
        <table:table-row table:style-name="Table96.1">
          <table:table-cell table:style-name="Table96.A1" office:value-type="string">
            <text:p text:style-name="P3"><text:span text:style-name="T17">sum([x*x*x for x in range(1001)])</text:span></text:p>
          </table:table-cell>
          <table:table-cell table:style-name="Table96.A1" office:value-type="string">
            <text:p text:style-name="P8"><text:span text:style-name="T17">[6303, 457, 75, 14, 9, 7, 5, 4]</text:span></text:p>
          </table:table-cell>
        </table:table-row>
      </table:table>
      <text:p text:style-name="P2"/>
      <text:p text:style-name="P1"><text:span text:style-name="T4">This problem is intentionally restricted to positive integers to keep the number of possibilities to iterate through finite. Since the cube of a negative number is also negative, no finite upper bound for search would exist if negative numbers were allowed. Breaking some small and simple number into a sum of exactly three cubes can suddenly blow up to be a </text:span><text:a xlink:type="simple" xlink:href="https://www.quantamagazine.org/sum-of-three-cubes-problem-solved-for-stubborn-number-33-20190326/" text:style-name="ListLabel_20_47" text:visited-style-name="ListLabel_20_47"><text:span text:style-name="T14">highly nontrivial problem...</text:span></text:a></text:p>
      <text:p text:style-name="P19"><text:bookmark text:name="_8dvydcmqeo5i"/><text:span text:style-name="T1">Fractional fit</text:span></text:p>
      <text:p text:style-name="P2"/>
      <text:p text:style-name="P1"><text:span text:style-name="T17">def fractional_fit(fs):</text:span></text:p>
      <text:p text:style-name="P2"/>
      <text:p text:style-name="P1"><text:span text:style-name="T4">You are given a list of integer two-tuples </text:span><text:span text:style-name="T17">(a, b)</text:span><text:span text:style-name="T4"> so that </text:span><text:span text:style-name="T17">0 &lt;= a &lt; b</text:span><text:span text:style-name="T4">. When interpreted as an integer fraction from the expression </text:span><text:span text:style-name="T17">f = fraction(a, b)</text:span><text:span text:style-name="T4">, these values fall within the unit interval. Given the list </text:span><text:span text:style-name="T17">fs</text:span><text:span text:style-name="T4"> of available fractions, find the length of the longest possible list that can be constructed from those fractions under the following series of constraints:</text:span></text:p>
      <text:p text:style-name="P2"/>
      <text:list xml:id="list4178566005" text:style-name="WWNum4">
        <text:list-item>
          <text:p text:style-name="P12"><text:span text:style-name="T4">The first </text:span><text:span text:style-name="T8">two</text:span><text:span text:style-name="T4"> fractions must lie in different </text:span><text:span text:style-name="T8">halves</text:span><text:span text:style-name="T4"> of the unit interval. That is, one of them must satisfy </text:span><text:span text:style-name="T17">0 &lt;= f &lt; 1/2</text:span><text:span text:style-name="T4">, and the other one must satisfy </text:span><text:span text:style-name="T17">1/2 &lt;= f &lt; 1</text:span><text:span text:style-name="T4">.</text:span></text:p>
        </text:list-item>
        <text:list-item>
          <text:p text:style-name="P12"><text:span text:style-name="T4">The first </text:span><text:span text:style-name="T8">three</text:span><text:span text:style-name="T4"> fractions must all lie in different </text:span><text:span text:style-name="T8">thirds</text:span><text:span text:style-name="T4"> of the unit interval.</text:span></text:p>
        </text:list-item>
        <text:list-item>
          <text:p text:style-name="P12"><text:span text:style-name="T4">The first </text:span><text:span text:style-name="T8">four</text:span><text:span text:style-name="T4"> fractions must all lie in different </text:span><text:span text:style-name="T8">quarters</text:span><text:span text:style-name="T4"> of the unit interval.</text:span></text:p>
        </text:list-item>
        <text:list-item>
          <text:p text:style-name="P12"><text:span text:style-name="T4">The first </text:span><text:span text:style-name="T8">five</text:span><text:span text:style-name="T4"> fractions must all lie in different </text:span><text:span text:style-name="T8">fifths</text:span><text:span text:style-name="T4">... and so on!</text:span></text:p>
        </text:list-item>
      </text:list>
      <text:p text:style-name="P2"/>
      <text:p text:style-name="P1"><text:span text:style-name="T4">Your function should return the length of the longest possible such list. Note how the order of your chosen fractions in this list is important. For example, </text:span><text:span text:style-name="T17">[(1, 4), (8, 9), (3, 7)]</text:span><text:span text:style-name="T4"> works, but the order </text:span><text:span text:style-name="T17">[(3, 7), (1, 4), (8, 9)]</text:span><text:span text:style-name="T4">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7">fs</text:span></text:p>
          </table:table-cell>
          <table:table-cell table:style-name="Table97.A1" office:value-type="string">
            <text:p text:style-name="P8"><text:span text:style-name="T4">Expected result</text:span></text:p>
          </table:table-cell>
        </table:table-row>
        <table:table-row table:style-name="Table97.1">
          <table:table-cell table:style-name="Table97.A1" office:value-type="string">
            <text:p text:style-name="P8"><text:span text:style-name="T17">[(6, 12), (0, 5), (5, 7), (4, 11)]</text:span></text:p>
          </table:table-cell>
          <table:table-cell table:style-name="Table97.A1" office:value-type="string">
            <text:p text:style-name="P8"><text:span text:style-name="T17">3</text:span></text:p>
          </table:table-cell>
        </table:table-row>
        <table:table-row table:style-name="Table97.1">
          <table:table-cell table:style-name="Table97.A1" office:value-type="string">
            <text:p text:style-name="P8"><text:span text:style-name="T17">[(5, 15), (0, 5), (7, 19), (17, 23), (5, 18), (10, 11)]</text:span></text:p>
          </table:table-cell>
          <table:table-cell table:style-name="Table97.A1" office:value-type="string">
            <text:p text:style-name="P8"><text:span text:style-name="T17">4</text:span></text:p>
          </table:table-cell>
        </table:table-row>
        <table:table-row table:style-name="Table97.1">
          <table:table-cell table:style-name="Table97.A1" office:value-type="string">
            <text:p text:style-name="P8"><text:span text:style-name="T17">[(34, 52), (61, 82), (71, 80), (36, 76), (15, 84), (36, 53), (79, 80), (5, 67), (31, 62), (15, 57)]</text:span></text:p>
          </table:table-cell>
          <table:table-cell table:style-name="Table97.A1" office:value-type="string">
            <text:p text:style-name="P8"><text:span text:style-name="T17">6</text:span></text:p>
          </table:table-cell>
        </table:table-row>
        <table:table-row table:style-name="Table97.1">
          <table:table-cell table:style-name="Table97.A1" office:value-type="string">
            <text:p text:style-name="P8"><text:span text:style-name="T17">[(171, 202), (41, 42), (43, 85), (164, 221), (97, 130), (12, 23), (15, 62), (41, 128), (11, 25), (31, 49), (6, 35), (85, 137), (16, 241), (82, 225), (11, 26), (74, 149), (127, 203)]</text:span></text:p>
          </table:table-cell>
          <table:table-cell table:style-name="Table97.A1" office:value-type="string">
            <text:p text:style-name="P8"><text:span text:style-name="T17">10</text:span></text:p>
          </table:table-cell>
        </table:table-row>
      </table:table>
      <text:p text:style-name="P7"/>
      <text:p text:style-name="P7"><text:span text:style-name="T4">The same Martin Gardner column as in the Bulgarian solitaire problem also discussed this puzzle as an example of a seemingly unlimited process where it turns out that even if you were allowed to freely choose your fractions, every such sequence will inevitably have painted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7" text:visited-style-name="ListLabel_20_47"><text:span text:style-name="T14">Jumble</text:span></text:a><text:span text:style-name="T4">" newspaper puzzle, a "moot point".</text:span></text:p>
      <text:p text:style-name="P16"><text:bookmark text:name="_w5o2zmn6h1wu"/><text:span text:style-name="T1">Followed by its square</text:span></text:p>
      <text:p text:style-name="P4"/>
      <text:p text:style-name="P1"><text:span text:style-name="T17">def square_follows(it)</text:span>:</text:p>
      <text:p text:style-name="P2"/>
      <text:p text:style-name="P1"><text:span text:style-name="T4">Unlike our previous functions that receive entire lists as parameters, this function receives a lazy </text:span><text:span text:style-name="T7">iterator</text:span><text:span text:style-name="T4"> guaranteed to produce some finite sequence of </text:span><text:span text:style-name="T7">strictly increasing positive integers</text:span><text:span text:style-name="T4">, but gives no guarantees of how long that sequence will be, and how large the numbers inside it or the gaps between them could grow to be. This iterator </text:span><text:span text:style-name="T7">is not a list</text:span><text:span text:style-name="T4"> that would allow you </text:span><text:span text:style-name="T7">random access</text:span><text:span text:style-name="T4">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4">This function should create and return an ordinary Python list that contains, in ascending order, precisely those elements inside the sequence produced by the parameter iterator </text:span><text:span text:style-name="T17">it</text:span><text:span text:style-name="T4">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7">it</text:span></text:p>
          </table:table-cell>
          <table:table-cell table:style-name="Table98.A1" office:value-type="string">
            <text:p text:style-name="P8"><text:span text:style-name="T4">Expected result</text:span></text:p>
          </table:table-cell>
        </table:table-row>
        <table:table-row table:style-name="Table98.1">
          <table:table-cell table:style-name="Table98.A1" office:value-type="string">
            <text:p text:style-name="P8"><text:span text:style-name="T17">iter([3, 4, 6, 8, 11, 13, 18])</text:span></text:p>
          </table:table-cell>
          <table:table-cell table:style-name="Table98.A1" office:value-type="string">
            <text:p text:style-name="P8"><text:span text:style-name="T17">[]</text:span></text:p>
          </table:table-cell>
        </table:table-row>
        <table:table-row table:style-name="Table98.1">
          <table:table-cell table:style-name="Table98.A1" office:value-type="string">
            <text:p text:style-name="P8"><text:span text:style-name="T17">iter([2, 3, 4, 5, 8, 9, 11, 16])</text:span></text:p>
          </table:table-cell>
          <table:table-cell table:style-name="Table98.A1" office:value-type="string">
            <text:p text:style-name="P8"><text:span text:style-name="T17">[3, 4]</text:span></text:p>
          </table:table-cell>
        </table:table-row>
        <table:table-row table:style-name="Table98.1">
          <table:table-cell table:style-name="Table98.A1" office:value-type="string">
            <text:p text:style-name="P8"><text:span text:style-name="T17">iter(range(1, 10**6))</text:span></text:p>
          </table:table-cell>
          <table:table-cell table:style-name="Table98.A1" office:value-type="string">
            <text:p text:style-name="P8"><text:span text:style-name="T4">(a list that consists of exactly 998 elements, the first five of which are </text:span><text:span text:style-name="T17">[2, 3, 4, 5, 6]</text:span><text:span text:style-name="T4"> and the last five are </text:span><text:span text:style-name="T17">[995, 996, 997, 998, 999]</text:span><text:span text:style-name="T4">)</text:span></text:p>
          </table:table-cell>
        </table:table-row>
        <table:table-row table:style-name="Table98.1">
          <table:table-cell table:style-name="Table98.A1" office:value-type="string">
            <text:p text:style-name="P8"><text:span text:style-name="T17">iter([x*x for x in range(1, 1000)])</text:span></text:p>
          </table:table-cell>
          <table:table-cell table:style-name="Table98.A1" office:value-type="string">
            <text:p text:style-name="P8"><text:span text:style-name="T17">[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7">iter([x**10 for x in range(1, 100)])</text:span></text:p>
          </table:table-cell>
          <table:table-cell table:style-name="Table98.A1" office:value-type="string">
            <text:p text:style-name="P8"><text:span text:style-name="T17">[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7">def count_maximal_layers(points):</text:span></text:p>
      <text:p text:style-name="P1"/>
      <text:p text:style-name="P1"><text:span text:style-name="T4">A point </text:span><text:span text:style-name="T17">(x1, y1)</text:span><text:span text:style-name="T4"> on the two-dimensional plane </text:span><text:span text:style-name="T7">dominates</text:span><text:span text:style-name="T4"> another point </text:span><text:span text:style-name="T17">(x2, y2)</text:span><text:span text:style-name="T4"> if both inequalities </text:span><text:span text:style-name="T17">x1 &gt; x2</text:span><text:span text:style-name="T4"> and </text:span><text:span text:style-name="T17">y1 &gt; y2</text:span><text:span text:style-name="T4"> hold. A point inside the given list of </text:span><text:span text:style-name="T17">points</text:span><text:span text:style-name="T4"> is </text:span><text:span text:style-name="T7">maximal</text:span><text:span text:style-name="T4">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7">maximal layer</text:span><text:span text:style-name="T4"> for that particular list of points. For example, the points </text:span><text:span text:style-name="T17">(3, 10)</text:span><text:span text:style-name="T4"> and </text:span><text:span text:style-name="T17">(9, 2)</text:span><text:span text:style-name="T4"> are the maximal layer for </text:span><text:span text:style-name="T17">[(1, 5), (8, 1), (3, 10), (2, 1), (9, 2)]</text:span><text:span text:style-name="T4">. </text:span></text:p>
      <text:p text:style-name="P2"/>
      <text:p text:style-name="P1"><text:span text:style-name="T4">Given a list of </text:span><text:span text:style-name="T17">points</text:span><text:span text:style-name="T4">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7">points</text:span></text:p>
          </table:table-cell>
          <table:table-cell table:style-name="Table99.A1" office:value-type="string">
            <text:p text:style-name="P8"><text:span text:style-name="T4">Expected result</text:span></text:p>
          </table:table-cell>
        </table:table-row>
        <table:table-row table:style-name="Table99.1">
          <table:table-cell table:style-name="Table99.A1" office:value-type="string">
            <text:p text:style-name="P1"><text:span text:style-name="T17">[(1, 3), (2, 2), (3, 1)]</text:span></text:p>
          </table:table-cell>
          <table:table-cell table:style-name="Table99.A1" office:value-type="string">
            <text:p text:style-name="P8"><text:span text:style-name="T17">1</text:span></text:p>
          </table:table-cell>
        </table:table-row>
        <table:table-row table:style-name="Table99.1">
          <table:table-cell table:style-name="Table99.A1" office:value-type="string">
            <text:p text:style-name="P1"><text:span text:style-name="T17">[(1, 5), (3, 10), (2, 1), (9, 2)]</text:span></text:p>
          </table:table-cell>
          <table:table-cell table:style-name="Table99.A1" office:value-type="string">
            <text:p text:style-name="P8"><text:span text:style-name="T17">2</text:span></text:p>
          </table:table-cell>
        </table:table-row>
        <table:table-row table:style-name="Table99.1">
          <table:table-cell table:style-name="Table99.A1" office:value-type="string">
            <text:p text:style-name="P8"><text:span text:style-name="T17">[(x, y) for x in range(10) for y in range(10)]</text:span></text:p>
          </table:table-cell>
          <table:table-cell table:style-name="Table99.A1" office:value-type="string">
            <text:p text:style-name="P8"><text:span text:style-name="T17">10</text:span></text:p>
          </table:table-cell>
        </table:table-row>
        <table:table-row table:style-name="Table99.1">
          <table:table-cell table:style-name="Table99.A1" office:value-type="string">
            <text:p text:style-name="P8"><text:span text:style-name="T17">[(x, x**2) for x in range(100)]</text:span></text:p>
          </table:table-cell>
          <table:table-cell table:style-name="Table99.A1" office:value-type="string">
            <text:p text:style-name="P8"><text:span text:style-name="T17">100</text:span></text:p>
          </table:table-cell>
        </table:table-row>
        <table:table-row table:style-name="Table99.1">
          <table:table-cell table:style-name="Table99.A1" office:value-type="string">
            <text:p text:style-name="P8"><text:span text:style-name="T17">[(x, x**2 % 91) for x in range(1000)]</text:span></text:p>
          </table:table-cell>
          <table:table-cell table:style-name="Table99.A1" office:value-type="string">
            <text:p text:style-name="P8"><text:span text:style-name="T17">28</text:span></text:p>
          </table:table-cell>
        </table:table-row>
        <table:table-row table:style-name="Table99.1">
          <table:table-cell table:style-name="Table99.A1" office:value-type="string">
            <text:p text:style-name="P8"><text:span text:style-name="T17">[((x**3) % 891, (x**2) % 913) for x in range(10000)] </text:span></text:p>
          </table:table-cell>
          <table:table-cell table:style-name="Table99.A1" office:value-type="string">
            <text:p text:style-name="P8"><text:span text:style-name="T17">124</text:span></text:p>
          </table:table-cell>
        </table:table-row>
      </table:table>
      <text:p text:style-name="P2"/>
      <text:p text:style-name="P1"><text:span text:style-name="T4">This is again one of those problems whose point (heh) and motivation is making this function to be fast enough to finish reasonably quickly even for a large list of points. Try not to do much more work than is necessary to identify and remove the current maximal points. Start by noting how each point can potentially be dominated only by those points whose distance from the origin </text:span><text:span text:style-name="T17">(0, 0)</text:span><text:span text:style-name="T4"> is strictly larger. And it doesn't even matter which particular distance metric you use...</text:span></text:p>
      <text:p text:style-name="P19"><text:bookmark text:name="_dn4f7i5wrtzd"/><text:span text:style-name="T1">Maximum checkers capture</text:span></text:p>
      <text:p text:style-name="P1"/>
      <text:p text:style-name="P1"><text:span text:style-name="T17">def max_checkers_capture(n, x, y, pieces):</text:span></text:p>
      <text:p text:style-name="P1"/>
      <text:p text:style-name="P1"><text:span text:style-name="T4">Even though we again find ourselves on a generalized </text:span><text:span text:style-name="T8">n</text:span><text:span text:style-name="T4">-by-</text:span><text:span text:style-name="T8">n</text:span><text:span text:style-name="T4"> chessboard, this time we are playing a variation of </text:span><text:a xlink:type="simple" xlink:href="https://en.wikipedia.org/wiki/Draughts" text:style-name="ListLabel_20_47" text:visited-style-name="ListLabel_20_47"><text:span text:style-name="T14">checkers</text:span></text:a><text:span text:style-name="T4"> so that your lone </text:span><text:span text:style-name="T7">king </text:span><text:span text:style-name="T4">currently stands at the coordinates </text:span><text:span text:style-name="T17">(x, y)</text:span><text:span text:style-name="T4">, and the parameter </text:span><text:span text:style-name="T17">pieces</text:span><text:span text:style-name="T4"> is a </text:span><text:span text:style-name="T17">set</text:span><text:span text:style-name="T4"> that contains the positions of all of the opponent's pawn pieces. This function should compute and return the maximum number of pieces that your king could potentially capture in a single move.</text:span></text:p>
      <text:p text:style-name="P2"/>
      <text:p text:style-name="P1"><text:span text:style-name="T4">Some variants of checkers allow </text:span><text:span text:style-name="T7">leaping kings</text:span><text:span text:style-name="T4"> that can capture pieces across arbitrary distances. For simplicity, our humble kings can capture a piece only one step away to the four </text:span><text:span text:style-name="T7">diagonal directions</text:span><text:span text:style-name="T4"> (the list </text:span><text:span text:style-name="T17">[(-1, 1), (1, 1), (1, -1), (-1, -1)]</text:span><text:span text:style-name="T4"> might come handy) when the square behind the opponent piece in that diagonal direction exists and is vacant. Your king can then capture that piece by jumping over it into that vacant square, </text:span><text:span text:style-name="T7">immediately removing the captured piece from the board</text:span><text:span text:style-name="T4">.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4">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7">recursively</text:span><text:span text:style-name="T4">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7">n</text:span></text:p>
          </table:table-cell>
          <table:table-cell table:style-name="Table100.A1" office:value-type="string">
            <text:p text:style-name="P8"><text:span text:style-name="T17">x</text:span></text:p>
          </table:table-cell>
          <table:table-cell table:style-name="Table100.A1" office:value-type="string">
            <text:p text:style-name="P8"><text:span text:style-name="T17">y</text:span></text:p>
          </table:table-cell>
          <table:table-cell table:style-name="Table100.A1" office:value-type="string">
            <text:p text:style-name="P8"><text:span text:style-name="T17">pieces</text:span></text:p>
          </table:table-cell>
          <table:table-cell table:style-name="Table100.A1" office:value-type="string">
            <text:p text:style-name="P8"><text:span text:style-name="T4">Expected result</text:span></text:p>
          </table:table-cell>
        </table:table-row>
        <table:table-row table:style-name="Table100.1">
          <table:table-cell table:style-name="Table100.A1" office:value-type="string">
            <text:p text:style-name="P8"><text:span text:style-name="T17">5</text:span></text:p>
          </table:table-cell>
          <table:table-cell table:style-name="Table100.A1" office:value-type="string">
            <text:p text:style-name="P8"><text:span text:style-name="T17">0</text:span></text:p>
          </table:table-cell>
          <table:table-cell table:style-name="Table100.A1" office:value-type="string">
            <text:p text:style-name="P8"><text:span text:style-name="T17">2</text:span></text:p>
          </table:table-cell>
          <table:table-cell table:style-name="Table100.A1" office:value-type="string">
            <text:p text:style-name="P8"><text:span text:style-name="T17">set([(1,1), (3,1), (1,3)]</text:span></text:p>
          </table:table-cell>
          <table:table-cell table:style-name="Table100.A1" office:value-type="string">
            <text:p text:style-name="P8"><text:span text:style-name="T17">2</text:span></text:p>
          </table:table-cell>
        </table:table-row>
        <table:table-row table:style-name="Table100.1">
          <table:table-cell table:style-name="Table100.A1" office:value-type="string">
            <text:p text:style-name="P8"><text:span text:style-name="T17">7</text:span></text:p>
          </table:table-cell>
          <table:table-cell table:style-name="Table100.A1" office:value-type="string">
            <text:p text:style-name="P8"><text:span text:style-name="T17">0</text:span></text:p>
          </table:table-cell>
          <table:table-cell table:style-name="Table100.A1" office:value-type="string">
            <text:p text:style-name="P8"><text:span text:style-name="T17">0</text:span></text:p>
          </table:table-cell>
          <table:table-cell table:style-name="Table100.A1" office:value-type="string">
            <text:p text:style-name="P8"><text:span text:style-name="T17">set([(1,1), (1,3), (3,3), (2,4), (1,5)])</text:span></text:p>
          </table:table-cell>
          <table:table-cell table:style-name="Table100.A1" office:value-type="string">
            <text:p text:style-name="P8"><text:span text:style-name="T17">3</text:span></text:p>
          </table:table-cell>
        </table:table-row>
        <table:table-row table:style-name="Table100.1">
          <table:table-cell table:style-name="Table100.A1" office:value-type="string">
            <text:p text:style-name="P8"><text:span text:style-name="T17">8</text:span></text:p>
          </table:table-cell>
          <table:table-cell table:style-name="Table100.A1" office:value-type="string">
            <text:p text:style-name="P8"><text:span text:style-name="T17">7</text:span></text:p>
          </table:table-cell>
          <table:table-cell table:style-name="Table100.A1" office:value-type="string">
            <text:p text:style-name="P8"><text:span text:style-name="T17">0</text:span></text:p>
          </table:table-cell>
          <table:table-cell table:style-name="Table100.A1" office:value-type="string">
            <text:p text:style-name="P8"><text:span text:style-name="T17">set([(x, y) for x in range(2, 8, 2) for y in range(1, 7, 2)])</text:span></text:p>
          </table:table-cell>
          <table:table-cell table:style-name="Table100.A1" office:value-type="string">
            <text:p text:style-name="P8"><text:span text:style-name="T17">9</text:span></text:p>
          </table:table-cell>
        </table:table-row>
      </table:table>
      <text:p text:style-name="P1"/>
      <text:p text:style-name="P19"><text:bookmark text:name="_wjwfbqw3f4k3"/><text:span text:style-name="T1">Collatzy distance</text:span></text:p>
      <text:p text:style-name="P2"/>
      <text:p text:style-name="P1"><text:span text:style-name="T17">def collatzy_distance(start, end):</text:span></text:p>
      <text:p text:style-name="P2"/>
      <text:p text:style-name="P1"><text:span text:style-name="T4">Let us make up a rule that says that from a positive integer </text:span><text:span text:style-name="T17">n</text:span><text:span text:style-name="T4">, you are allowed to move in a single step into either integer </text:span><text:span text:style-name="T17">3*n+1</text:span><text:span text:style-name="T4"> or </text:span><text:span text:style-name="T17">n//2</text:span><text:span text:style-name="T4">. Even though these formulas were obviously inspired by the </text:span><text:a xlink:type="simple" xlink:href="https://en.wikipedia.org/wiki/Collatz_conjecture" text:style-name="ListLabel_20_47" text:visited-style-name="ListLabel_20_47"><text:span text:style-name="T14">Collatz conjecture</text:span></text:a><text:span text:style-name="T4"> that we encountered in class and some earlier problems, in this problem the parity of </text:span><text:span text:style-name="T17">n</text:span><text:span text:style-name="T4"> does not restrict you to deterministically use just one of these formulas, but you may use either formula regardless of whether your current </text:span><text:span text:style-name="T17">n</text:span><text:span text:style-name="T4"> is odd or even. This function should determine how many steps are needed to get from </text:span><text:span text:style-name="T17">start</text:span><text:span text:style-name="T4"> to </text:span><text:span text:style-name="T17">end</text:span><text:span text:style-name="T4">, assuming that you wisely choose each step to minimize the total number of steps in the path.</text:span></text:p>
      <text:p text:style-name="P2"/>
      <text:p text:style-name="P1"><text:span text:style-name="T4">This problem can be solved with </text:span><text:span text:style-name="T7">breadth-first search</text:span><text:span text:style-name="T4"> the following way, given here as a sneaky preview for the later course that explains that and other </text:span><text:span text:style-name="T7">graph traversal</text:span><text:span text:style-name="T4"> algorithms. For the given </text:span><text:span text:style-name="T17">start</text:span><text:span text:style-name="T4"> value, the zeroth </text:span><text:span text:style-name="T7">layer</text:span><text:span text:style-name="T4"> is the singleton list </text:span><text:span text:style-name="T17">[start]</text:span><text:span text:style-name="T4">. Once you have computed layer </text:span><text:span text:style-name="T17">k</text:span><text:span text:style-name="T4">, the next layer </text:span><text:span text:style-name="T17">k+1</text:span><text:span text:style-name="T4"> consists of all integers </text:span><text:span text:style-name="T17">3*n+1</text:span><text:span text:style-name="T4"> and </text:span><text:span text:style-name="T17">n//2</text:span><text:span text:style-name="T4"> where </text:span><text:span text:style-name="T17">n</text:span><text:span text:style-name="T4"> goes through all numbers in the previous layer </text:span><text:span text:style-name="T17">k</text:span><text:span text:style-name="T4">. For example, if </text:span><text:span text:style-name="T17">start = 4</text:span><text:span text:style-name="T4">, the first four layers numbered from zero to three would be </text:span><text:span text:style-name="T17">[4]</text:span><text:span text:style-name="T4">, </text:span><text:span text:style-name="T17">[13, 2]</text:span><text:span text:style-name="T4">, </text:span><text:span text:style-name="T17">[40, 6, 7, 1]</text:span><text:span text:style-name="T4"> and </text:span><text:span text:style-name="T17">[121, 20, 19, 3, 22, 0]</text:span><text:span text:style-name="T4">, the elements inside each layer possibly listed in some other order as your code found them.</text:span></text:p>
      <text:p text:style-name="P2"/>
      <text:p text:style-name="P1"><text:span text:style-name="T4">Then, keep generating layers from the previous layer inside a while-loop until the goal number </text:span><text:span text:style-name="T17">end</text:span><text:span text:style-name="T4">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7">start</text:span></text:p>
          </table:table-cell>
          <table:table-cell table:style-name="Table101.A1" office:value-type="string">
            <text:p text:style-name="P8"><text:span text:style-name="T17">end</text:span></text:p>
          </table:table-cell>
          <table:table-cell table:style-name="Table101.A1" office:value-type="string">
            <text:p text:style-name="P8"><text:span text:style-name="T4">Expected result</text:span></text:p>
          </table:table-cell>
        </table:table-row>
        <table:table-row table:style-name="Table101.1">
          <table:table-cell table:style-name="Table101.A1" office:value-type="string">
            <text:p text:style-name="P8"><text:span text:style-name="T17">10</text:span></text:p>
          </table:table-cell>
          <table:table-cell table:style-name="Table101.A1" office:value-type="string">
            <text:p text:style-name="P8"><text:span text:style-name="T17">20</text:span></text:p>
          </table:table-cell>
          <table:table-cell table:style-name="Table101.A1" office:value-type="string">
            <text:p text:style-name="P8"><text:span text:style-name="T17">7</text:span></text:p>
          </table:table-cell>
        </table:table-row>
        <table:table-row table:style-name="Table101.1">
          <table:table-cell table:style-name="Table101.A1" office:value-type="string">
            <text:p text:style-name="P8"><text:span text:style-name="T17">42</text:span></text:p>
          </table:table-cell>
          <table:table-cell table:style-name="Table101.A1" office:value-type="string">
            <text:p text:style-name="P8"><text:span text:style-name="T17">42</text:span></text:p>
          </table:table-cell>
          <table:table-cell table:style-name="Table101.A1" office:value-type="string">
            <text:p text:style-name="P8"><text:span text:style-name="T17">0</text:span></text:p>
          </table:table-cell>
        </table:table-row>
        <table:table-row table:style-name="Table101.1">
          <table:table-cell table:style-name="Table101.A1" office:value-type="string">
            <text:p text:style-name="P8"><text:span text:style-name="T17">42</text:span></text:p>
          </table:table-cell>
          <table:table-cell table:style-name="Table101.A1" office:value-type="string">
            <text:p text:style-name="P8"><text:span text:style-name="T17">43</text:span></text:p>
          </table:table-cell>
          <table:table-cell table:style-name="Table101.A1" office:value-type="string">
            <text:p text:style-name="P8"><text:span text:style-name="T17">13</text:span></text:p>
          </table:table-cell>
        </table:table-row>
        <table:table-row table:style-name="Table101.1">
          <table:table-cell table:style-name="Table101.A1" office:value-type="string">
            <text:p text:style-name="P8"><text:span text:style-name="T17">76</text:span></text:p>
          </table:table-cell>
          <table:table-cell table:style-name="Table101.A1" office:value-type="string">
            <text:p text:style-name="P8"><text:span text:style-name="T17">93</text:span></text:p>
          </table:table-cell>
          <table:table-cell table:style-name="Table101.A1" office:value-type="string">
            <text:p text:style-name="P8"><text:span text:style-name="T17">23</text:span></text:p>
          </table:table-cell>
        </table:table-row>
        <table:table-row table:style-name="Table101.1">
          <table:table-cell table:style-name="Table101.A1" office:value-type="string">
            <text:p text:style-name="P8"><text:span text:style-name="T17">1000</text:span></text:p>
          </table:table-cell>
          <table:table-cell table:style-name="Table101.A1" office:value-type="string">
            <text:p text:style-name="P8"><text:span text:style-name="T17">10</text:span></text:p>
          </table:table-cell>
          <table:table-cell table:style-name="Table101.A1" office:value-type="string">
            <text:p text:style-name="P8"><text:span text:style-name="T17">9</text:span></text:p>
          </table:table-cell>
        </table:table-row>
      </table:table>
      <text:p text:style-name="P2"/>
      <text:p text:style-name="P1"><text:span text:style-name="T4">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7">def van_eck(n):</text:span></text:p>
      <text:p text:style-name="P2"/>
      <text:p text:style-name="P1"><text:span text:style-name="T4">Compute and return the </text:span><text:span text:style-name="T8">n</text:span><text:span text:style-name="T4">:th term of the </text:span><text:a xlink:type="simple" xlink:href="https://oeis.org/A181391" text:style-name="ListLabel_20_47" text:visited-style-name="ListLabel_20_47"><text:span text:style-name="T14">Van Eck sequence</text:span></text:a><text:span text:style-name="T4">. The first term in the first position </text:span><text:span text:style-name="T8">i</text:span><text:span text:style-name="T4"> = 0 equals zero. The term in later position </text:span><text:span text:style-name="T8">i</text:span><text:span text:style-name="T4"> is determined by the term </text:span><text:span text:style-name="T8">x</text:span><text:span text:style-name="T4"> in the previous position </text:span><text:span text:style-name="T8">i</text:span><text:span text:style-name="T4"> - 1:</text:span></text:p>
      <text:p text:style-name="P2"/>
      <text:list xml:id="list3953734912" text:style-name="WWNum2">
        <text:list-item>
          <text:p text:style-name="P13"><text:span text:style-name="T4">If the position </text:span><text:span text:style-name="T8">i</text:span><text:span text:style-name="T4"> - 1 was the first appearance of that term </text:span><text:span text:style-name="T8">x</text:span><text:span text:style-name="T4">, the term in the current position </text:span><text:span text:style-name="T8">i</text:span><text:span text:style-name="T4"> equals zero.</text:span></text:p>
        </text:list-item>
        <text:list-item>
          <text:p text:style-name="P13"><text:span text:style-name="T4">Otherwise, if the previous term </text:span><text:span text:style-name="T8">x</text:span><text:span text:style-name="T4"> has now appeared at least twice in the sequence, the term in the current position </text:span><text:span text:style-name="T8">i</text:span><text:span text:style-name="T4"> is given by the position difference </text:span><text:span text:style-name="T8">i</text:span><text:span text:style-name="T4"> - 1 - </text:span><text:span text:style-name="T8">j</text:span><text:span text:style-name="T4">, where </text:span><text:span text:style-name="T8">j</text:span><text:span text:style-name="T4"> is the position of the second most recent appearance of the term </text:span><text:span text:style-name="T8">x</text:span><text:span text:style-name="T4">.</text:span></text:p>
        </text:list-item>
      </text:list>
      <text:p text:style-name="P2"/>
      <text:p text:style-name="P1"><text:span text:style-name="T4">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4">In the same spirit as in the earlier problem that asked you to generate terms of the </text:span><text:a xlink:type="simple" xlink:href="http://mathworld.wolfram.com/RecamansSequence.html" text:style-name="ListLabel_20_47" text:visited-style-name="ListLabel_20_47"><text:span text:style-name="T14">Recamán's sequence</text:span></text:a><text:span text:style-name="T4">,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7">n</text:span></text:p>
          </table:table-cell>
          <table:table-cell table:style-name="Table102.A1" office:value-type="string">
            <text:p text:style-name="P8"><text:span text:style-name="T4">Expected result</text:span></text:p>
          </table:table-cell>
        </table:table-row>
        <table:table-row table:style-name="Table102.1">
          <table:table-cell table:style-name="Table102.A1" office:value-type="string">
            <text:p text:style-name="P8"><text:span text:style-name="T17">0</text:span></text:p>
          </table:table-cell>
          <table:table-cell table:style-name="Table102.A1" office:value-type="string">
            <text:p text:style-name="P8"><text:span text:style-name="T17">0</text:span></text:p>
          </table:table-cell>
        </table:table-row>
        <table:table-row table:style-name="Table102.1">
          <table:table-cell table:style-name="Table102.A1" office:value-type="string">
            <text:p text:style-name="P8"><text:span text:style-name="T17">10</text:span></text:p>
          </table:table-cell>
          <table:table-cell table:style-name="Table102.A1" office:value-type="string">
            <text:p text:style-name="P8"><text:span text:style-name="T17">0</text:span></text:p>
          </table:table-cell>
        </table:table-row>
        <table:table-row table:style-name="Table102.1">
          <table:table-cell table:style-name="Table102.A1" office:value-type="string">
            <text:p text:style-name="P8"><text:span text:style-name="T17">1000</text:span></text:p>
          </table:table-cell>
          <table:table-cell table:style-name="Table102.A1" office:value-type="string">
            <text:p text:style-name="P8"><text:span text:style-name="T17">61</text:span></text:p>
          </table:table-cell>
        </table:table-row>
        <table:table-row table:style-name="Table102.1">
          <table:table-cell table:style-name="Table102.A1" office:value-type="string">
            <text:p text:style-name="P8"><text:span text:style-name="T17">10**6</text:span></text:p>
          </table:table-cell>
          <table:table-cell table:style-name="Table102.A1" office:value-type="string">
            <text:p text:style-name="P8"><text:span text:style-name="T17">8199</text:span></text:p>
          </table:table-cell>
        </table:table-row>
        <table:table-row table:style-name="Table102.1">
          <table:table-cell table:style-name="Table102.A1" office:value-type="string">
            <text:p text:style-name="P8"><text:span text:style-name="T17">10**8</text:span></text:p>
          </table:table-cell>
          <table:table-cell table:style-name="Table102.A1" office:value-type="string">
            <text:p text:style-name="P8"><text:span text:style-name="T17">5522779</text:span></text:p>
          </table:table-cell>
        </table:table-row>
      </table:table>
      <text:p text:style-name="P1"/>
      <text:p text:style-name="P19"><text:bookmark text:name="_aim5xa6cv16f"/><text:span text:style-name="T1">Next higher zigzag</text:span></text:p>
      <text:p text:style-name="P1"/>
      <text:p text:style-name="P1"><text:span text:style-name="T17">def next_zigzag(n):</text:span></text:p>
      <text:p text:style-name="P2"/>
      <text:p text:style-name="P1"><text:span text:style-name="T4">The definition of </text:span><text:span text:style-name="T7">zigzag numbers</text:span><text:span text:style-name="T4"> is exactly the same as in the earlier problem that asked you to identify whether the given number is a zigzag number. In this problem, the function is given a positive integer </text:span><text:span text:style-name="T17">n</text:span><text:span text:style-name="T4"> that </text:span><text:span text:style-name="T7">is guaranteed to be a zigzag number</text:span><text:span text:style-name="T4">. This function should return the positive integer </text:span><text:span text:style-name="T17">m &gt; n</text:span><text:span text:style-name="T4"> that is </text:span><text:span text:style-name="T7">the next higher zigzag number</text:span><text:span text:style-name="T4"> up the line, so that none of the numbers strictly between </text:span><text:span text:style-name="T17">n</text:span><text:span text:style-name="T4"> and </text:span><text:span text:style-name="T17">m</text:span><text:span text:style-name="T4"> is also a zigzag number.</text:span></text:p>
      <text:p text:style-name="P2"/>
      <text:p text:style-name="P1"><text:span text:style-name="T4">This problem could in principle be solved by counting up from </text:span><text:span text:style-name="T17">n+1</text:span><text:span text:style-name="T4"> and using your earlier </text:span><text:span text:style-name="T17">is_zigzag</text:span><text:span text:style-name="T4">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7">n</text:span></text:p>
          </table:table-cell>
          <table:table-cell table:style-name="Table103.A1" office:value-type="string">
            <text:p text:style-name="P3"><text:span text:style-name="T4">Expected result</text:span></text:p>
          </table:table-cell>
        </table:table-row>
        <table:table-row table:style-name="Table103.1">
          <table:table-cell table:style-name="Table103.A1" office:value-type="string">
            <text:p text:style-name="P3"><text:span text:style-name="T17">801</text:span></text:p>
          </table:table-cell>
          <table:table-cell table:style-name="Table103.A1" office:value-type="string">
            <text:p text:style-name="P3"><text:span text:style-name="T17">802</text:span></text:p>
          </table:table-cell>
        </table:table-row>
        <table:table-row table:style-name="Table103.1">
          <table:table-cell table:style-name="Table103.A1" office:value-type="string">
            <text:p text:style-name="P3"><text:span text:style-name="T17">1082845</text:span></text:p>
          </table:table-cell>
          <table:table-cell table:style-name="Table103.A1" office:value-type="string">
            <text:p text:style-name="P3"><text:span text:style-name="T17">1082846</text:span></text:p>
          </table:table-cell>
        </table:table-row>
        <table:table-row table:style-name="Table103.1">
          <table:table-cell table:style-name="Table103.A1" office:value-type="string">
            <text:p text:style-name="P3"><text:span text:style-name="T17">92398</text:span></text:p>
          </table:table-cell>
          <table:table-cell table:style-name="Table103.A1" office:value-type="string">
            <text:p text:style-name="P3"><text:span text:style-name="T17">92401</text:span></text:p>
          </table:table-cell>
        </table:table-row>
        <table:table-row table:style-name="Table103.1">
          <table:table-cell table:style-name="Table103.A1" office:value-type="string">
            <text:p text:style-name="P3"><text:span text:style-name="T17">27398</text:span></text:p>
          </table:table-cell>
          <table:table-cell table:style-name="Table103.A1" office:value-type="string">
            <text:p text:style-name="P3"><text:span text:style-name="T17">27450</text:span></text:p>
          </table:table-cell>
        </table:table-row>
        <table:table-row table:style-name="Table103.1">
          <table:table-cell table:style-name="Table103.A1" office:value-type="string">
            <text:p text:style-name="P3"><text:span text:style-name="T17">89292523198989898</text:span></text:p>
          </table:table-cell>
          <table:table-cell table:style-name="Table103.A1" office:value-type="string">
            <text:p text:style-name="P3"><text:span text:style-name="T17">89292523230101010</text:span></text:p>
          </table:table-cell>
        </table:table-row>
      </table:table>
      <text:p text:style-name="P2"/>
      <text:p text:style-name="P19"><text:bookmark text:name="_533qvyqjvq0t"/><text:span text:style-name="T1">Tips and trips</text:span></text:p>
      <text:p text:style-name="P4"/>
      <text:p text:style-name="P1"><text:span text:style-name="T17">def trips_fill(words3, pattern, tabu):</text:span></text:p>
      <text:p text:style-name="P2"/>
      <text:p text:style-name="P1"><text:span text:style-name="T4">Define a string of lowercase letters in English whose length is three or more to be </text:span><text:span text:style-name="T7">trip-filled</text:span><text:span text:style-name="T4"> if every 3-substring (a "trip") inside it is a three-letter word from </text:span><text:span text:style-name="T17">words3</text:span><text:span text:style-name="T4">, the list of such words in sorted order. Examples of trip-filled strings are </text:span><text:span text:style-name="T17">'pacepad'</text:span><text:span text:style-name="T4">, </text:span><text:span text:style-name="T17">'baganami'</text:span><text:span text:style-name="T4"> and </text:span><text:span text:style-name="T17">'udianaahunat'</text:span><text:span text:style-name="T4">, provided that we use some of the more obscure words such as </text:span><text:span text:style-name="T17">'</text:span><text:a xlink:type="simple" xlink:href="https://www.dictionary.com/browse/cep" text:style-name="ListLabel_20_48" text:visited-style-name="ListLabel_20_48"><text:span text:style-name="T16">cep</text:span></text:a><text:span text:style-name="T17">'</text:span><text:span text:style-name="T4"> and </text:span><text:span text:style-name="T17">'</text:span><text:a xlink:type="simple" xlink:href="https://www.dictionary.com/browse/gan" text:style-name="ListLabel_20_48" text:visited-style-name="ListLabel_20_48"><text:span text:style-name="T16">gan</text:span></text:a><text:span text:style-name="T17">'</text:span><text:span text:style-name="T4"> from </text:span><text:span text:style-name="T17">words_sorted.txt</text:span><text:span text:style-name="T4">. Given a </text:span><text:span text:style-name="T17">pattern</text:span><text:span text:style-name="T4"> made of lowercase letters and asterisks, this function should find and return </text:span><text:span text:style-name="T7">the lexicographically lowest trip-filled string</text:span><text:span text:style-name="T4"> that can be constructed by replacing each asterisk of </text:span><text:span text:style-name="T17">pattern</text:span><text:span text:style-name="T4"> with any letter of your choice. Furthermore, </text:span><text:span text:style-name="T7">no individual trip may appear in the solution more than once.</text:span><text:span text:style-name="T4"> If no solution exists for the given </text:span><text:span text:style-name="T17">pattern</text:span><text:span text:style-name="T4">, return </text:span><text:span text:style-name="T17">None</text:span><text:span text:style-name="T4">. </text:span></text:p>
      <text:p text:style-name="P2"/>
      <text:p text:style-name="P1"><text:span text:style-name="T4">This problem is best solved with recursion similar to </text:span><text:span text:style-name="T17">decode_morse</text:span><text:span text:style-name="T4"> in the </text:span><text:a xlink:type="simple" xlink:href="https://github.com/ikokkari/PythonExamples/blob/master/morse.py" text:style-name="ListLabel_20_48" text:visited-style-name="ListLabel_20_48"><text:span text:style-name="T16">morse.py</text:span></text:a><text:span text:style-name="T4"> example. This function should loop through all trips that "fit into" the first three characters of </text:span><text:span text:style-name="T17">pattern</text:span><text:span text:style-name="T4">. (Let </text:span><text:span text:style-name="T17">bisect_left</text:span><text:span text:style-name="T4"> be your friend in this time of need.) For each such fitting trip, recursively find the lexicographically lowest way to fill in the rest of the </text:span><text:span text:style-name="T17">pattern</text:span><text:span text:style-name="T4"> from position 1 onwards, with your currently chosen trip "stamped" into the first three characters of that </text:span><text:span text:style-name="T17">pattern</text:span><text:span text:style-name="T4">. As this function needs to return only the first complete solution instead of generating all of them, ordinary recursion suffices instead of an entire recursive generator. To enforce the uniqueness of the chosen trips, this recursion should </text:span><text:span text:style-name="T17">append</text:span><text:span text:style-name="T4"> each trip into the </text:span><text:span text:style-name="T17">tabu</text:span><text:span text:style-name="T4"> list on the way down, and then </text:span><text:span text:style-name="T17">pop</text:span><text:span text:style-name="T4"> that trip out of the </text:span><text:span text:style-name="T17">tabu</text:span><text:span text:style-name="T4"> list immediately after returning. (In the top level calls from the tester, </text:span><text:span text:style-name="T17">tabu</text:span><text:span text:style-name="T4"> is always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7">pattern</text:span></text:p>
          </table:table-cell>
          <table:table-cell table:style-name="Table104.A1" office:value-type="string">
            <text:p text:style-name="P8"><text:span text:style-name="T4">Expected result (using the wordlist </text:span><text:span text:style-name="T17">words_sorted.txt</text:span><text:span text:style-name="T4">)</text:span></text:p>
          </table:table-cell>
        </table:table-row>
        <table:table-row table:style-name="Table104.1">
          <table:table-cell table:style-name="Table104.A1" office:value-type="string">
            <text:p text:style-name="P8"><text:span text:style-name="T17">'**q'</text:span></text:p>
          </table:table-cell>
          <table:table-cell table:style-name="Table104.A1" office:value-type="string">
            <text:p text:style-name="P8"><text:span text:style-name="T17">'aeq'</text:span></text:p>
          </table:table-cell>
        </table:table-row>
        <table:table-row table:style-name="Table104.1">
          <table:table-cell table:style-name="Table104.A1" office:value-type="string">
            <text:p text:style-name="P8"><text:span text:style-name="T17">'*yo***'</text:span></text:p>
          </table:table-cell>
          <table:table-cell table:style-name="Table104.A1" office:value-type="string">
            <text:p text:style-name="P8"><text:span text:style-name="T17">'iyobaa'</text:span></text:p>
          </table:table-cell>
        </table:table-row>
        <table:table-row table:style-name="Table104.1">
          <table:table-cell table:style-name="Table104.A1" office:value-type="string">
            <text:p text:style-name="P8"><text:span text:style-name="T17">'*m*gv**o'</text:span></text:p>
          </table:table-cell>
          <table:table-cell table:style-name="Table104.A1" office:value-type="string">
            <text:p text:style-name="P8"><text:span text:style-name="T17">None</text:span></text:p>
          </table:table-cell>
        </table:table-row>
        <table:table-row table:style-name="Table104.1">
          <table:table-cell table:style-name="Table104.A1" office:value-type="string">
            <text:p text:style-name="P8"><text:span text:style-name="T17">'*ef***da**s'</text:span></text:p>
          </table:table-cell>
          <table:table-cell table:style-name="Table104.A1" office:value-type="string">
            <text:p text:style-name="P8"><text:span text:style-name="T17">'befloadabas'</text:span></text:p>
          </table:table-cell>
        </table:table-row>
        <table:table-row table:style-name="Table104.1">
          <table:table-cell table:style-name="Table104.A1" office:value-type="string">
            <text:p text:style-name="P8"><text:span text:style-name="T17">'**l**a*l*ai*'</text:span></text:p>
          </table:table-cell>
          <table:table-cell table:style-name="Table104.A1" office:value-type="string">
            <text:p text:style-name="P8"><text:span text:style-name="T17">'ablobaalcaid'</text:span></text:p>
          </table:table-cell>
        </table:table-row>
        <table:table-row table:style-name="Table104.1">
          <table:table-cell table:style-name="Table104.A1" office:value-type="string">
            <text:p text:style-name="P8"><text:span text:style-name="T17">'*e' * 8</text:span></text:p>
          </table:table-cell>
          <table:table-cell table:style-name="Table104.A1" office:value-type="string">
            <text:p text:style-name="P8"><text:span text:style-name="T17">'lekereseyewemeve'</text:span></text:p>
          </table:table-cell>
        </table:table-row>
        <table:table-row table:style-name="Table104.1">
          <table:table-cell table:style-name="Table104.A1" office:value-type="string">
            <text:p text:style-name="P8"><text:span text:style-name="T17">'*' * 100</text:span></text:p>
          </table:table-cell>
          <table:table-cell table:style-name="Table104.A1" office:value-type="string">
            <text:p text:style-name="P8"><text:span text:style-name="T17">'aaahabaalabbloadabcdfthadcabdeaddtdryadebbsfmtgnubcfibabeamablschaeraboafbibobaccmlxxiseanaambdspace'</text:span></text:p>
          </table:table-cell>
        </table:table-row>
      </table:table>
      <text:p text:style-name="P1"><text:span text:style-name="T4"><text:s/></text:span></text:p>
      <text:p text:style-name="P2"/>
      <text:p text:style-name="P2"/>
      <text:p text:style-name="P19"><text:bookmark text:name="_7ghk7zh7w9iz"/><text:span text:style-name="T1">Balanced ternary</text:span></text:p>
      <text:p text:style-name="P2"/>
      <text:p text:style-name="P1"><text:span text:style-name="T17">def balanced_ternary(n):</text:span></text:p>
      <text:p text:style-name="P2"/>
      <text:p text:style-name="P1"><text:span text:style-name="T4">The integer two and its powers abound all over computing whereas the number three seems to be mostly absent, at least until we get to the </text:span><text:span text:style-name="T7">theory of computation</text:span><text:span text:style-name="T4"> and </text:span><text:span text:style-name="T7">NP-complete problems</text:span><text:span text:style-name="T4"> where the number three turns out to be a very different thing from two not only quantitatively, but qualitatively. Stepping from two to three is where computational complexity usually emerges.</text:span></text:p>
      <text:p text:style-name="P2"/>
      <text:p text:style-name="P1"><text:span text:style-name="T4">Normally we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7" text:visited-style-name="ListLabel_20_47"><text:span text:style-name="T14">special tricks to represent negative numbers</text:span></text:a><text:span text:style-name="T4"> in the absence of an explicit negation sign. The </text:span><text:a xlink:type="simple" xlink:href="https://en.wikipedia.org/wiki/Balanced_ternary" text:style-name="ListLabel_20_47" text:visited-style-name="ListLabel_20_47"><text:span text:style-name="T14">balanced ternary</text:span></text:a><text:span text:style-name="T4"> representation of integers uses the base three instead of two, with </text:span><text:span text:style-name="T7">signed</text:span><text:span text:style-name="T4">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8">n</text:span><text:span text:style-name="T4"> can be constructed simply by flipping the signs of the terms of the representation of +</text:span><text:span text:style-name="T8">n</text:span><text:span text:style-name="T4">. </text:span></text:p>
      <text:p text:style-name="P2"/>
      <text:p text:style-name="P1"><text:span text:style-name="T4">Given an integer </text:span><text:span text:style-name="T8">n</text:span><text:span text:style-name="T4">, return the list of signed powers of three that add up to </text:span><text:span text:style-name="T8">n</text:span><text:span text:style-name="T4">, listing these powers in the descending order of their absolute values. This problem could be solved in a few different ways. The page "</text:span><text:a xlink:type="simple" xlink:href="https://cp-algorithms.com/algebra/balanced-ternary.html" text:style-name="ListLabel_20_47" text:visited-style-name="ListLabel_20_47"><text:span text:style-name="T14">Balanced ternary</text:span></text:a><text:span text:style-name="T4">" shows one way to do this by first converting </text:span><text:span text:style-name="T8">n</text:span><text:span text:style-name="T4"> to </text:span><text:span text:style-name="T7">unbalanced ternary</text:span><text:span text:style-name="T4"> (this is just base three with coefficients 0, 1 and 2) and taking it from there. Another way to achieve the same end is to first find </text:span><text:span text:style-name="T8">p</text:span><text:span text:style-name="T4">, the highest power of 3 that is less than equal to </text:span><text:span text:style-name="T8">n</text:span><text:span text:style-name="T4">. Then, depending on the value of </text:span><text:span text:style-name="T8">n</text:span><text:span text:style-name="T4"> - </text:span><text:span text:style-name="T8">p</text:span><text:span text:style-name="T4">, you either take </text:span><text:span text:style-name="T8">p</text:span><text:span text:style-name="T4"> into the result and convert </text:span><text:span text:style-name="T8">n</text:span><text:span text:style-name="T4"> - </text:span><text:span text:style-name="T8">p</text:span><text:span text:style-name="T4"> for the rest, or take 3</text:span><text:span text:style-name="T8">p</text:span><text:span text:style-name="T4"> into the result and convert </text:span><text:span text:style-name="T8">n</text:span><text:span text:style-name="T4"> - </text:span><text:span text:style-name="T8">3p</text:span><text:span text:style-name="T4">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7">n</text:span></text:p>
          </table:table-cell>
          <table:table-cell table:style-name="Table105.A1" office:value-type="string">
            <text:p text:style-name="P8"><text:span text:style-name="T4">Expected result</text:span></text:p>
          </table:table-cell>
        </table:table-row>
        <table:table-row table:style-name="Table105.1">
          <table:table-cell table:style-name="Table105.A1" office:value-type="string">
            <text:p text:style-name="P8"><text:span text:style-name="T17">5</text:span></text:p>
          </table:table-cell>
          <table:table-cell table:style-name="Table105.A1" office:value-type="string">
            <text:p text:style-name="P8"><text:span text:style-name="T17">[9, -3, -1]</text:span></text:p>
          </table:table-cell>
        </table:table-row>
        <table:table-row table:style-name="Table105.1">
          <table:table-cell table:style-name="Table105.A1" office:value-type="string">
            <text:p text:style-name="P8"><text:span text:style-name="T17">-5</text:span></text:p>
          </table:table-cell>
          <table:table-cell table:style-name="Table105.A1" office:value-type="string">
            <text:p text:style-name="P8"><text:span text:style-name="T17">[-9, 3, 1]</text:span></text:p>
          </table:table-cell>
        </table:table-row>
        <table:table-row table:style-name="Table105.1">
          <table:table-cell table:style-name="Table105.A1" office:value-type="string">
            <text:p text:style-name="P8"><text:span text:style-name="T17">42</text:span></text:p>
          </table:table-cell>
          <table:table-cell table:style-name="Table105.A1" office:value-type="string">
            <text:p text:style-name="P8"><text:span text:style-name="T17">[81, -27, -9, -3]</text:span></text:p>
          </table:table-cell>
        </table:table-row>
        <table:table-row table:style-name="Table105.1">
          <table:table-cell table:style-name="Table105.A1" office:value-type="string">
            <text:p text:style-name="P8"><text:span text:style-name="T17">-42</text:span></text:p>
          </table:table-cell>
          <table:table-cell table:style-name="Table105.A1" office:value-type="string">
            <text:p text:style-name="P8"><text:span text:style-name="T17">[-81, 27, 9, 3]</text:span></text:p>
          </table:table-cell>
        </table:table-row>
        <table:table-row table:style-name="Table105.1">
          <table:table-cell table:style-name="Table105.A1" office:value-type="string">
            <text:p text:style-name="P8"><text:span text:style-name="T17">100</text:span></text:p>
          </table:table-cell>
          <table:table-cell table:style-name="Table105.A1" office:value-type="string">
            <text:p text:style-name="P8"><text:span text:style-name="T17">[81, 27, -9, 1]</text:span></text:p>
          </table:table-cell>
        </table:table-row>
        <table:table-row table:style-name="Table105.1">
          <table:table-cell table:style-name="Table105.A1" office:value-type="string">
            <text:p text:style-name="P8"><text:span text:style-name="T17">10**6</text:span></text:p>
          </table:table-cell>
          <table:table-cell table:style-name="Table105.A1" office:value-type="string">
            <text:p text:style-name="P8"><text:span text:style-name="T17">[1594323, -531441, -59049, -6561, 2187, 729, -243, 81, -27, 1]</text:span></text:p>
          </table:table-cell>
        </table:table-row>
      </table:table>
      <text:p text:style-name="P16"><text:bookmark text:name="_bl7u7boilnqn"/><text:span text:style-name="T1">Lords of Midnight</text:span></text:p>
      <text:p text:style-name="P2"/>
      <text:p text:style-name="P1"><text:span text:style-name="T17">def midnight(dice):</text:span></text:p>
      <text:p text:style-name="P2"/>
      <text:p text:style-name="P1"><text:span text:style-name="T7">Midnight</text:span><text:span text:style-name="T4"> (see </text:span><text:a xlink:type="simple" xlink:href="https://en.wikipedia.org/wiki/Midnight_(game)" text:style-name="ListLabel_20_47" text:visited-style-name="ListLabel_20_47"><text:span text:style-name="T14">the Wikipedia page</text:span></text:a><text:span text:style-name="T4">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7" text:visited-style-name="ListLabel_20_47"><text:span text:style-name="T14">Madame de Thèbes</text:span></text:a><text:span text:style-name="T4">) that allows you to predict what pip values each individual die will produce in its entire sequence of future rolls, expressed as a sequence such as </text:span><text:span text:style-name="T17">[2, 5, 5, 1, 6, 3]</text:span><text:span text:style-name="T4">. Aided with this foresight, your task is to return the maximum total score that could be achieved with the given dice rolls.</text:span></text:p>
      <text:p text:style-name="P2"/>
      <text:p text:style-name="P1"><text:span text:style-name="T4">The argument </text:span><text:span text:style-name="T17">dice</text:span><text:span text:style-name="T4">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7">dice</text:span></text:p>
          </table:table-cell>
          <table:table-cell table:style-name="Table106.A1" office:value-type="string">
            <text:p text:style-name="P8"><text:span text:style-name="T4">Expected result</text:span></text:p>
          </table:table-cell>
        </table:table-row>
        <table:table-row table:style-name="Table106.1">
          <table:table-cell table:style-name="Table106.A1" office:value-type="string">
            <text:p text:style-name="P8"><text:span text:style-name="T17">[[3, 4, 6, 6, 6, 2], [3, 2, 6, 2, 3, 3], [2, 2, 2, 2, 2, 3], [6, 1, 4, 2, 2, 2], [2, 2, 2, 3, 2, 3], [2, 3, 3, 3, 3, 2]]</text:span></text:p>
          </table:table-cell>
          <table:table-cell table:style-name="Table106.A1" office:value-type="string">
            <text:p text:style-name="P8"><text:span text:style-name="T17">14</text:span></text:p>
          </table:table-cell>
        </table:table-row>
        <table:table-row table:style-name="Table106.1">
          <table:table-cell table:style-name="Table106.A1" office:value-type="string">
            <text:p text:style-name="P8"><text:span text:style-name="T17">[[2, 6, 2, 5, 2, 5], [5, 3, 3, 2, 5, 3], [2, 2, 2, 2, 5, 2], [3, 6, 3, 2, 2, 5], [6, 2, 2, 6, 3, 2], [2, 2, 3, 2, 2, 2]]</text:span></text:p>
          </table:table-cell>
          <table:table-cell table:style-name="Table106.A1" office:value-type="string">
            <text:p text:style-name="P8"><text:span text:style-name="T17">0</text:span></text:p>
          </table:table-cell>
        </table:table-row>
        <table:table-row table:style-name="Table106.1">
          <table:table-cell table:style-name="Table106.A1" office:value-type="string">
            <text:p text:style-name="P8"><text:span text:style-name="T17">[[2, 6, 2, 1, 3, 3], [2, 2, 2, 2, 2, 3], [2, 2, 4, 3, 6, 6], [4, 5, 6, 3, 2, 5], [2, 4, 2, 6, 5, 3], [2, 2, 2, 2, 2, 3]]</text:span></text:p>
          </table:table-cell>
          <table:table-cell table:style-name="Table106.A1" office:value-type="string">
            <text:p text:style-name="P8"><text:span text:style-name="T17">17</text:span></text:p>
          </table:table-cell>
        </table:table-row>
        <table:table-row table:style-name="Table106.1">
          <table:table-cell table:style-name="Table106.A1" office:value-type="string">
            <text:p text:style-name="P8"><text:span text:style-name="T17">[[3, 4, 6, 6, 6, 2], [3, 2, 6, 2, 3, 3], [2, 2, 2, 2, 2, 3], [6, 1, 4, 2, 2, 2], [2, 2, 2, 3, 2, 3], [2, 3, 3, 3, 3, 2]]</text:span></text:p>
          </table:table-cell>
          <table:table-cell table:style-name="Table106.A1" office:value-type="string">
            <text:p text:style-name="P8"><text:span text:style-name="T17">14</text:span></text:p>
          </table:table-cell>
        </table:table-row>
        <table:table-row table:style-name="Table106.1">
          <table:table-cell table:style-name="Table106.A1" office:value-type="string">
            <text:p text:style-name="P3"><text:span text:style-name="T17">[[2, 3, 5, 3, 2, 2], [1, 3, 2, 3, 6, 4], [3, 2, 3, 3, 3, 5], [3, 6, 4, 6, 2, 3], [2, 3, 3, 2, 3, 2], [3, 5, 3, 5, 1, 2]]</text:span></text:p>
          </table:table-cell>
          <table:table-cell table:style-name="Table106.A1" office:value-type="string">
            <text:p text:style-name="P3"><text:span text:style-name="T17">17</text:span></text:p>
          </table:table-cell>
        </table:table-row>
      </table:table>
      <text:p text:style-name="P1"><text:span text:style-name="T4"><text:s/></text:span></text:p>
      <text:p text:style-name="P1"><text:span text:style-name="T4">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7">def optimal_crag_score(rolls):</text:span></text:p>
      <text:p text:style-name="P2"/>
      <text:p text:style-name="P1"><text:span text:style-name="T4">Way back near when we started doing these problems, one particular problem asked you to compute the best possible score for a single roll in the dice game of </text:span><text:a xlink:type="simple" xlink:href="https://en.wikipedia.org/wiki/Crag" text:style-name="ListLabel_20_47" text:visited-style-name="ListLabel_20_47"><text:span text:style-name="T14">crag</text:span></text:a><text:span text:style-name="T4">. In this problem, we will now play the game for real, again aided with the same gift of perfect foresight as in the previous problem "Lords of Midnight" so that given the knowledge of the entire future sequence of </text:span><text:span text:style-name="T17">rolls</text:span><text:span text:style-name="T4">, this function should return the highest possible score that could be achieved with those rolls under the constraint that </text:span><text:span text:style-name="T7">the same category cannot be used more than once</text:span><text:span text:style-name="T4">.</text:span></text:p>
      <text:p text:style-name="P2"/>
      <text:p text:style-name="P1"><text:span text:style-name="T4">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7">rolls</text:span></text:p>
          </table:table-cell>
          <table:table-cell table:style-name="Table107.A1" office:value-type="string">
            <text:p text:style-name="P8"><text:span text:style-name="T4">Expected result</text:span></text:p>
          </table:table-cell>
        </table:table-row>
        <table:table-row table:style-name="Table107.1">
          <table:table-cell table:style-name="Table107.A1" office:value-type="string">
            <text:p text:style-name="P8"><text:span text:style-name="T17">[(1, 6, 6), (2, 5, 6), (4, 5, 6), (2, 3, 5)]</text:span></text:p>
          </table:table-cell>
          <table:table-cell table:style-name="Table107.A1" office:value-type="string">
            <text:p text:style-name="P8"><text:span text:style-name="T17">101</text:span></text:p>
          </table:table-cell>
        </table:table-row>
        <table:table-row table:style-name="Table107.1">
          <table:table-cell table:style-name="Table107.A1" office:value-type="string">
            <text:p text:style-name="P8"><text:span text:style-name="T17">[(3, 1, 2), (1, 4, 2)]</text:span></text:p>
          </table:table-cell>
          <table:table-cell table:style-name="Table107.A1" office:value-type="string">
            <text:p text:style-name="P8"><text:span text:style-name="T17">24</text:span></text:p>
          </table:table-cell>
        </table:table-row>
        <table:table-row table:style-name="Table107.1">
          <table:table-cell table:style-name="Table107.A1" office:value-type="string">
            <text:p text:style-name="P8"><text:span text:style-name="T17">[(5, 1, 1), (3, 5, 2), (2, 3, 2), (4, 3, 6), (6, 4, 6), (4, 5, 2), (6, 4, 5)]</text:span></text:p>
          </table:table-cell>
          <table:table-cell table:style-name="Table107.A1" office:value-type="string">
            <text:p text:style-name="P8"><text:span text:style-name="T17">74</text:span></text:p>
          </table:table-cell>
        </table:table-row>
        <table:table-row table:style-name="Table107.1">
          <table:table-cell table:style-name="Table107.A1" office:value-type="string">
            <text:p text:style-name="P8"><text:span text:style-name="T17">[(3, 1, 2), (1, 4, 2), (5, 2, 3), (5, 5, 3), (2, 6, 3), (1, 1, 1), (5, 2, 5)]</text:span></text:p>
          </table:table-cell>
          <table:table-cell table:style-name="Table107.A1" office:value-type="string">
            <text:p text:style-name="P8"><text:span text:style-name="T17">118</text:span></text:p>
          </table:table-cell>
        </table:table-row>
        <table:table-row table:style-name="Table107.1">
          <table:table-cell table:style-name="Table107.A1" office:value-type="string">
            <text:p text:style-name="P8"><text:span text:style-name="T17">[(1, 5, 1), (5, 5, 6), (3, 2, 4), (4, 6, 1), (4, 4, 1), (3, 2, 4), (3, 4, 5), (1, 2, 2)]</text:span></text:p>
          </table:table-cell>
          <table:table-cell table:style-name="Table107.A1" office:value-type="string">
            <text:p text:style-name="P8"><text:span text:style-name="T17">33</text:span></text:p>
          </table:table-cell>
        </table:table-row>
      </table:table>
      <text:p text:style-name="P2"/>
      <text:p text:style-name="P19"><text:bookmark text:name="_6javimxzuia8"/><text:span text:style-name="T1">Forbidden substrings</text:span></text:p>
      <text:p text:style-name="P2"/>
      <text:p text:style-name="P1"><text:span text:style-name="T17">def forbidden_substrings(letters, n, tabu):</text:span></text:p>
      <text:p text:style-name="P2"/>
      <text:p text:style-name="P1"><text:span text:style-name="T4">This function should construct and return a list of all </text:span><text:span text:style-name="T8">n</text:span><text:span text:style-name="T4">-character strings that consists of given </text:span><text:span text:style-name="T17">letters</text:span><text:span text:style-name="T4"> under the constraint that a string may not contain any of the substrings in the </text:span><text:span text:style-name="T17">tabu</text:span><text:span text:style-name="T4">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7">letters</text:span></text:p>
          </table:table-cell>
          <table:table-cell table:style-name="Table108.A1" office:value-type="string">
            <text:p text:style-name="P8"><text:span text:style-name="T17">n</text:span></text:p>
          </table:table-cell>
          <table:table-cell table:style-name="Table108.A1" office:value-type="string">
            <text:p text:style-name="P8"><text:span text:style-name="T17">tabu</text:span></text:p>
          </table:table-cell>
          <table:table-cell table:style-name="Table108.A1" office:value-type="string">
            <text:p text:style-name="P3"><text:span text:style-name="T4">Expected result</text:span></text:p>
          </table:table-cell>
        </table:table-row>
        <table:table-row table:style-name="Table108.1">
          <table:table-cell table:style-name="Table108.A1" office:value-type="string">
            <text:p text:style-name="P8"><text:span text:style-name="T17">'AB'</text:span></text:p>
          </table:table-cell>
          <table:table-cell table:style-name="Table108.A1" office:value-type="string">
            <text:p text:style-name="P8"><text:span text:style-name="T17">4</text:span></text:p>
          </table:table-cell>
          <table:table-cell table:style-name="Table108.A1" office:value-type="string">
            <text:p text:style-name="P8"><text:span text:style-name="T17">['AA']</text:span></text:p>
          </table:table-cell>
          <table:table-cell table:style-name="Table108.A1" office:value-type="string">
            <text:p text:style-name="P8"><text:span text:style-name="T17">['ABAB', 'ABBA', 'ABBB', 'BABA', 'BABB', 'BBAB', 'BBBA', 'BBBB']</text:span></text:p>
          </table:table-cell>
        </table:table-row>
        <table:table-row table:style-name="Table108.1">
          <table:table-cell table:style-name="Table108.A1" office:value-type="string">
            <text:p text:style-name="P8"><text:span text:style-name="T17">'ABC'</text:span></text:p>
          </table:table-cell>
          <table:table-cell table:style-name="Table108.A1" office:value-type="string">
            <text:p text:style-name="P8"><text:span text:style-name="T17">3</text:span></text:p>
          </table:table-cell>
          <table:table-cell table:style-name="Table108.A1" office:value-type="string">
            <text:p text:style-name="P8"><text:span text:style-name="T17">['AC', 'AA']</text:span></text:p>
          </table:table-cell>
          <table:table-cell table:style-name="Table108.A1" office:value-type="string">
            <text:p text:style-name="P8"><text:span text:style-name="T17">['ABA', 'ABB', 'ABC', 'BAB', 'BBA', 'BBB', 'BBC', 'BCA', 'BCB', 'BCC', 'CAB', 'CBA', 'CBB', 'CBC', 'CCA', 'CCB', 'CCC']</text:span></text:p>
          </table:table-cell>
        </table:table-row>
        <table:table-row table:style-name="Table108.1">
          <table:table-cell table:style-name="Table108.A1" office:value-type="string">
            <text:p text:style-name="P8"><text:span text:style-name="T17">'ABC'</text:span></text:p>
          </table:table-cell>
          <table:table-cell table:style-name="Table108.A1" office:value-type="string">
            <text:p text:style-name="P8"><text:span text:style-name="T17">6</text:span></text:p>
          </table:table-cell>
          <table:table-cell table:style-name="Table108.A1" office:value-type="string">
            <text:p text:style-name="P8"><text:span text:style-name="T17">['BB', 'CCCA', 'CB', 'CA', 'CBBCC', 'BA']</text:span></text:p>
          </table:table-cell>
          <table:table-cell table:style-name="Table108.A1" office:value-type="string">
            <text:p text:style-name="P8"><text:span text:style-name="T17">['AAAAAA', 'AAAAAB', 'AAAAAC', 'AAAABC', 'AAAACC', 'AAABCC', 'AAACCC', 'AABCCC', 'AACCCC', 'ABCCCC', 'ACCCCC', 'BCCCCC', 'CCCCCC']</text:span></text:p>
          </table:table-cell>
        </table:table-row>
        <table:table-row table:style-name="Table108.1">
          <table:table-cell table:style-name="Table108.A1" office:value-type="string">
            <text:p text:style-name="P8"><text:span text:style-name="T17">'ABCD' </text:span></text:p>
          </table:table-cell>
          <table:table-cell table:style-name="Table108.A1" office:value-type="string">
            <text:p text:style-name="P8"><text:span text:style-name="T17">7</text:span></text:p>
          </table:table-cell>
          <table:table-cell table:style-name="Table108.A1" office:value-type="string">
            <text:p text:style-name="P3"><text:span text:style-name="T17">['DBBD', 'CB', 'BBCC', 'DB']</text:span></text:p>
          </table:table-cell>
          <table:table-cell table:style-name="Table108.A1" office:value-type="string">
            <text:p text:style-name="P8"><text:span text:style-name="T4">(a list that contains a total of 6436 words)</text:span></text:p>
          </table:table-cell>
        </table:table-row>
        <table:table-row table:style-name="Table108.1">
          <table:table-cell table:style-name="Table108.A1" office:value-type="string">
            <text:p text:style-name="P8"><text:span text:style-name="T17">'Z'</text:span></text:p>
          </table:table-cell>
          <table:table-cell table:style-name="Table108.A1" office:value-type="string">
            <text:p text:style-name="P8"><text:span text:style-name="T17">10**100</text:span></text:p>
          </table:table-cell>
          <table:table-cell table:style-name="Table108.A1" office:value-type="string">
            <text:p text:style-name="P3"><text:span text:style-name="T17">['ZZZ']</text:span></text:p>
          </table:table-cell>
          <table:table-cell table:style-name="Table108.A1" office:value-type="string">
            <text:p text:style-name="P8"><text:span text:style-name="T17">[]</text:span><text:span text:style-name="T4">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7">def fibonacci_word(k):</text:span></text:p>
      <text:p text:style-name="P2"/>
      <text:p text:style-name="P1"><text:a xlink:type="simple" xlink:href="https://en.wikipedia.org/wiki/Fibonacci_word" text:style-name="ListLabel_20_47" text:visited-style-name="ListLabel_20_47"><text:span text:style-name="T14">Fibonacci words</text:span></text:a><text:span text:style-name="T4"> are strings defined analogously to </text:span><text:a xlink:type="simple" xlink:href="https://en.wikipedia.org/wiki/Fibonacci_number" text:style-name="ListLabel_20_47" text:visited-style-name="ListLabel_20_47"><text:span text:style-name="T14">Fibonacci numbers</text:span></text:a><text:span text:style-name="T4">. The recursive definition starts with two base cases </text:span><text:span text:style-name="T8">S</text:span><text:span text:style-name="T33">0</text:span><text:span text:style-name="T4"> = </text:span><text:span text:style-name="T17">'0'</text:span><text:span text:style-name="T4"> and </text:span><text:span text:style-name="T8">S</text:span><text:span text:style-name="T33">1</text:span><text:span text:style-name="T4"> = </text:span><text:span text:style-name="T17">'01'</text:span><text:span text:style-name="T4">, followed by the recursive rule </text:span><text:span text:style-name="T8">S</text:span><text:span text:style-name="T34">n</text:span><text:span text:style-name="T4"> = </text:span><text:span text:style-name="T8">S</text:span><text:span text:style-name="T34">n</text:span><text:span text:style-name="T33">-1</text:span><text:span text:style-name="T8">S</text:span><text:span text:style-name="T34">n</text:span><text:span text:style-name="T33">-2</text:span><text:span text:style-name="T4">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8">S</text:span><text:span text:style-name="T33">∞ </text:span><text:span text:style-name="T4">because it would be infinitely long, we can construct the character at any particular position </text:span><text:span text:style-name="T8">k</text:span><text:span text:style-name="T4"> of </text:span><text:span text:style-name="T8">S</text:span><text:span text:style-name="T33">∞</text:span><text:span text:style-name="T4"> in a finite number of steps by realizing that after generating some word </text:span><text:span text:style-name="T8">S</text:span><text:span text:style-name="T34">n</text:span><text:span text:style-name="T4"> that is longer than </text:span><text:span text:style-name="T8">k</text:span><text:span text:style-name="T4">, every longer word </text:span><text:span text:style-name="T8">S</text:span><text:span text:style-name="T34">m</text:span><text:span text:style-name="T4"> for </text:span><text:span text:style-name="T8">m</text:span><text:span text:style-name="T4"> &gt; </text:span><text:span text:style-name="T8">n</text:span><text:span text:style-name="T4">, and therefore also the infinite word </text:span><text:span text:style-name="T8">S</text:span><text:span text:style-name="T33">∞</text:span><text:span text:style-name="T4">, must start with the exact same prefix </text:span><text:span text:style-name="T8">S</text:span><text:span text:style-name="T34">n</text:span><text:span text:style-name="T4"> and therefore contain that asked character in the position </text:span><text:span text:style-name="T8">k</text:span><text:span text:style-name="T4">.</text:span></text:p>
      <text:p text:style-name="P2"/>
      <text:p text:style-name="P1"><text:span text:style-name="T4">This function should compute the </text:span><text:span text:style-name="T8">k</text:span><text:span text:style-name="T4">: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7">go for the grand</text:span><text:span text:style-name="T4">, your function must be able to work for such unimaginably large values of </text:span><text:span text:style-name="T8">k</text:span><text:span text:style-name="T4"> that they make even one googol </text:span><text:span text:style-name="T17">10**100</text:span><text:span text:style-name="T4"> seem like you could wait it out standing on your head. The entire universe would not have enough atoms to encode the entire string </text:span><text:span text:style-name="T8">S</text:span><text:span text:style-name="T34">n</text:span><text:span text:style-name="T4"> for such a large </text:span><text:span text:style-name="T8">n</text:span><text:span text:style-name="T4"> to allow you to look up its </text:span><text:span text:style-name="T8">k</text:span><text:span text:style-name="T4">:th character. Instead, you need to apply the recursive formula, the list of Fibonacci numbers that you will dynamically compute as far as needed, and the </text:span><text:a xlink:type="simple" xlink:href="https://en.wikipedia.org/wiki/Fibonacci_word_fractal" text:style-name="ListLabel_20_47" text:visited-style-name="ListLabel_20_47"><text:span text:style-name="T14">self-similar fractal nature of the infinite Fibonacci word</text:span></text:a><text:span text:style-name="T4">.</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7">k</text:span></text:p>
          </table:table-cell>
          <table:table-cell table:style-name="Table109.A1" office:value-type="string">
            <text:p text:style-name="P8"><text:span text:style-name="T4">Expected result</text:span></text:p>
          </table:table-cell>
        </table:table-row>
        <table:table-row table:style-name="Table109.1">
          <table:table-cell table:style-name="Table109.A1" office:value-type="string">
            <text:p text:style-name="P8"><text:span text:style-name="T17">0</text:span></text:p>
          </table:table-cell>
          <table:table-cell table:style-name="Table109.A1" office:value-type="string">
            <text:p text:style-name="P8"><text:span text:style-name="T17">'0'</text:span></text:p>
          </table:table-cell>
        </table:table-row>
        <table:table-row table:style-name="Table109.1">
          <table:table-cell table:style-name="Table109.A1" office:value-type="string">
            <text:p text:style-name="P8"><text:span text:style-name="T17">1</text:span></text:p>
          </table:table-cell>
          <table:table-cell table:style-name="Table109.A1" office:value-type="string">
            <text:p text:style-name="P8"><text:span text:style-name="T17">'1'</text:span></text:p>
          </table:table-cell>
        </table:table-row>
        <table:table-row table:style-name="Table109.1">
          <table:table-cell table:style-name="Table109.A1" office:value-type="string">
            <text:p text:style-name="P8"><text:span text:style-name="T17">10</text:span></text:p>
          </table:table-cell>
          <table:table-cell table:style-name="Table109.A1" office:value-type="string">
            <text:p text:style-name="P8"><text:span text:style-name="T17">'0'</text:span></text:p>
          </table:table-cell>
        </table:table-row>
        <table:table-row table:style-name="Table109.1">
          <table:table-cell table:style-name="Table109.A1" office:value-type="string">
            <text:p text:style-name="P8"><text:span text:style-name="T17">10**6</text:span></text:p>
          </table:table-cell>
          <table:table-cell table:style-name="Table109.A1" office:value-type="string">
            <text:p text:style-name="P8"><text:span text:style-name="T17">'0'</text:span></text:p>
          </table:table-cell>
        </table:table-row>
        <table:table-row table:style-name="Table109.1">
          <table:table-cell table:style-name="Table109.A1" office:value-type="string">
            <text:p text:style-name="P8"><text:span text:style-name="T17">10**100</text:span></text:p>
          </table:table-cell>
          <table:table-cell table:style-name="Table109.A1" office:value-type="string">
            <text:p text:style-name="P8"><text:span text:style-name="T17">'0'</text:span></text:p>
          </table:table-cell>
        </table:table-row>
        <table:table-row table:style-name="Table109.1">
          <table:table-cell table:style-name="Table109.A1" office:value-type="string">
            <text:p text:style-name="P8"><text:span text:style-name="T17">10**100 + 1</text:span></text:p>
          </table:table-cell>
          <table:table-cell table:style-name="Table109.A1" office:value-type="string">
            <text:p text:style-name="P8"><text:span text:style-name="T17">'1'</text:span></text:p>
          </table:table-cell>
        </table:table-row>
        <table:table-row table:style-name="Table109.1">
          <table:table-cell table:style-name="Table109.A1" office:value-type="string">
            <text:p text:style-name="P8"><text:span text:style-name="T17">10**10000</text:span></text:p>
          </table:table-cell>
          <table:table-cell table:style-name="Table109.A1" office:value-type="string">
            <text:p text:style-name="P8"><text:span text:style-name="T17">'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wentieth Century" svg:font-family="'Twentieth Century'"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wentieth Century1" svg:font-family="'Twentieth Century'"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text-align="justify" style:justify-single-word="false" fo:keep-together="always" fo:keep-with-next="always"/>
      <style:text-properties style:font-name="Twentieth Century" fo:font-family="'Twentieth Century'" style:font-family-generic="roman" style:font-pitch="variable" fo:font-size="18pt" fo:font-weight="bold" style:font-name-asian="Twentieth Century1" style:font-family-asian="'Twentieth Century'" style:font-family-generic-asian="system" style:font-pitch-asian="variable" style:font-size-asian="18pt" style:font-weight-asian="bold" style:font-name-complex="Twentieth Century1" style:font-family-complex="'Twentieth Centur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48" style:display-name="ListLabel 48"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9" meta:paragraph-count="2116" meta:word-count="31455" meta:character-count="181285" meta:non-whitespace-character-count="151915"/>
    <meta:generator>LibreOfficeDev/6.0.5.2$Linux_X86_64 LibreOffice_project/</meta:generator>
  </office:meta>
</office:document-meta>
</file>